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6783in"/>
    </style:style>
    <style:style style:name="co7" style:family="table-column">
      <style:table-column-properties fo:break-before="auto" style:column-width="0.4in"/>
    </style:style>
    <style:style style:name="co8" style:family="table-column">
      <style:table-column-properties fo:break-before="auto" style:column-width="0.4425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tHCP24EW_Vs_trix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0" table:number-columns-repeated="4" table:default-cell-style-name="ce1"/>
        <table:table-row table:style-name="ro1">
          <table:table-cell office:value-type="string" calcext:value-type="string">
            <text:p>Description:</text:p>
          </table:table-cell>
          <table:table-cell office:value-type="string" calcext:value-type="string">
            <text:p>Ta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oolsey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NoTrump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000:Top=45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Partscore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Small Slam</text:p>
          </table:table-cell>
          <table:table-cell office:value-type="string" calcext:value-type="string">
            <text:p>Grand Slam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4833" calcext:value-type="float">
            <text:p>48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33" calcext:value-type="float">
            <text:p>4833</text:p>
          </table:table-cell>
          <table:table-cell/>
          <table:table-cell table:formula="of:=SUM([.C3:.D3])" office:value-type="float" office:value="0" calcext:value-type="float">
            <text:p>0</text:p>
          </table:table-cell>
          <table:table-cell table:formula="of:=SUM([.E3:.G3])" office:value-type="float" office:value="0" calcext:value-type="float">
            <text:p>0</text:p>
          </table:table-cell>
          <table:table-cell table:formula="of:=SUM([.H3:.I3])" office:value-type="float" office:value="0" calcext:value-type="float">
            <text:p>0</text:p>
          </table:table-cell>
          <table:table-cell table:formula="of:=[.I3]" office:value-type="float" office:value="0" calcext:value-type="float">
            <text:p>0</text:p>
          </table:table-cell>
          <table:table-cell table:formula="of:=IF([.$J3]&gt;0;[.L3]/[.$J3];0)" office:value-type="percentage" office:value="0" calcext:value-type="percentage">
            <text:p>0.00%</text:p>
          </table:table-cell>
          <table:table-cell table:formula="of:=IF([.$J3]&gt;0;[.M3]/[.$J3];0)" office:value-type="percentage" office:value="0" calcext:value-type="percentage">
            <text:p>0.00%</text:p>
          </table:table-cell>
          <table:table-cell table:formula="of:=IF([.$J3]&gt;0;[.N3]/[.$J3];0)" office:value-type="percentage" office:value="0" calcext:value-type="percentage">
            <text:p>0.00%</text:p>
          </table:table-cell>
          <table:table-cell table:formula="of:=IF([.$J3]&gt;0;[.O3]/[.$J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73" calcext:value-type="float">
            <text:p>47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/>
          <table:table-cell table:formula="of:=SUM([.C4:.D4])" office:value-type="float" office:value="0" calcext:value-type="float">
            <text:p>0</text:p>
          </table:table-cell>
          <table:table-cell table:formula="of:=SUM([.E4:.G4])" office:value-type="float" office:value="0" calcext:value-type="float">
            <text:p>0</text:p>
          </table:table-cell>
          <table:table-cell table:formula="of:=SUM([.H4:.I4])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IF([.$J4]&gt;0;[.L4]/[.$J4];0)" office:value-type="percentage" office:value="0" calcext:value-type="percentage">
            <text:p>0.00%</text:p>
          </table:table-cell>
          <table:table-cell table:formula="of:=IF([.$J4]&gt;0;[.M4]/[.$J4];0)" office:value-type="percentage" office:value="0" calcext:value-type="percentage">
            <text:p>0.00%</text:p>
          </table:table-cell>
          <table:table-cell table:formula="of:=IF([.$J4]&gt;0;[.N4]/[.$J4];0)" office:value-type="percentage" office:value="0" calcext:value-type="percentage">
            <text:p>0.00%</text:p>
          </table:table-cell>
          <table:table-cell table:formula="of:=IF([.$J4]&gt;0;[.O4]/[.$J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SUM([.C5:.D5])" office:value-type="float" office:value="1" calcext:value-type="float">
            <text:p>1</text:p>
          </table:table-cell>
          <table:table-cell table:formula="of:=SUM([.E5:.G5])" office:value-type="float" office:value="0" calcext:value-type="float">
            <text:p>0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IF([.$J5]&gt;0;[.L5]/[.$J5];0)" office:value-type="percentage" office:value="0.00198412698412698" calcext:value-type="percentage">
            <text:p>0.20%</text:p>
          </table:table-cell>
          <table:table-cell table:formula="of:=IF([.$J5]&gt;0;[.M5]/[.$J5];0)" office:value-type="percentage" office:value="0" calcext:value-type="percentage">
            <text:p>0.00%</text:p>
          </table:table-cell>
          <table:table-cell table:formula="of:=IF([.$J5]&gt;0;[.N5]/[.$J5];0)" office:value-type="percentage" office:value="0" calcext:value-type="percentage">
            <text:p>0.00%</text:p>
          </table:table-cell>
          <table:table-cell table:formula="of:=IF([.$J5]&gt;0;[.O5]/[.$J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99" calcext:value-type="float">
            <text:p>39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/>
          <table:table-cell table:formula="of:=SUM([.C6:.D6])" office:value-type="float" office:value="0" calcext:value-type="float">
            <text:p>0</text:p>
          </table:table-cell>
          <table:table-cell table:formula="of:=SUM([.E6:.G6])" office:value-type="float" office:value="0" calcext:value-type="float">
            <text:p>0</text:p>
          </table:table-cell>
          <table:table-cell table:formula="of:=SUM([.H6:.I6])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IF([.$J6]&gt;0;[.L6]/[.$J6];0)" office:value-type="percentage" office:value="0" calcext:value-type="percentage">
            <text:p>0.00%</text:p>
          </table:table-cell>
          <table:table-cell table:formula="of:=IF([.$J6]&gt;0;[.M6]/[.$J6];0)" office:value-type="percentage" office:value="0" calcext:value-type="percentage">
            <text:p>0.00%</text:p>
          </table:table-cell>
          <table:table-cell table:formula="of:=IF([.$J6]&gt;0;[.N6]/[.$J6];0)" office:value-type="percentage" office:value="0" calcext:value-type="percentage">
            <text:p>0.00%</text:p>
          </table:table-cell>
          <table:table-cell table:formula="of:=IF([.$J6]&gt;0;[.O6]/[.$J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586" calcext:value-type="float">
            <text:p>58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/>
          <table:table-cell table:formula="of:=SUM([.C7:.D7])" office:value-type="float" office:value="0" calcext:value-type="float">
            <text:p>0</text:p>
          </table:table-cell>
          <table:table-cell table:formula="of:=SUM([.E7:.G7])" office:value-type="float" office:value="0" calcext:value-type="float">
            <text:p>0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formula="of:=IF([.$J7]&gt;0;[.L7]/[.$J7];0)" office:value-type="percentage" office:value="0" calcext:value-type="percentage">
            <text:p>0.00%</text:p>
          </table:table-cell>
          <table:table-cell table:formula="of:=IF([.$J7]&gt;0;[.M7]/[.$J7];0)" office:value-type="percentage" office:value="0" calcext:value-type="percentage">
            <text:p>0.00%</text:p>
          </table:table-cell>
          <table:table-cell table:formula="of:=IF([.$J7]&gt;0;[.N7]/[.$J7];0)" office:value-type="percentage" office:value="0" calcext:value-type="percentage">
            <text:p>0.00%</text:p>
          </table:table-cell>
          <table:table-cell table:formula="of:=IF([.$J7]&gt;0;[.O7]/[.$J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/>
          <table:table-cell table:formula="of:=SUM([.C8:.D8])" office:value-type="float" office:value="1" calcext:value-type="float">
            <text:p>1</text:p>
          </table:table-cell>
          <table:table-cell table:formula="of:=SUM([.E8:.G8])" office:value-type="float" office:value="0" calcext:value-type="float">
            <text:p>0</text:p>
          </table:table-cell>
          <table:table-cell table:formula="of:=SUM([.H8:.I8])" office:value-type="float" office:value="0" calcext:value-type="float">
            <text:p>0</text:p>
          </table:table-cell>
          <table:table-cell table:formula="of:=[.I8]" office:value-type="float" office:value="0" calcext:value-type="float">
            <text:p>0</text:p>
          </table:table-cell>
          <table:table-cell table:formula="of:=IF([.$J8]&gt;0;[.L8]/[.$J8];0)" office:value-type="percentage" office:value="0.00210526315789474" calcext:value-type="percentage">
            <text:p>0.21%</text:p>
          </table:table-cell>
          <table:table-cell table:formula="of:=IF([.$J8]&gt;0;[.M8]/[.$J8];0)" office:value-type="percentage" office:value="0" calcext:value-type="percentage">
            <text:p>0.00%</text:p>
          </table:table-cell>
          <table:table-cell table:formula="of:=IF([.$J8]&gt;0;[.N8]/[.$J8];0)" office:value-type="percentage" office:value="0" calcext:value-type="percentage">
            <text:p>0.00%</text:p>
          </table:table-cell>
          <table:table-cell table:formula="of:=IF([.$J8]&gt;0;[.O8]/[.$J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/>
          <table:table-cell table:formula="of:=SUM([.C9:.D9])" office:value-type="float" office:value="1" calcext:value-type="float">
            <text:p>1</text:p>
          </table:table-cell>
          <table:table-cell table:formula="of:=SUM([.E9:.G9])" office:value-type="float" office:value="0" calcext:value-type="float">
            <text:p>0</text:p>
          </table:table-cell>
          <table:table-cell table:formula="of:=SUM([.H9:.I9])" office:value-type="float" office:value="0" calcext:value-type="float">
            <text:p>0</text:p>
          </table:table-cell>
          <table:table-cell table:formula="of:=[.I9]" office:value-type="float" office:value="0" calcext:value-type="float">
            <text:p>0</text:p>
          </table:table-cell>
          <table:table-cell table:formula="of:=IF([.$J9]&gt;0;[.L9]/[.$J9];0)" office:value-type="percentage" office:value="0.0019723865877712" calcext:value-type="percentage">
            <text:p>0.20%</text:p>
          </table:table-cell>
          <table:table-cell table:formula="of:=IF([.$J9]&gt;0;[.M9]/[.$J9];0)" office:value-type="percentage" office:value="0" calcext:value-type="percentage">
            <text:p>0.00%</text:p>
          </table:table-cell>
          <table:table-cell table:formula="of:=IF([.$J9]&gt;0;[.N9]/[.$J9];0)" office:value-type="percentage" office:value="0" calcext:value-type="percentage">
            <text:p>0.00%</text:p>
          </table:table-cell>
          <table:table-cell table:formula="of:=IF([.$J9]&gt;0;[.O9]/[.$J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711" calcext:value-type="float">
            <text:p>71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/>
          <table:table-cell table:formula="of:=SUM([.C10:.D10])" office:value-type="float" office:value="3" calcext:value-type="float">
            <text:p>3</text:p>
          </table:table-cell>
          <table:table-cell table:formula="of:=SUM([.E10:.G10])" office:value-type="float" office:value="0" calcext:value-type="float">
            <text:p>0</text:p>
          </table:table-cell>
          <table:table-cell table:formula="of:=SUM([.H10:.I10])" office:value-type="float" office:value="0" calcext:value-type="float">
            <text:p>0</text:p>
          </table:table-cell>
          <table:table-cell table:formula="of:=[.I10]" office:value-type="float" office:value="0" calcext:value-type="float">
            <text:p>0</text:p>
          </table:table-cell>
          <table:table-cell table:formula="of:=IF([.$J10]&gt;0;[.L10]/[.$J10];0)" office:value-type="percentage" office:value="0.00420168067226891" calcext:value-type="percentage">
            <text:p>0.42%</text:p>
          </table:table-cell>
          <table:table-cell table:formula="of:=IF([.$J10]&gt;0;[.M10]/[.$J10];0)" office:value-type="percentage" office:value="0" calcext:value-type="percentage">
            <text:p>0.00%</text:p>
          </table:table-cell>
          <table:table-cell table:formula="of:=IF([.$J10]&gt;0;[.N10]/[.$J10];0)" office:value-type="percentage" office:value="0" calcext:value-type="percentage">
            <text:p>0.00%</text:p>
          </table:table-cell>
          <table:table-cell table:formula="of:=IF([.$J10]&gt;0;[.O10]/[.$J1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/>
          <table:table-cell table:formula="of:=SUM([.C11:.D11])" office:value-type="float" office:value="2" calcext:value-type="float">
            <text:p>2</text:p>
          </table:table-cell>
          <table:table-cell table:formula="of:=SUM([.E11:.G11])" office:value-type="float" office:value="0" calcext:value-type="float">
            <text:p>0</text:p>
          </table:table-cell>
          <table:table-cell table:formula="of:=SUM([.H11:.I11])" office:value-type="float" office:value="0" calcext:value-type="float">
            <text:p>0</text:p>
          </table:table-cell>
          <table:table-cell table:formula="of:=[.I11]" office:value-type="float" office:value="0" calcext:value-type="float">
            <text:p>0</text:p>
          </table:table-cell>
          <table:table-cell table:formula="of:=IF([.$J11]&gt;0;[.L11]/[.$J11];0)" office:value-type="percentage" office:value="0.00316957210776545" calcext:value-type="percentage">
            <text:p>0.32%</text:p>
          </table:table-cell>
          <table:table-cell table:formula="of:=IF([.$J11]&gt;0;[.M11]/[.$J11];0)" office:value-type="percentage" office:value="0" calcext:value-type="percentage">
            <text:p>0.00%</text:p>
          </table:table-cell>
          <table:table-cell table:formula="of:=IF([.$J11]&gt;0;[.N11]/[.$J11];0)" office:value-type="percentage" office:value="0" calcext:value-type="percentage">
            <text:p>0.00%</text:p>
          </table:table-cell>
          <table:table-cell table:formula="of:=IF([.$J11]&gt;0;[.O11]/[.$J1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12" calcext:value-type="float">
            <text:p>41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SUM([.C12:.D12])" office:value-type="float" office:value="4" calcext:value-type="float">
            <text:p>4</text:p>
          </table:table-cell>
          <table:table-cell table:formula="of:=SUM([.E12:.G12])" office:value-type="float" office:value="0" calcext:value-type="float">
            <text:p>0</text:p>
          </table:table-cell>
          <table:table-cell table:formula="of:=SUM([.H12:.I12])" office:value-type="float" office:value="0" calcext:value-type="float">
            <text:p>0</text:p>
          </table:table-cell>
          <table:table-cell table:formula="of:=[.I12]" office:value-type="float" office:value="0" calcext:value-type="float">
            <text:p>0</text:p>
          </table:table-cell>
          <table:table-cell table:formula="of:=IF([.$J12]&gt;0;[.L12]/[.$J12];0)" office:value-type="percentage" office:value="0.00961538461538462" calcext:value-type="percentage">
            <text:p>0.96%</text:p>
          </table:table-cell>
          <table:table-cell table:formula="of:=IF([.$J12]&gt;0;[.M12]/[.$J12];0)" office:value-type="percentage" office:value="0" calcext:value-type="percentage">
            <text:p>0.00%</text:p>
          </table:table-cell>
          <table:table-cell table:formula="of:=IF([.$J12]&gt;0;[.N12]/[.$J12];0)" office:value-type="percentage" office:value="0" calcext:value-type="percentage">
            <text:p>0.00%</text:p>
          </table:table-cell>
          <table:table-cell table:formula="of:=IF([.$J12]&gt;0;[.O12]/[.$J1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782" calcext:value-type="float">
            <text:p>78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/>
          <table:table-cell table:formula="of:=SUM([.C13:.D13])" office:value-type="float" office:value="7" calcext:value-type="float">
            <text:p>7</text:p>
          </table:table-cell>
          <table:table-cell table:formula="of:=SUM([.E13:.G13])" office:value-type="float" office:value="0" calcext:value-type="float">
            <text:p>0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[.I13]" office:value-type="float" office:value="0" calcext:value-type="float">
            <text:p>0</text:p>
          </table:table-cell>
          <table:table-cell table:formula="of:=IF([.$J13]&gt;0;[.L13]/[.$J13];0)" office:value-type="percentage" office:value="0.00887198986058302" calcext:value-type="percentage">
            <text:p>0.89%</text:p>
          </table:table-cell>
          <table:table-cell table:formula="of:=IF([.$J13]&gt;0;[.M13]/[.$J13];0)" office:value-type="percentage" office:value="0" calcext:value-type="percentage">
            <text:p>0.00%</text:p>
          </table:table-cell>
          <table:table-cell table:formula="of:=IF([.$J13]&gt;0;[.N13]/[.$J13];0)" office:value-type="percentage" office:value="0" calcext:value-type="percentage">
            <text:p>0.00%</text:p>
          </table:table-cell>
          <table:table-cell table:formula="of:=IF([.$J13]&gt;0;[.O13]/[.$J1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856" calcext:value-type="float">
            <text:p>856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/>
          <table:table-cell table:formula="of:=SUM([.C14:.D14])" office:value-type="float" office:value="8" calcext:value-type="float">
            <text:p>8</text:p>
          </table:table-cell>
          <table:table-cell table:formula="of:=SUM([.E14:.G14])" office:value-type="float" office:value="0" calcext:value-type="float">
            <text:p>0</text:p>
          </table:table-cell>
          <table:table-cell table:formula="of:=SUM([.H14:.I14])" office:value-type="float" office:value="0" calcext:value-type="float">
            <text:p>0</text:p>
          </table:table-cell>
          <table:table-cell table:formula="of:=[.I14]" office:value-type="float" office:value="0" calcext:value-type="float">
            <text:p>0</text:p>
          </table:table-cell>
          <table:table-cell table:formula="of:=IF([.$J14]&gt;0;[.L14]/[.$J14];0)" office:value-type="percentage" office:value="0.00925925925925926" calcext:value-type="percentage">
            <text:p>0.93%</text:p>
          </table:table-cell>
          <table:table-cell table:formula="of:=IF([.$J14]&gt;0;[.M14]/[.$J14];0)" office:value-type="percentage" office:value="0" calcext:value-type="percentage">
            <text:p>0.00%</text:p>
          </table:table-cell>
          <table:table-cell table:formula="of:=IF([.$J14]&gt;0;[.N14]/[.$J14];0)" office:value-type="percentage" office:value="0" calcext:value-type="percentage">
            <text:p>0.00%</text:p>
          </table:table-cell>
          <table:table-cell table:formula="of:=IF([.$J14]&gt;0;[.O14]/[.$J1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513" calcext:value-type="float">
            <text:p>513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/>
          <table:table-cell table:formula="of:=SUM([.C15:.D15])" office:value-type="float" office:value="9" calcext:value-type="float">
            <text:p>9</text:p>
          </table:table-cell>
          <table:table-cell table:formula="of:=SUM([.E15:.G15])" office:value-type="float" office:value="0" calcext:value-type="float">
            <text:p>0</text:p>
          </table:table-cell>
          <table:table-cell table:formula="of:=SUM([.H15:.I15])" office:value-type="float" office:value="0" calcext:value-type="float">
            <text:p>0</text:p>
          </table:table-cell>
          <table:table-cell table:formula="of:=[.I15]" office:value-type="float" office:value="0" calcext:value-type="float">
            <text:p>0</text:p>
          </table:table-cell>
          <table:table-cell table:formula="of:=IF([.$J15]&gt;0;[.L15]/[.$J15];0)" office:value-type="percentage" office:value="0.0172413793103448" calcext:value-type="percentage">
            <text:p>1.72%</text:p>
          </table:table-cell>
          <table:table-cell table:formula="of:=IF([.$J15]&gt;0;[.M15]/[.$J15];0)" office:value-type="percentage" office:value="0" calcext:value-type="percentage">
            <text:p>0.00%</text:p>
          </table:table-cell>
          <table:table-cell table:formula="of:=IF([.$J15]&gt;0;[.N15]/[.$J15];0)" office:value-type="percentage" office:value="0" calcext:value-type="percentage">
            <text:p>0.00%</text:p>
          </table:table-cell>
          <table:table-cell table:formula="of:=IF([.$J15]&gt;0;[.O15]/[.$J1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52" calcext:value-type="float">
            <text:p>752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/>
          <table:table-cell table:formula="of:=SUM([.C16:.D16])" office:value-type="float" office:value="10" calcext:value-type="float">
            <text:p>10</text:p>
          </table:table-cell>
          <table:table-cell table:formula="of:=SUM([.E16:.G16])" office:value-type="float" office:value="0" calcext:value-type="float">
            <text:p>0</text:p>
          </table:table-cell>
          <table:table-cell table:formula="of:=SUM([.H16:.I16])" office:value-type="float" office:value="0" calcext:value-type="float">
            <text:p>0</text:p>
          </table:table-cell>
          <table:table-cell table:formula="of:=[.I16]" office:value-type="float" office:value="0" calcext:value-type="float">
            <text:p>0</text:p>
          </table:table-cell>
          <table:table-cell table:formula="of:=IF([.$J16]&gt;0;[.L16]/[.$J16];0)" office:value-type="percentage" office:value="0.0131233595800525" calcext:value-type="percentage">
            <text:p>1.31%</text:p>
          </table:table-cell>
          <table:table-cell table:formula="of:=IF([.$J16]&gt;0;[.M16]/[.$J16];0)" office:value-type="percentage" office:value="0" calcext:value-type="percentage">
            <text:p>0.00%</text:p>
          </table:table-cell>
          <table:table-cell table:formula="of:=IF([.$J16]&gt;0;[.N16]/[.$J16];0)" office:value-type="percentage" office:value="0" calcext:value-type="percentage">
            <text:p>0.00%</text:p>
          </table:table-cell>
          <table:table-cell table:formula="of:=IF([.$J16]&gt;0;[.O16]/[.$J1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945" calcext:value-type="float">
            <text:p>94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SUM([.C17:.D17])" office:value-type="float" office:value="32" calcext:value-type="float">
            <text:p>32</text:p>
          </table:table-cell>
          <table:table-cell table:formula="of:=SUM([.E17:.G17])" office:value-type="float" office:value="0" calcext:value-type="float">
            <text:p>0</text:p>
          </table:table-cell>
          <table:table-cell table:formula="of:=SUM([.H17:.I17])" office:value-type="float" office:value="0" calcext:value-type="float">
            <text:p>0</text:p>
          </table:table-cell>
          <table:table-cell table:formula="of:=[.I17]" office:value-type="float" office:value="0" calcext:value-type="float">
            <text:p>0</text:p>
          </table:table-cell>
          <table:table-cell table:formula="of:=IF([.$J17]&gt;0;[.L17]/[.$J17];0)" office:value-type="percentage" office:value="0.0327533265097236" calcext:value-type="percentage">
            <text:p>3.28%</text:p>
          </table:table-cell>
          <table:table-cell table:formula="of:=IF([.$J17]&gt;0;[.M17]/[.$J17];0)" office:value-type="percentage" office:value="0" calcext:value-type="percentage">
            <text:p>0.00%</text:p>
          </table:table-cell>
          <table:table-cell table:formula="of:=IF([.$J17]&gt;0;[.N17]/[.$J17];0)" office:value-type="percentage" office:value="0" calcext:value-type="percentage">
            <text:p>0.00%</text:p>
          </table:table-cell>
          <table:table-cell table:formula="of:=IF([.$J17]&gt;0;[.O17]/[.$J1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56" calcext:value-type="float">
            <text:p>65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SUM([.C18:.D18])" office:value-type="float" office:value="19" calcext:value-type="float">
            <text:p>19</text:p>
          </table:table-cell>
          <table:table-cell table:formula="of:=SUM([.E18:.G18])" office:value-type="float" office:value="0" calcext:value-type="float">
            <text:p>0</text:p>
          </table:table-cell>
          <table:table-cell table:formula="of:=SUM([.H18:.I18])" office:value-type="float" office:value="0" calcext:value-type="float">
            <text:p>0</text:p>
          </table:table-cell>
          <table:table-cell table:formula="of:=[.I18]" office:value-type="float" office:value="0" calcext:value-type="float">
            <text:p>0</text:p>
          </table:table-cell>
          <table:table-cell table:formula="of:=IF([.$J18]&gt;0;[.L18]/[.$J18];0)" office:value-type="percentage" office:value="0.0281481481481481" calcext:value-type="percentage">
            <text:p>2.81%</text:p>
          </table:table-cell>
          <table:table-cell table:formula="of:=IF([.$J18]&gt;0;[.M18]/[.$J18];0)" office:value-type="percentage" office:value="0" calcext:value-type="percentage">
            <text:p>0.00%</text:p>
          </table:table-cell>
          <table:table-cell table:formula="of:=IF([.$J18]&gt;0;[.N18]/[.$J18];0)" office:value-type="percentage" office:value="0" calcext:value-type="percentage">
            <text:p>0.00%</text:p>
          </table:table-cell>
          <table:table-cell table:formula="of:=IF([.$J18]&gt;0;[.O18]/[.$J1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715" calcext:value-type="float">
            <text:p>71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  <table:table-cell/>
          <table:table-cell table:formula="of:=SUM([.C19:.D19])" office:value-type="float" office:value="23" calcext:value-type="float">
            <text:p>23</text:p>
          </table:table-cell>
          <table:table-cell table:formula="of:=SUM([.E19:.G19])" office:value-type="float" office:value="0" calcext:value-type="float">
            <text:p>0</text:p>
          </table:table-cell>
          <table:table-cell table:formula="of:=SUM([.H19:.I19])" office:value-type="float" office:value="0" calcext:value-type="float">
            <text:p>0</text:p>
          </table:table-cell>
          <table:table-cell table:formula="of:=[.I19]" office:value-type="float" office:value="0" calcext:value-type="float">
            <text:p>0</text:p>
          </table:table-cell>
          <table:table-cell table:formula="of:=IF([.$J19]&gt;0;[.L19]/[.$J19];0)" office:value-type="percentage" office:value="0.0311653116531165" calcext:value-type="percentage">
            <text:p>3.12%</text:p>
          </table:table-cell>
          <table:table-cell table:formula="of:=IF([.$J19]&gt;0;[.M19]/[.$J19];0)" office:value-type="percentage" office:value="0" calcext:value-type="percentage">
            <text:p>0.00%</text:p>
          </table:table-cell>
          <table:table-cell table:formula="of:=IF([.$J19]&gt;0;[.N19]/[.$J19];0)" office:value-type="percentage" office:value="0" calcext:value-type="percentage">
            <text:p>0.00%</text:p>
          </table:table-cell>
          <table:table-cell table:formula="of:=IF([.$J19]&gt;0;[.O19]/[.$J1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94" calcext:value-type="float">
            <text:p>89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/>
          <table:table-cell table:formula="of:=SUM([.C20:.D20])" office:value-type="float" office:value="52" calcext:value-type="float">
            <text:p>52</text:p>
          </table:table-cell>
          <table:table-cell table:formula="of:=SUM([.E20:.G20])" office:value-type="float" office:value="0" calcext:value-type="float">
            <text:p>0</text:p>
          </table:table-cell>
          <table:table-cell table:formula="of:=SUM([.H20:.I20])" office:value-type="float" office:value="0" calcext:value-type="float">
            <text:p>0</text:p>
          </table:table-cell>
          <table:table-cell table:formula="of:=[.I20]" office:value-type="float" office:value="0" calcext:value-type="float">
            <text:p>0</text:p>
          </table:table-cell>
          <table:table-cell table:formula="of:=IF([.$J20]&gt;0;[.L20]/[.$J20];0)" office:value-type="percentage" office:value="0.0549682875264271" calcext:value-type="percentage">
            <text:p>5.50%</text:p>
          </table:table-cell>
          <table:table-cell table:formula="of:=IF([.$J20]&gt;0;[.M20]/[.$J20];0)" office:value-type="percentage" office:value="0" calcext:value-type="percentage">
            <text:p>0.00%</text:p>
          </table:table-cell>
          <table:table-cell table:formula="of:=IF([.$J20]&gt;0;[.N20]/[.$J20];0)" office:value-type="percentage" office:value="0" calcext:value-type="percentage">
            <text:p>0.00%</text:p>
          </table:table-cell>
          <table:table-cell table:formula="of:=IF([.$J20]&gt;0;[.O20]/[.$J2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673" calcext:value-type="float">
            <text:p>673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/>
          <table:table-cell table:formula="of:=SUM([.C21:.D21])" office:value-type="float" office:value="54" calcext:value-type="float">
            <text:p>54</text:p>
          </table:table-cell>
          <table:table-cell table:formula="of:=SUM([.E21:.G21])" office:value-type="float" office:value="0" calcext:value-type="float">
            <text:p>0</text:p>
          </table:table-cell>
          <table:table-cell table:formula="of:=SUM([.H21:.I21])" office:value-type="float" office:value="0" calcext:value-type="float">
            <text:p>0</text:p>
          </table:table-cell>
          <table:table-cell table:formula="of:=[.I21]" office:value-type="float" office:value="0" calcext:value-type="float">
            <text:p>0</text:p>
          </table:table-cell>
          <table:table-cell table:formula="of:=IF([.$J21]&gt;0;[.L21]/[.$J21];0)" office:value-type="percentage" office:value="0.0742778541953232" calcext:value-type="percentage">
            <text:p>7.43%</text:p>
          </table:table-cell>
          <table:table-cell table:formula="of:=IF([.$J21]&gt;0;[.M21]/[.$J21];0)" office:value-type="percentage" office:value="0" calcext:value-type="percentage">
            <text:p>0.00%</text:p>
          </table:table-cell>
          <table:table-cell table:formula="of:=IF([.$J21]&gt;0;[.N21]/[.$J21];0)" office:value-type="percentage" office:value="0" calcext:value-type="percentage">
            <text:p>0.00%</text:p>
          </table:table-cell>
          <table:table-cell table:formula="of:=IF([.$J21]&gt;0;[.O21]/[.$J2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904" calcext:value-type="float">
            <text:p>904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/>
          <table:table-cell table:formula="of:=SUM([.C22:.D22])" office:value-type="float" office:value="67" calcext:value-type="float">
            <text:p>67</text:p>
          </table:table-cell>
          <table:table-cell table:formula="of:=SUM([.E22:.G22])" office:value-type="float" office:value="1" calcext:value-type="float">
            <text:p>1</text:p>
          </table:table-cell>
          <table:table-cell table:formula="of:=SUM([.H22:.I22])" office:value-type="float" office:value="0" calcext:value-type="float">
            <text:p>0</text:p>
          </table:table-cell>
          <table:table-cell table:formula="of:=[.I22]" office:value-type="float" office:value="0" calcext:value-type="float">
            <text:p>0</text:p>
          </table:table-cell>
          <table:table-cell table:formula="of:=IF([.$J22]&gt;0;[.L22]/[.$J22];0)" office:value-type="percentage" office:value="0.0689300411522634" calcext:value-type="percentage">
            <text:p>6.89%</text:p>
          </table:table-cell>
          <table:table-cell table:formula="of:=IF([.$J22]&gt;0;[.M22]/[.$J22];0)" office:value-type="percentage" office:value="0.00102880658436214" calcext:value-type="percentage">
            <text:p>0.10%</text:p>
          </table:table-cell>
          <table:table-cell table:formula="of:=IF([.$J22]&gt;0;[.N22]/[.$J22];0)" office:value-type="percentage" office:value="0" calcext:value-type="percentage">
            <text:p>0.00%</text:p>
          </table:table-cell>
          <table:table-cell table:formula="of:=IF([.$J22]&gt;0;[.O22]/[.$J2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849" calcext:value-type="float">
            <text:p>849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  <table:table-cell/>
          <table:table-cell table:formula="of:=SUM([.C23:.D23])" office:value-type="float" office:value="105" calcext:value-type="float">
            <text:p>105</text:p>
          </table:table-cell>
          <table:table-cell table:formula="of:=SUM([.E23:.G23])" office:value-type="float" office:value="1" calcext:value-type="float">
            <text:p>1</text:p>
          </table:table-cell>
          <table:table-cell table:formula="of:=SUM([.H23:.I23])" office:value-type="float" office:value="0" calcext:value-type="float">
            <text:p>0</text:p>
          </table:table-cell>
          <table:table-cell table:formula="of:=[.I23]" office:value-type="float" office:value="0" calcext:value-type="float">
            <text:p>0</text:p>
          </table:table-cell>
          <table:table-cell table:formula="of:=IF([.$J23]&gt;0;[.L23]/[.$J23];0)" office:value-type="percentage" office:value="0.109947643979058" calcext:value-type="percentage">
            <text:p>10.99%</text:p>
          </table:table-cell>
          <table:table-cell table:formula="of:=IF([.$J23]&gt;0;[.M23]/[.$J23];0)" office:value-type="percentage" office:value="0.00104712041884817" calcext:value-type="percentage">
            <text:p>0.10%</text:p>
          </table:table-cell>
          <table:table-cell table:formula="of:=IF([.$J23]&gt;0;[.N23]/[.$J23];0)" office:value-type="percentage" office:value="0" calcext:value-type="percentage">
            <text:p>0.00%</text:p>
          </table:table-cell>
          <table:table-cell table:formula="of:=IF([.$J23]&gt;0;[.O23]/[.$J2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29" calcext:value-type="float">
            <text:p>629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/>
          <table:table-cell table:formula="of:=SUM([.C24:.D24])" office:value-type="float" office:value="96" calcext:value-type="float">
            <text:p>96</text:p>
          </table:table-cell>
          <table:table-cell table:formula="of:=SUM([.E24:.G24])" office:value-type="float" office:value="2" calcext:value-type="float">
            <text:p>2</text:p>
          </table:table-cell>
          <table:table-cell table:formula="of:=SUM([.H24:.I24])" office:value-type="float" office:value="0" calcext:value-type="float">
            <text:p>0</text:p>
          </table:table-cell>
          <table:table-cell table:formula="of:=[.I24]" office:value-type="float" office:value="0" calcext:value-type="float">
            <text:p>0</text:p>
          </table:table-cell>
          <table:table-cell table:formula="of:=IF([.$J24]&gt;0;[.L24]/[.$J24];0)" office:value-type="percentage" office:value="0.132049518569464" calcext:value-type="percentage">
            <text:p>13.20%</text:p>
          </table:table-cell>
          <table:table-cell table:formula="of:=IF([.$J24]&gt;0;[.M24]/[.$J24];0)" office:value-type="percentage" office:value="0.00275103163686382" calcext:value-type="percentage">
            <text:p>0.28%</text:p>
          </table:table-cell>
          <table:table-cell table:formula="of:=IF([.$J24]&gt;0;[.N24]/[.$J24];0)" office:value-type="percentage" office:value="0" calcext:value-type="percentage">
            <text:p>0.00%</text:p>
          </table:table-cell>
          <table:table-cell table:formula="of:=IF([.$J24]&gt;0;[.O24]/[.$J2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898" calcext:value-type="float">
            <text:p>898</text:p>
          </table:table-cell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/>
          <table:table-cell table:formula="of:=SUM([.C25:.D25])" office:value-type="float" office:value="143" calcext:value-type="float">
            <text:p>143</text:p>
          </table:table-cell>
          <table:table-cell table:formula="of:=SUM([.E25:.G25])" office:value-type="float" office:value="2" calcext:value-type="float">
            <text:p>2</text:p>
          </table:table-cell>
          <table:table-cell table:formula="of:=SUM([.H25:.I25])" office:value-type="float" office:value="0" calcext:value-type="float">
            <text:p>0</text:p>
          </table:table-cell>
          <table:table-cell table:formula="of:=[.I25]" office:value-type="float" office:value="0" calcext:value-type="float">
            <text:p>0</text:p>
          </table:table-cell>
          <table:table-cell table:formula="of:=IF([.$J25]&gt;0;[.L25]/[.$J25];0)" office:value-type="percentage" office:value="0.137104506232023" calcext:value-type="percentage">
            <text:p>13.71%</text:p>
          </table:table-cell>
          <table:table-cell table:formula="of:=IF([.$J25]&gt;0;[.M25]/[.$J25];0)" office:value-type="percentage" office:value="0.00191754554170662" calcext:value-type="percentage">
            <text:p>0.19%</text:p>
          </table:table-cell>
          <table:table-cell table:formula="of:=IF([.$J25]&gt;0;[.N25]/[.$J25];0)" office:value-type="percentage" office:value="0" calcext:value-type="percentage">
            <text:p>0.00%</text:p>
          </table:table-cell>
          <table:table-cell table:formula="of:=IF([.$J25]&gt;0;[.O25]/[.$J2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778" calcext:value-type="float">
            <text:p>778</text:p>
          </table:table-cell>
          <table:table-cell office:value-type="float" office:value="156" calcext:value-type="float">
            <text:p>15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/>
          <table:table-cell table:formula="of:=SUM([.C26:.D26])" office:value-type="float" office:value="196" calcext:value-type="float">
            <text:p>196</text:p>
          </table:table-cell>
          <table:table-cell table:formula="of:=SUM([.E26:.G26])" office:value-type="float" office:value="5" calcext:value-type="float">
            <text:p>5</text:p>
          </table:table-cell>
          <table:table-cell table:formula="of:=SUM([.H26:.I26])" office:value-type="float" office:value="0" calcext:value-type="float">
            <text:p>0</text:p>
          </table:table-cell>
          <table:table-cell table:formula="of:=[.I26]" office:value-type="float" office:value="0" calcext:value-type="float">
            <text:p>0</text:p>
          </table:table-cell>
          <table:table-cell table:formula="of:=IF([.$J26]&gt;0;[.L26]/[.$J26];0)" office:value-type="percentage" office:value="0.200204290091931" calcext:value-type="percentage">
            <text:p>20.02%</text:p>
          </table:table-cell>
          <table:table-cell table:formula="of:=IF([.$J26]&gt;0;[.M26]/[.$J26];0)" office:value-type="percentage" office:value="0.00510725229826353" calcext:value-type="percentage">
            <text:p>0.51%</text:p>
          </table:table-cell>
          <table:table-cell table:formula="of:=IF([.$J26]&gt;0;[.N26]/[.$J26];0)" office:value-type="percentage" office:value="0" calcext:value-type="percentage">
            <text:p>0.00%</text:p>
          </table:table-cell>
          <table:table-cell table:formula="of:=IF([.$J26]&gt;0;[.O26]/[.$J2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537" calcext:value-type="float">
            <text:p>537</text:p>
          </table:table-cell>
          <table:table-cell office:value-type="float" office:value="153" calcext:value-type="float">
            <text:p>15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5" calcext:value-type="float">
            <text:p>725</text:p>
          </table:table-cell>
          <table:table-cell/>
          <table:table-cell table:formula="of:=SUM([.C27:.D27])" office:value-type="float" office:value="184" calcext:value-type="float">
            <text:p>184</text:p>
          </table:table-cell>
          <table:table-cell table:formula="of:=SUM([.E27:.G27])" office:value-type="float" office:value="4" calcext:value-type="float">
            <text:p>4</text:p>
          </table:table-cell>
          <table:table-cell table:formula="of:=SUM([.H27:.I27])" office:value-type="float" office:value="0" calcext:value-type="float">
            <text:p>0</text:p>
          </table:table-cell>
          <table:table-cell table:formula="of:=[.I27]" office:value-type="float" office:value="0" calcext:value-type="float">
            <text:p>0</text:p>
          </table:table-cell>
          <table:table-cell table:formula="of:=IF([.$J27]&gt;0;[.L27]/[.$J27];0)" office:value-type="percentage" office:value="0.253793103448276" calcext:value-type="percentage">
            <text:p>25.38%</text:p>
          </table:table-cell>
          <table:table-cell table:formula="of:=IF([.$J27]&gt;0;[.M27]/[.$J27];0)" office:value-type="percentage" office:value="0.00551724137931034" calcext:value-type="percentage">
            <text:p>0.55%</text:p>
          </table:table-cell>
          <table:table-cell table:formula="of:=IF([.$J27]&gt;0;[.N27]/[.$J27];0)" office:value-type="percentage" office:value="0" calcext:value-type="percentage">
            <text:p>0.00%</text:p>
          </table:table-cell>
          <table:table-cell table:formula="of:=IF([.$J27]&gt;0;[.O27]/[.$J2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11" calcext:value-type="float">
            <text:p>711</text:p>
          </table:table-cell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/>
          <table:table-cell table:formula="of:=SUM([.C28:.D28])" office:value-type="float" office:value="234" calcext:value-type="float">
            <text:p>234</text:p>
          </table:table-cell>
          <table:table-cell table:formula="of:=SUM([.E28:.G28])" office:value-type="float" office:value="4" calcext:value-type="float">
            <text:p>4</text:p>
          </table:table-cell>
          <table:table-cell table:formula="of:=SUM([.H28:.I28])" office:value-type="float" office:value="0" calcext:value-type="float">
            <text:p>0</text:p>
          </table:table-cell>
          <table:table-cell table:formula="of:=[.I28]" office:value-type="float" office:value="0" calcext:value-type="float">
            <text:p>0</text:p>
          </table:table-cell>
          <table:table-cell table:formula="of:=IF([.$J28]&gt;0;[.L28]/[.$J28];0)" office:value-type="percentage" office:value="0.246575342465753" calcext:value-type="percentage">
            <text:p>24.66%</text:p>
          </table:table-cell>
          <table:table-cell table:formula="of:=IF([.$J28]&gt;0;[.M28]/[.$J28];0)" office:value-type="percentage" office:value="0.00421496311907271" calcext:value-type="percentage">
            <text:p>0.42%</text:p>
          </table:table-cell>
          <table:table-cell table:formula="of:=IF([.$J28]&gt;0;[.N28]/[.$J28];0)" office:value-type="percentage" office:value="0" calcext:value-type="percentage">
            <text:p>0.00%</text:p>
          </table:table-cell>
          <table:table-cell table:formula="of:=IF([.$J28]&gt;0;[.O28]/[.$J2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848" calcext:value-type="float">
            <text:p>848</text:p>
          </table:table-cell>
          <table:table-cell office:value-type="float" office:value="231" calcext:value-type="float">
            <text:p>231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/>
          <table:table-cell table:formula="of:=SUM([.C29:.D29])" office:value-type="float" office:value="292" calcext:value-type="float">
            <text:p>292</text:p>
          </table:table-cell>
          <table:table-cell table:formula="of:=SUM([.E29:.G29])" office:value-type="float" office:value="8" calcext:value-type="float">
            <text:p>8</text:p>
          </table:table-cell>
          <table:table-cell table:formula="of:=SUM([.H29:.I29])" office:value-type="float" office:value="0" calcext:value-type="float">
            <text:p>0</text:p>
          </table:table-cell>
          <table:table-cell table:formula="of:=[.I29]" office:value-type="float" office:value="0" calcext:value-type="float">
            <text:p>0</text:p>
          </table:table-cell>
          <table:table-cell table:formula="of:=IF([.$J29]&gt;0;[.L29]/[.$J29];0)" office:value-type="percentage" office:value="0.254355400696864" calcext:value-type="percentage">
            <text:p>25.44%</text:p>
          </table:table-cell>
          <table:table-cell table:formula="of:=IF([.$J29]&gt;0;[.M29]/[.$J29];0)" office:value-type="percentage" office:value="0.00696864111498258" calcext:value-type="percentage">
            <text:p>0.70%</text:p>
          </table:table-cell>
          <table:table-cell table:formula="of:=IF([.$J29]&gt;0;[.N29]/[.$J29];0)" office:value-type="percentage" office:value="0" calcext:value-type="percentage">
            <text:p>0.00%</text:p>
          </table:table-cell>
          <table:table-cell table:formula="of:=IF([.$J29]&gt;0;[.O29]/[.$J2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433" calcext:value-type="float">
            <text:p>433</text:p>
          </table:table-cell>
          <table:table-cell office:value-type="float" office:value="174" calcext:value-type="float">
            <text:p>17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SUM([.C30:.D30])" office:value-type="float" office:value="234" calcext:value-type="float">
            <text:p>234</text:p>
          </table:table-cell>
          <table:table-cell table:formula="of:=SUM([.E30:.G30])" office:value-type="float" office:value="8" calcext:value-type="float">
            <text:p>8</text:p>
          </table:table-cell>
          <table:table-cell table:formula="of:=SUM([.H30:.I30])" office:value-type="float" office:value="0" calcext:value-type="float">
            <text:p>0</text:p>
          </table:table-cell>
          <table:table-cell table:formula="of:=[.I30]" office:value-type="float" office:value="0" calcext:value-type="float">
            <text:p>0</text:p>
          </table:table-cell>
          <table:table-cell table:formula="of:=IF([.$J30]&gt;0;[.L30]/[.$J30];0)" office:value-type="percentage" office:value="0.346666666666667" calcext:value-type="percentage">
            <text:p>34.67%</text:p>
          </table:table-cell>
          <table:table-cell table:formula="of:=IF([.$J30]&gt;0;[.M30]/[.$J30];0)" office:value-type="percentage" office:value="0.0118518518518519" calcext:value-type="percentage">
            <text:p>1.19%</text:p>
          </table:table-cell>
          <table:table-cell table:formula="of:=IF([.$J30]&gt;0;[.N30]/[.$J30];0)" office:value-type="percentage" office:value="0" calcext:value-type="percentage">
            <text:p>0.00%</text:p>
          </table:table-cell>
          <table:table-cell table:formula="of:=IF([.$J30]&gt;0;[.O30]/[.$J3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33" calcext:value-type="float">
            <text:p>533</text:p>
          </table:table-cell>
          <table:table-cell office:value-type="float" office:value="217" calcext:value-type="float">
            <text:p>217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/>
          <table:table-cell table:formula="of:=SUM([.C31:.D31])" office:value-type="float" office:value="285" calcext:value-type="float">
            <text:p>285</text:p>
          </table:table-cell>
          <table:table-cell table:formula="of:=SUM([.E31:.G31])" office:value-type="float" office:value="16" calcext:value-type="float">
            <text:p>16</text:p>
          </table:table-cell>
          <table:table-cell table:formula="of:=SUM([.H31:.I31])" office:value-type="float" office:value="0" calcext:value-type="float">
            <text:p>0</text:p>
          </table:table-cell>
          <table:table-cell table:formula="of:=[.I31]" office:value-type="float" office:value="0" calcext:value-type="float">
            <text:p>0</text:p>
          </table:table-cell>
          <table:table-cell table:formula="of:=IF([.$J31]&gt;0;[.L31]/[.$J31];0)" office:value-type="percentage" office:value="0.341726618705036" calcext:value-type="percentage">
            <text:p>34.17%</text:p>
          </table:table-cell>
          <table:table-cell table:formula="of:=IF([.$J31]&gt;0;[.M31]/[.$J31];0)" office:value-type="percentage" office:value="0.0191846522781775" calcext:value-type="percentage">
            <text:p>1.92%</text:p>
          </table:table-cell>
          <table:table-cell table:formula="of:=IF([.$J31]&gt;0;[.N31]/[.$J31];0)" office:value-type="percentage" office:value="0" calcext:value-type="percentage">
            <text:p>0.00%</text:p>
          </table:table-cell>
          <table:table-cell table:formula="of:=IF([.$J31]&gt;0;[.O31]/[.$J3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63" calcext:value-type="float">
            <text:p>763</text:p>
          </table:table-cell>
          <table:table-cell office:value-type="float" office:value="353" calcext:value-type="float">
            <text:p>353</text:p>
          </table:table-cell>
          <table:table-cell office:value-type="float" office:value="152" calcext:value-type="float">
            <text:p>15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5" calcext:value-type="float">
            <text:p>1295</text:p>
          </table:table-cell>
          <table:table-cell/>
          <table:table-cell table:formula="of:=SUM([.C32:.D32])" office:value-type="float" office:value="505" calcext:value-type="float">
            <text:p>505</text:p>
          </table:table-cell>
          <table:table-cell table:formula="of:=SUM([.E32:.G32])" office:value-type="float" office:value="27" calcext:value-type="float">
            <text:p>27</text:p>
          </table:table-cell>
          <table:table-cell table:formula="of:=SUM([.H32:.I32])" office:value-type="float" office:value="0" calcext:value-type="float">
            <text:p>0</text:p>
          </table:table-cell>
          <table:table-cell table:formula="of:=[.I32]" office:value-type="float" office:value="0" calcext:value-type="float">
            <text:p>0</text:p>
          </table:table-cell>
          <table:table-cell table:formula="of:=IF([.$J32]&gt;0;[.L32]/[.$J32];0)" office:value-type="percentage" office:value="0.38996138996139" calcext:value-type="percentage">
            <text:p>39.00%</text:p>
          </table:table-cell>
          <table:table-cell table:formula="of:=IF([.$J32]&gt;0;[.M32]/[.$J32];0)" office:value-type="percentage" office:value="0.0208494208494208" calcext:value-type="percentage">
            <text:p>2.08%</text:p>
          </table:table-cell>
          <table:table-cell table:formula="of:=IF([.$J32]&gt;0;[.N32]/[.$J32];0)" office:value-type="percentage" office:value="0" calcext:value-type="percentage">
            <text:p>0.00%</text:p>
          </table:table-cell>
          <table:table-cell table:formula="of:=IF([.$J32]&gt;0;[.O32]/[.$J3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84" calcext:value-type="float">
            <text:p>384</text:p>
          </table:table-cell>
          <table:table-cell office:value-type="float" office:value="240" calcext:value-type="float">
            <text:p>240</text:p>
          </table:table-cell>
          <table:table-cell office:value-type="float" office:value="109" calcext:value-type="float">
            <text:p>109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/>
          <table:table-cell table:formula="of:=SUM([.C33:.D33])" office:value-type="float" office:value="349" calcext:value-type="float">
            <text:p>349</text:p>
          </table:table-cell>
          <table:table-cell table:formula="of:=SUM([.E33:.G33])" office:value-type="float" office:value="25" calcext:value-type="float">
            <text:p>25</text:p>
          </table:table-cell>
          <table:table-cell table:formula="of:=SUM([.H33:.I33])" office:value-type="float" office:value="0" calcext:value-type="float">
            <text:p>0</text:p>
          </table:table-cell>
          <table:table-cell table:formula="of:=[.I33]" office:value-type="float" office:value="0" calcext:value-type="float">
            <text:p>0</text:p>
          </table:table-cell>
          <table:table-cell table:formula="of:=IF([.$J33]&gt;0;[.L33]/[.$J33];0)" office:value-type="percentage" office:value="0.46042216358839" calcext:value-type="percentage">
            <text:p>46.04%</text:p>
          </table:table-cell>
          <table:table-cell table:formula="of:=IF([.$J33]&gt;0;[.M33]/[.$J33];0)" office:value-type="percentage" office:value="0.0329815303430079" calcext:value-type="percentage">
            <text:p>3.30%</text:p>
          </table:table-cell>
          <table:table-cell table:formula="of:=IF([.$J33]&gt;0;[.N33]/[.$J33];0)" office:value-type="percentage" office:value="0" calcext:value-type="percentage">
            <text:p>0.00%</text:p>
          </table:table-cell>
          <table:table-cell table:formula="of:=IF([.$J33]&gt;0;[.O33]/[.$J3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402" calcext:value-type="float">
            <text:p>402</text:p>
          </table:table-cell>
          <table:table-cell office:value-type="float" office:value="282" calcext:value-type="float">
            <text:p>282</text:p>
          </table:table-cell>
          <table:table-cell office:value-type="float" office:value="124" calcext:value-type="float">
            <text:p>12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SUM([.C34:.D34])" office:value-type="float" office:value="406" calcext:value-type="float">
            <text:p>406</text:p>
          </table:table-cell>
          <table:table-cell table:formula="of:=SUM([.E34:.G34])" office:value-type="float" office:value="30" calcext:value-type="float">
            <text:p>30</text:p>
          </table:table-cell>
          <table:table-cell table:formula="of:=SUM([.H34:.I34])" office:value-type="float" office:value="0" calcext:value-type="float">
            <text:p>0</text:p>
          </table:table-cell>
          <table:table-cell table:formula="of:=[.I34]" office:value-type="float" office:value="0" calcext:value-type="float">
            <text:p>0</text:p>
          </table:table-cell>
          <table:table-cell table:formula="of:=IF([.$J34]&gt;0;[.L34]/[.$J34];0)" office:value-type="percentage" office:value="0.484486873508353" calcext:value-type="percentage">
            <text:p>48.45%</text:p>
          </table:table-cell>
          <table:table-cell table:formula="of:=IF([.$J34]&gt;0;[.M34]/[.$J34];0)" office:value-type="percentage" office:value="0.035799522673031" calcext:value-type="percentage">
            <text:p>3.58%</text:p>
          </table:table-cell>
          <table:table-cell table:formula="of:=IF([.$J34]&gt;0;[.N34]/[.$J34];0)" office:value-type="percentage" office:value="0" calcext:value-type="percentage">
            <text:p>0.00%</text:p>
          </table:table-cell>
          <table:table-cell table:formula="of:=IF([.$J34]&gt;0;[.O34]/[.$J3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518" calcext:value-type="float">
            <text:p>518</text:p>
          </table:table-cell>
          <table:table-cell office:value-type="float" office:value="361" calcext:value-type="float">
            <text:p>361</text:p>
          </table:table-cell>
          <table:table-cell office:value-type="float" office:value="189" calcext:value-type="float">
            <text:p>189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  <table:table-cell/>
          <table:table-cell table:formula="of:=SUM([.C35:.D35])" office:value-type="float" office:value="550" calcext:value-type="float">
            <text:p>550</text:p>
          </table:table-cell>
          <table:table-cell table:formula="of:=SUM([.E35:.G35])" office:value-type="float" office:value="46" calcext:value-type="float">
            <text:p>46</text:p>
          </table:table-cell>
          <table:table-cell table:formula="of:=SUM([.H35:.I35])" office:value-type="float" office:value="0" calcext:value-type="float">
            <text:p>0</text:p>
          </table:table-cell>
          <table:table-cell table:formula="of:=[.I35]" office:value-type="float" office:value="0" calcext:value-type="float">
            <text:p>0</text:p>
          </table:table-cell>
          <table:table-cell table:formula="of:=IF([.$J35]&gt;0;[.L35]/[.$J35];0)" office:value-type="percentage" office:value="0.493716337522442" calcext:value-type="percentage">
            <text:p>49.37%</text:p>
          </table:table-cell>
          <table:table-cell table:formula="of:=IF([.$J35]&gt;0;[.M35]/[.$J35];0)" office:value-type="percentage" office:value="0.0412926391382406" calcext:value-type="percentage">
            <text:p>4.13%</text:p>
          </table:table-cell>
          <table:table-cell table:formula="of:=IF([.$J35]&gt;0;[.N35]/[.$J35];0)" office:value-type="percentage" office:value="0" calcext:value-type="percentage">
            <text:p>0.00%</text:p>
          </table:table-cell>
          <table:table-cell table:formula="of:=IF([.$J35]&gt;0;[.O35]/[.$J3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11" calcext:value-type="float">
            <text:p>311</text:p>
          </table:table-cell>
          <table:table-cell office:value-type="float" office:value="284" calcext:value-type="float">
            <text:p>284</text:p>
          </table:table-cell>
          <table:table-cell office:value-type="float" office:value="191" calcext:value-type="float">
            <text:p>19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/>
          <table:table-cell table:formula="of:=SUM([.C36:.D36])" office:value-type="float" office:value="475" calcext:value-type="float">
            <text:p>475</text:p>
          </table:table-cell>
          <table:table-cell table:formula="of:=SUM([.E36:.G36])" office:value-type="float" office:value="34" calcext:value-type="float">
            <text:p>34</text:p>
          </table:table-cell>
          <table:table-cell table:formula="of:=SUM([.H36:.I36])" office:value-type="float" office:value="0" calcext:value-type="float">
            <text:p>0</text:p>
          </table:table-cell>
          <table:table-cell table:formula="of:=[.I36]" office:value-type="float" office:value="0" calcext:value-type="float">
            <text:p>0</text:p>
          </table:table-cell>
          <table:table-cell table:formula="of:=IF([.$J36]&gt;0;[.L36]/[.$J36];0)" office:value-type="percentage" office:value="0.579268292682927" calcext:value-type="percentage">
            <text:p>57.93%</text:p>
          </table:table-cell>
          <table:table-cell table:formula="of:=IF([.$J36]&gt;0;[.M36]/[.$J36];0)" office:value-type="percentage" office:value="0.0414634146341463" calcext:value-type="percentage">
            <text:p>4.15%</text:p>
          </table:table-cell>
          <table:table-cell table:formula="of:=IF([.$J36]&gt;0;[.N36]/[.$J36];0)" office:value-type="percentage" office:value="0" calcext:value-type="percentage">
            <text:p>0.00%</text:p>
          </table:table-cell>
          <table:table-cell table:formula="of:=IF([.$J36]&gt;0;[.O36]/[.$J3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266" calcext:value-type="float">
            <text:p>266</text:p>
          </table:table-cell>
          <table:table-cell office:value-type="float" office:value="318" calcext:value-type="float">
            <text:p>318</text:p>
          </table:table-cell>
          <table:table-cell office:value-type="float" office:value="201" calcext:value-type="float">
            <text:p>20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/>
          <table:table-cell table:formula="of:=SUM([.C37:.D37])" office:value-type="float" office:value="519" calcext:value-type="float">
            <text:p>519</text:p>
          </table:table-cell>
          <table:table-cell table:formula="of:=SUM([.E37:.G37])" office:value-type="float" office:value="57" calcext:value-type="float">
            <text:p>57</text:p>
          </table:table-cell>
          <table:table-cell table:formula="of:=SUM([.H37:.I37])" office:value-type="float" office:value="0" calcext:value-type="float">
            <text:p>0</text:p>
          </table:table-cell>
          <table:table-cell table:formula="of:=[.I37]" office:value-type="float" office:value="0" calcext:value-type="float">
            <text:p>0</text:p>
          </table:table-cell>
          <table:table-cell table:formula="of:=IF([.$J37]&gt;0;[.L37]/[.$J37];0)" office:value-type="percentage" office:value="0.616389548693587" calcext:value-type="percentage">
            <text:p>61.64%</text:p>
          </table:table-cell>
          <table:table-cell table:formula="of:=IF([.$J37]&gt;0;[.M37]/[.$J37];0)" office:value-type="percentage" office:value="0.0676959619952494" calcext:value-type="percentage">
            <text:p>6.77%</text:p>
          </table:table-cell>
          <table:table-cell table:formula="of:=IF([.$J37]&gt;0;[.N37]/[.$J37];0)" office:value-type="percentage" office:value="0" calcext:value-type="percentage">
            <text:p>0.00%</text:p>
          </table:table-cell>
          <table:table-cell table:formula="of:=IF([.$J37]&gt;0;[.O37]/[.$J3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98" calcext:value-type="float">
            <text:p>298</text:p>
          </table:table-cell>
          <table:table-cell office:value-type="float" office:value="342" calcext:value-type="float">
            <text:p>342</text:p>
          </table:table-cell>
          <table:table-cell office:value-type="float" office:value="263" calcext:value-type="float">
            <text:p>263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/>
          <table:table-cell table:formula="of:=SUM([.C38:.D38])" office:value-type="float" office:value="605" calcext:value-type="float">
            <text:p>605</text:p>
          </table:table-cell>
          <table:table-cell table:formula="of:=SUM([.E38:.G38])" office:value-type="float" office:value="102" calcext:value-type="float">
            <text:p>102</text:p>
          </table:table-cell>
          <table:table-cell table:formula="of:=SUM([.H38:.I38])" office:value-type="float" office:value="0" calcext:value-type="float">
            <text:p>0</text:p>
          </table:table-cell>
          <table:table-cell table:formula="of:=[.I38]" office:value-type="float" office:value="0" calcext:value-type="float">
            <text:p>0</text:p>
          </table:table-cell>
          <table:table-cell table:formula="of:=IF([.$J38]&gt;0;[.L38]/[.$J38];0)" office:value-type="percentage" office:value="0.601990049751244" calcext:value-type="percentage">
            <text:p>60.20%</text:p>
          </table:table-cell>
          <table:table-cell table:formula="of:=IF([.$J38]&gt;0;[.M38]/[.$J38];0)" office:value-type="percentage" office:value="0.101492537313433" calcext:value-type="percentage">
            <text:p>10.15%</text:p>
          </table:table-cell>
          <table:table-cell table:formula="of:=IF([.$J38]&gt;0;[.N38]/[.$J38];0)" office:value-type="percentage" office:value="0" calcext:value-type="percentage">
            <text:p>0.00%</text:p>
          </table:table-cell>
          <table:table-cell table:formula="of:=IF([.$J38]&gt;0;[.O38]/[.$J3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211" calcext:value-type="float">
            <text:p>211</text:p>
          </table:table-cell>
          <table:table-cell office:value-type="float" office:value="296" calcext:value-type="float">
            <text:p>296</text:p>
          </table:table-cell>
          <table:table-cell office:value-type="float" office:value="235" calcext:value-type="float">
            <text:p>235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/>
          <table:table-cell table:formula="of:=SUM([.C39:.D39])" office:value-type="float" office:value="531" calcext:value-type="float">
            <text:p>531</text:p>
          </table:table-cell>
          <table:table-cell table:formula="of:=SUM([.E39:.G39])" office:value-type="float" office:value="83" calcext:value-type="float">
            <text:p>83</text:p>
          </table:table-cell>
          <table:table-cell table:formula="of:=SUM([.H39:.I39])" office:value-type="float" office:value="0" calcext:value-type="float">
            <text:p>0</text:p>
          </table:table-cell>
          <table:table-cell table:formula="of:=[.I39]" office:value-type="float" office:value="0" calcext:value-type="float">
            <text:p>0</text:p>
          </table:table-cell>
          <table:table-cell table:formula="of:=IF([.$J39]&gt;0;[.L39]/[.$J39];0)" office:value-type="percentage" office:value="0.643636363636364" calcext:value-type="percentage">
            <text:p>64.36%</text:p>
          </table:table-cell>
          <table:table-cell table:formula="of:=IF([.$J39]&gt;0;[.M39]/[.$J39];0)" office:value-type="percentage" office:value="0.100606060606061" calcext:value-type="percentage">
            <text:p>10.06%</text:p>
          </table:table-cell>
          <table:table-cell table:formula="of:=IF([.$J39]&gt;0;[.N39]/[.$J39];0)" office:value-type="percentage" office:value="0" calcext:value-type="percentage">
            <text:p>0.00%</text:p>
          </table:table-cell>
          <table:table-cell table:formula="of:=IF([.$J39]&gt;0;[.O39]/[.$J3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5" calcext:value-type="float">
            <text:p>205</text:p>
          </table:table-cell>
          <table:table-cell office:value-type="float" office:value="326" calcext:value-type="float">
            <text:p>326</text:p>
          </table:table-cell>
          <table:table-cell office:value-type="float" office:value="286" calcext:value-type="float">
            <text:p>286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/>
          <table:table-cell table:formula="of:=SUM([.C40:.D40])" office:value-type="float" office:value="612" calcext:value-type="float">
            <text:p>612</text:p>
          </table:table-cell>
          <table:table-cell table:formula="of:=SUM([.E40:.G40])" office:value-type="float" office:value="94" calcext:value-type="float">
            <text:p>94</text:p>
          </table:table-cell>
          <table:table-cell table:formula="of:=SUM([.H40:.I40])" office:value-type="float" office:value="0" calcext:value-type="float">
            <text:p>0</text:p>
          </table:table-cell>
          <table:table-cell table:formula="of:=[.I40]" office:value-type="float" office:value="0" calcext:value-type="float">
            <text:p>0</text:p>
          </table:table-cell>
          <table:table-cell table:formula="of:=IF([.$J40]&gt;0;[.L40]/[.$J40];0)" office:value-type="percentage" office:value="0.67178924259056" calcext:value-type="percentage">
            <text:p>67.18%</text:p>
          </table:table-cell>
          <table:table-cell table:formula="of:=IF([.$J40]&gt;0;[.M40]/[.$J40];0)" office:value-type="percentage" office:value="0.103183315038419" calcext:value-type="percentage">
            <text:p>10.32%</text:p>
          </table:table-cell>
          <table:table-cell table:formula="of:=IF([.$J40]&gt;0;[.N40]/[.$J40];0)" office:value-type="percentage" office:value="0" calcext:value-type="percentage">
            <text:p>0.00%</text:p>
          </table:table-cell>
          <table:table-cell table:formula="of:=IF([.$J40]&gt;0;[.O40]/[.$J4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173" calcext:value-type="float">
            <text:p>173</text:p>
          </table:table-cell>
          <table:table-cell office:value-type="float" office:value="350" calcext:value-type="float">
            <text:p>350</text:p>
          </table:table-cell>
          <table:table-cell office:value-type="float" office:value="335" calcext:value-type="float">
            <text:p>335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SUM([.C41:.D41])" office:value-type="float" office:value="685" calcext:value-type="float">
            <text:p>685</text:p>
          </table:table-cell>
          <table:table-cell table:formula="of:=SUM([.E41:.G41])" office:value-type="float" office:value="142" calcext:value-type="float">
            <text:p>142</text:p>
          </table:table-cell>
          <table:table-cell table:formula="of:=SUM([.H41:.I41])" office:value-type="float" office:value="0" calcext:value-type="float">
            <text:p>0</text:p>
          </table:table-cell>
          <table:table-cell table:formula="of:=[.I41]" office:value-type="float" office:value="0" calcext:value-type="float">
            <text:p>0</text:p>
          </table:table-cell>
          <table:table-cell table:formula="of:=IF([.$J41]&gt;0;[.L41]/[.$J41];0)" office:value-type="percentage" office:value="0.685" calcext:value-type="percentage">
            <text:p>68.50%</text:p>
          </table:table-cell>
          <table:table-cell table:formula="of:=IF([.$J41]&gt;0;[.M41]/[.$J41];0)" office:value-type="percentage" office:value="0.142" calcext:value-type="percentage">
            <text:p>14.20%</text:p>
          </table:table-cell>
          <table:table-cell table:formula="of:=IF([.$J41]&gt;0;[.N41]/[.$J41];0)" office:value-type="percentage" office:value="0" calcext:value-type="percentage">
            <text:p>0.00%</text:p>
          </table:table-cell>
          <table:table-cell table:formula="of:=IF([.$J41]&gt;0;[.O41]/[.$J4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11" calcext:value-type="float">
            <text:p>111</text:p>
          </table:table-cell>
          <table:table-cell office:value-type="float" office:value="191" calcext:value-type="float">
            <text:p>191</text:p>
          </table:table-cell>
          <table:table-cell office:value-type="float" office:value="212" calcext:value-type="float">
            <text:p>212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/>
          <table:table-cell table:formula="of:=SUM([.C42:.D42])" office:value-type="float" office:value="403" calcext:value-type="float">
            <text:p>403</text:p>
          </table:table-cell>
          <table:table-cell table:formula="of:=SUM([.E42:.G42])" office:value-type="float" office:value="132" calcext:value-type="float">
            <text:p>132</text:p>
          </table:table-cell>
          <table:table-cell table:formula="of:=SUM([.H42:.I42])" office:value-type="float" office:value="0" calcext:value-type="float">
            <text:p>0</text:p>
          </table:table-cell>
          <table:table-cell table:formula="of:=[.I42]" office:value-type="float" office:value="0" calcext:value-type="float">
            <text:p>0</text:p>
          </table:table-cell>
          <table:table-cell table:formula="of:=IF([.$J42]&gt;0;[.L42]/[.$J42];0)" office:value-type="percentage" office:value="0.623839009287926" calcext:value-type="percentage">
            <text:p>62.38%</text:p>
          </table:table-cell>
          <table:table-cell table:formula="of:=IF([.$J42]&gt;0;[.M42]/[.$J42];0)" office:value-type="percentage" office:value="0.204334365325077" calcext:value-type="percentage">
            <text:p>20.43%</text:p>
          </table:table-cell>
          <table:table-cell table:formula="of:=IF([.$J42]&gt;0;[.N42]/[.$J42];0)" office:value-type="percentage" office:value="0" calcext:value-type="percentage">
            <text:p>0.00%</text:p>
          </table:table-cell>
          <table:table-cell table:formula="of:=IF([.$J42]&gt;0;[.O42]/[.$J4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100" calcext:value-type="float">
            <text:p>100</text:p>
          </table:table-cell>
          <table:table-cell office:value-type="float" office:value="268" calcext:value-type="float">
            <text:p>268</text:p>
          </table:table-cell>
          <table:table-cell office:value-type="float" office:value="316" calcext:value-type="float">
            <text:p>316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  <table:table-cell/>
          <table:table-cell table:formula="of:=SUM([.C43:.D43])" office:value-type="float" office:value="584" calcext:value-type="float">
            <text:p>584</text:p>
          </table:table-cell>
          <table:table-cell table:formula="of:=SUM([.E43:.G43])" office:value-type="float" office:value="161" calcext:value-type="float">
            <text:p>161</text:p>
          </table:table-cell>
          <table:table-cell table:formula="of:=SUM([.H43:.I43])" office:value-type="float" office:value="0" calcext:value-type="float">
            <text:p>0</text:p>
          </table:table-cell>
          <table:table-cell table:formula="of:=[.I43]" office:value-type="float" office:value="0" calcext:value-type="float">
            <text:p>0</text:p>
          </table:table-cell>
          <table:table-cell table:formula="of:=IF([.$J43]&gt;0;[.L43]/[.$J43];0)" office:value-type="percentage" office:value="0.69112426035503" calcext:value-type="percentage">
            <text:p>69.11%</text:p>
          </table:table-cell>
          <table:table-cell table:formula="of:=IF([.$J43]&gt;0;[.M43]/[.$J43];0)" office:value-type="percentage" office:value="0.190532544378698" calcext:value-type="percentage">
            <text:p>19.05%</text:p>
          </table:table-cell>
          <table:table-cell table:formula="of:=IF([.$J43]&gt;0;[.N43]/[.$J43];0)" office:value-type="percentage" office:value="0" calcext:value-type="percentage">
            <text:p>0.00%</text:p>
          </table:table-cell>
          <table:table-cell table:formula="of:=IF([.$J43]&gt;0;[.O43]/[.$J4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346" calcext:value-type="float">
            <text:p>346</text:p>
          </table:table-cell>
          <table:table-cell office:value-type="float" office:value="176" calcext:value-type="float">
            <text:p>17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/>
          <table:table-cell table:formula="of:=SUM([.C44:.D44])" office:value-type="float" office:value="597" calcext:value-type="float">
            <text:p>597</text:p>
          </table:table-cell>
          <table:table-cell table:formula="of:=SUM([.E44:.G44])" office:value-type="float" office:value="213" calcext:value-type="float">
            <text:p>213</text:p>
          </table:table-cell>
          <table:table-cell table:formula="of:=SUM([.H44:.I44])" office:value-type="float" office:value="0" calcext:value-type="float">
            <text:p>0</text:p>
          </table:table-cell>
          <table:table-cell table:formula="of:=[.I44]" office:value-type="float" office:value="0" calcext:value-type="float">
            <text:p>0</text:p>
          </table:table-cell>
          <table:table-cell table:formula="of:=IF([.$J44]&gt;0;[.L44]/[.$J44];0)" office:value-type="percentage" office:value="0.661862527716186" calcext:value-type="percentage">
            <text:p>66.19%</text:p>
          </table:table-cell>
          <table:table-cell table:formula="of:=IF([.$J44]&gt;0;[.M44]/[.$J44];0)" office:value-type="percentage" office:value="0.236141906873614" calcext:value-type="percentage">
            <text:p>23.61%</text:p>
          </table:table-cell>
          <table:table-cell table:formula="of:=IF([.$J44]&gt;0;[.N44]/[.$J44];0)" office:value-type="percentage" office:value="0" calcext:value-type="percentage">
            <text:p>0.00%</text:p>
          </table:table-cell>
          <table:table-cell table:formula="of:=IF([.$J44]&gt;0;[.O44]/[.$J4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53" calcext:value-type="float">
            <text:p>53</text:p>
          </table:table-cell>
          <table:table-cell office:value-type="float" office:value="125" calcext:value-type="float">
            <text:p>125</text:p>
          </table:table-cell>
          <table:table-cell office:value-type="float" office:value="212" calcext:value-type="float">
            <text:p>212</text:p>
          </table:table-cell>
          <table:table-cell office:value-type="float" office:value="157" calcext:value-type="float">
            <text:p>15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SUM([.C45:.D45])" office:value-type="float" office:value="337" calcext:value-type="float">
            <text:p>337</text:p>
          </table:table-cell>
          <table:table-cell table:formula="of:=SUM([.E45:.G45])" office:value-type="float" office:value="190" calcext:value-type="float">
            <text:p>190</text:p>
          </table:table-cell>
          <table:table-cell table:formula="of:=SUM([.H45:.I45])" office:value-type="float" office:value="0" calcext:value-type="float">
            <text:p>0</text:p>
          </table:table-cell>
          <table:table-cell table:formula="of:=[.I45]" office:value-type="float" office:value="0" calcext:value-type="float">
            <text:p>0</text:p>
          </table:table-cell>
          <table:table-cell table:formula="of:=IF([.$J45]&gt;0;[.L45]/[.$J45];0)" office:value-type="percentage" office:value="0.581034482758621" calcext:value-type="percentage">
            <text:p>58.10%</text:p>
          </table:table-cell>
          <table:table-cell table:formula="of:=IF([.$J45]&gt;0;[.M45]/[.$J45];0)" office:value-type="percentage" office:value="0.327586206896552" calcext:value-type="percentage">
            <text:p>32.76%</text:p>
          </table:table-cell>
          <table:table-cell table:formula="of:=IF([.$J45]&gt;0;[.N45]/[.$J45];0)" office:value-type="percentage" office:value="0" calcext:value-type="percentage">
            <text:p>0.00%</text:p>
          </table:table-cell>
          <table:table-cell table:formula="of:=IF([.$J45]&gt;0;[.O45]/[.$J4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32" calcext:value-type="float">
            <text:p>32</text:p>
          </table:table-cell>
          <table:table-cell office:value-type="float" office:value="131" calcext:value-type="float">
            <text:p>131</text:p>
          </table:table-cell>
          <table:table-cell office:value-type="float" office:value="270" calcext:value-type="float">
            <text:p>270</text:p>
          </table:table-cell>
          <table:table-cell office:value-type="float" office:value="163" calcext:value-type="float">
            <text:p>16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SUM([.C46:.D46])" office:value-type="float" office:value="401" calcext:value-type="float">
            <text:p>401</text:p>
          </table:table-cell>
          <table:table-cell table:formula="of:=SUM([.E46:.G46])" office:value-type="float" office:value="197" calcext:value-type="float">
            <text:p>197</text:p>
          </table:table-cell>
          <table:table-cell table:formula="of:=SUM([.H46:.I46])" office:value-type="float" office:value="0" calcext:value-type="float">
            <text:p>0</text:p>
          </table:table-cell>
          <table:table-cell table:formula="of:=[.I46]" office:value-type="float" office:value="0" calcext:value-type="float">
            <text:p>0</text:p>
          </table:table-cell>
          <table:table-cell table:formula="of:=IF([.$J46]&gt;0;[.L46]/[.$J46];0)" office:value-type="percentage" office:value="0.636507936507936" calcext:value-type="percentage">
            <text:p>63.65%</text:p>
          </table:table-cell>
          <table:table-cell table:formula="of:=IF([.$J46]&gt;0;[.M46]/[.$J46];0)" office:value-type="percentage" office:value="0.312698412698413" calcext:value-type="percentage">
            <text:p>31.27%</text:p>
          </table:table-cell>
          <table:table-cell table:formula="of:=IF([.$J46]&gt;0;[.N46]/[.$J46];0)" office:value-type="percentage" office:value="0" calcext:value-type="percentage">
            <text:p>0.00%</text:p>
          </table:table-cell>
          <table:table-cell table:formula="of:=IF([.$J46]&gt;0;[.O46]/[.$J4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54" calcext:value-type="float">
            <text:p>54</text:p>
          </table:table-cell>
          <table:table-cell office:value-type="float" office:value="213" calcext:value-type="float">
            <text:p>213</text:p>
          </table:table-cell>
          <table:table-cell office:value-type="float" office:value="379" calcext:value-type="float">
            <text:p>379</text:p>
          </table:table-cell>
          <table:table-cell office:value-type="float" office:value="254" calcext:value-type="float">
            <text:p>254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4" calcext:value-type="float">
            <text:p>964</text:p>
          </table:table-cell>
          <table:table-cell/>
          <table:table-cell table:formula="of:=SUM([.C47:.D47])" office:value-type="float" office:value="592" calcext:value-type="float">
            <text:p>592</text:p>
          </table:table-cell>
          <table:table-cell table:formula="of:=SUM([.E47:.G47])" office:value-type="float" office:value="317" calcext:value-type="float">
            <text:p>317</text:p>
          </table:table-cell>
          <table:table-cell table:formula="of:=SUM([.H47:.I47])" office:value-type="float" office:value="1" calcext:value-type="float">
            <text:p>1</text:p>
          </table:table-cell>
          <table:table-cell table:formula="of:=[.I47]" office:value-type="float" office:value="0" calcext:value-type="float">
            <text:p>0</text:p>
          </table:table-cell>
          <table:table-cell table:formula="of:=IF([.$J47]&gt;0;[.L47]/[.$J47];0)" office:value-type="percentage" office:value="0.614107883817427" calcext:value-type="percentage">
            <text:p>61.41%</text:p>
          </table:table-cell>
          <table:table-cell table:formula="of:=IF([.$J47]&gt;0;[.M47]/[.$J47];0)" office:value-type="percentage" office:value="0.328838174273859" calcext:value-type="percentage">
            <text:p>32.88%</text:p>
          </table:table-cell>
          <table:table-cell table:formula="of:=IF([.$J47]&gt;0;[.N47]/[.$J47];0)" office:value-type="percentage" office:value="0.00103734439834025" calcext:value-type="percentage">
            <text:p>0.10%</text:p>
          </table:table-cell>
          <table:table-cell table:formula="of:=IF([.$J47]&gt;0;[.O47]/[.$J4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office:value-type="float" office:value="229" calcext:value-type="float">
            <text:p>229</text:p>
          </table:table-cell>
          <table:table-cell office:value-type="float" office:value="187" calcext:value-type="float">
            <text:p>187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/>
          <table:table-cell table:formula="of:=SUM([.C48:.D48])" office:value-type="float" office:value="343" calcext:value-type="float">
            <text:p>343</text:p>
          </table:table-cell>
          <table:table-cell table:formula="of:=SUM([.E48:.G48])" office:value-type="float" office:value="256" calcext:value-type="float">
            <text:p>256</text:p>
          </table:table-cell>
          <table:table-cell table:formula="of:=SUM([.H48:.I48])" office:value-type="float" office:value="0" calcext:value-type="float">
            <text:p>0</text:p>
          </table:table-cell>
          <table:table-cell table:formula="of:=[.I48]" office:value-type="float" office:value="0" calcext:value-type="float">
            <text:p>0</text:p>
          </table:table-cell>
          <table:table-cell table:formula="of:=IF([.$J48]&gt;0;[.L48]/[.$J48];0)" office:value-type="percentage" office:value="0.5488" calcext:value-type="percentage">
            <text:p>54.88%</text:p>
          </table:table-cell>
          <table:table-cell table:formula="of:=IF([.$J48]&gt;0;[.M48]/[.$J48];0)" office:value-type="percentage" office:value="0.4096" calcext:value-type="percentage">
            <text:p>40.96%</text:p>
          </table:table-cell>
          <table:table-cell table:formula="of:=IF([.$J48]&gt;0;[.N48]/[.$J48];0)" office:value-type="percentage" office:value="0" calcext:value-type="percentage">
            <text:p>0.00%</text:p>
          </table:table-cell>
          <table:table-cell table:formula="of:=IF([.$J48]&gt;0;[.O48]/[.$J4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185" calcext:value-type="float">
            <text:p>185</text:p>
          </table:table-cell>
          <table:table-cell office:value-type="float" office:value="159" calcext:value-type="float">
            <text:p>159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/>
          <table:table-cell table:formula="of:=SUM([.C49:.D49])" office:value-type="float" office:value="278" calcext:value-type="float">
            <text:p>278</text:p>
          </table:table-cell>
          <table:table-cell table:formula="of:=SUM([.E49:.G49])" office:value-type="float" office:value="245" calcext:value-type="float">
            <text:p>245</text:p>
          </table:table-cell>
          <table:table-cell table:formula="of:=SUM([.H49:.I49])" office:value-type="float" office:value="0" calcext:value-type="float">
            <text:p>0</text:p>
          </table:table-cell>
          <table:table-cell table:formula="of:=[.I49]" office:value-type="float" office:value="0" calcext:value-type="float">
            <text:p>0</text:p>
          </table:table-cell>
          <table:table-cell table:formula="of:=IF([.$J49]&gt;0;[.L49]/[.$J49];0)" office:value-type="percentage" office:value="0.523540489642185" calcext:value-type="percentage">
            <text:p>52.35%</text:p>
          </table:table-cell>
          <table:table-cell table:formula="of:=IF([.$J49]&gt;0;[.M49]/[.$J49];0)" office:value-type="percentage" office:value="0.461393596986817" calcext:value-type="percentage">
            <text:p>46.14%</text:p>
          </table:table-cell>
          <table:table-cell table:formula="of:=IF([.$J49]&gt;0;[.N49]/[.$J49];0)" office:value-type="percentage" office:value="0" calcext:value-type="percentage">
            <text:p>0.00%</text:p>
          </table:table-cell>
          <table:table-cell table:formula="of:=IF([.$J49]&gt;0;[.O49]/[.$J4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  <table:table-cell office:value-type="float" office:value="314" calcext:value-type="float">
            <text:p>314</text:p>
          </table:table-cell>
          <table:table-cell office:value-type="float" office:value="288" calcext:value-type="float">
            <text:p>288</text:p>
          </table:table-cell>
          <table:table-cell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/>
          <table:table-cell table:formula="of:=SUM([.C50:.D50])" office:value-type="float" office:value="437" calcext:value-type="float">
            <text:p>437</text:p>
          </table:table-cell>
          <table:table-cell table:formula="of:=SUM([.E50:.G50])" office:value-type="float" office:value="414" calcext:value-type="float">
            <text:p>414</text:p>
          </table:table-cell>
          <table:table-cell table:formula="of:=SUM([.H50:.I50])" office:value-type="float" office:value="0" calcext:value-type="float">
            <text:p>0</text:p>
          </table:table-cell>
          <table:table-cell table:formula="of:=[.I50]" office:value-type="float" office:value="0" calcext:value-type="float">
            <text:p>0</text:p>
          </table:table-cell>
          <table:table-cell table:formula="of:=IF([.$J50]&gt;0;[.L50]/[.$J50];0)" office:value-type="percentage" office:value="0.506960556844548" calcext:value-type="percentage">
            <text:p>50.70%</text:p>
          </table:table-cell>
          <table:table-cell table:formula="of:=IF([.$J50]&gt;0;[.M50]/[.$J50];0)" office:value-type="percentage" office:value="0.480278422273782" calcext:value-type="percentage">
            <text:p>48.03%</text:p>
          </table:table-cell>
          <table:table-cell table:formula="of:=IF([.$J50]&gt;0;[.N50]/[.$J50];0)" office:value-type="percentage" office:value="0" calcext:value-type="percentage">
            <text:p>0.00%</text:p>
          </table:table-cell>
          <table:table-cell table:formula="of:=IF([.$J50]&gt;0;[.O50]/[.$J5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185" calcext:value-type="float">
            <text:p>185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/>
          <table:table-cell table:formula="of:=SUM([.C51:.D51])" office:value-type="float" office:value="219" calcext:value-type="float">
            <text:p>219</text:p>
          </table:table-cell>
          <table:table-cell table:formula="of:=SUM([.E51:.G51])" office:value-type="float" office:value="297" calcext:value-type="float">
            <text:p>297</text:p>
          </table:table-cell>
          <table:table-cell table:formula="of:=SUM([.H51:.I51])" office:value-type="float" office:value="0" calcext:value-type="float">
            <text:p>0</text:p>
          </table:table-cell>
          <table:table-cell table:formula="of:=[.I51]" office:value-type="float" office:value="0" calcext:value-type="float">
            <text:p>0</text:p>
          </table:table-cell>
          <table:table-cell table:formula="of:=IF([.$J51]&gt;0;[.L51]/[.$J51];0)" office:value-type="percentage" office:value="0.413207547169811" calcext:value-type="percentage">
            <text:p>41.32%</text:p>
          </table:table-cell>
          <table:table-cell table:formula="of:=IF([.$J51]&gt;0;[.M51]/[.$J51];0)" office:value-type="percentage" office:value="0.560377358490566" calcext:value-type="percentage">
            <text:p>56.04%</text:p>
          </table:table-cell>
          <table:table-cell table:formula="of:=IF([.$J51]&gt;0;[.N51]/[.$J51];0)" office:value-type="percentage" office:value="0" calcext:value-type="percentage">
            <text:p>0.00%</text:p>
          </table:table-cell>
          <table:table-cell table:formula="of:=IF([.$J51]&gt;0;[.O51]/[.$J5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47" calcext:value-type="float">
            <text:p>147</text:p>
          </table:table-cell>
          <table:table-cell office:value-type="float" office:value="192" calcext:value-type="float">
            <text:p>192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/>
          <table:table-cell table:formula="of:=SUM([.C52:.D52])" office:value-type="float" office:value="195" calcext:value-type="float">
            <text:p>195</text:p>
          </table:table-cell>
          <table:table-cell table:formula="of:=SUM([.E52:.G52])" office:value-type="float" office:value="292" calcext:value-type="float">
            <text:p>292</text:p>
          </table:table-cell>
          <table:table-cell table:formula="of:=SUM([.H52:.I52])" office:value-type="float" office:value="0" calcext:value-type="float">
            <text:p>0</text:p>
          </table:table-cell>
          <table:table-cell table:formula="of:=[.I52]" office:value-type="float" office:value="0" calcext:value-type="float">
            <text:p>0</text:p>
          </table:table-cell>
          <table:table-cell table:formula="of:=IF([.$J52]&gt;0;[.L52]/[.$J52];0)" office:value-type="percentage" office:value="0.396341463414634" calcext:value-type="percentage">
            <text:p>39.63%</text:p>
          </table:table-cell>
          <table:table-cell table:formula="of:=IF([.$J52]&gt;0;[.M52]/[.$J52];0)" office:value-type="percentage" office:value="0.59349593495935" calcext:value-type="percentage">
            <text:p>59.35%</text:p>
          </table:table-cell>
          <table:table-cell table:formula="of:=IF([.$J52]&gt;0;[.N52]/[.$J52];0)" office:value-type="percentage" office:value="0" calcext:value-type="percentage">
            <text:p>0.00%</text:p>
          </table:table-cell>
          <table:table-cell table:formula="of:=IF([.$J52]&gt;0;[.O52]/[.$J5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72" calcext:value-type="float">
            <text:p>172</text:p>
          </table:table-cell>
          <table:table-cell office:value-type="float" office:value="256" calcext:value-type="float">
            <text:p>256</text:p>
          </table:table-cell>
          <table:table-cell office:value-type="float" office:value="125" calcext:value-type="float">
            <text:p>12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/>
          <table:table-cell table:formula="of:=SUM([.C53:.D53])" office:value-type="float" office:value="228" calcext:value-type="float">
            <text:p>228</text:p>
          </table:table-cell>
          <table:table-cell table:formula="of:=SUM([.E53:.G53])" office:value-type="float" office:value="404" calcext:value-type="float">
            <text:p>404</text:p>
          </table:table-cell>
          <table:table-cell table:formula="of:=SUM([.H53:.I53])" office:value-type="float" office:value="1" calcext:value-type="float">
            <text:p>1</text:p>
          </table:table-cell>
          <table:table-cell table:formula="of:=[.I53]" office:value-type="float" office:value="0" calcext:value-type="float">
            <text:p>0</text:p>
          </table:table-cell>
          <table:table-cell table:formula="of:=IF([.$J53]&gt;0;[.L53]/[.$J53];0)" office:value-type="percentage" office:value="0.357927786499215" calcext:value-type="percentage">
            <text:p>35.79%</text:p>
          </table:table-cell>
          <table:table-cell table:formula="of:=IF([.$J53]&gt;0;[.M53]/[.$J53];0)" office:value-type="percentage" office:value="0.634222919937206" calcext:value-type="percentage">
            <text:p>63.42%</text:p>
          </table:table-cell>
          <table:table-cell table:formula="of:=IF([.$J53]&gt;0;[.N53]/[.$J53];0)" office:value-type="percentage" office:value="0.00156985871271586" calcext:value-type="percentage">
            <text:p>0.16%</text:p>
          </table:table-cell>
          <table:table-cell table:formula="of:=IF([.$J53]&gt;0;[.O53]/[.$J5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office:value-type="float" office:value="196" calcext:value-type="float">
            <text:p>196</text:p>
          </table:table-cell>
          <table:table-cell office:value-type="float" office:value="119" calcext:value-type="float">
            <text:p>11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/>
          <table:table-cell table:formula="of:=SUM([.C54:.D54])" office:value-type="float" office:value="146" calcext:value-type="float">
            <text:p>146</text:p>
          </table:table-cell>
          <table:table-cell table:formula="of:=SUM([.E54:.G54])" office:value-type="float" office:value="336" calcext:value-type="float">
            <text:p>336</text:p>
          </table:table-cell>
          <table:table-cell table:formula="of:=SUM([.H54:.I54])" office:value-type="float" office:value="1" calcext:value-type="float">
            <text:p>1</text:p>
          </table:table-cell>
          <table:table-cell table:formula="of:=[.I54]" office:value-type="float" office:value="0" calcext:value-type="float">
            <text:p>0</text:p>
          </table:table-cell>
          <table:table-cell table:formula="of:=IF([.$J54]&gt;0;[.L54]/[.$J54];0)" office:value-type="percentage" office:value="0.299794661190965" calcext:value-type="percentage">
            <text:p>29.98%</text:p>
          </table:table-cell>
          <table:table-cell table:formula="of:=IF([.$J54]&gt;0;[.M54]/[.$J54];0)" office:value-type="percentage" office:value="0.68993839835729" calcext:value-type="percentage">
            <text:p>68.99%</text:p>
          </table:table-cell>
          <table:table-cell table:formula="of:=IF([.$J54]&gt;0;[.N54]/[.$J54];0)" office:value-type="percentage" office:value="0.00205338809034908" calcext:value-type="percentage">
            <text:p>0.21%</text:p>
          </table:table-cell>
          <table:table-cell table:formula="of:=IF([.$J54]&gt;0;[.O54]/[.$J5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13" calcext:value-type="float">
            <text:p>113</text:p>
          </table:table-cell>
          <table:table-cell office:value-type="float" office:value="188" calcext:value-type="float">
            <text:p>188</text:p>
          </table:table-cell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/>
          <table:table-cell table:formula="of:=SUM([.C55:.D55])" office:value-type="float" office:value="141" calcext:value-type="float">
            <text:p>141</text:p>
          </table:table-cell>
          <table:table-cell table:formula="of:=SUM([.E55:.G55])" office:value-type="float" office:value="341" calcext:value-type="float">
            <text:p>341</text:p>
          </table:table-cell>
          <table:table-cell table:formula="of:=SUM([.H55:.I55])" office:value-type="float" office:value="3" calcext:value-type="float">
            <text:p>3</text:p>
          </table:table-cell>
          <table:table-cell table:formula="of:=[.I55]" office:value-type="float" office:value="0" calcext:value-type="float">
            <text:p>0</text:p>
          </table:table-cell>
          <table:table-cell table:formula="of:=IF([.$J55]&gt;0;[.L55]/[.$J55];0)" office:value-type="percentage" office:value="0.28952772073922" calcext:value-type="percentage">
            <text:p>28.95%</text:p>
          </table:table-cell>
          <table:table-cell table:formula="of:=IF([.$J55]&gt;0;[.M55]/[.$J55];0)" office:value-type="percentage" office:value="0.700205338809035" calcext:value-type="percentage">
            <text:p>70.02%</text:p>
          </table:table-cell>
          <table:table-cell table:formula="of:=IF([.$J55]&gt;0;[.N55]/[.$J55];0)" office:value-type="percentage" office:value="0.00616016427104723" calcext:value-type="percentage">
            <text:p>0.62%</text:p>
          </table:table-cell>
          <table:table-cell table:formula="of:=IF([.$J55]&gt;0;[.O55]/[.$J5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/>
          <table:table-cell table:formula="of:=SUM([.C56:.D56])" office:value-type="float" office:value="100" calcext:value-type="float">
            <text:p>100</text:p>
          </table:table-cell>
          <table:table-cell table:formula="of:=SUM([.E56:.G56])" office:value-type="float" office:value="341" calcext:value-type="float">
            <text:p>341</text:p>
          </table:table-cell>
          <table:table-cell table:formula="of:=SUM([.H56:.I56])" office:value-type="float" office:value="9" calcext:value-type="float">
            <text:p>9</text:p>
          </table:table-cell>
          <table:table-cell table:formula="of:=[.I56]" office:value-type="float" office:value="1" calcext:value-type="float">
            <text:p>1</text:p>
          </table:table-cell>
          <table:table-cell table:formula="of:=IF([.$J56]&gt;0;[.L56]/[.$J56];0)" office:value-type="percentage" office:value="0.221238938053097" calcext:value-type="percentage">
            <text:p>22.12%</text:p>
          </table:table-cell>
          <table:table-cell table:formula="of:=IF([.$J56]&gt;0;[.M56]/[.$J56];0)" office:value-type="percentage" office:value="0.754424778761062" calcext:value-type="percentage">
            <text:p>75.44%</text:p>
          </table:table-cell>
          <table:table-cell table:formula="of:=IF([.$J56]&gt;0;[.N56]/[.$J56];0)" office:value-type="percentage" office:value="0.0199115044247788" calcext:value-type="percentage">
            <text:p>1.99%</text:p>
          </table:table-cell>
          <table:table-cell table:formula="of:=IF([.$J56]&gt;0;[.O56]/[.$J56];0)" office:value-type="percentage" office:value="0.00221238938053097" calcext:value-type="percentage">
            <text:p>0.22%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162" calcext:value-type="float">
            <text:p>162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/>
          <table:table-cell table:formula="of:=SUM([.C57:.D57])" office:value-type="float" office:value="95" calcext:value-type="float">
            <text:p>95</text:p>
          </table:table-cell>
          <table:table-cell table:formula="of:=SUM([.E57:.G57])" office:value-type="float" office:value="327" calcext:value-type="float">
            <text:p>327</text:p>
          </table:table-cell>
          <table:table-cell table:formula="of:=SUM([.H57:.I57])" office:value-type="float" office:value="5" calcext:value-type="float">
            <text:p>5</text:p>
          </table:table-cell>
          <table:table-cell table:formula="of:=[.I57]" office:value-type="float" office:value="0" calcext:value-type="float">
            <text:p>0</text:p>
          </table:table-cell>
          <table:table-cell table:formula="of:=IF([.$J57]&gt;0;[.L57]/[.$J57];0)" office:value-type="percentage" office:value="0.22196261682243" calcext:value-type="percentage">
            <text:p>22.20%</text:p>
          </table:table-cell>
          <table:table-cell table:formula="of:=IF([.$J57]&gt;0;[.M57]/[.$J57];0)" office:value-type="percentage" office:value="0.764018691588785" calcext:value-type="percentage">
            <text:p>76.40%</text:p>
          </table:table-cell>
          <table:table-cell table:formula="of:=IF([.$J57]&gt;0;[.N57]/[.$J57];0)" office:value-type="percentage" office:value="0.0116822429906542" calcext:value-type="percentage">
            <text:p>1.17%</text:p>
          </table:table-cell>
          <table:table-cell table:formula="of:=IF([.$J57]&gt;0;[.O57]/[.$J5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145" calcext:value-type="float">
            <text:p>14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SUM([.C58:.D58])" office:value-type="float" office:value="84" calcext:value-type="float">
            <text:p>84</text:p>
          </table:table-cell>
          <table:table-cell table:formula="of:=SUM([.E58:.G58])" office:value-type="float" office:value="315" calcext:value-type="float">
            <text:p>315</text:p>
          </table:table-cell>
          <table:table-cell table:formula="of:=SUM([.H58:.I58])" office:value-type="float" office:value="1" calcext:value-type="float">
            <text:p>1</text:p>
          </table:table-cell>
          <table:table-cell table:formula="of:=[.I58]" office:value-type="float" office:value="0" calcext:value-type="float">
            <text:p>0</text:p>
          </table:table-cell>
          <table:table-cell table:formula="of:=IF([.$J58]&gt;0;[.L58]/[.$J58];0)" office:value-type="percentage" office:value="0.21" calcext:value-type="percentage">
            <text:p>21.00%</text:p>
          </table:table-cell>
          <table:table-cell table:formula="of:=IF([.$J58]&gt;0;[.M58]/[.$J58];0)" office:value-type="percentage" office:value="0.7875" calcext:value-type="percentage">
            <text:p>78.75%</text:p>
          </table:table-cell>
          <table:table-cell table:formula="of:=IF([.$J58]&gt;0;[.N58]/[.$J58];0)" office:value-type="percentage" office:value="0.0025" calcext:value-type="percentage">
            <text:p>0.25%</text:p>
          </table:table-cell>
          <table:table-cell table:formula="of:=IF([.$J58]&gt;0;[.O58]/[.$J5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/>
          <table:table-cell table:formula="of:=SUM([.C59:.D59])" office:value-type="float" office:value="74" calcext:value-type="float">
            <text:p>74</text:p>
          </table:table-cell>
          <table:table-cell table:formula="of:=SUM([.E59:.G59])" office:value-type="float" office:value="402" calcext:value-type="float">
            <text:p>402</text:p>
          </table:table-cell>
          <table:table-cell table:formula="of:=SUM([.H59:.I59])" office:value-type="float" office:value="9" calcext:value-type="float">
            <text:p>9</text:p>
          </table:table-cell>
          <table:table-cell table:formula="of:=[.I59]" office:value-type="float" office:value="0" calcext:value-type="float">
            <text:p>0</text:p>
          </table:table-cell>
          <table:table-cell table:formula="of:=IF([.$J59]&gt;0;[.L59]/[.$J59];0)" office:value-type="percentage" office:value="0.152263374485597" calcext:value-type="percentage">
            <text:p>15.23%</text:p>
          </table:table-cell>
          <table:table-cell table:formula="of:=IF([.$J59]&gt;0;[.M59]/[.$J59];0)" office:value-type="percentage" office:value="0.82716049382716" calcext:value-type="percentage">
            <text:p>82.72%</text:p>
          </table:table-cell>
          <table:table-cell table:formula="of:=IF([.$J59]&gt;0;[.N59]/[.$J59];0)" office:value-type="percentage" office:value="0.0185185185185185" calcext:value-type="percentage">
            <text:p>1.85%</text:p>
          </table:table-cell>
          <table:table-cell table:formula="of:=IF([.$J59]&gt;0;[.O59]/[.$J5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SUM([.C60:.D60])" office:value-type="float" office:value="35" calcext:value-type="float">
            <text:p>35</text:p>
          </table:table-cell>
          <table:table-cell table:formula="of:=SUM([.E60:.G60])" office:value-type="float" office:value="271" calcext:value-type="float">
            <text:p>271</text:p>
          </table:table-cell>
          <table:table-cell table:formula="of:=SUM([.H60:.I60])" office:value-type="float" office:value="11" calcext:value-type="float">
            <text:p>11</text:p>
          </table:table-cell>
          <table:table-cell table:formula="of:=[.I60]" office:value-type="float" office:value="0" calcext:value-type="float">
            <text:p>0</text:p>
          </table:table-cell>
          <table:table-cell table:formula="of:=IF([.$J60]&gt;0;[.L60]/[.$J60];0)" office:value-type="percentage" office:value="0.110410094637224" calcext:value-type="percentage">
            <text:p>11.04%</text:p>
          </table:table-cell>
          <table:table-cell table:formula="of:=IF([.$J60]&gt;0;[.M60]/[.$J60];0)" office:value-type="percentage" office:value="0.854889589905363" calcext:value-type="percentage">
            <text:p>85.49%</text:p>
          </table:table-cell>
          <table:table-cell table:formula="of:=IF([.$J60]&gt;0;[.N60]/[.$J60];0)" office:value-type="percentage" office:value="0.0347003154574132" calcext:value-type="percentage">
            <text:p>3.47%</text:p>
          </table:table-cell>
          <table:table-cell table:formula="of:=IF([.$J60]&gt;0;[.O60]/[.$J6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SUM([.C61:.D61])" office:value-type="float" office:value="31" calcext:value-type="float">
            <text:p>31</text:p>
          </table:table-cell>
          <table:table-cell table:formula="of:=SUM([.E61:.G61])" office:value-type="float" office:value="224" calcext:value-type="float">
            <text:p>224</text:p>
          </table:table-cell>
          <table:table-cell table:formula="of:=SUM([.H61:.I61])" office:value-type="float" office:value="5" calcext:value-type="float">
            <text:p>5</text:p>
          </table:table-cell>
          <table:table-cell table:formula="of:=[.I61]" office:value-type="float" office:value="0" calcext:value-type="float">
            <text:p>0</text:p>
          </table:table-cell>
          <table:table-cell table:formula="of:=IF([.$J61]&gt;0;[.L61]/[.$J61];0)" office:value-type="percentage" office:value="0.119230769230769" calcext:value-type="percentage">
            <text:p>11.92%</text:p>
          </table:table-cell>
          <table:table-cell table:formula="of:=IF([.$J61]&gt;0;[.M61]/[.$J61];0)" office:value-type="percentage" office:value="0.861538461538462" calcext:value-type="percentage">
            <text:p>86.15%</text:p>
          </table:table-cell>
          <table:table-cell table:formula="of:=IF([.$J61]&gt;0;[.N61]/[.$J61];0)" office:value-type="percentage" office:value="0.0192307692307692" calcext:value-type="percentage">
            <text:p>1.92%</text:p>
          </table:table-cell>
          <table:table-cell table:formula="of:=IF([.$J61]&gt;0;[.O61]/[.$J6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22" calcext:value-type="float">
            <text:p>122</text:p>
          </table:table-cell>
          <table:table-cell office:value-type="float" office:value="137" calcext:value-type="float">
            <text:p>137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SUM([.C62:.D62])" office:value-type="float" office:value="34" calcext:value-type="float">
            <text:p>34</text:p>
          </table:table-cell>
          <table:table-cell table:formula="of:=SUM([.E62:.G62])" office:value-type="float" office:value="357" calcext:value-type="float">
            <text:p>357</text:p>
          </table:table-cell>
          <table:table-cell table:formula="of:=SUM([.H62:.I62])" office:value-type="float" office:value="16" calcext:value-type="float">
            <text:p>16</text:p>
          </table:table-cell>
          <table:table-cell table:formula="of:=[.I62]" office:value-type="float" office:value="0" calcext:value-type="float">
            <text:p>0</text:p>
          </table:table-cell>
          <table:table-cell table:formula="of:=IF([.$J62]&gt;0;[.L62]/[.$J62];0)" office:value-type="percentage" office:value="0.0833333333333333" calcext:value-type="percentage">
            <text:p>8.33%</text:p>
          </table:table-cell>
          <table:table-cell table:formula="of:=IF([.$J62]&gt;0;[.M62]/[.$J62];0)" office:value-type="percentage" office:value="0.875" calcext:value-type="percentage">
            <text:p>87.50%</text:p>
          </table:table-cell>
          <table:table-cell table:formula="of:=IF([.$J62]&gt;0;[.N62]/[.$J62];0)" office:value-type="percentage" office:value="0.0392156862745098" calcext:value-type="percentage">
            <text:p>3.92%</text:p>
          </table:table-cell>
          <table:table-cell table:formula="of:=IF([.$J62]&gt;0;[.O62]/[.$J6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03" calcext:value-type="float">
            <text:p>103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SUM([.C63:.D63])" office:value-type="float" office:value="15" calcext:value-type="float">
            <text:p>15</text:p>
          </table:table-cell>
          <table:table-cell table:formula="of:=SUM([.E63:.G63])" office:value-type="float" office:value="231" calcext:value-type="float">
            <text:p>231</text:p>
          </table:table-cell>
          <table:table-cell table:formula="of:=SUM([.H63:.I63])" office:value-type="float" office:value="9" calcext:value-type="float">
            <text:p>9</text:p>
          </table:table-cell>
          <table:table-cell table:formula="of:=[.I63]" office:value-type="float" office:value="1" calcext:value-type="float">
            <text:p>1</text:p>
          </table:table-cell>
          <table:table-cell table:formula="of:=IF([.$J63]&gt;0;[.L63]/[.$J63];0)" office:value-type="percentage" office:value="0.0588235294117647" calcext:value-type="percentage">
            <text:p>5.88%</text:p>
          </table:table-cell>
          <table:table-cell table:formula="of:=IF([.$J63]&gt;0;[.M63]/[.$J63];0)" office:value-type="percentage" office:value="0.905882352941176" calcext:value-type="percentage">
            <text:p>90.59%</text:p>
          </table:table-cell>
          <table:table-cell table:formula="of:=IF([.$J63]&gt;0;[.N63]/[.$J63];0)" office:value-type="percentage" office:value="0.0352941176470588" calcext:value-type="percentage">
            <text:p>3.53%</text:p>
          </table:table-cell>
          <table:table-cell table:formula="of:=IF([.$J63]&gt;0;[.O63]/[.$J63];0)" office:value-type="percentage" office:value="0.00392156862745098" calcext:value-type="percentage">
            <text:p>0.39%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SUM([.C64:.D64])" office:value-type="float" office:value="10" calcext:value-type="float">
            <text:p>10</text:p>
          </table:table-cell>
          <table:table-cell table:formula="of:=SUM([.E64:.G64])" office:value-type="float" office:value="162" calcext:value-type="float">
            <text:p>162</text:p>
          </table:table-cell>
          <table:table-cell table:formula="of:=SUM([.H64:.I64])" office:value-type="float" office:value="11" calcext:value-type="float">
            <text:p>11</text:p>
          </table:table-cell>
          <table:table-cell table:formula="of:=[.I64]" office:value-type="float" office:value="0" calcext:value-type="float">
            <text:p>0</text:p>
          </table:table-cell>
          <table:table-cell table:formula="of:=IF([.$J64]&gt;0;[.L64]/[.$J64];0)" office:value-type="percentage" office:value="0.0546448087431694" calcext:value-type="percentage">
            <text:p>5.46%</text:p>
          </table:table-cell>
          <table:table-cell table:formula="of:=IF([.$J64]&gt;0;[.M64]/[.$J64];0)" office:value-type="percentage" office:value="0.885245901639344" calcext:value-type="percentage">
            <text:p>88.52%</text:p>
          </table:table-cell>
          <table:table-cell table:formula="of:=IF([.$J64]&gt;0;[.N64]/[.$J64];0)" office:value-type="percentage" office:value="0.0601092896174863" calcext:value-type="percentage">
            <text:p>6.01%</text:p>
          </table:table-cell>
          <table:table-cell table:formula="of:=IF([.$J64]&gt;0;[.O64]/[.$J6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136" calcext:value-type="float">
            <text:p>136</text:p>
          </table:table-cell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  <table:table-cell/>
          <table:table-cell table:formula="of:=SUM([.C65:.D65])" office:value-type="float" office:value="18" calcext:value-type="float">
            <text:p>18</text:p>
          </table:table-cell>
          <table:table-cell table:formula="of:=SUM([.E65:.G65])" office:value-type="float" office:value="314" calcext:value-type="float">
            <text:p>314</text:p>
          </table:table-cell>
          <table:table-cell table:formula="of:=SUM([.H65:.I65])" office:value-type="float" office:value="26" calcext:value-type="float">
            <text:p>26</text:p>
          </table:table-cell>
          <table:table-cell table:formula="of:=[.I65]" office:value-type="float" office:value="2" calcext:value-type="float">
            <text:p>2</text:p>
          </table:table-cell>
          <table:table-cell table:formula="of:=IF([.$J65]&gt;0;[.L65]/[.$J65];0)" office:value-type="percentage" office:value="0.0502793296089386" calcext:value-type="percentage">
            <text:p>5.03%</text:p>
          </table:table-cell>
          <table:table-cell table:formula="of:=IF([.$J65]&gt;0;[.M65]/[.$J65];0)" office:value-type="percentage" office:value="0.877094972067039" calcext:value-type="percentage">
            <text:p>87.71%</text:p>
          </table:table-cell>
          <table:table-cell table:formula="of:=IF([.$J65]&gt;0;[.N65]/[.$J65];0)" office:value-type="percentage" office:value="0.0726256983240224" calcext:value-type="percentage">
            <text:p>7.26%</text:p>
          </table:table-cell>
          <table:table-cell table:formula="of:=IF([.$J65]&gt;0;[.O65]/[.$J65];0)" office:value-type="percentage" office:value="0.00558659217877095" calcext:value-type="percentage">
            <text:p>0.56%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SUM([.C66:.D66])" office:value-type="float" office:value="16" calcext:value-type="float">
            <text:p>16</text:p>
          </table:table-cell>
          <table:table-cell table:formula="of:=SUM([.E66:.G66])" office:value-type="float" office:value="223" calcext:value-type="float">
            <text:p>223</text:p>
          </table:table-cell>
          <table:table-cell table:formula="of:=SUM([.H66:.I66])" office:value-type="float" office:value="19" calcext:value-type="float">
            <text:p>19</text:p>
          </table:table-cell>
          <table:table-cell table:formula="of:=[.I66]" office:value-type="float" office:value="0" calcext:value-type="float">
            <text:p>0</text:p>
          </table:table-cell>
          <table:table-cell table:formula="of:=IF([.$J66]&gt;0;[.L66]/[.$J66];0)" office:value-type="percentage" office:value="0.062015503875969" calcext:value-type="percentage">
            <text:p>6.20%</text:p>
          </table:table-cell>
          <table:table-cell table:formula="of:=IF([.$J66]&gt;0;[.M66]/[.$J66];0)" office:value-type="percentage" office:value="0.864341085271318" calcext:value-type="percentage">
            <text:p>86.43%</text:p>
          </table:table-cell>
          <table:table-cell table:formula="of:=IF([.$J66]&gt;0;[.N66]/[.$J66];0)" office:value-type="percentage" office:value="0.0736434108527132" calcext:value-type="percentage">
            <text:p>7.36%</text:p>
          </table:table-cell>
          <table:table-cell table:formula="of:=IF([.$J66]&gt;0;[.O66]/[.$J6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SUM([.C67:.D67])" office:value-type="float" office:value="2" calcext:value-type="float">
            <text:p>2</text:p>
          </table:table-cell>
          <table:table-cell table:formula="of:=SUM([.E67:.G67])" office:value-type="float" office:value="148" calcext:value-type="float">
            <text:p>148</text:p>
          </table:table-cell>
          <table:table-cell table:formula="of:=SUM([.H67:.I67])" office:value-type="float" office:value="32" calcext:value-type="float">
            <text:p>32</text:p>
          </table:table-cell>
          <table:table-cell table:formula="of:=[.I67]" office:value-type="float" office:value="0" calcext:value-type="float">
            <text:p>0</text:p>
          </table:table-cell>
          <table:table-cell table:formula="of:=IF([.$J67]&gt;0;[.L67]/[.$J67];0)" office:value-type="percentage" office:value="0.010989010989011" calcext:value-type="percentage">
            <text:p>1.10%</text:p>
          </table:table-cell>
          <table:table-cell table:formula="of:=IF([.$J67]&gt;0;[.M67]/[.$J67];0)" office:value-type="percentage" office:value="0.813186813186813" calcext:value-type="percentage">
            <text:p>81.32%</text:p>
          </table:table-cell>
          <table:table-cell table:formula="of:=IF([.$J67]&gt;0;[.N67]/[.$J67];0)" office:value-type="percentage" office:value="0.175824175824176" calcext:value-type="percentage">
            <text:p>17.58%</text:p>
          </table:table-cell>
          <table:table-cell table:formula="of:=IF([.$J67]&gt;0;[.O67]/[.$J6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SUM([.C68:.D68])" office:value-type="float" office:value="5" calcext:value-type="float">
            <text:p>5</text:p>
          </table:table-cell>
          <table:table-cell table:formula="of:=SUM([.E68:.G68])" office:value-type="float" office:value="159" calcext:value-type="float">
            <text:p>159</text:p>
          </table:table-cell>
          <table:table-cell table:formula="of:=SUM([.H68:.I68])" office:value-type="float" office:value="27" calcext:value-type="float">
            <text:p>27</text:p>
          </table:table-cell>
          <table:table-cell table:formula="of:=[.I68]" office:value-type="float" office:value="1" calcext:value-type="float">
            <text:p>1</text:p>
          </table:table-cell>
          <table:table-cell table:formula="of:=IF([.$J68]&gt;0;[.L68]/[.$J68];0)" office:value-type="percentage" office:value="0.0261780104712042" calcext:value-type="percentage">
            <text:p>2.62%</text:p>
          </table:table-cell>
          <table:table-cell table:formula="of:=IF([.$J68]&gt;0;[.M68]/[.$J68];0)" office:value-type="percentage" office:value="0.832460732984293" calcext:value-type="percentage">
            <text:p>83.25%</text:p>
          </table:table-cell>
          <table:table-cell table:formula="of:=IF([.$J68]&gt;0;[.N68]/[.$J68];0)" office:value-type="percentage" office:value="0.141361256544503" calcext:value-type="percentage">
            <text:p>14.14%</text:p>
          </table:table-cell>
          <table:table-cell table:formula="of:=IF([.$J68]&gt;0;[.O68]/[.$J68];0)" office:value-type="percentage" office:value="0.00523560209424084" calcext:value-type="percentage">
            <text:p>0.52%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SUM([.C69:.D69])" office:value-type="float" office:value="7" calcext:value-type="float">
            <text:p>7</text:p>
          </table:table-cell>
          <table:table-cell table:formula="of:=SUM([.E69:.G69])" office:value-type="float" office:value="165" calcext:value-type="float">
            <text:p>165</text:p>
          </table:table-cell>
          <table:table-cell table:formula="of:=SUM([.H69:.I69])" office:value-type="float" office:value="30" calcext:value-type="float">
            <text:p>30</text:p>
          </table:table-cell>
          <table:table-cell table:formula="of:=[.I69]" office:value-type="float" office:value="0" calcext:value-type="float">
            <text:p>0</text:p>
          </table:table-cell>
          <table:table-cell table:formula="of:=IF([.$J69]&gt;0;[.L69]/[.$J69];0)" office:value-type="percentage" office:value="0.0346534653465347" calcext:value-type="percentage">
            <text:p>3.47%</text:p>
          </table:table-cell>
          <table:table-cell table:formula="of:=IF([.$J69]&gt;0;[.M69]/[.$J69];0)" office:value-type="percentage" office:value="0.816831683168317" calcext:value-type="percentage">
            <text:p>81.68%</text:p>
          </table:table-cell>
          <table:table-cell table:formula="of:=IF([.$J69]&gt;0;[.N69]/[.$J69];0)" office:value-type="percentage" office:value="0.148514851485149" calcext:value-type="percentage">
            <text:p>14.85%</text:p>
          </table:table-cell>
          <table:table-cell table:formula="of:=IF([.$J69]&gt;0;[.O69]/[.$J6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SUM([.C70:.D70])" office:value-type="float" office:value="0" calcext:value-type="float">
            <text:p>0</text:p>
          </table:table-cell>
          <table:table-cell table:formula="of:=SUM([.E70:.G70])" office:value-type="float" office:value="107" calcext:value-type="float">
            <text:p>107</text:p>
          </table:table-cell>
          <table:table-cell table:formula="of:=SUM([.H70:.I70])" office:value-type="float" office:value="29" calcext:value-type="float">
            <text:p>29</text:p>
          </table:table-cell>
          <table:table-cell table:formula="of:=[.I70]" office:value-type="float" office:value="1" calcext:value-type="float">
            <text:p>1</text:p>
          </table:table-cell>
          <table:table-cell table:formula="of:=IF([.$J70]&gt;0;[.L70]/[.$J70];0)" office:value-type="percentage" office:value="0" calcext:value-type="percentage">
            <text:p>0.00%</text:p>
          </table:table-cell>
          <table:table-cell table:formula="of:=IF([.$J70]&gt;0;[.M70]/[.$J70];0)" office:value-type="percentage" office:value="0.786764705882353" calcext:value-type="percentage">
            <text:p>78.68%</text:p>
          </table:table-cell>
          <table:table-cell table:formula="of:=IF([.$J70]&gt;0;[.N70]/[.$J70];0)" office:value-type="percentage" office:value="0.213235294117647" calcext:value-type="percentage">
            <text:p>21.32%</text:p>
          </table:table-cell>
          <table:table-cell table:formula="of:=IF([.$J70]&gt;0;[.O70]/[.$J70];0)" office:value-type="percentage" office:value="0.00735294117647059" calcext:value-type="percentage">
            <text:p>0.74%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SUM([.C71:.D71])" office:value-type="float" office:value="2" calcext:value-type="float">
            <text:p>2</text:p>
          </table:table-cell>
          <table:table-cell table:formula="of:=SUM([.E71:.G71])" office:value-type="float" office:value="107" calcext:value-type="float">
            <text:p>107</text:p>
          </table:table-cell>
          <table:table-cell table:formula="of:=SUM([.H71:.I71])" office:value-type="float" office:value="42" calcext:value-type="float">
            <text:p>42</text:p>
          </table:table-cell>
          <table:table-cell table:formula="of:=[.I71]" office:value-type="float" office:value="4" calcext:value-type="float">
            <text:p>4</text:p>
          </table:table-cell>
          <table:table-cell table:formula="of:=IF([.$J71]&gt;0;[.L71]/[.$J71];0)" office:value-type="percentage" office:value="0.0132450331125828" calcext:value-type="percentage">
            <text:p>1.32%</text:p>
          </table:table-cell>
          <table:table-cell table:formula="of:=IF([.$J71]&gt;0;[.M71]/[.$J71];0)" office:value-type="percentage" office:value="0.708609271523179" calcext:value-type="percentage">
            <text:p>70.86%</text:p>
          </table:table-cell>
          <table:table-cell table:formula="of:=IF([.$J71]&gt;0;[.N71]/[.$J71];0)" office:value-type="percentage" office:value="0.278145695364238" calcext:value-type="percentage">
            <text:p>27.81%</text:p>
          </table:table-cell>
          <table:table-cell table:formula="of:=IF([.$J71]&gt;0;[.O71]/[.$J71];0)" office:value-type="percentage" office:value="0.0264900662251656" calcext:value-type="percentage">
            <text:p>2.65%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SUM([.C72:.D72])" office:value-type="float" office:value="1" calcext:value-type="float">
            <text:p>1</text:p>
          </table:table-cell>
          <table:table-cell table:formula="of:=SUM([.E72:.G72])" office:value-type="float" office:value="97" calcext:value-type="float">
            <text:p>97</text:p>
          </table:table-cell>
          <table:table-cell table:formula="of:=SUM([.H72:.I72])" office:value-type="float" office:value="34" calcext:value-type="float">
            <text:p>34</text:p>
          </table:table-cell>
          <table:table-cell table:formula="of:=[.I72]" office:value-type="float" office:value="2" calcext:value-type="float">
            <text:p>2</text:p>
          </table:table-cell>
          <table:table-cell table:formula="of:=IF([.$J72]&gt;0;[.L72]/[.$J72];0)" office:value-type="percentage" office:value="0.00757575757575758" calcext:value-type="percentage">
            <text:p>0.76%</text:p>
          </table:table-cell>
          <table:table-cell table:formula="of:=IF([.$J72]&gt;0;[.M72]/[.$J72];0)" office:value-type="percentage" office:value="0.734848484848485" calcext:value-type="percentage">
            <text:p>73.48%</text:p>
          </table:table-cell>
          <table:table-cell table:formula="of:=IF([.$J72]&gt;0;[.N72]/[.$J72];0)" office:value-type="percentage" office:value="0.257575757575758" calcext:value-type="percentage">
            <text:p>25.76%</text:p>
          </table:table-cell>
          <table:table-cell table:formula="of:=IF([.$J72]&gt;0;[.O72]/[.$J72];0)" office:value-type="percentage" office:value="0.0151515151515152" calcext:value-type="percentage">
            <text:p>1.52%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SUM([.C73:.D73])" office:value-type="float" office:value="0" calcext:value-type="float">
            <text:p>0</text:p>
          </table:table-cell>
          <table:table-cell table:formula="of:=SUM([.E73:.G73])" office:value-type="float" office:value="89" calcext:value-type="float">
            <text:p>89</text:p>
          </table:table-cell>
          <table:table-cell table:formula="of:=SUM([.H73:.I73])" office:value-type="float" office:value="42" calcext:value-type="float">
            <text:p>42</text:p>
          </table:table-cell>
          <table:table-cell table:formula="of:=[.I73]" office:value-type="float" office:value="1" calcext:value-type="float">
            <text:p>1</text:p>
          </table:table-cell>
          <table:table-cell table:formula="of:=IF([.$J73]&gt;0;[.L73]/[.$J73];0)" office:value-type="percentage" office:value="0" calcext:value-type="percentage">
            <text:p>0.00%</text:p>
          </table:table-cell>
          <table:table-cell table:formula="of:=IF([.$J73]&gt;0;[.M73]/[.$J73];0)" office:value-type="percentage" office:value="0.679389312977099" calcext:value-type="percentage">
            <text:p>67.94%</text:p>
          </table:table-cell>
          <table:table-cell table:formula="of:=IF([.$J73]&gt;0;[.N73]/[.$J73];0)" office:value-type="percentage" office:value="0.320610687022901" calcext:value-type="percentage">
            <text:p>32.06%</text:p>
          </table:table-cell>
          <table:table-cell table:formula="of:=IF([.$J73]&gt;0;[.O73]/[.$J73];0)" office:value-type="percentage" office:value="0.00763358778625954" calcext:value-type="percentage">
            <text:p>0.76%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SUM([.C74:.D74])" office:value-type="float" office:value="0" calcext:value-type="float">
            <text:p>0</text:p>
          </table:table-cell>
          <table:table-cell table:formula="of:=SUM([.E74:.G74])" office:value-type="float" office:value="75" calcext:value-type="float">
            <text:p>75</text:p>
          </table:table-cell>
          <table:table-cell table:formula="of:=SUM([.H74:.I74])" office:value-type="float" office:value="50" calcext:value-type="float">
            <text:p>50</text:p>
          </table:table-cell>
          <table:table-cell table:formula="of:=[.I74]" office:value-type="float" office:value="4" calcext:value-type="float">
            <text:p>4</text:p>
          </table:table-cell>
          <table:table-cell table:formula="of:=IF([.$J74]&gt;0;[.L74]/[.$J74];0)" office:value-type="percentage" office:value="0" calcext:value-type="percentage">
            <text:p>0.00%</text:p>
          </table:table-cell>
          <table:table-cell table:formula="of:=IF([.$J74]&gt;0;[.M74]/[.$J74];0)" office:value-type="percentage" office:value="0.6" calcext:value-type="percentage">
            <text:p>60.00%</text:p>
          </table:table-cell>
          <table:table-cell table:formula="of:=IF([.$J74]&gt;0;[.N74]/[.$J74];0)" office:value-type="percentage" office:value="0.4" calcext:value-type="percentage">
            <text:p>40.00%</text:p>
          </table:table-cell>
          <table:table-cell table:formula="of:=IF([.$J74]&gt;0;[.O74]/[.$J74];0)" office:value-type="percentage" office:value="0.032" calcext:value-type="percentage">
            <text:p>3.20%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/>
          <table:table-cell table:formula="of:=SUM([.C75:.D75])" office:value-type="float" office:value="0" calcext:value-type="float">
            <text:p>0</text:p>
          </table:table-cell>
          <table:table-cell table:formula="of:=SUM([.E75:.G75])" office:value-type="float" office:value="55" calcext:value-type="float">
            <text:p>55</text:p>
          </table:table-cell>
          <table:table-cell table:formula="of:=SUM([.H75:.I75])" office:value-type="float" office:value="41" calcext:value-type="float">
            <text:p>41</text:p>
          </table:table-cell>
          <table:table-cell table:formula="of:=[.I75]" office:value-type="float" office:value="6" calcext:value-type="float">
            <text:p>6</text:p>
          </table:table-cell>
          <table:table-cell table:formula="of:=IF([.$J75]&gt;0;[.L75]/[.$J75];0)" office:value-type="percentage" office:value="0" calcext:value-type="percentage">
            <text:p>0.00%</text:p>
          </table:table-cell>
          <table:table-cell table:formula="of:=IF([.$J75]&gt;0;[.M75]/[.$J75];0)" office:value-type="percentage" office:value="0.572916666666667" calcext:value-type="percentage">
            <text:p>57.29%</text:p>
          </table:table-cell>
          <table:table-cell table:formula="of:=IF([.$J75]&gt;0;[.N75]/[.$J75];0)" office:value-type="percentage" office:value="0.427083333333333" calcext:value-type="percentage">
            <text:p>42.71%</text:p>
          </table:table-cell>
          <table:table-cell table:formula="of:=IF([.$J75]&gt;0;[.O75]/[.$J75];0)" office:value-type="percentage" office:value="0.0625" calcext:value-type="percentage">
            <text:p>6.25%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/>
          <table:table-cell table:formula="of:=SUM([.C76:.D76])" office:value-type="float" office:value="0" calcext:value-type="float">
            <text:p>0</text:p>
          </table:table-cell>
          <table:table-cell table:formula="of:=SUM([.E76:.G76])" office:value-type="float" office:value="31" calcext:value-type="float">
            <text:p>31</text:p>
          </table:table-cell>
          <table:table-cell table:formula="of:=SUM([.H76:.I76])" office:value-type="float" office:value="26" calcext:value-type="float">
            <text:p>26</text:p>
          </table:table-cell>
          <table:table-cell table:formula="of:=[.I76]" office:value-type="float" office:value="3" calcext:value-type="float">
            <text:p>3</text:p>
          </table:table-cell>
          <table:table-cell table:formula="of:=IF([.$J76]&gt;0;[.L76]/[.$J76];0)" office:value-type="percentage" office:value="0" calcext:value-type="percentage">
            <text:p>0.00%</text:p>
          </table:table-cell>
          <table:table-cell table:formula="of:=IF([.$J76]&gt;0;[.M76]/[.$J76];0)" office:value-type="percentage" office:value="0.543859649122807" calcext:value-type="percentage">
            <text:p>54.39%</text:p>
          </table:table-cell>
          <table:table-cell table:formula="of:=IF([.$J76]&gt;0;[.N76]/[.$J76];0)" office:value-type="percentage" office:value="0.456140350877193" calcext:value-type="percentage">
            <text:p>45.61%</text:p>
          </table:table-cell>
          <table:table-cell table:formula="of:=IF([.$J76]&gt;0;[.O76]/[.$J76];0)" office:value-type="percentage" office:value="0.0526315789473684" calcext:value-type="percentage">
            <text:p>5.26%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SUM([.C77:.D77])" office:value-type="float" office:value="0" calcext:value-type="float">
            <text:p>0</text:p>
          </table:table-cell>
          <table:table-cell table:formula="of:=SUM([.E77:.G77])" office:value-type="float" office:value="51" calcext:value-type="float">
            <text:p>51</text:p>
          </table:table-cell>
          <table:table-cell table:formula="of:=SUM([.H77:.I77])" office:value-type="float" office:value="54" calcext:value-type="float">
            <text:p>54</text:p>
          </table:table-cell>
          <table:table-cell table:formula="of:=[.I77]" office:value-type="float" office:value="7" calcext:value-type="float">
            <text:p>7</text:p>
          </table:table-cell>
          <table:table-cell table:formula="of:=IF([.$J77]&gt;0;[.L77]/[.$J77];0)" office:value-type="percentage" office:value="0" calcext:value-type="percentage">
            <text:p>0.00%</text:p>
          </table:table-cell>
          <table:table-cell table:formula="of:=IF([.$J77]&gt;0;[.M77]/[.$J77];0)" office:value-type="percentage" office:value="0.485714285714286" calcext:value-type="percentage">
            <text:p>48.57%</text:p>
          </table:table-cell>
          <table:table-cell table:formula="of:=IF([.$J77]&gt;0;[.N77]/[.$J77];0)" office:value-type="percentage" office:value="0.514285714285714" calcext:value-type="percentage">
            <text:p>51.43%</text:p>
          </table:table-cell>
          <table:table-cell table:formula="of:=IF([.$J77]&gt;0;[.O77]/[.$J77];0)" office:value-type="percentage" office:value="0.0666666666666667" calcext:value-type="percentage">
            <text:p>6.67%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SUM([.C78:.D78])" office:value-type="float" office:value="0" calcext:value-type="float">
            <text:p>0</text:p>
          </table:table-cell>
          <table:table-cell table:formula="of:=SUM([.E78:.G78])" office:value-type="float" office:value="28" calcext:value-type="float">
            <text:p>28</text:p>
          </table:table-cell>
          <table:table-cell table:formula="of:=SUM([.H78:.I78])" office:value-type="float" office:value="47" calcext:value-type="float">
            <text:p>47</text:p>
          </table:table-cell>
          <table:table-cell table:formula="of:=[.I78]" office:value-type="float" office:value="3" calcext:value-type="float">
            <text:p>3</text:p>
          </table:table-cell>
          <table:table-cell table:formula="of:=IF([.$J78]&gt;0;[.L78]/[.$J78];0)" office:value-type="percentage" office:value="0" calcext:value-type="percentage">
            <text:p>0.00%</text:p>
          </table:table-cell>
          <table:table-cell table:formula="of:=IF([.$J78]&gt;0;[.M78]/[.$J78];0)" office:value-type="percentage" office:value="0.373333333333333" calcext:value-type="percentage">
            <text:p>37.33%</text:p>
          </table:table-cell>
          <table:table-cell table:formula="of:=IF([.$J78]&gt;0;[.N78]/[.$J78];0)" office:value-type="percentage" office:value="0.626666666666667" calcext:value-type="percentage">
            <text:p>62.67%</text:p>
          </table:table-cell>
          <table:table-cell table:formula="of:=IF([.$J78]&gt;0;[.O78]/[.$J78];0)"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[.C79:.D79])" office:value-type="float" office:value="0" calcext:value-type="float">
            <text:p>0</text:p>
          </table:table-cell>
          <table:table-cell table:formula="of:=SUM([.E79:.G79])" office:value-type="float" office:value="9" calcext:value-type="float">
            <text:p>9</text:p>
          </table:table-cell>
          <table:table-cell table:formula="of:=SUM([.H79:.I79])" office:value-type="float" office:value="18" calcext:value-type="float">
            <text:p>18</text:p>
          </table:table-cell>
          <table:table-cell table:formula="of:=[.I79]" office:value-type="float" office:value="2" calcext:value-type="float">
            <text:p>2</text:p>
          </table:table-cell>
          <table:table-cell table:formula="of:=IF([.$J79]&gt;0;[.L79]/[.$J79];0)" office:value-type="percentage" office:value="0" calcext:value-type="percentage">
            <text:p>0.00%</text:p>
          </table:table-cell>
          <table:table-cell table:formula="of:=IF([.$J79]&gt;0;[.M79]/[.$J79];0)" office:value-type="percentage" office:value="0.333333333333333" calcext:value-type="percentage">
            <text:p>33.33%</text:p>
          </table:table-cell>
          <table:table-cell table:formula="of:=IF([.$J79]&gt;0;[.N79]/[.$J79];0)" office:value-type="percentage" office:value="0.666666666666667" calcext:value-type="percentage">
            <text:p>66.67%</text:p>
          </table:table-cell>
          <table:table-cell table:formula="of:=IF([.$J79]&gt;0;[.O79]/[.$J79];0)" office:value-type="percentage" office:value="0.0740740740740741" calcext:value-type="percentage">
            <text:p>7.41%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/>
          <table:table-cell table:formula="of:=SUM([.C80:.D80])" office:value-type="float" office:value="0" calcext:value-type="float">
            <text:p>0</text:p>
          </table:table-cell>
          <table:table-cell table:formula="of:=SUM([.E80:.G80])" office:value-type="float" office:value="25" calcext:value-type="float">
            <text:p>25</text:p>
          </table:table-cell>
          <table:table-cell table:formula="of:=SUM([.H80:.I80])" office:value-type="float" office:value="51" calcext:value-type="float">
            <text:p>51</text:p>
          </table:table-cell>
          <table:table-cell table:formula="of:=[.I80]" office:value-type="float" office:value="15" calcext:value-type="float">
            <text:p>15</text:p>
          </table:table-cell>
          <table:table-cell table:formula="of:=IF([.$J80]&gt;0;[.L80]/[.$J80];0)" office:value-type="percentage" office:value="0" calcext:value-type="percentage">
            <text:p>0.00%</text:p>
          </table:table-cell>
          <table:table-cell table:formula="of:=IF([.$J80]&gt;0;[.M80]/[.$J80];0)" office:value-type="percentage" office:value="0.328947368421053" calcext:value-type="percentage">
            <text:p>32.89%</text:p>
          </table:table-cell>
          <table:table-cell table:formula="of:=IF([.$J80]&gt;0;[.N80]/[.$J80];0)" office:value-type="percentage" office:value="0.671052631578947" calcext:value-type="percentage">
            <text:p>67.11%</text:p>
          </table:table-cell>
          <table:table-cell table:formula="of:=IF([.$J80]&gt;0;[.O80]/[.$J80];0)" office:value-type="percentage" office:value="0.197368421052632" calcext:value-type="percentage">
            <text:p>19.74%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/>
          <table:table-cell table:formula="of:=SUM([.C81:.D81])" office:value-type="float" office:value="0" calcext:value-type="float">
            <text:p>0</text:p>
          </table:table-cell>
          <table:table-cell table:formula="of:=SUM([.E81:.G81])" office:value-type="float" office:value="13" calcext:value-type="float">
            <text:p>13</text:p>
          </table:table-cell>
          <table:table-cell table:formula="of:=SUM([.H81:.I81])" office:value-type="float" office:value="31" calcext:value-type="float">
            <text:p>31</text:p>
          </table:table-cell>
          <table:table-cell table:formula="of:=[.I81]" office:value-type="float" office:value="3" calcext:value-type="float">
            <text:p>3</text:p>
          </table:table-cell>
          <table:table-cell table:formula="of:=IF([.$J81]&gt;0;[.L81]/[.$J81];0)" office:value-type="percentage" office:value="0" calcext:value-type="percentage">
            <text:p>0.00%</text:p>
          </table:table-cell>
          <table:table-cell table:formula="of:=IF([.$J81]&gt;0;[.M81]/[.$J81];0)" office:value-type="percentage" office:value="0.295454545454545" calcext:value-type="percentage">
            <text:p>29.55%</text:p>
          </table:table-cell>
          <table:table-cell table:formula="of:=IF([.$J81]&gt;0;[.N81]/[.$J81];0)" office:value-type="percentage" office:value="0.704545454545455" calcext:value-type="percentage">
            <text:p>70.45%</text:p>
          </table:table-cell>
          <table:table-cell table:formula="of:=IF([.$J81]&gt;0;[.O81]/[.$J81];0)" office:value-type="percentage" office:value="0.0681818181818182" calcext:value-type="percentage">
            <text:p>6.82%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table:formula="of:=SUM([.C82:.D82])" office:value-type="float" office:value="0" calcext:value-type="float">
            <text:p>0</text:p>
          </table:table-cell>
          <table:table-cell table:formula="of:=SUM([.E82:.G82])" office:value-type="float" office:value="6" calcext:value-type="float">
            <text:p>6</text:p>
          </table:table-cell>
          <table:table-cell table:formula="of:=SUM([.H82:.I82])" office:value-type="float" office:value="16" calcext:value-type="float">
            <text:p>16</text:p>
          </table:table-cell>
          <table:table-cell table:formula="of:=[.I82]" office:value-type="float" office:value="3" calcext:value-type="float">
            <text:p>3</text:p>
          </table:table-cell>
          <table:table-cell table:formula="of:=IF([.$J82]&gt;0;[.L82]/[.$J82];0)" office:value-type="percentage" office:value="0" calcext:value-type="percentage">
            <text:p>0.00%</text:p>
          </table:table-cell>
          <table:table-cell table:formula="of:=IF([.$J82]&gt;0;[.M82]/[.$J82];0)" office:value-type="percentage" office:value="0.272727272727273" calcext:value-type="percentage">
            <text:p>27.27%</text:p>
          </table:table-cell>
          <table:table-cell table:formula="of:=IF([.$J82]&gt;0;[.N82]/[.$J82];0)" office:value-type="percentage" office:value="0.727272727272727" calcext:value-type="percentage">
            <text:p>72.73%</text:p>
          </table:table-cell>
          <table:table-cell table:formula="of:=IF([.$J82]&gt;0;[.O82]/[.$J82];0)" office:value-type="percentage" office:value="0.136363636363636" calcext:value-type="percentage">
            <text:p>13.64%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table:formula="of:=SUM([.C83:.D83])" office:value-type="float" office:value="0" calcext:value-type="float">
            <text:p>0</text:p>
          </table:table-cell>
          <table:table-cell table:formula="of:=SUM([.E83:.G83])" office:value-type="float" office:value="3" calcext:value-type="float">
            <text:p>3</text:p>
          </table:table-cell>
          <table:table-cell table:formula="of:=SUM([.H83:.I83])" office:value-type="float" office:value="26" calcext:value-type="float">
            <text:p>26</text:p>
          </table:table-cell>
          <table:table-cell table:formula="of:=[.I83]" office:value-type="float" office:value="8" calcext:value-type="float">
            <text:p>8</text:p>
          </table:table-cell>
          <table:table-cell table:formula="of:=IF([.$J83]&gt;0;[.L83]/[.$J83];0)" office:value-type="percentage" office:value="0" calcext:value-type="percentage">
            <text:p>0.00%</text:p>
          </table:table-cell>
          <table:table-cell table:formula="of:=IF([.$J83]&gt;0;[.M83]/[.$J83];0)" office:value-type="percentage" office:value="0.103448275862069" calcext:value-type="percentage">
            <text:p>10.34%</text:p>
          </table:table-cell>
          <table:table-cell table:formula="of:=IF([.$J83]&gt;0;[.N83]/[.$J83];0)" office:value-type="percentage" office:value="0.896551724137931" calcext:value-type="percentage">
            <text:p>89.66%</text:p>
          </table:table-cell>
          <table:table-cell table:formula="of:=IF([.$J83]&gt;0;[.O83]/[.$J83];0)" office:value-type="percentage" office:value="0.275862068965517" calcext:value-type="percentage">
            <text:p>27.59%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/>
          <table:table-cell table:formula="of:=SUM([.C84:.D84])" office:value-type="float" office:value="0" calcext:value-type="float">
            <text:p>0</text:p>
          </table:table-cell>
          <table:table-cell table:formula="of:=SUM([.E84:.G84])" office:value-type="float" office:value="6" calcext:value-type="float">
            <text:p>6</text:p>
          </table:table-cell>
          <table:table-cell table:formula="of:=SUM([.H84:.I84])" office:value-type="float" office:value="46" calcext:value-type="float">
            <text:p>46</text:p>
          </table:table-cell>
          <table:table-cell table:formula="of:=[.I84]" office:value-type="float" office:value="8" calcext:value-type="float">
            <text:p>8</text:p>
          </table:table-cell>
          <table:table-cell table:formula="of:=IF([.$J84]&gt;0;[.L84]/[.$J84];0)" office:value-type="percentage" office:value="0" calcext:value-type="percentage">
            <text:p>0.00%</text:p>
          </table:table-cell>
          <table:table-cell table:formula="of:=IF([.$J84]&gt;0;[.M84]/[.$J84];0)" office:value-type="percentage" office:value="0.115384615384615" calcext:value-type="percentage">
            <text:p>11.54%</text:p>
          </table:table-cell>
          <table:table-cell table:formula="of:=IF([.$J84]&gt;0;[.N84]/[.$J84];0)" office:value-type="percentage" office:value="0.884615384615385" calcext:value-type="percentage">
            <text:p>88.46%</text:p>
          </table:table-cell>
          <table:table-cell table:formula="of:=IF([.$J84]&gt;0;[.O84]/[.$J84];0)" office:value-type="percentage" office:value="0.153846153846154" calcext:value-type="percentage">
            <text:p>15.38%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/>
          <table:table-cell table:formula="of:=SUM([.C85:.D85])" office:value-type="float" office:value="0" calcext:value-type="float">
            <text:p>0</text:p>
          </table:table-cell>
          <table:table-cell table:formula="of:=SUM([.E85:.G85])" office:value-type="float" office:value="3" calcext:value-type="float">
            <text:p>3</text:p>
          </table:table-cell>
          <table:table-cell table:formula="of:=SUM([.H85:.I85])" office:value-type="float" office:value="20" calcext:value-type="float">
            <text:p>20</text:p>
          </table:table-cell>
          <table:table-cell table:formula="of:=[.I85]" office:value-type="float" office:value="6" calcext:value-type="float">
            <text:p>6</text:p>
          </table:table-cell>
          <table:table-cell table:formula="of:=IF([.$J85]&gt;0;[.L85]/[.$J85];0)" office:value-type="percentage" office:value="0" calcext:value-type="percentage">
            <text:p>0.00%</text:p>
          </table:table-cell>
          <table:table-cell table:formula="of:=IF([.$J85]&gt;0;[.M85]/[.$J85];0)" office:value-type="percentage" office:value="0.130434782608696" calcext:value-type="percentage">
            <text:p>13.04%</text:p>
          </table:table-cell>
          <table:table-cell table:formula="of:=IF([.$J85]&gt;0;[.N85]/[.$J85];0)" office:value-type="percentage" office:value="0.869565217391304" calcext:value-type="percentage">
            <text:p>86.96%</text:p>
          </table:table-cell>
          <table:table-cell table:formula="of:=IF([.$J85]&gt;0;[.O85]/[.$J85];0)" office:value-type="percentage" office:value="0.260869565217391" calcext:value-type="percentage">
            <text:p>26.09%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SUM([.C86:.D86])" office:value-type="float" office:value="0" calcext:value-type="float">
            <text:p>0</text:p>
          </table:table-cell>
          <table:table-cell table:formula="of:=SUM([.E86:.G86])" office:value-type="float" office:value="1" calcext:value-type="float">
            <text:p>1</text:p>
          </table:table-cell>
          <table:table-cell table:formula="of:=SUM([.H86:.I86])" office:value-type="float" office:value="15" calcext:value-type="float">
            <text:p>15</text:p>
          </table:table-cell>
          <table:table-cell table:formula="of:=[.I86]" office:value-type="float" office:value="7" calcext:value-type="float">
            <text:p>7</text:p>
          </table:table-cell>
          <table:table-cell table:formula="of:=IF([.$J86]&gt;0;[.L86]/[.$J86];0)" office:value-type="percentage" office:value="0" calcext:value-type="percentage">
            <text:p>0.00%</text:p>
          </table:table-cell>
          <table:table-cell table:formula="of:=IF([.$J86]&gt;0;[.M86]/[.$J86];0)" office:value-type="percentage" office:value="0.0625" calcext:value-type="percentage">
            <text:p>6.25%</text:p>
          </table:table-cell>
          <table:table-cell table:formula="of:=IF([.$J86]&gt;0;[.N86]/[.$J86];0)" office:value-type="percentage" office:value="0.9375" calcext:value-type="percentage">
            <text:p>93.75%</text:p>
          </table:table-cell>
          <table:table-cell table:formula="of:=IF([.$J86]&gt;0;[.O86]/[.$J86];0)" office:value-type="percentage" office:value="0.4375" calcext:value-type="percentage">
            <text:p>43.75%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table:formula="of:=SUM([.C87:.D87])" office:value-type="float" office:value="0" calcext:value-type="float">
            <text:p>0</text:p>
          </table:table-cell>
          <table:table-cell table:formula="of:=SUM([.E87:.G87])" office:value-type="float" office:value="3" calcext:value-type="float">
            <text:p>3</text:p>
          </table:table-cell>
          <table:table-cell table:formula="of:=SUM([.H87:.I87])" office:value-type="float" office:value="31" calcext:value-type="float">
            <text:p>31</text:p>
          </table:table-cell>
          <table:table-cell table:formula="of:=[.I87]" office:value-type="float" office:value="9" calcext:value-type="float">
            <text:p>9</text:p>
          </table:table-cell>
          <table:table-cell table:formula="of:=IF([.$J87]&gt;0;[.L87]/[.$J87];0)" office:value-type="percentage" office:value="0" calcext:value-type="percentage">
            <text:p>0.00%</text:p>
          </table:table-cell>
          <table:table-cell table:formula="of:=IF([.$J87]&gt;0;[.M87]/[.$J87];0)" office:value-type="percentage" office:value="0.0882352941176471" calcext:value-type="percentage">
            <text:p>8.82%</text:p>
          </table:table-cell>
          <table:table-cell table:formula="of:=IF([.$J87]&gt;0;[.N87]/[.$J87];0)" office:value-type="percentage" office:value="0.911764705882353" calcext:value-type="percentage">
            <text:p>91.18%</text:p>
          </table:table-cell>
          <table:table-cell table:formula="of:=IF([.$J87]&gt;0;[.O87]/[.$J87];0)" office:value-type="percentage" office:value="0.264705882352941" calcext:value-type="percentage">
            <text:p>26.47%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C88:.D88])" office:value-type="float" office:value="0" calcext:value-type="float">
            <text:p>0</text:p>
          </table:table-cell>
          <table:table-cell table:formula="of:=SUM([.E88:.G88])" office:value-type="float" office:value="0" calcext:value-type="float">
            <text:p>0</text:p>
          </table:table-cell>
          <table:table-cell table:formula="of:=SUM([.H88:.I88])" office:value-type="float" office:value="18" calcext:value-type="float">
            <text:p>18</text:p>
          </table:table-cell>
          <table:table-cell table:formula="of:=[.I88]" office:value-type="float" office:value="7" calcext:value-type="float">
            <text:p>7</text:p>
          </table:table-cell>
          <table:table-cell table:formula="of:=IF([.$J88]&gt;0;[.L88]/[.$J88];0)" office:value-type="percentage" office:value="0" calcext:value-type="percentage">
            <text:p>0.00%</text:p>
          </table:table-cell>
          <table:table-cell table:formula="of:=IF([.$J88]&gt;0;[.M88]/[.$J88];0)" office:value-type="percentage" office:value="0" calcext:value-type="percentage">
            <text:p>0.00%</text:p>
          </table:table-cell>
          <table:table-cell table:formula="of:=IF([.$J88]&gt;0;[.N88]/[.$J88];0)" office:value-type="percentage" office:value="1" calcext:value-type="percentage">
            <text:p>100.00%</text:p>
          </table:table-cell>
          <table:table-cell table:formula="of:=IF([.$J88]&gt;0;[.O88]/[.$J88];0)" office:value-type="percentage" office:value="0.388888888888889" calcext:value-type="percentage">
            <text:p>38.89%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C89:.D89])" office:value-type="float" office:value="0" calcext:value-type="float">
            <text:p>0</text:p>
          </table:table-cell>
          <table:table-cell table:formula="of:=SUM([.E89:.G89])" office:value-type="float" office:value="1" calcext:value-type="float">
            <text:p>1</text:p>
          </table:table-cell>
          <table:table-cell table:formula="of:=SUM([.H89:.I89])" office:value-type="float" office:value="17" calcext:value-type="float">
            <text:p>17</text:p>
          </table:table-cell>
          <table:table-cell table:formula="of:=[.I89]" office:value-type="float" office:value="10" calcext:value-type="float">
            <text:p>10</text:p>
          </table:table-cell>
          <table:table-cell table:formula="of:=IF([.$J89]&gt;0;[.L89]/[.$J89];0)" office:value-type="percentage" office:value="0" calcext:value-type="percentage">
            <text:p>0.00%</text:p>
          </table:table-cell>
          <table:table-cell table:formula="of:=IF([.$J89]&gt;0;[.M89]/[.$J89];0)" office:value-type="percentage" office:value="0.0555555555555556" calcext:value-type="percentage">
            <text:p>5.56%</text:p>
          </table:table-cell>
          <table:table-cell table:formula="of:=IF([.$J89]&gt;0;[.N89]/[.$J89];0)" office:value-type="percentage" office:value="0.944444444444444" calcext:value-type="percentage">
            <text:p>94.44%</text:p>
          </table:table-cell>
          <table:table-cell table:formula="of:=IF([.$J89]&gt;0;[.O89]/[.$J89];0)" office:value-type="percentage" office:value="0.555555555555556" calcext:value-type="percentage">
            <text:p>55.56%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table:formula="of:=SUM([.C90:.D90])" office:value-type="float" office:value="0" calcext:value-type="float">
            <text:p>0</text:p>
          </table:table-cell>
          <table:table-cell table:formula="of:=SUM([.E90:.G90])" office:value-type="float" office:value="1" calcext:value-type="float">
            <text:p>1</text:p>
          </table:table-cell>
          <table:table-cell table:formula="of:=SUM([.H90:.I90])" office:value-type="float" office:value="13" calcext:value-type="float">
            <text:p>13</text:p>
          </table:table-cell>
          <table:table-cell table:formula="of:=[.I90]" office:value-type="float" office:value="6" calcext:value-type="float">
            <text:p>6</text:p>
          </table:table-cell>
          <table:table-cell table:formula="of:=IF([.$J90]&gt;0;[.L90]/[.$J90];0)" office:value-type="percentage" office:value="0" calcext:value-type="percentage">
            <text:p>0.00%</text:p>
          </table:table-cell>
          <table:table-cell table:formula="of:=IF([.$J90]&gt;0;[.M90]/[.$J90];0)" office:value-type="percentage" office:value="0.0714285714285714" calcext:value-type="percentage">
            <text:p>7.14%</text:p>
          </table:table-cell>
          <table:table-cell table:formula="of:=IF([.$J90]&gt;0;[.N90]/[.$J90];0)" office:value-type="percentage" office:value="0.928571428571429" calcext:value-type="percentage">
            <text:p>92.86%</text:p>
          </table:table-cell>
          <table:table-cell table:formula="of:=IF([.$J90]&gt;0;[.O90]/[.$J90];0)" office:value-type="percentage" office:value="0.428571428571429" calcext:value-type="percentage">
            <text:p>42.86%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C91:.D91])" office:value-type="float" office:value="0" calcext:value-type="float">
            <text:p>0</text:p>
          </table:table-cell>
          <table:table-cell table:formula="of:=SUM([.E91:.G91])" office:value-type="float" office:value="0" calcext:value-type="float">
            <text:p>0</text:p>
          </table:table-cell>
          <table:table-cell table:formula="of:=SUM([.H91:.I91])" office:value-type="float" office:value="8" calcext:value-type="float">
            <text:p>8</text:p>
          </table:table-cell>
          <table:table-cell table:formula="of:=[.I91]" office:value-type="float" office:value="5" calcext:value-type="float">
            <text:p>5</text:p>
          </table:table-cell>
          <table:table-cell table:formula="of:=IF([.$J91]&gt;0;[.L91]/[.$J91];0)" office:value-type="percentage" office:value="0" calcext:value-type="percentage">
            <text:p>0.00%</text:p>
          </table:table-cell>
          <table:table-cell table:formula="of:=IF([.$J91]&gt;0;[.M91]/[.$J91];0)" office:value-type="percentage" office:value="0" calcext:value-type="percentage">
            <text:p>0.00%</text:p>
          </table:table-cell>
          <table:table-cell table:formula="of:=IF([.$J91]&gt;0;[.N91]/[.$J91];0)" office:value-type="percentage" office:value="1" calcext:value-type="percentage">
            <text:p>100.00%</text:p>
          </table:table-cell>
          <table:table-cell table:formula="of:=IF([.$J91]&gt;0;[.O91]/[.$J91];0)" office:value-type="percentage" office:value="0.625" calcext:value-type="percentage">
            <text:p>62.50%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C92:.D92])" office:value-type="float" office:value="0" calcext:value-type="float">
            <text:p>0</text:p>
          </table:table-cell>
          <table:table-cell table:formula="of:=SUM([.E92:.G92])" office:value-type="float" office:value="0" calcext:value-type="float">
            <text:p>0</text:p>
          </table:table-cell>
          <table:table-cell table:formula="of:=SUM([.H92:.I92])" office:value-type="float" office:value="18" calcext:value-type="float">
            <text:p>18</text:p>
          </table:table-cell>
          <table:table-cell table:formula="of:=[.I92]" office:value-type="float" office:value="10" calcext:value-type="float">
            <text:p>10</text:p>
          </table:table-cell>
          <table:table-cell table:formula="of:=IF([.$J92]&gt;0;[.L92]/[.$J92];0)" office:value-type="percentage" office:value="0" calcext:value-type="percentage">
            <text:p>0.00%</text:p>
          </table:table-cell>
          <table:table-cell table:formula="of:=IF([.$J92]&gt;0;[.M92]/[.$J92];0)" office:value-type="percentage" office:value="0" calcext:value-type="percentage">
            <text:p>0.00%</text:p>
          </table:table-cell>
          <table:table-cell table:formula="of:=IF([.$J92]&gt;0;[.N92]/[.$J92];0)" office:value-type="percentage" office:value="1" calcext:value-type="percentage">
            <text:p>100.00%</text:p>
          </table:table-cell>
          <table:table-cell table:formula="of:=IF([.$J92]&gt;0;[.O92]/[.$J92];0)" office:value-type="percentage" office:value="0.555555555555556" calcext:value-type="percentage">
            <text:p>55.56%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C93:.D93])" office:value-type="float" office:value="0" calcext:value-type="float">
            <text:p>0</text:p>
          </table:table-cell>
          <table:table-cell table:formula="of:=SUM([.E93:.G93])" office:value-type="float" office:value="0" calcext:value-type="float">
            <text:p>0</text:p>
          </table:table-cell>
          <table:table-cell table:formula="of:=SUM([.H93:.I93])" office:value-type="float" office:value="7" calcext:value-type="float">
            <text:p>7</text:p>
          </table:table-cell>
          <table:table-cell table:formula="of:=[.I93]" office:value-type="float" office:value="6" calcext:value-type="float">
            <text:p>6</text:p>
          </table:table-cell>
          <table:table-cell table:formula="of:=IF([.$J93]&gt;0;[.L93]/[.$J93];0)" office:value-type="percentage" office:value="0" calcext:value-type="percentage">
            <text:p>0.00%</text:p>
          </table:table-cell>
          <table:table-cell table:formula="of:=IF([.$J93]&gt;0;[.M93]/[.$J93];0)" office:value-type="percentage" office:value="0" calcext:value-type="percentage">
            <text:p>0.00%</text:p>
          </table:table-cell>
          <table:table-cell table:formula="of:=IF([.$J93]&gt;0;[.N93]/[.$J93];0)" office:value-type="percentage" office:value="1" calcext:value-type="percentage">
            <text:p>100.00%</text:p>
          </table:table-cell>
          <table:table-cell table:formula="of:=IF([.$J93]&gt;0;[.O93]/[.$J93];0)" office:value-type="percentage" office:value="0.857142857142857" calcext:value-type="percentage">
            <text:p>85.71%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.C94:.D94])" office:value-type="float" office:value="0" calcext:value-type="float">
            <text:p>0</text:p>
          </table:table-cell>
          <table:table-cell table:formula="of:=SUM([.E94:.G94])" office:value-type="float" office:value="0" calcext:value-type="float">
            <text:p>0</text:p>
          </table:table-cell>
          <table:table-cell table:formula="of:=SUM([.H94:.I94])" office:value-type="float" office:value="9" calcext:value-type="float">
            <text:p>9</text:p>
          </table:table-cell>
          <table:table-cell table:formula="of:=[.I94]" office:value-type="float" office:value="4" calcext:value-type="float">
            <text:p>4</text:p>
          </table:table-cell>
          <table:table-cell table:formula="of:=IF([.$J94]&gt;0;[.L94]/[.$J94];0)" office:value-type="percentage" office:value="0" calcext:value-type="percentage">
            <text:p>0.00%</text:p>
          </table:table-cell>
          <table:table-cell table:formula="of:=IF([.$J94]&gt;0;[.M94]/[.$J94];0)" office:value-type="percentage" office:value="0" calcext:value-type="percentage">
            <text:p>0.00%</text:p>
          </table:table-cell>
          <table:table-cell table:formula="of:=IF([.$J94]&gt;0;[.N94]/[.$J94];0)" office:value-type="percentage" office:value="1" calcext:value-type="percentage">
            <text:p>100.00%</text:p>
          </table:table-cell>
          <table:table-cell table:formula="of:=IF([.$J94]&gt;0;[.O94]/[.$J94];0)" office:value-type="percentage" office:value="0.444444444444444" calcext:value-type="percentage">
            <text:p>44.44%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.C95:.D95])" office:value-type="float" office:value="0" calcext:value-type="float">
            <text:p>0</text:p>
          </table:table-cell>
          <table:table-cell table:formula="of:=SUM([.E95:.G95])" office:value-type="float" office:value="0" calcext:value-type="float">
            <text:p>0</text:p>
          </table:table-cell>
          <table:table-cell table:formula="of:=SUM([.H95:.I95])" office:value-type="float" office:value="9" calcext:value-type="float">
            <text:p>9</text:p>
          </table:table-cell>
          <table:table-cell table:formula="of:=[.I95]" office:value-type="float" office:value="7" calcext:value-type="float">
            <text:p>7</text:p>
          </table:table-cell>
          <table:table-cell table:formula="of:=IF([.$J95]&gt;0;[.L95]/[.$J95];0)" office:value-type="percentage" office:value="0" calcext:value-type="percentage">
            <text:p>0.00%</text:p>
          </table:table-cell>
          <table:table-cell table:formula="of:=IF([.$J95]&gt;0;[.M95]/[.$J95];0)" office:value-type="percentage" office:value="0" calcext:value-type="percentage">
            <text:p>0.00%</text:p>
          </table:table-cell>
          <table:table-cell table:formula="of:=IF([.$J95]&gt;0;[.N95]/[.$J95];0)" office:value-type="percentage" office:value="1" calcext:value-type="percentage">
            <text:p>100.00%</text:p>
          </table:table-cell>
          <table:table-cell table:formula="of:=IF([.$J95]&gt;0;[.O95]/[.$J95];0)" office:value-type="percentage" office:value="0.777777777777778" calcext:value-type="percentage">
            <text:p>77.78%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C96:.D96])" office:value-type="float" office:value="0" calcext:value-type="float">
            <text:p>0</text:p>
          </table:table-cell>
          <table:table-cell table:formula="of:=SUM([.E96:.G96])" office:value-type="float" office:value="0" calcext:value-type="float">
            <text:p>0</text:p>
          </table:table-cell>
          <table:table-cell table:formula="of:=SUM([.H96:.I96])" office:value-type="float" office:value="10" calcext:value-type="float">
            <text:p>10</text:p>
          </table:table-cell>
          <table:table-cell table:formula="of:=[.I96]" office:value-type="float" office:value="8" calcext:value-type="float">
            <text:p>8</text:p>
          </table:table-cell>
          <table:table-cell table:formula="of:=IF([.$J96]&gt;0;[.L96]/[.$J96];0)" office:value-type="percentage" office:value="0" calcext:value-type="percentage">
            <text:p>0.00%</text:p>
          </table:table-cell>
          <table:table-cell table:formula="of:=IF([.$J96]&gt;0;[.M96]/[.$J96];0)" office:value-type="percentage" office:value="0" calcext:value-type="percentage">
            <text:p>0.00%</text:p>
          </table:table-cell>
          <table:table-cell table:formula="of:=IF([.$J96]&gt;0;[.N96]/[.$J96];0)" office:value-type="percentage" office:value="1" calcext:value-type="percentage">
            <text:p>100.00%</text:p>
          </table:table-cell>
          <table:table-cell table:formula="of:=IF([.$J96]&gt;0;[.O96]/[.$J96];0)"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C97:.D97])" office:value-type="float" office:value="0" calcext:value-type="float">
            <text:p>0</text:p>
          </table:table-cell>
          <table:table-cell table:formula="of:=SUM([.E97:.G97])" office:value-type="float" office:value="0" calcext:value-type="float">
            <text:p>0</text:p>
          </table:table-cell>
          <table:table-cell table:formula="of:=SUM([.H97:.I97])" office:value-type="float" office:value="1" calcext:value-type="float">
            <text:p>1</text:p>
          </table:table-cell>
          <table:table-cell table:formula="of:=[.I97]" office:value-type="float" office:value="1" calcext:value-type="float">
            <text:p>1</text:p>
          </table:table-cell>
          <table:table-cell table:formula="of:=IF([.$J97]&gt;0;[.L97]/[.$J97];0)" office:value-type="percentage" office:value="0" calcext:value-type="percentage">
            <text:p>0.00%</text:p>
          </table:table-cell>
          <table:table-cell table:formula="of:=IF([.$J97]&gt;0;[.M97]/[.$J97];0)" office:value-type="percentage" office:value="0" calcext:value-type="percentage">
            <text:p>0.00%</text:p>
          </table:table-cell>
          <table:table-cell table:formula="of:=IF([.$J97]&gt;0;[.N97]/[.$J97];0)" office:value-type="percentage" office:value="1" calcext:value-type="percentage">
            <text:p>100.00%</text:p>
          </table:table-cell>
          <table:table-cell table:formula="of:=IF([.$J97]&gt;0;[.O97]/[.$J97];0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98:.D98])" office:value-type="float" office:value="0" calcext:value-type="float">
            <text:p>0</text:p>
          </table:table-cell>
          <table:table-cell table:formula="of:=SUM([.E98:.G98])" office:value-type="float" office:value="0" calcext:value-type="float">
            <text:p>0</text:p>
          </table:table-cell>
          <table:table-cell table:formula="of:=SUM([.H98:.I98])" office:value-type="float" office:value="0" calcext:value-type="float">
            <text:p>0</text:p>
          </table:table-cell>
          <table:table-cell table:formula="of:=[.I98]" office:value-type="float" office:value="0" calcext:value-type="float">
            <text:p>0</text:p>
          </table:table-cell>
          <table:table-cell table:formula="of:=IF([.$J98]&gt;0;[.L98]/[.$J98];0)" office:value-type="percentage" office:value="0" calcext:value-type="percentage">
            <text:p>0.00%</text:p>
          </table:table-cell>
          <table:table-cell table:formula="of:=IF([.$J98]&gt;0;[.M98]/[.$J98];0)" office:value-type="percentage" office:value="0" calcext:value-type="percentage">
            <text:p>0.00%</text:p>
          </table:table-cell>
          <table:table-cell table:formula="of:=IF([.$J98]&gt;0;[.N98]/[.$J98];0)" office:value-type="percentage" office:value="0" calcext:value-type="percentage">
            <text:p>0.00%</text:p>
          </table:table-cell>
          <table:table-cell table:formula="of:=IF([.$J98]&gt;0;[.O98]/[.$J9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99:.D99])" office:value-type="float" office:value="0" calcext:value-type="float">
            <text:p>0</text:p>
          </table:table-cell>
          <table:table-cell table:formula="of:=SUM([.E99:.G99])" office:value-type="float" office:value="0" calcext:value-type="float">
            <text:p>0</text:p>
          </table:table-cell>
          <table:table-cell table:formula="of:=SUM([.H99:.I99])" office:value-type="float" office:value="4" calcext:value-type="float">
            <text:p>4</text:p>
          </table:table-cell>
          <table:table-cell table:formula="of:=[.I99]" office:value-type="float" office:value="3" calcext:value-type="float">
            <text:p>3</text:p>
          </table:table-cell>
          <table:table-cell table:formula="of:=IF([.$J99]&gt;0;[.L99]/[.$J99];0)" office:value-type="percentage" office:value="0" calcext:value-type="percentage">
            <text:p>0.00%</text:p>
          </table:table-cell>
          <table:table-cell table:formula="of:=IF([.$J99]&gt;0;[.M99]/[.$J99];0)" office:value-type="percentage" office:value="0" calcext:value-type="percentage">
            <text:p>0.00%</text:p>
          </table:table-cell>
          <table:table-cell table:formula="of:=IF([.$J99]&gt;0;[.N99]/[.$J99];0)" office:value-type="percentage" office:value="1" calcext:value-type="percentage">
            <text:p>100.00%</text:p>
          </table:table-cell>
          <table:table-cell table:formula="of:=IF([.$J99]&gt;0;[.O99]/[.$J99];0)" office:value-type="percentage" office:value="0.75" calcext:value-type="percentage">
            <text:p>75.00%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0:.D100])" office:value-type="float" office:value="0" calcext:value-type="float">
            <text:p>0</text:p>
          </table:table-cell>
          <table:table-cell table:formula="of:=SUM([.E100:.G100])" office:value-type="float" office:value="0" calcext:value-type="float">
            <text:p>0</text:p>
          </table:table-cell>
          <table:table-cell table:formula="of:=SUM([.H100:.I100])" office:value-type="float" office:value="0" calcext:value-type="float">
            <text:p>0</text:p>
          </table:table-cell>
          <table:table-cell table:formula="of:=[.I100]" office:value-type="float" office:value="0" calcext:value-type="float">
            <text:p>0</text:p>
          </table:table-cell>
          <table:table-cell table:formula="of:=IF([.$J100]&gt;0;[.L100]/[.$J100];0)" office:value-type="percentage" office:value="0" calcext:value-type="percentage">
            <text:p>0.00%</text:p>
          </table:table-cell>
          <table:table-cell table:formula="of:=IF([.$J100]&gt;0;[.M100]/[.$J100];0)" office:value-type="percentage" office:value="0" calcext:value-type="percentage">
            <text:p>0.00%</text:p>
          </table:table-cell>
          <table:table-cell table:formula="of:=IF([.$J100]&gt;0;[.N100]/[.$J100];0)" office:value-type="percentage" office:value="0" calcext:value-type="percentage">
            <text:p>0.00%</text:p>
          </table:table-cell>
          <table:table-cell table:formula="of:=IF([.$J100]&gt;0;[.O100]/[.$J10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1:.D101])" office:value-type="float" office:value="0" calcext:value-type="float">
            <text:p>0</text:p>
          </table:table-cell>
          <table:table-cell table:formula="of:=SUM([.E101:.G101])" office:value-type="float" office:value="0" calcext:value-type="float">
            <text:p>0</text:p>
          </table:table-cell>
          <table:table-cell table:formula="of:=SUM([.H101:.I101])" office:value-type="float" office:value="0" calcext:value-type="float">
            <text:p>0</text:p>
          </table:table-cell>
          <table:table-cell table:formula="of:=[.I101]" office:value-type="float" office:value="0" calcext:value-type="float">
            <text:p>0</text:p>
          </table:table-cell>
          <table:table-cell table:formula="of:=IF([.$J101]&gt;0;[.L101]/[.$J101];0)" office:value-type="percentage" office:value="0" calcext:value-type="percentage">
            <text:p>0.00%</text:p>
          </table:table-cell>
          <table:table-cell table:formula="of:=IF([.$J101]&gt;0;[.M101]/[.$J101];0)" office:value-type="percentage" office:value="0" calcext:value-type="percentage">
            <text:p>0.00%</text:p>
          </table:table-cell>
          <table:table-cell table:formula="of:=IF([.$J101]&gt;0;[.N101]/[.$J101];0)" office:value-type="percentage" office:value="0" calcext:value-type="percentage">
            <text:p>0.00%</text:p>
          </table:table-cell>
          <table:table-cell table:formula="of:=IF([.$J101]&gt;0;[.O101]/[.$J10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2:.D102])" office:value-type="float" office:value="0" calcext:value-type="float">
            <text:p>0</text:p>
          </table:table-cell>
          <table:table-cell table:formula="of:=SUM([.E102:.G102])" office:value-type="float" office:value="0" calcext:value-type="float">
            <text:p>0</text:p>
          </table:table-cell>
          <table:table-cell table:formula="of:=SUM([.H102:.I102])" office:value-type="float" office:value="0" calcext:value-type="float">
            <text:p>0</text:p>
          </table:table-cell>
          <table:table-cell table:formula="of:=[.I102]" office:value-type="float" office:value="0" calcext:value-type="float">
            <text:p>0</text:p>
          </table:table-cell>
          <table:table-cell table:formula="of:=IF([.$J102]&gt;0;[.L102]/[.$J102];0)" office:value-type="percentage" office:value="0" calcext:value-type="percentage">
            <text:p>0.00%</text:p>
          </table:table-cell>
          <table:table-cell table:formula="of:=IF([.$J102]&gt;0;[.M102]/[.$J102];0)" office:value-type="percentage" office:value="0" calcext:value-type="percentage">
            <text:p>0.00%</text:p>
          </table:table-cell>
          <table:table-cell table:formula="of:=IF([.$J102]&gt;0;[.N102]/[.$J102];0)" office:value-type="percentage" office:value="0" calcext:value-type="percentage">
            <text:p>0.00%</text:p>
          </table:table-cell>
          <table:table-cell table:formula="of:=IF([.$J102]&gt;0;[.O102]/[.$J10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C103:.D103])" office:value-type="float" office:value="0" calcext:value-type="float">
            <text:p>0</text:p>
          </table:table-cell>
          <table:table-cell table:formula="of:=SUM([.E103:.G103])" office:value-type="float" office:value="0" calcext:value-type="float">
            <text:p>0</text:p>
          </table:table-cell>
          <table:table-cell table:formula="of:=SUM([.H103:.I103])" office:value-type="float" office:value="1" calcext:value-type="float">
            <text:p>1</text:p>
          </table:table-cell>
          <table:table-cell table:formula="of:=[.I103]" office:value-type="float" office:value="1" calcext:value-type="float">
            <text:p>1</text:p>
          </table:table-cell>
          <table:table-cell table:formula="of:=IF([.$J103]&gt;0;[.L103]/[.$J103];0)" office:value-type="percentage" office:value="0" calcext:value-type="percentage">
            <text:p>0.00%</text:p>
          </table:table-cell>
          <table:table-cell table:formula="of:=IF([.$J103]&gt;0;[.M103]/[.$J103];0)" office:value-type="percentage" office:value="0" calcext:value-type="percentage">
            <text:p>0.00%</text:p>
          </table:table-cell>
          <table:table-cell table:formula="of:=IF([.$J103]&gt;0;[.N103]/[.$J103];0)" office:value-type="percentage" office:value="1" calcext:value-type="percentage">
            <text:p>100.00%</text:p>
          </table:table-cell>
          <table:table-cell table:formula="of:=IF([.$J103]&gt;0;[.O103]/[.$J103];0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4:.D104])" office:value-type="float" office:value="0" calcext:value-type="float">
            <text:p>0</text:p>
          </table:table-cell>
          <table:table-cell table:formula="of:=SUM([.E104:.G104])" office:value-type="float" office:value="0" calcext:value-type="float">
            <text:p>0</text:p>
          </table:table-cell>
          <table:table-cell table:formula="of:=SUM([.H104:.I104])" office:value-type="float" office:value="0" calcext:value-type="float">
            <text:p>0</text:p>
          </table:table-cell>
          <table:table-cell table:formula="of:=[.I104]" office:value-type="float" office:value="0" calcext:value-type="float">
            <text:p>0</text:p>
          </table:table-cell>
          <table:table-cell table:formula="of:=IF([.$J104]&gt;0;[.L104]/[.$J104];0)" office:value-type="percentage" office:value="0" calcext:value-type="percentage">
            <text:p>0.00%</text:p>
          </table:table-cell>
          <table:table-cell table:formula="of:=IF([.$J104]&gt;0;[.M104]/[.$J104];0)" office:value-type="percentage" office:value="0" calcext:value-type="percentage">
            <text:p>0.00%</text:p>
          </table:table-cell>
          <table:table-cell table:formula="of:=IF([.$J104]&gt;0;[.N104]/[.$J104];0)" office:value-type="percentage" office:value="0" calcext:value-type="percentage">
            <text:p>0.00%</text:p>
          </table:table-cell>
          <table:table-cell table:formula="of:=IF([.$J104]&gt;0;[.O104]/[.$J10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C105:.D105])" office:value-type="float" office:value="0" calcext:value-type="float">
            <text:p>0</text:p>
          </table:table-cell>
          <table:table-cell table:formula="of:=SUM([.E105:.G105])" office:value-type="float" office:value="0" calcext:value-type="float">
            <text:p>0</text:p>
          </table:table-cell>
          <table:table-cell table:formula="of:=SUM([.H105:.I105])" office:value-type="float" office:value="1" calcext:value-type="float">
            <text:p>1</text:p>
          </table:table-cell>
          <table:table-cell table:formula="of:=[.I105]" office:value-type="float" office:value="1" calcext:value-type="float">
            <text:p>1</text:p>
          </table:table-cell>
          <table:table-cell table:formula="of:=IF([.$J105]&gt;0;[.L105]/[.$J105];0)" office:value-type="percentage" office:value="0" calcext:value-type="percentage">
            <text:p>0.00%</text:p>
          </table:table-cell>
          <table:table-cell table:formula="of:=IF([.$J105]&gt;0;[.M105]/[.$J105];0)" office:value-type="percentage" office:value="0" calcext:value-type="percentage">
            <text:p>0.00%</text:p>
          </table:table-cell>
          <table:table-cell table:formula="of:=IF([.$J105]&gt;0;[.N105]/[.$J105];0)" office:value-type="percentage" office:value="1" calcext:value-type="percentage">
            <text:p>100.00%</text:p>
          </table:table-cell>
          <table:table-cell table:formula="of:=IF([.$J105]&gt;0;[.O105]/[.$J105];0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6:.D106])" office:value-type="float" office:value="0" calcext:value-type="float">
            <text:p>0</text:p>
          </table:table-cell>
          <table:table-cell table:formula="of:=SUM([.E106:.G106])" office:value-type="float" office:value="0" calcext:value-type="float">
            <text:p>0</text:p>
          </table:table-cell>
          <table:table-cell table:formula="of:=SUM([.H106:.I106])" office:value-type="float" office:value="0" calcext:value-type="float">
            <text:p>0</text:p>
          </table:table-cell>
          <table:table-cell table:formula="of:=[.I106]" office:value-type="float" office:value="0" calcext:value-type="float">
            <text:p>0</text:p>
          </table:table-cell>
          <table:table-cell table:formula="of:=IF([.$J106]&gt;0;[.L106]/[.$J106];0)" office:value-type="percentage" office:value="0" calcext:value-type="percentage">
            <text:p>0.00%</text:p>
          </table:table-cell>
          <table:table-cell table:formula="of:=IF([.$J106]&gt;0;[.M106]/[.$J106];0)" office:value-type="percentage" office:value="0" calcext:value-type="percentage">
            <text:p>0.00%</text:p>
          </table:table-cell>
          <table:table-cell table:formula="of:=IF([.$J106]&gt;0;[.N106]/[.$J106];0)" office:value-type="percentage" office:value="0" calcext:value-type="percentage">
            <text:p>0.00%</text:p>
          </table:table-cell>
          <table:table-cell table:formula="of:=IF([.$J106]&gt;0;[.O106]/[.$J10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7:.D107])" office:value-type="float" office:value="0" calcext:value-type="float">
            <text:p>0</text:p>
          </table:table-cell>
          <table:table-cell table:formula="of:=SUM([.E107:.G107])" office:value-type="float" office:value="0" calcext:value-type="float">
            <text:p>0</text:p>
          </table:table-cell>
          <table:table-cell table:formula="of:=SUM([.H107:.I107])" office:value-type="float" office:value="0" calcext:value-type="float">
            <text:p>0</text:p>
          </table:table-cell>
          <table:table-cell table:formula="of:=[.I107]" office:value-type="float" office:value="0" calcext:value-type="float">
            <text:p>0</text:p>
          </table:table-cell>
          <table:table-cell table:formula="of:=IF([.$J107]&gt;0;[.L107]/[.$J107];0)" office:value-type="percentage" office:value="0" calcext:value-type="percentage">
            <text:p>0.00%</text:p>
          </table:table-cell>
          <table:table-cell table:formula="of:=IF([.$J107]&gt;0;[.M107]/[.$J107];0)" office:value-type="percentage" office:value="0" calcext:value-type="percentage">
            <text:p>0.00%</text:p>
          </table:table-cell>
          <table:table-cell table:formula="of:=IF([.$J107]&gt;0;[.N107]/[.$J107];0)" office:value-type="percentage" office:value="0" calcext:value-type="percentage">
            <text:p>0.00%</text:p>
          </table:table-cell>
          <table:table-cell table:formula="of:=IF([.$J107]&gt;0;[.O107]/[.$J10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8:.D108])" office:value-type="float" office:value="0" calcext:value-type="float">
            <text:p>0</text:p>
          </table:table-cell>
          <table:table-cell table:formula="of:=SUM([.E108:.G108])" office:value-type="float" office:value="0" calcext:value-type="float">
            <text:p>0</text:p>
          </table:table-cell>
          <table:table-cell table:formula="of:=SUM([.H108:.I108])" office:value-type="float" office:value="0" calcext:value-type="float">
            <text:p>0</text:p>
          </table:table-cell>
          <table:table-cell table:formula="of:=[.I108]" office:value-type="float" office:value="0" calcext:value-type="float">
            <text:p>0</text:p>
          </table:table-cell>
          <table:table-cell table:formula="of:=IF([.$J108]&gt;0;[.L108]/[.$J108];0)" office:value-type="percentage" office:value="0" calcext:value-type="percentage">
            <text:p>0.00%</text:p>
          </table:table-cell>
          <table:table-cell table:formula="of:=IF([.$J108]&gt;0;[.M108]/[.$J108];0)" office:value-type="percentage" office:value="0" calcext:value-type="percentage">
            <text:p>0.00%</text:p>
          </table:table-cell>
          <table:table-cell table:formula="of:=IF([.$J108]&gt;0;[.N108]/[.$J108];0)" office:value-type="percentage" office:value="0" calcext:value-type="percentage">
            <text:p>0.00%</text:p>
          </table:table-cell>
          <table:table-cell table:formula="of:=IF([.$J108]&gt;0;[.O108]/[.$J10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9:.D109])" office:value-type="float" office:value="0" calcext:value-type="float">
            <text:p>0</text:p>
          </table:table-cell>
          <table:table-cell table:formula="of:=SUM([.E109:.G109])" office:value-type="float" office:value="0" calcext:value-type="float">
            <text:p>0</text:p>
          </table:table-cell>
          <table:table-cell table:formula="of:=SUM([.H109:.I109])" office:value-type="float" office:value="0" calcext:value-type="float">
            <text:p>0</text:p>
          </table:table-cell>
          <table:table-cell table:formula="of:=[.I109]" office:value-type="float" office:value="0" calcext:value-type="float">
            <text:p>0</text:p>
          </table:table-cell>
          <table:table-cell table:formula="of:=IF([.$J109]&gt;0;[.L109]/[.$J109];0)" office:value-type="percentage" office:value="0" calcext:value-type="percentage">
            <text:p>0.00%</text:p>
          </table:table-cell>
          <table:table-cell table:formula="of:=IF([.$J109]&gt;0;[.M109]/[.$J109];0)" office:value-type="percentage" office:value="0" calcext:value-type="percentage">
            <text:p>0.00%</text:p>
          </table:table-cell>
          <table:table-cell table:formula="of:=IF([.$J109]&gt;0;[.N109]/[.$J109];0)" office:value-type="percentage" office:value="0" calcext:value-type="percentage">
            <text:p>0.00%</text:p>
          </table:table-cell>
          <table:table-cell table:formula="of:=IF([.$J109]&gt;0;[.O109]/[.$J10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0:.D110])" office:value-type="float" office:value="0" calcext:value-type="float">
            <text:p>0</text:p>
          </table:table-cell>
          <table:table-cell table:formula="of:=SUM([.E110:.G110])" office:value-type="float" office:value="0" calcext:value-type="float">
            <text:p>0</text:p>
          </table:table-cell>
          <table:table-cell table:formula="of:=SUM([.H110:.I110])" office:value-type="float" office:value="0" calcext:value-type="float">
            <text:p>0</text:p>
          </table:table-cell>
          <table:table-cell table:formula="of:=[.I110]" office:value-type="float" office:value="0" calcext:value-type="float">
            <text:p>0</text:p>
          </table:table-cell>
          <table:table-cell table:formula="of:=IF([.$J110]&gt;0;[.L110]/[.$J110];0)" office:value-type="percentage" office:value="0" calcext:value-type="percentage">
            <text:p>0.00%</text:p>
          </table:table-cell>
          <table:table-cell table:formula="of:=IF([.$J110]&gt;0;[.M110]/[.$J110];0)" office:value-type="percentage" office:value="0" calcext:value-type="percentage">
            <text:p>0.00%</text:p>
          </table:table-cell>
          <table:table-cell table:formula="of:=IF([.$J110]&gt;0;[.N110]/[.$J110];0)" office:value-type="percentage" office:value="0" calcext:value-type="percentage">
            <text:p>0.00%</text:p>
          </table:table-cell>
          <table:table-cell table:formula="of:=IF([.$J110]&gt;0;[.O110]/[.$J11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1:.D111])" office:value-type="float" office:value="0" calcext:value-type="float">
            <text:p>0</text:p>
          </table:table-cell>
          <table:table-cell table:formula="of:=SUM([.E111:.G111])" office:value-type="float" office:value="0" calcext:value-type="float">
            <text:p>0</text:p>
          </table:table-cell>
          <table:table-cell table:formula="of:=SUM([.H111:.I111])" office:value-type="float" office:value="0" calcext:value-type="float">
            <text:p>0</text:p>
          </table:table-cell>
          <table:table-cell table:formula="of:=[.I111]" office:value-type="float" office:value="0" calcext:value-type="float">
            <text:p>0</text:p>
          </table:table-cell>
          <table:table-cell table:formula="of:=IF([.$J111]&gt;0;[.L111]/[.$J111];0)" office:value-type="percentage" office:value="0" calcext:value-type="percentage">
            <text:p>0.00%</text:p>
          </table:table-cell>
          <table:table-cell table:formula="of:=IF([.$J111]&gt;0;[.M111]/[.$J111];0)" office:value-type="percentage" office:value="0" calcext:value-type="percentage">
            <text:p>0.00%</text:p>
          </table:table-cell>
          <table:table-cell table:formula="of:=IF([.$J111]&gt;0;[.N111]/[.$J111];0)" office:value-type="percentage" office:value="0" calcext:value-type="percentage">
            <text:p>0.00%</text:p>
          </table:table-cell>
          <table:table-cell table:formula="of:=IF([.$J111]&gt;0;[.O111]/[.$J11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2:.D112])" office:value-type="float" office:value="0" calcext:value-type="float">
            <text:p>0</text:p>
          </table:table-cell>
          <table:table-cell table:formula="of:=SUM([.E112:.G112])" office:value-type="float" office:value="0" calcext:value-type="float">
            <text:p>0</text:p>
          </table:table-cell>
          <table:table-cell table:formula="of:=SUM([.H112:.I112])" office:value-type="float" office:value="0" calcext:value-type="float">
            <text:p>0</text:p>
          </table:table-cell>
          <table:table-cell table:formula="of:=[.I112]" office:value-type="float" office:value="0" calcext:value-type="float">
            <text:p>0</text:p>
          </table:table-cell>
          <table:table-cell table:formula="of:=IF([.$J112]&gt;0;[.L112]/[.$J112];0)" office:value-type="percentage" office:value="0" calcext:value-type="percentage">
            <text:p>0.00%</text:p>
          </table:table-cell>
          <table:table-cell table:formula="of:=IF([.$J112]&gt;0;[.M112]/[.$J112];0)" office:value-type="percentage" office:value="0" calcext:value-type="percentage">
            <text:p>0.00%</text:p>
          </table:table-cell>
          <table:table-cell table:formula="of:=IF([.$J112]&gt;0;[.N112]/[.$J112];0)" office:value-type="percentage" office:value="0" calcext:value-type="percentage">
            <text:p>0.00%</text:p>
          </table:table-cell>
          <table:table-cell table:formula="of:=IF([.$J112]&gt;0;[.O112]/[.$J11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3:.D113])" office:value-type="float" office:value="0" calcext:value-type="float">
            <text:p>0</text:p>
          </table:table-cell>
          <table:table-cell table:formula="of:=SUM([.E113:.G113])" office:value-type="float" office:value="0" calcext:value-type="float">
            <text:p>0</text:p>
          </table:table-cell>
          <table:table-cell table:formula="of:=SUM([.H113:.I113])" office:value-type="float" office:value="0" calcext:value-type="float">
            <text:p>0</text:p>
          </table:table-cell>
          <table:table-cell table:formula="of:=[.I113]" office:value-type="float" office:value="0" calcext:value-type="float">
            <text:p>0</text:p>
          </table:table-cell>
          <table:table-cell table:formula="of:=IF([.$J113]&gt;0;[.L113]/[.$J113];0)" office:value-type="percentage" office:value="0" calcext:value-type="percentage">
            <text:p>0.00%</text:p>
          </table:table-cell>
          <table:table-cell table:formula="of:=IF([.$J113]&gt;0;[.M113]/[.$J113];0)" office:value-type="percentage" office:value="0" calcext:value-type="percentage">
            <text:p>0.00%</text:p>
          </table:table-cell>
          <table:table-cell table:formula="of:=IF([.$J113]&gt;0;[.N113]/[.$J113];0)" office:value-type="percentage" office:value="0" calcext:value-type="percentage">
            <text:p>0.00%</text:p>
          </table:table-cell>
          <table:table-cell table:formula="of:=IF([.$J113]&gt;0;[.O113]/[.$J11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4:.D114])" office:value-type="float" office:value="0" calcext:value-type="float">
            <text:p>0</text:p>
          </table:table-cell>
          <table:table-cell table:formula="of:=SUM([.E114:.G114])" office:value-type="float" office:value="0" calcext:value-type="float">
            <text:p>0</text:p>
          </table:table-cell>
          <table:table-cell table:formula="of:=SUM([.H114:.I114])" office:value-type="float" office:value="0" calcext:value-type="float">
            <text:p>0</text:p>
          </table:table-cell>
          <table:table-cell table:formula="of:=[.I114]" office:value-type="float" office:value="0" calcext:value-type="float">
            <text:p>0</text:p>
          </table:table-cell>
          <table:table-cell table:formula="of:=IF([.$J114]&gt;0;[.L114]/[.$J114];0)" office:value-type="percentage" office:value="0" calcext:value-type="percentage">
            <text:p>0.00%</text:p>
          </table:table-cell>
          <table:table-cell table:formula="of:=IF([.$J114]&gt;0;[.M114]/[.$J114];0)" office:value-type="percentage" office:value="0" calcext:value-type="percentage">
            <text:p>0.00%</text:p>
          </table:table-cell>
          <table:table-cell table:formula="of:=IF([.$J114]&gt;0;[.N114]/[.$J114];0)" office:value-type="percentage" office:value="0" calcext:value-type="percentage">
            <text:p>0.00%</text:p>
          </table:table-cell>
          <table:table-cell table:formula="of:=IF([.$J114]&gt;0;[.O114]/[.$J11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5:.D115])" office:value-type="float" office:value="0" calcext:value-type="float">
            <text:p>0</text:p>
          </table:table-cell>
          <table:table-cell table:formula="of:=SUM([.E115:.G115])" office:value-type="float" office:value="0" calcext:value-type="float">
            <text:p>0</text:p>
          </table:table-cell>
          <table:table-cell table:formula="of:=SUM([.H115:.I115])" office:value-type="float" office:value="0" calcext:value-type="float">
            <text:p>0</text:p>
          </table:table-cell>
          <table:table-cell table:formula="of:=[.I115]" office:value-type="float" office:value="0" calcext:value-type="float">
            <text:p>0</text:p>
          </table:table-cell>
          <table:table-cell table:formula="of:=IF([.$J115]&gt;0;[.L115]/[.$J115];0)" office:value-type="percentage" office:value="0" calcext:value-type="percentage">
            <text:p>0.00%</text:p>
          </table:table-cell>
          <table:table-cell table:formula="of:=IF([.$J115]&gt;0;[.M115]/[.$J115];0)" office:value-type="percentage" office:value="0" calcext:value-type="percentage">
            <text:p>0.00%</text:p>
          </table:table-cell>
          <table:table-cell table:formula="of:=IF([.$J115]&gt;0;[.N115]/[.$J115];0)" office:value-type="percentage" office:value="0" calcext:value-type="percentage">
            <text:p>0.00%</text:p>
          </table:table-cell>
          <table:table-cell table:formula="of:=IF([.$J115]&gt;0;[.O115]/[.$J11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6:.D116])" office:value-type="float" office:value="0" calcext:value-type="float">
            <text:p>0</text:p>
          </table:table-cell>
          <table:table-cell table:formula="of:=SUM([.E116:.G116])" office:value-type="float" office:value="0" calcext:value-type="float">
            <text:p>0</text:p>
          </table:table-cell>
          <table:table-cell table:formula="of:=SUM([.H116:.I116])" office:value-type="float" office:value="0" calcext:value-type="float">
            <text:p>0</text:p>
          </table:table-cell>
          <table:table-cell table:formula="of:=[.I116]" office:value-type="float" office:value="0" calcext:value-type="float">
            <text:p>0</text:p>
          </table:table-cell>
          <table:table-cell table:formula="of:=IF([.$J116]&gt;0;[.L116]/[.$J116];0)" office:value-type="percentage" office:value="0" calcext:value-type="percentage">
            <text:p>0.00%</text:p>
          </table:table-cell>
          <table:table-cell table:formula="of:=IF([.$J116]&gt;0;[.M116]/[.$J116];0)" office:value-type="percentage" office:value="0" calcext:value-type="percentage">
            <text:p>0.00%</text:p>
          </table:table-cell>
          <table:table-cell table:formula="of:=IF([.$J116]&gt;0;[.N116]/[.$J116];0)" office:value-type="percentage" office:value="0" calcext:value-type="percentage">
            <text:p>0.00%</text:p>
          </table:table-cell>
          <table:table-cell table:formula="of:=IF([.$J116]&gt;0;[.O116]/[.$J11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7:.D117])" office:value-type="float" office:value="0" calcext:value-type="float">
            <text:p>0</text:p>
          </table:table-cell>
          <table:table-cell table:formula="of:=SUM([.E117:.G117])" office:value-type="float" office:value="0" calcext:value-type="float">
            <text:p>0</text:p>
          </table:table-cell>
          <table:table-cell table:formula="of:=SUM([.H117:.I117])" office:value-type="float" office:value="0" calcext:value-type="float">
            <text:p>0</text:p>
          </table:table-cell>
          <table:table-cell table:formula="of:=[.I117]" office:value-type="float" office:value="0" calcext:value-type="float">
            <text:p>0</text:p>
          </table:table-cell>
          <table:table-cell table:formula="of:=IF([.$J117]&gt;0;[.L117]/[.$J117];0)" office:value-type="percentage" office:value="0" calcext:value-type="percentage">
            <text:p>0.00%</text:p>
          </table:table-cell>
          <table:table-cell table:formula="of:=IF([.$J117]&gt;0;[.M117]/[.$J117];0)" office:value-type="percentage" office:value="0" calcext:value-type="percentage">
            <text:p>0.00%</text:p>
          </table:table-cell>
          <table:table-cell table:formula="of:=IF([.$J117]&gt;0;[.N117]/[.$J117];0)" office:value-type="percentage" office:value="0" calcext:value-type="percentage">
            <text:p>0.00%</text:p>
          </table:table-cell>
          <table:table-cell table:formula="of:=IF([.$J117]&gt;0;[.O117]/[.$J11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8:.D118])" office:value-type="float" office:value="0" calcext:value-type="float">
            <text:p>0</text:p>
          </table:table-cell>
          <table:table-cell table:formula="of:=SUM([.E118:.G118])" office:value-type="float" office:value="0" calcext:value-type="float">
            <text:p>0</text:p>
          </table:table-cell>
          <table:table-cell table:formula="of:=SUM([.H118:.I118])" office:value-type="float" office:value="0" calcext:value-type="float">
            <text:p>0</text:p>
          </table:table-cell>
          <table:table-cell table:formula="of:=[.I118]" office:value-type="float" office:value="0" calcext:value-type="float">
            <text:p>0</text:p>
          </table:table-cell>
          <table:table-cell table:formula="of:=IF([.$J118]&gt;0;[.L118]/[.$J118];0)" office:value-type="percentage" office:value="0" calcext:value-type="percentage">
            <text:p>0.00%</text:p>
          </table:table-cell>
          <table:table-cell table:formula="of:=IF([.$J118]&gt;0;[.M118]/[.$J118];0)" office:value-type="percentage" office:value="0" calcext:value-type="percentage">
            <text:p>0.00%</text:p>
          </table:table-cell>
          <table:table-cell table:formula="of:=IF([.$J118]&gt;0;[.N118]/[.$J118];0)" office:value-type="percentage" office:value="0" calcext:value-type="percentage">
            <text:p>0.00%</text:p>
          </table:table-cell>
          <table:table-cell table:formula="of:=IF([.$J118]&gt;0;[.O118]/[.$J11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9:.D119])" office:value-type="float" office:value="0" calcext:value-type="float">
            <text:p>0</text:p>
          </table:table-cell>
          <table:table-cell table:formula="of:=SUM([.E119:.G119])" office:value-type="float" office:value="0" calcext:value-type="float">
            <text:p>0</text:p>
          </table:table-cell>
          <table:table-cell table:formula="of:=SUM([.H119:.I119])" office:value-type="float" office:value="0" calcext:value-type="float">
            <text:p>0</text:p>
          </table:table-cell>
          <table:table-cell table:formula="of:=[.I119]" office:value-type="float" office:value="0" calcext:value-type="float">
            <text:p>0</text:p>
          </table:table-cell>
          <table:table-cell table:formula="of:=IF([.$J119]&gt;0;[.L119]/[.$J119];0)" office:value-type="percentage" office:value="0" calcext:value-type="percentage">
            <text:p>0.00%</text:p>
          </table:table-cell>
          <table:table-cell table:formula="of:=IF([.$J119]&gt;0;[.M119]/[.$J119];0)" office:value-type="percentage" office:value="0" calcext:value-type="percentage">
            <text:p>0.00%</text:p>
          </table:table-cell>
          <table:table-cell table:formula="of:=IF([.$J119]&gt;0;[.N119]/[.$J119];0)" office:value-type="percentage" office:value="0" calcext:value-type="percentage">
            <text:p>0.00%</text:p>
          </table:table-cell>
          <table:table-cell table:formula="of:=IF([.$J119]&gt;0;[.O119]/[.$J11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0:.D120])" office:value-type="float" office:value="0" calcext:value-type="float">
            <text:p>0</text:p>
          </table:table-cell>
          <table:table-cell table:formula="of:=SUM([.E120:.G120])" office:value-type="float" office:value="0" calcext:value-type="float">
            <text:p>0</text:p>
          </table:table-cell>
          <table:table-cell table:formula="of:=SUM([.H120:.I120])" office:value-type="float" office:value="0" calcext:value-type="float">
            <text:p>0</text:p>
          </table:table-cell>
          <table:table-cell table:formula="of:=[.I120]" office:value-type="float" office:value="0" calcext:value-type="float">
            <text:p>0</text:p>
          </table:table-cell>
          <table:table-cell table:formula="of:=IF([.$J120]&gt;0;[.L120]/[.$J120];0)" office:value-type="percentage" office:value="0" calcext:value-type="percentage">
            <text:p>0.00%</text:p>
          </table:table-cell>
          <table:table-cell table:formula="of:=IF([.$J120]&gt;0;[.M120]/[.$J120];0)" office:value-type="percentage" office:value="0" calcext:value-type="percentage">
            <text:p>0.00%</text:p>
          </table:table-cell>
          <table:table-cell table:formula="of:=IF([.$J120]&gt;0;[.N120]/[.$J120];0)" office:value-type="percentage" office:value="0" calcext:value-type="percentage">
            <text:p>0.00%</text:p>
          </table:table-cell>
          <table:table-cell table:formula="of:=IF([.$J120]&gt;0;[.O120]/[.$J12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1:.D121])" office:value-type="float" office:value="0" calcext:value-type="float">
            <text:p>0</text:p>
          </table:table-cell>
          <table:table-cell table:formula="of:=SUM([.E121:.G121])" office:value-type="float" office:value="0" calcext:value-type="float">
            <text:p>0</text:p>
          </table:table-cell>
          <table:table-cell table:formula="of:=SUM([.H121:.I121])" office:value-type="float" office:value="0" calcext:value-type="float">
            <text:p>0</text:p>
          </table:table-cell>
          <table:table-cell table:formula="of:=[.I121]" office:value-type="float" office:value="0" calcext:value-type="float">
            <text:p>0</text:p>
          </table:table-cell>
          <table:table-cell table:formula="of:=IF([.$J121]&gt;0;[.L121]/[.$J121];0)" office:value-type="percentage" office:value="0" calcext:value-type="percentage">
            <text:p>0.00%</text:p>
          </table:table-cell>
          <table:table-cell table:formula="of:=IF([.$J121]&gt;0;[.M121]/[.$J121];0)" office:value-type="percentage" office:value="0" calcext:value-type="percentage">
            <text:p>0.00%</text:p>
          </table:table-cell>
          <table:table-cell table:formula="of:=IF([.$J121]&gt;0;[.N121]/[.$J121];0)" office:value-type="percentage" office:value="0" calcext:value-type="percentage">
            <text:p>0.00%</text:p>
          </table:table-cell>
          <table:table-cell table:formula="of:=IF([.$J121]&gt;0;[.O121]/[.$J12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2:.D122])" office:value-type="float" office:value="0" calcext:value-type="float">
            <text:p>0</text:p>
          </table:table-cell>
          <table:table-cell table:formula="of:=SUM([.E122:.G122])" office:value-type="float" office:value="0" calcext:value-type="float">
            <text:p>0</text:p>
          </table:table-cell>
          <table:table-cell table:formula="of:=SUM([.H122:.I122])" office:value-type="float" office:value="0" calcext:value-type="float">
            <text:p>0</text:p>
          </table:table-cell>
          <table:table-cell table:formula="of:=[.I122]" office:value-type="float" office:value="0" calcext:value-type="float">
            <text:p>0</text:p>
          </table:table-cell>
          <table:table-cell table:formula="of:=IF([.$J122]&gt;0;[.L122]/[.$J122];0)" office:value-type="percentage" office:value="0" calcext:value-type="percentage">
            <text:p>0.00%</text:p>
          </table:table-cell>
          <table:table-cell table:formula="of:=IF([.$J122]&gt;0;[.M122]/[.$J122];0)" office:value-type="percentage" office:value="0" calcext:value-type="percentage">
            <text:p>0.00%</text:p>
          </table:table-cell>
          <table:table-cell table:formula="of:=IF([.$J122]&gt;0;[.N122]/[.$J122];0)" office:value-type="percentage" office:value="0" calcext:value-type="percentage">
            <text:p>0.00%</text:p>
          </table:table-cell>
          <table:table-cell table:formula="of:=IF([.$J122]&gt;0;[.O122]/[.$J12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3:.D123])" office:value-type="float" office:value="0" calcext:value-type="float">
            <text:p>0</text:p>
          </table:table-cell>
          <table:table-cell table:formula="of:=SUM([.E123:.G123])" office:value-type="float" office:value="0" calcext:value-type="float">
            <text:p>0</text:p>
          </table:table-cell>
          <table:table-cell table:formula="of:=SUM([.H123:.I123])" office:value-type="float" office:value="0" calcext:value-type="float">
            <text:p>0</text:p>
          </table:table-cell>
          <table:table-cell table:formula="of:=[.I123]" office:value-type="float" office:value="0" calcext:value-type="float">
            <text:p>0</text:p>
          </table:table-cell>
          <table:table-cell table:formula="of:=IF([.$J123]&gt;0;[.L123]/[.$J123];0)" office:value-type="percentage" office:value="0" calcext:value-type="percentage">
            <text:p>0.00%</text:p>
          </table:table-cell>
          <table:table-cell table:formula="of:=IF([.$J123]&gt;0;[.M123]/[.$J123];0)" office:value-type="percentage" office:value="0" calcext:value-type="percentage">
            <text:p>0.00%</text:p>
          </table:table-cell>
          <table:table-cell table:formula="of:=IF([.$J123]&gt;0;[.N123]/[.$J123];0)" office:value-type="percentage" office:value="0" calcext:value-type="percentage">
            <text:p>0.00%</text:p>
          </table:table-cell>
          <table:table-cell table:formula="of:=IF([.$J123]&gt;0;[.O123]/[.$J12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4:.D124])" office:value-type="float" office:value="0" calcext:value-type="float">
            <text:p>0</text:p>
          </table:table-cell>
          <table:table-cell table:formula="of:=SUM([.E124:.G124])" office:value-type="float" office:value="0" calcext:value-type="float">
            <text:p>0</text:p>
          </table:table-cell>
          <table:table-cell table:formula="of:=SUM([.H124:.I124])" office:value-type="float" office:value="0" calcext:value-type="float">
            <text:p>0</text:p>
          </table:table-cell>
          <table:table-cell table:formula="of:=[.I124]" office:value-type="float" office:value="0" calcext:value-type="float">
            <text:p>0</text:p>
          </table:table-cell>
          <table:table-cell table:formula="of:=IF([.$J124]&gt;0;[.L124]/[.$J124];0)" office:value-type="percentage" office:value="0" calcext:value-type="percentage">
            <text:p>0.00%</text:p>
          </table:table-cell>
          <table:table-cell table:formula="of:=IF([.$J124]&gt;0;[.M124]/[.$J124];0)" office:value-type="percentage" office:value="0" calcext:value-type="percentage">
            <text:p>0.00%</text:p>
          </table:table-cell>
          <table:table-cell table:formula="of:=IF([.$J124]&gt;0;[.N124]/[.$J124];0)" office:value-type="percentage" office:value="0" calcext:value-type="percentage">
            <text:p>0.00%</text:p>
          </table:table-cell>
          <table:table-cell table:formula="of:=IF([.$J124]&gt;0;[.O124]/[.$J12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5:.D125])" office:value-type="float" office:value="0" calcext:value-type="float">
            <text:p>0</text:p>
          </table:table-cell>
          <table:table-cell table:formula="of:=SUM([.E125:.G125])" office:value-type="float" office:value="0" calcext:value-type="float">
            <text:p>0</text:p>
          </table:table-cell>
          <table:table-cell table:formula="of:=SUM([.H125:.I125])" office:value-type="float" office:value="0" calcext:value-type="float">
            <text:p>0</text:p>
          </table:table-cell>
          <table:table-cell table:formula="of:=[.I125]" office:value-type="float" office:value="0" calcext:value-type="float">
            <text:p>0</text:p>
          </table:table-cell>
          <table:table-cell table:formula="of:=IF([.$J125]&gt;0;[.L125]/[.$J125];0)" office:value-type="percentage" office:value="0" calcext:value-type="percentage">
            <text:p>0.00%</text:p>
          </table:table-cell>
          <table:table-cell table:formula="of:=IF([.$J125]&gt;0;[.M125]/[.$J125];0)" office:value-type="percentage" office:value="0" calcext:value-type="percentage">
            <text:p>0.00%</text:p>
          </table:table-cell>
          <table:table-cell table:formula="of:=IF([.$J125]&gt;0;[.N125]/[.$J125];0)" office:value-type="percentage" office:value="0" calcext:value-type="percentage">
            <text:p>0.00%</text:p>
          </table:table-cell>
          <table:table-cell table:formula="of:=IF([.$J125]&gt;0;[.O125]/[.$J12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6:.D126])" office:value-type="float" office:value="0" calcext:value-type="float">
            <text:p>0</text:p>
          </table:table-cell>
          <table:table-cell table:formula="of:=SUM([.E126:.G126])" office:value-type="float" office:value="0" calcext:value-type="float">
            <text:p>0</text:p>
          </table:table-cell>
          <table:table-cell table:formula="of:=SUM([.H126:.I126])" office:value-type="float" office:value="0" calcext:value-type="float">
            <text:p>0</text:p>
          </table:table-cell>
          <table:table-cell table:formula="of:=[.I126]" office:value-type="float" office:value="0" calcext:value-type="float">
            <text:p>0</text:p>
          </table:table-cell>
          <table:table-cell table:formula="of:=IF([.$J126]&gt;0;[.L126]/[.$J126];0)" office:value-type="percentage" office:value="0" calcext:value-type="percentage">
            <text:p>0.00%</text:p>
          </table:table-cell>
          <table:table-cell table:formula="of:=IF([.$J126]&gt;0;[.M126]/[.$J126];0)" office:value-type="percentage" office:value="0" calcext:value-type="percentage">
            <text:p>0.00%</text:p>
          </table:table-cell>
          <table:table-cell table:formula="of:=IF([.$J126]&gt;0;[.N126]/[.$J126];0)" office:value-type="percentage" office:value="0" calcext:value-type="percentage">
            <text:p>0.00%</text:p>
          </table:table-cell>
          <table:table-cell table:formula="of:=IF([.$J126]&gt;0;[.O126]/[.$J12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7:.D127])" office:value-type="float" office:value="0" calcext:value-type="float">
            <text:p>0</text:p>
          </table:table-cell>
          <table:table-cell table:formula="of:=SUM([.E127:.G127])" office:value-type="float" office:value="0" calcext:value-type="float">
            <text:p>0</text:p>
          </table:table-cell>
          <table:table-cell table:formula="of:=SUM([.H127:.I127])" office:value-type="float" office:value="0" calcext:value-type="float">
            <text:p>0</text:p>
          </table:table-cell>
          <table:table-cell table:formula="of:=[.I127]" office:value-type="float" office:value="0" calcext:value-type="float">
            <text:p>0</text:p>
          </table:table-cell>
          <table:table-cell table:formula="of:=IF([.$J127]&gt;0;[.L127]/[.$J127];0)" office:value-type="percentage" office:value="0" calcext:value-type="percentage">
            <text:p>0.00%</text:p>
          </table:table-cell>
          <table:table-cell table:formula="of:=IF([.$J127]&gt;0;[.M127]/[.$J127];0)" office:value-type="percentage" office:value="0" calcext:value-type="percentage">
            <text:p>0.00%</text:p>
          </table:table-cell>
          <table:table-cell table:formula="of:=IF([.$J127]&gt;0;[.N127]/[.$J127];0)" office:value-type="percentage" office:value="0" calcext:value-type="percentage">
            <text:p>0.00%</text:p>
          </table:table-cell>
          <table:table-cell table:formula="of:=IF([.$J127]&gt;0;[.O127]/[.$J12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8:.D128])" office:value-type="float" office:value="0" calcext:value-type="float">
            <text:p>0</text:p>
          </table:table-cell>
          <table:table-cell table:formula="of:=SUM([.E128:.G128])" office:value-type="float" office:value="0" calcext:value-type="float">
            <text:p>0</text:p>
          </table:table-cell>
          <table:table-cell table:formula="of:=SUM([.H128:.I128])" office:value-type="float" office:value="0" calcext:value-type="float">
            <text:p>0</text:p>
          </table:table-cell>
          <table:table-cell table:formula="of:=[.I128]" office:value-type="float" office:value="0" calcext:value-type="float">
            <text:p>0</text:p>
          </table:table-cell>
          <table:table-cell table:formula="of:=IF([.$J128]&gt;0;[.L128]/[.$J128];0)" office:value-type="percentage" office:value="0" calcext:value-type="percentage">
            <text:p>0.00%</text:p>
          </table:table-cell>
          <table:table-cell table:formula="of:=IF([.$J128]&gt;0;[.M128]/[.$J128];0)" office:value-type="percentage" office:value="0" calcext:value-type="percentage">
            <text:p>0.00%</text:p>
          </table:table-cell>
          <table:table-cell table:formula="of:=IF([.$J128]&gt;0;[.N128]/[.$J128];0)" office:value-type="percentage" office:value="0" calcext:value-type="percentage">
            <text:p>0.00%</text:p>
          </table:table-cell>
          <table:table-cell table:formula="of:=IF([.$J128]&gt;0;[.O128]/[.$J12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9:.D129])" office:value-type="float" office:value="0" calcext:value-type="float">
            <text:p>0</text:p>
          </table:table-cell>
          <table:table-cell table:formula="of:=SUM([.E129:.G129])" office:value-type="float" office:value="0" calcext:value-type="float">
            <text:p>0</text:p>
          </table:table-cell>
          <table:table-cell table:formula="of:=SUM([.H129:.I129])" office:value-type="float" office:value="0" calcext:value-type="float">
            <text:p>0</text:p>
          </table:table-cell>
          <table:table-cell table:formula="of:=[.I129]" office:value-type="float" office:value="0" calcext:value-type="float">
            <text:p>0</text:p>
          </table:table-cell>
          <table:table-cell table:formula="of:=IF([.$J129]&gt;0;[.L129]/[.$J129];0)" office:value-type="percentage" office:value="0" calcext:value-type="percentage">
            <text:p>0.00%</text:p>
          </table:table-cell>
          <table:table-cell table:formula="of:=IF([.$J129]&gt;0;[.M129]/[.$J129];0)" office:value-type="percentage" office:value="0" calcext:value-type="percentage">
            <text:p>0.00%</text:p>
          </table:table-cell>
          <table:table-cell table:formula="of:=IF([.$J129]&gt;0;[.N129]/[.$J129];0)" office:value-type="percentage" office:value="0" calcext:value-type="percentage">
            <text:p>0.00%</text:p>
          </table:table-cell>
          <table:table-cell table:formula="of:=IF([.$J129]&gt;0;[.O129]/[.$J12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30:.D130])" office:value-type="float" office:value="0" calcext:value-type="float">
            <text:p>0</text:p>
          </table:table-cell>
          <table:table-cell table:formula="of:=SUM([.E130:.G130])" office:value-type="float" office:value="0" calcext:value-type="float">
            <text:p>0</text:p>
          </table:table-cell>
          <table:table-cell table:formula="of:=SUM([.H130:.I130])" office:value-type="float" office:value="0" calcext:value-type="float">
            <text:p>0</text:p>
          </table:table-cell>
          <table:table-cell table:formula="of:=[.I130]" office:value-type="float" office:value="0" calcext:value-type="float">
            <text:p>0</text:p>
          </table:table-cell>
          <table:table-cell table:formula="of:=IF([.$J130]&gt;0;[.L130]/[.$J130];0)" office:value-type="percentage" office:value="0" calcext:value-type="percentage">
            <text:p>0.00%</text:p>
          </table:table-cell>
          <table:table-cell table:formula="of:=IF([.$J130]&gt;0;[.M130]/[.$J130];0)" office:value-type="percentage" office:value="0" calcext:value-type="percentage">
            <text:p>0.00%</text:p>
          </table:table-cell>
          <table:table-cell table:formula="of:=IF([.$J130]&gt;0;[.N130]/[.$J130];0)" office:value-type="percentage" office:value="0" calcext:value-type="percentage">
            <text:p>0.00%</text:p>
          </table:table-cell>
          <table:table-cell table:formula="of:=IF([.$J130]&gt;0;[.O130]/[.$J13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31:.D131])" office:value-type="float" office:value="0" calcext:value-type="float">
            <text:p>0</text:p>
          </table:table-cell>
          <table:table-cell table:formula="of:=SUM([.E131:.G131])" office:value-type="float" office:value="0" calcext:value-type="float">
            <text:p>0</text:p>
          </table:table-cell>
          <table:table-cell table:formula="of:=SUM([.H131:.I131])" office:value-type="float" office:value="0" calcext:value-type="float">
            <text:p>0</text:p>
          </table:table-cell>
          <table:table-cell table:formula="of:=[.I131]" office:value-type="float" office:value="0" calcext:value-type="float">
            <text:p>0</text:p>
          </table:table-cell>
          <table:table-cell table:formula="of:=IF([.$J131]&gt;0;[.L131]/[.$J131];0)" office:value-type="percentage" office:value="0" calcext:value-type="percentage">
            <text:p>0.00%</text:p>
          </table:table-cell>
          <table:table-cell table:formula="of:=IF([.$J131]&gt;0;[.M131]/[.$J131];0)" office:value-type="percentage" office:value="0" calcext:value-type="percentage">
            <text:p>0.00%</text:p>
          </table:table-cell>
          <table:table-cell table:formula="of:=IF([.$J131]&gt;0;[.N131]/[.$J131];0)" office:value-type="percentage" office:value="0" calcext:value-type="percentage">
            <text:p>0.00%</text:p>
          </table:table-cell>
          <table:table-cell table:formula="of:=IF([.$J131]&gt;0;[.O131]/[.$J13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32:.D132])" office:value-type="float" office:value="0" calcext:value-type="float">
            <text:p>0</text:p>
          </table:table-cell>
          <table:table-cell table:formula="of:=SUM([.E132:.G132])" office:value-type="float" office:value="0" calcext:value-type="float">
            <text:p>0</text:p>
          </table:table-cell>
          <table:table-cell table:formula="of:=SUM([.H132:.I132])" office:value-type="float" office:value="0" calcext:value-type="float">
            <text:p>0</text:p>
          </table:table-cell>
          <table:table-cell table:formula="of:=[.I132]" office:value-type="float" office:value="0" calcext:value-type="float">
            <text:p>0</text:p>
          </table:table-cell>
          <table:table-cell table:formula="of:=IF([.$J132]&gt;0;[.L132]/[.$J132];0)" office:value-type="percentage" office:value="0" calcext:value-type="percentage">
            <text:p>0.00%</text:p>
          </table:table-cell>
          <table:table-cell table:formula="of:=IF([.$J132]&gt;0;[.M132]/[.$J132];0)" office:value-type="percentage" office:value="0" calcext:value-type="percentage">
            <text:p>0.00%</text:p>
          </table:table-cell>
          <table:table-cell table:formula="of:=IF([.$J132]&gt;0;[.N132]/[.$J132];0)" office:value-type="percentage" office:value="0" calcext:value-type="percentage">
            <text:p>0.00%</text:p>
          </table:table-cell>
          <table:table-cell table:formula="of:=IF([.$J132]&gt;0;[.O132]/[.$J132];0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33:.D133])" office:value-type="float" office:value="0" calcext:value-type="float">
            <text:p>0</text:p>
          </table:table-cell>
          <table:table-cell table:formula="of:=SUM([.E133:.G133])" office:value-type="float" office:value="0" calcext:value-type="float">
            <text:p>0</text:p>
          </table:table-cell>
          <table:table-cell table:formula="of:=SUM([.H133:.I133])" office:value-type="float" office:value="0" calcext:value-type="float">
            <text:p>0</text:p>
          </table:table-cell>
          <table:table-cell table:formula="of:=[.I133]" office:value-type="float" office:value="0" calcext:value-type="float">
            <text:p>0</text:p>
          </table:table-cell>
          <table:table-cell table:formula="of:=IF([.$J133]&gt;0;[.L133]/[.$J133];0)" office:value-type="percentage" office:value="0" calcext:value-type="percentage">
            <text:p>0.00%</text:p>
          </table:table-cell>
          <table:table-cell table:formula="of:=IF([.$J133]&gt;0;[.M133]/[.$J133];0)" office:value-type="percentage" office:value="0" calcext:value-type="percentage">
            <text:p>0.00%</text:p>
          </table:table-cell>
          <table:table-cell table:formula="of:=IF([.$J133]&gt;0;[.N133]/[.$J133];0)" office:value-type="percentage" office:value="0" calcext:value-type="percentage">
            <text:p>0.00%</text:p>
          </table:table-cell>
          <table:table-cell table:formula="of:=IF([.$J133]&gt;0;[.O133]/[.$J133];0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27484" calcext:value-type="float">
            <text:p>27484</text:p>
          </table:table-cell>
          <table:table-cell office:value-type="float" office:value="6639" calcext:value-type="float">
            <text:p>6639</text:p>
          </table:table-cell>
          <table:table-cell office:value-type="float" office:value="6090" calcext:value-type="float">
            <text:p>6090</text:p>
          </table:table-cell>
          <table:table-cell office:value-type="float" office:value="4558" calcext:value-type="float">
            <text:p>4558</text:p>
          </table:table-cell>
          <table:table-cell office:value-type="float" office:value="2726" calcext:value-type="float">
            <text:p>2726</text:p>
          </table:table-cell>
          <table:table-cell office:value-type="float" office:value="1552" calcext:value-type="float">
            <text:p>1552</text:p>
          </table:table-cell>
          <table:table-cell office:value-type="float" office:value="785" calcext:value-type="float">
            <text:p>785</text:p>
          </table:table-cell>
          <table:table-cell office:value-type="float" office:value="166" calcext:value-type="float">
            <text:p>166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  <table:table-cell table:style-name="Default" table:number-columns-repeated="4"/>
        </table:table-row>
      </table:table>
      <table:table table:name="AltHCP24NS_Vs_trix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0" table:number-columns-repeated="4" table:default-cell-style-name="ce1"/>
        <table:table-row table:style-name="ro1">
          <table:table-cell office:value-type="string" calcext:value-type="string">
            <text:p>Description:</text:p>
          </table:table-cell>
          <table:table-cell office:value-type="string" calcext:value-type="string">
            <text:p>Ta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oolsey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NoTrump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000:Top=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PartScore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Small Slam</text:p>
          </table:table-cell>
          <table:table-cell office:value-type="string" calcext:value-type="string">
            <text:p>Grand Slam</text:p>
          </table:table-cell>
          <table:table-cell table:style-name="Default" office:value-type="string" calcext:value-type="string">
            <text:p>PartScore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Small Slam</text:p>
          </table:table-cell>
          <table:table-cell table:style-name="Default" office:value-type="string" calcext:value-type="string">
            <text:p>Grand Slam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4815" calcext:value-type="float">
            <text:p>48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15" calcext:value-type="float">
            <text:p>4815</text:p>
          </table:table-cell>
          <table:table-cell/>
          <table:table-cell table:formula="of:=SUM([.C3:.D3])" office:value-type="float" office:value="0" calcext:value-type="float">
            <text:p>0</text:p>
          </table:table-cell>
          <table:table-cell table:formula="of:=SUM([.E3:.G3])" office:value-type="float" office:value="0" calcext:value-type="float">
            <text:p>0</text:p>
          </table:table-cell>
          <table:table-cell table:formula="of:=SUM([.H3:.I3])" office:value-type="float" office:value="0" calcext:value-type="float">
            <text:p>0</text:p>
          </table:table-cell>
          <table:table-cell table:formula="of:=[.I3]" office:value-type="float" office:value="0" calcext:value-type="float">
            <text:p>0</text:p>
          </table:table-cell>
          <table:table-cell table:formula="of:=IF([.$J3]&gt;0;[.L3]/[.$J3];0)" office:value-type="percentage" office:value="0" calcext:value-type="percentage">
            <text:p>0.00%</text:p>
          </table:table-cell>
          <table:table-cell table:formula="of:=IF([.$J3]&gt;0;[.M3]/[.$J3];0)" office:value-type="percentage" office:value="0" calcext:value-type="percentage">
            <text:p>0.00%</text:p>
          </table:table-cell>
          <table:table-cell table:formula="of:=IF([.$J3]&gt;0;[.N3]/[.$J3];0)" office:value-type="percentage" office:value="0" calcext:value-type="percentage">
            <text:p>0.00%</text:p>
          </table:table-cell>
          <table:table-cell table:formula="of:=IF([.$J3]&gt;0;[.O3]/[.$J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94" calcext:value-type="float">
            <text:p>49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table:formula="of:=SUM([.C4:.D4])" office:value-type="float" office:value="0" calcext:value-type="float">
            <text:p>0</text:p>
          </table:table-cell>
          <table:table-cell table:formula="of:=SUM([.E4:.G4])" office:value-type="float" office:value="0" calcext:value-type="float">
            <text:p>0</text:p>
          </table:table-cell>
          <table:table-cell table:formula="of:=SUM([.H4:.I4])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IF([.$J4]&gt;0;[.L4]/[.$J4];0)" office:value-type="percentage" office:value="0" calcext:value-type="percentage">
            <text:p>0.00%</text:p>
          </table:table-cell>
          <table:table-cell table:formula="of:=IF([.$J4]&gt;0;[.M4]/[.$J4];0)" office:value-type="percentage" office:value="0" calcext:value-type="percentage">
            <text:p>0.00%</text:p>
          </table:table-cell>
          <table:table-cell table:formula="of:=IF([.$J4]&gt;0;[.N4]/[.$J4];0)" office:value-type="percentage" office:value="0" calcext:value-type="percentage">
            <text:p>0.00%</text:p>
          </table:table-cell>
          <table:table-cell table:formula="of:=IF([.$J4]&gt;0;[.O4]/[.$J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463" calcext:value-type="float">
            <text:p>46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SUM([.C5:.D5])" office:value-type="float" office:value="0" calcext:value-type="float">
            <text:p>0</text:p>
          </table:table-cell>
          <table:table-cell table:formula="of:=SUM([.E5:.G5])" office:value-type="float" office:value="0" calcext:value-type="float">
            <text:p>0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IF([.$J5]&gt;0;[.L5]/[.$J5];0)" office:value-type="percentage" office:value="0" calcext:value-type="percentage">
            <text:p>0.00%</text:p>
          </table:table-cell>
          <table:table-cell table:formula="of:=IF([.$J5]&gt;0;[.M5]/[.$J5];0)" office:value-type="percentage" office:value="0" calcext:value-type="percentage">
            <text:p>0.00%</text:p>
          </table:table-cell>
          <table:table-cell table:formula="of:=IF([.$J5]&gt;0;[.N5]/[.$J5];0)" office:value-type="percentage" office:value="0" calcext:value-type="percentage">
            <text:p>0.00%</text:p>
          </table:table-cell>
          <table:table-cell table:formula="of:=IF([.$J5]&gt;0;[.O5]/[.$J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413" calcext:value-type="float">
            <text:p>4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/>
          <table:table-cell table:formula="of:=SUM([.C6:.D6])" office:value-type="float" office:value="0" calcext:value-type="float">
            <text:p>0</text:p>
          </table:table-cell>
          <table:table-cell table:formula="of:=SUM([.E6:.G6])" office:value-type="float" office:value="0" calcext:value-type="float">
            <text:p>0</text:p>
          </table:table-cell>
          <table:table-cell table:formula="of:=SUM([.H6:.I6])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IF([.$J6]&gt;0;[.L6]/[.$J6];0)" office:value-type="percentage" office:value="0" calcext:value-type="percentage">
            <text:p>0.00%</text:p>
          </table:table-cell>
          <table:table-cell table:formula="of:=IF([.$J6]&gt;0;[.M6]/[.$J6];0)" office:value-type="percentage" office:value="0" calcext:value-type="percentage">
            <text:p>0.00%</text:p>
          </table:table-cell>
          <table:table-cell table:formula="of:=IF([.$J6]&gt;0;[.N6]/[.$J6];0)" office:value-type="percentage" office:value="0" calcext:value-type="percentage">
            <text:p>0.00%</text:p>
          </table:table-cell>
          <table:table-cell table:formula="of:=IF([.$J6]&gt;0;[.O6]/[.$J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39" calcext:value-type="float">
            <text:p>63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/>
          <table:table-cell table:formula="of:=SUM([.C7:.D7])" office:value-type="float" office:value="0" calcext:value-type="float">
            <text:p>0</text:p>
          </table:table-cell>
          <table:table-cell table:formula="of:=SUM([.E7:.G7])" office:value-type="float" office:value="0" calcext:value-type="float">
            <text:p>0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formula="of:=IF([.$J7]&gt;0;[.L7]/[.$J7];0)" office:value-type="percentage" office:value="0" calcext:value-type="percentage">
            <text:p>0.00%</text:p>
          </table:table-cell>
          <table:table-cell table:formula="of:=IF([.$J7]&gt;0;[.M7]/[.$J7];0)" office:value-type="percentage" office:value="0" calcext:value-type="percentage">
            <text:p>0.00%</text:p>
          </table:table-cell>
          <table:table-cell table:formula="of:=IF([.$J7]&gt;0;[.N7]/[.$J7];0)" office:value-type="percentage" office:value="0" calcext:value-type="percentage">
            <text:p>0.00%</text:p>
          </table:table-cell>
          <table:table-cell table:formula="of:=IF([.$J7]&gt;0;[.O7]/[.$J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/>
          <table:table-cell table:formula="of:=SUM([.C8:.D8])" office:value-type="float" office:value="1" calcext:value-type="float">
            <text:p>1</text:p>
          </table:table-cell>
          <table:table-cell table:formula="of:=SUM([.E8:.G8])" office:value-type="float" office:value="0" calcext:value-type="float">
            <text:p>0</text:p>
          </table:table-cell>
          <table:table-cell table:formula="of:=SUM([.H8:.I8])" office:value-type="float" office:value="0" calcext:value-type="float">
            <text:p>0</text:p>
          </table:table-cell>
          <table:table-cell table:formula="of:=[.I8]" office:value-type="float" office:value="0" calcext:value-type="float">
            <text:p>0</text:p>
          </table:table-cell>
          <table:table-cell table:formula="of:=IF([.$J8]&gt;0;[.L8]/[.$J8];0)" office:value-type="percentage" office:value="0.00193798449612403" calcext:value-type="percentage">
            <text:p>0.19%</text:p>
          </table:table-cell>
          <table:table-cell table:formula="of:=IF([.$J8]&gt;0;[.M8]/[.$J8];0)" office:value-type="percentage" office:value="0" calcext:value-type="percentage">
            <text:p>0.00%</text:p>
          </table:table-cell>
          <table:table-cell table:formula="of:=IF([.$J8]&gt;0;[.N8]/[.$J8];0)" office:value-type="percentage" office:value="0" calcext:value-type="percentage">
            <text:p>0.00%</text:p>
          </table:table-cell>
          <table:table-cell table:formula="of:=IF([.$J8]&gt;0;[.O8]/[.$J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/>
          <table:table-cell table:formula="of:=SUM([.C9:.D9])" office:value-type="float" office:value="1" calcext:value-type="float">
            <text:p>1</text:p>
          </table:table-cell>
          <table:table-cell table:formula="of:=SUM([.E9:.G9])" office:value-type="float" office:value="0" calcext:value-type="float">
            <text:p>0</text:p>
          </table:table-cell>
          <table:table-cell table:formula="of:=SUM([.H9:.I9])" office:value-type="float" office:value="0" calcext:value-type="float">
            <text:p>0</text:p>
          </table:table-cell>
          <table:table-cell table:formula="of:=[.I9]" office:value-type="float" office:value="0" calcext:value-type="float">
            <text:p>0</text:p>
          </table:table-cell>
          <table:table-cell table:formula="of:=IF([.$J9]&gt;0;[.L9]/[.$J9];0)" office:value-type="percentage" office:value="0.0020746887966805" calcext:value-type="percentage">
            <text:p>0.21%</text:p>
          </table:table-cell>
          <table:table-cell table:formula="of:=IF([.$J9]&gt;0;[.M9]/[.$J9];0)" office:value-type="percentage" office:value="0" calcext:value-type="percentage">
            <text:p>0.00%</text:p>
          </table:table-cell>
          <table:table-cell table:formula="of:=IF([.$J9]&gt;0;[.N9]/[.$J9];0)" office:value-type="percentage" office:value="0" calcext:value-type="percentage">
            <text:p>0.00%</text:p>
          </table:table-cell>
          <table:table-cell table:formula="of:=IF([.$J9]&gt;0;[.O9]/[.$J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SUM([.C10:.D10])" office:value-type="float" office:value="2" calcext:value-type="float">
            <text:p>2</text:p>
          </table:table-cell>
          <table:table-cell table:formula="of:=SUM([.E10:.G10])" office:value-type="float" office:value="0" calcext:value-type="float">
            <text:p>0</text:p>
          </table:table-cell>
          <table:table-cell table:formula="of:=SUM([.H10:.I10])" office:value-type="float" office:value="0" calcext:value-type="float">
            <text:p>0</text:p>
          </table:table-cell>
          <table:table-cell table:formula="of:=[.I10]" office:value-type="float" office:value="0" calcext:value-type="float">
            <text:p>0</text:p>
          </table:table-cell>
          <table:table-cell table:formula="of:=IF([.$J10]&gt;0;[.L10]/[.$J10];0)" office:value-type="percentage" office:value="0.00277777777777778" calcext:value-type="percentage">
            <text:p>0.28%</text:p>
          </table:table-cell>
          <table:table-cell table:formula="of:=IF([.$J10]&gt;0;[.M10]/[.$J10];0)" office:value-type="percentage" office:value="0" calcext:value-type="percentage">
            <text:p>0.00%</text:p>
          </table:table-cell>
          <table:table-cell table:formula="of:=IF([.$J10]&gt;0;[.N10]/[.$J10];0)" office:value-type="percentage" office:value="0" calcext:value-type="percentage">
            <text:p>0.00%</text:p>
          </table:table-cell>
          <table:table-cell table:formula="of:=IF([.$J10]&gt;0;[.O10]/[.$J1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708" calcext:value-type="float">
            <text:p>708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/>
          <table:table-cell table:formula="of:=SUM([.C11:.D11])" office:value-type="float" office:value="3" calcext:value-type="float">
            <text:p>3</text:p>
          </table:table-cell>
          <table:table-cell table:formula="of:=SUM([.E11:.G11])" office:value-type="float" office:value="0" calcext:value-type="float">
            <text:p>0</text:p>
          </table:table-cell>
          <table:table-cell table:formula="of:=SUM([.H11:.I11])" office:value-type="float" office:value="0" calcext:value-type="float">
            <text:p>0</text:p>
          </table:table-cell>
          <table:table-cell table:formula="of:=[.I11]" office:value-type="float" office:value="0" calcext:value-type="float">
            <text:p>0</text:p>
          </table:table-cell>
          <table:table-cell table:formula="of:=IF([.$J11]&gt;0;[.L11]/[.$J11];0)" office:value-type="percentage" office:value="0.00421940928270042" calcext:value-type="percentage">
            <text:p>0.42%</text:p>
          </table:table-cell>
          <table:table-cell table:formula="of:=IF([.$J11]&gt;0;[.M11]/[.$J11];0)" office:value-type="percentage" office:value="0" calcext:value-type="percentage">
            <text:p>0.00%</text:p>
          </table:table-cell>
          <table:table-cell table:formula="of:=IF([.$J11]&gt;0;[.N11]/[.$J11];0)" office:value-type="percentage" office:value="0" calcext:value-type="percentage">
            <text:p>0.00%</text:p>
          </table:table-cell>
          <table:table-cell table:formula="of:=IF([.$J11]&gt;0;[.O11]/[.$J1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65" calcext:value-type="float">
            <text:p>46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SUM([.C12:.D12])" office:value-type="float" office:value="4" calcext:value-type="float">
            <text:p>4</text:p>
          </table:table-cell>
          <table:table-cell table:formula="of:=SUM([.E12:.G12])" office:value-type="float" office:value="0" calcext:value-type="float">
            <text:p>0</text:p>
          </table:table-cell>
          <table:table-cell table:formula="of:=SUM([.H12:.I12])" office:value-type="float" office:value="0" calcext:value-type="float">
            <text:p>0</text:p>
          </table:table-cell>
          <table:table-cell table:formula="of:=[.I12]" office:value-type="float" office:value="0" calcext:value-type="float">
            <text:p>0</text:p>
          </table:table-cell>
          <table:table-cell table:formula="of:=IF([.$J12]&gt;0;[.L12]/[.$J12];0)" office:value-type="percentage" office:value="0.00852878464818763" calcext:value-type="percentage">
            <text:p>0.85%</text:p>
          </table:table-cell>
          <table:table-cell table:formula="of:=IF([.$J12]&gt;0;[.M12]/[.$J12];0)" office:value-type="percentage" office:value="0" calcext:value-type="percentage">
            <text:p>0.00%</text:p>
          </table:table-cell>
          <table:table-cell table:formula="of:=IF([.$J12]&gt;0;[.N12]/[.$J12];0)" office:value-type="percentage" office:value="0" calcext:value-type="percentage">
            <text:p>0.00%</text:p>
          </table:table-cell>
          <table:table-cell table:formula="of:=IF([.$J12]&gt;0;[.O12]/[.$J1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754" calcext:value-type="float">
            <text:p>75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/>
          <table:table-cell table:formula="of:=SUM([.C13:.D13])" office:value-type="float" office:value="2" calcext:value-type="float">
            <text:p>2</text:p>
          </table:table-cell>
          <table:table-cell table:formula="of:=SUM([.E13:.G13])" office:value-type="float" office:value="0" calcext:value-type="float">
            <text:p>0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[.I13]" office:value-type="float" office:value="0" calcext:value-type="float">
            <text:p>0</text:p>
          </table:table-cell>
          <table:table-cell table:formula="of:=IF([.$J13]&gt;0;[.L13]/[.$J13];0)" office:value-type="percentage" office:value="0.00264550264550265" calcext:value-type="percentage">
            <text:p>0.26%</text:p>
          </table:table-cell>
          <table:table-cell table:formula="of:=IF([.$J13]&gt;0;[.M13]/[.$J13];0)" office:value-type="percentage" office:value="0" calcext:value-type="percentage">
            <text:p>0.00%</text:p>
          </table:table-cell>
          <table:table-cell table:formula="of:=IF([.$J13]&gt;0;[.N13]/[.$J13];0)" office:value-type="percentage" office:value="0" calcext:value-type="percentage">
            <text:p>0.00%</text:p>
          </table:table-cell>
          <table:table-cell table:formula="of:=IF([.$J13]&gt;0;[.O13]/[.$J1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798" calcext:value-type="float">
            <text:p>79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/>
          <table:table-cell table:formula="of:=SUM([.C14:.D14])" office:value-type="float" office:value="8" calcext:value-type="float">
            <text:p>8</text:p>
          </table:table-cell>
          <table:table-cell table:formula="of:=SUM([.E14:.G14])" office:value-type="float" office:value="0" calcext:value-type="float">
            <text:p>0</text:p>
          </table:table-cell>
          <table:table-cell table:formula="of:=SUM([.H14:.I14])" office:value-type="float" office:value="0" calcext:value-type="float">
            <text:p>0</text:p>
          </table:table-cell>
          <table:table-cell table:formula="of:=[.I14]" office:value-type="float" office:value="0" calcext:value-type="float">
            <text:p>0</text:p>
          </table:table-cell>
          <table:table-cell table:formula="of:=IF([.$J14]&gt;0;[.L14]/[.$J14];0)" office:value-type="percentage" office:value="0.00992555831265509" calcext:value-type="percentage">
            <text:p>0.99%</text:p>
          </table:table-cell>
          <table:table-cell table:formula="of:=IF([.$J14]&gt;0;[.M14]/[.$J14];0)" office:value-type="percentage" office:value="0" calcext:value-type="percentage">
            <text:p>0.00%</text:p>
          </table:table-cell>
          <table:table-cell table:formula="of:=IF([.$J14]&gt;0;[.N14]/[.$J14];0)" office:value-type="percentage" office:value="0" calcext:value-type="percentage">
            <text:p>0.00%</text:p>
          </table:table-cell>
          <table:table-cell table:formula="of:=IF([.$J14]&gt;0;[.O14]/[.$J1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559" calcext:value-type="float">
            <text:p>559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/>
          <table:table-cell table:formula="of:=SUM([.C15:.D15])" office:value-type="float" office:value="7" calcext:value-type="float">
            <text:p>7</text:p>
          </table:table-cell>
          <table:table-cell table:formula="of:=SUM([.E15:.G15])" office:value-type="float" office:value="0" calcext:value-type="float">
            <text:p>0</text:p>
          </table:table-cell>
          <table:table-cell table:formula="of:=SUM([.H15:.I15])" office:value-type="float" office:value="0" calcext:value-type="float">
            <text:p>0</text:p>
          </table:table-cell>
          <table:table-cell table:formula="of:=[.I15]" office:value-type="float" office:value="0" calcext:value-type="float">
            <text:p>0</text:p>
          </table:table-cell>
          <table:table-cell table:formula="of:=IF([.$J15]&gt;0;[.L15]/[.$J15];0)" office:value-type="percentage" office:value="0.0123674911660777" calcext:value-type="percentage">
            <text:p>1.24%</text:p>
          </table:table-cell>
          <table:table-cell table:formula="of:=IF([.$J15]&gt;0;[.M15]/[.$J15];0)" office:value-type="percentage" office:value="0" calcext:value-type="percentage">
            <text:p>0.00%</text:p>
          </table:table-cell>
          <table:table-cell table:formula="of:=IF([.$J15]&gt;0;[.N15]/[.$J15];0)" office:value-type="percentage" office:value="0" calcext:value-type="percentage">
            <text:p>0.00%</text:p>
          </table:table-cell>
          <table:table-cell table:formula="of:=IF([.$J15]&gt;0;[.O15]/[.$J1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81" calcext:value-type="float">
            <text:p>78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  <table:table-cell/>
          <table:table-cell table:formula="of:=SUM([.C16:.D16])" office:value-type="float" office:value="5" calcext:value-type="float">
            <text:p>5</text:p>
          </table:table-cell>
          <table:table-cell table:formula="of:=SUM([.E16:.G16])" office:value-type="float" office:value="2" calcext:value-type="float">
            <text:p>2</text:p>
          </table:table-cell>
          <table:table-cell table:formula="of:=SUM([.H16:.I16])" office:value-type="float" office:value="0" calcext:value-type="float">
            <text:p>0</text:p>
          </table:table-cell>
          <table:table-cell table:formula="of:=[.I16]" office:value-type="float" office:value="0" calcext:value-type="float">
            <text:p>0</text:p>
          </table:table-cell>
          <table:table-cell table:formula="of:=IF([.$J16]&gt;0;[.L16]/[.$J16];0)" office:value-type="percentage" office:value="0.00634517766497462" calcext:value-type="percentage">
            <text:p>0.63%</text:p>
          </table:table-cell>
          <table:table-cell table:formula="of:=IF([.$J16]&gt;0;[.M16]/[.$J16];0)" office:value-type="percentage" office:value="0.00253807106598985" calcext:value-type="percentage">
            <text:p>0.25%</text:p>
          </table:table-cell>
          <table:table-cell table:formula="of:=IF([.$J16]&gt;0;[.N16]/[.$J16];0)" office:value-type="percentage" office:value="0" calcext:value-type="percentage">
            <text:p>0.00%</text:p>
          </table:table-cell>
          <table:table-cell table:formula="of:=IF([.$J16]&gt;0;[.O16]/[.$J1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950" calcext:value-type="float">
            <text:p>95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SUM([.C17:.D17])" office:value-type="float" office:value="26" calcext:value-type="float">
            <text:p>26</text:p>
          </table:table-cell>
          <table:table-cell table:formula="of:=SUM([.E17:.G17])" office:value-type="float" office:value="1" calcext:value-type="float">
            <text:p>1</text:p>
          </table:table-cell>
          <table:table-cell table:formula="of:=SUM([.H17:.I17])" office:value-type="float" office:value="0" calcext:value-type="float">
            <text:p>0</text:p>
          </table:table-cell>
          <table:table-cell table:formula="of:=[.I17]" office:value-type="float" office:value="0" calcext:value-type="float">
            <text:p>0</text:p>
          </table:table-cell>
          <table:table-cell table:formula="of:=IF([.$J17]&gt;0;[.L17]/[.$J17];0)" office:value-type="percentage" office:value="0.0266120777891505" calcext:value-type="percentage">
            <text:p>2.66%</text:p>
          </table:table-cell>
          <table:table-cell table:formula="of:=IF([.$J17]&gt;0;[.M17]/[.$J17];0)" office:value-type="percentage" office:value="0.00102354145342886" calcext:value-type="percentage">
            <text:p>0.10%</text:p>
          </table:table-cell>
          <table:table-cell table:formula="of:=IF([.$J17]&gt;0;[.N17]/[.$J17];0)" office:value-type="percentage" office:value="0" calcext:value-type="percentage">
            <text:p>0.00%</text:p>
          </table:table-cell>
          <table:table-cell table:formula="of:=IF([.$J17]&gt;0;[.O17]/[.$J1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/>
          <table:table-cell table:formula="of:=SUM([.C18:.D18])" office:value-type="float" office:value="30" calcext:value-type="float">
            <text:p>30</text:p>
          </table:table-cell>
          <table:table-cell table:formula="of:=SUM([.E18:.G18])" office:value-type="float" office:value="0" calcext:value-type="float">
            <text:p>0</text:p>
          </table:table-cell>
          <table:table-cell table:formula="of:=SUM([.H18:.I18])" office:value-type="float" office:value="0" calcext:value-type="float">
            <text:p>0</text:p>
          </table:table-cell>
          <table:table-cell table:formula="of:=[.I18]" office:value-type="float" office:value="0" calcext:value-type="float">
            <text:p>0</text:p>
          </table:table-cell>
          <table:table-cell table:formula="of:=IF([.$J18]&gt;0;[.L18]/[.$J18];0)" office:value-type="percentage" office:value="0.042674253200569" calcext:value-type="percentage">
            <text:p>4.27%</text:p>
          </table:table-cell>
          <table:table-cell table:formula="of:=IF([.$J18]&gt;0;[.M18]/[.$J18];0)" office:value-type="percentage" office:value="0" calcext:value-type="percentage">
            <text:p>0.00%</text:p>
          </table:table-cell>
          <table:table-cell table:formula="of:=IF([.$J18]&gt;0;[.N18]/[.$J18];0)" office:value-type="percentage" office:value="0" calcext:value-type="percentage">
            <text:p>0.00%</text:p>
          </table:table-cell>
          <table:table-cell table:formula="of:=IF([.$J18]&gt;0;[.O18]/[.$J1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788" calcext:value-type="float">
            <text:p>78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/>
          <table:table-cell table:formula="of:=SUM([.C19:.D19])" office:value-type="float" office:value="33" calcext:value-type="float">
            <text:p>33</text:p>
          </table:table-cell>
          <table:table-cell table:formula="of:=SUM([.E19:.G19])" office:value-type="float" office:value="0" calcext:value-type="float">
            <text:p>0</text:p>
          </table:table-cell>
          <table:table-cell table:formula="of:=SUM([.H19:.I19])" office:value-type="float" office:value="0" calcext:value-type="float">
            <text:p>0</text:p>
          </table:table-cell>
          <table:table-cell table:formula="of:=[.I19]" office:value-type="float" office:value="0" calcext:value-type="float">
            <text:p>0</text:p>
          </table:table-cell>
          <table:table-cell table:formula="of:=IF([.$J19]&gt;0;[.L19]/[.$J19];0)" office:value-type="percentage" office:value="0.0401948842874543" calcext:value-type="percentage">
            <text:p>4.02%</text:p>
          </table:table-cell>
          <table:table-cell table:formula="of:=IF([.$J19]&gt;0;[.M19]/[.$J19];0)" office:value-type="percentage" office:value="0" calcext:value-type="percentage">
            <text:p>0.00%</text:p>
          </table:table-cell>
          <table:table-cell table:formula="of:=IF([.$J19]&gt;0;[.N19]/[.$J19];0)" office:value-type="percentage" office:value="0" calcext:value-type="percentage">
            <text:p>0.00%</text:p>
          </table:table-cell>
          <table:table-cell table:formula="of:=IF([.$J19]&gt;0;[.O19]/[.$J1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46" calcext:value-type="float">
            <text:p>946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/>
          <table:table-cell table:formula="of:=SUM([.C20:.D20])" office:value-type="float" office:value="56" calcext:value-type="float">
            <text:p>56</text:p>
          </table:table-cell>
          <table:table-cell table:formula="of:=SUM([.E20:.G20])" office:value-type="float" office:value="0" calcext:value-type="float">
            <text:p>0</text:p>
          </table:table-cell>
          <table:table-cell table:formula="of:=SUM([.H20:.I20])" office:value-type="float" office:value="0" calcext:value-type="float">
            <text:p>0</text:p>
          </table:table-cell>
          <table:table-cell table:formula="of:=[.I20]" office:value-type="float" office:value="0" calcext:value-type="float">
            <text:p>0</text:p>
          </table:table-cell>
          <table:table-cell table:formula="of:=IF([.$J20]&gt;0;[.L20]/[.$J20];0)" office:value-type="percentage" office:value="0.0558882235528942" calcext:value-type="percentage">
            <text:p>5.59%</text:p>
          </table:table-cell>
          <table:table-cell table:formula="of:=IF([.$J20]&gt;0;[.M20]/[.$J20];0)" office:value-type="percentage" office:value="0" calcext:value-type="percentage">
            <text:p>0.00%</text:p>
          </table:table-cell>
          <table:table-cell table:formula="of:=IF([.$J20]&gt;0;[.N20]/[.$J20];0)" office:value-type="percentage" office:value="0" calcext:value-type="percentage">
            <text:p>0.00%</text:p>
          </table:table-cell>
          <table:table-cell table:formula="of:=IF([.$J20]&gt;0;[.O20]/[.$J2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735" calcext:value-type="float">
            <text:p>735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/>
          <table:table-cell table:formula="of:=SUM([.C21:.D21])" office:value-type="float" office:value="56" calcext:value-type="float">
            <text:p>56</text:p>
          </table:table-cell>
          <table:table-cell table:formula="of:=SUM([.E21:.G21])" office:value-type="float" office:value="1" calcext:value-type="float">
            <text:p>1</text:p>
          </table:table-cell>
          <table:table-cell table:formula="of:=SUM([.H21:.I21])" office:value-type="float" office:value="0" calcext:value-type="float">
            <text:p>0</text:p>
          </table:table-cell>
          <table:table-cell table:formula="of:=[.I21]" office:value-type="float" office:value="0" calcext:value-type="float">
            <text:p>0</text:p>
          </table:table-cell>
          <table:table-cell table:formula="of:=IF([.$J21]&gt;0;[.L21]/[.$J21];0)" office:value-type="percentage" office:value="0.0707070707070707" calcext:value-type="percentage">
            <text:p>7.07%</text:p>
          </table:table-cell>
          <table:table-cell table:formula="of:=IF([.$J21]&gt;0;[.M21]/[.$J21];0)" office:value-type="percentage" office:value="0.00126262626262626" calcext:value-type="percentage">
            <text:p>0.13%</text:p>
          </table:table-cell>
          <table:table-cell table:formula="of:=IF([.$J21]&gt;0;[.N21]/[.$J21];0)" office:value-type="percentage" office:value="0" calcext:value-type="percentage">
            <text:p>0.00%</text:p>
          </table:table-cell>
          <table:table-cell table:formula="of:=IF([.$J21]&gt;0;[.O21]/[.$J2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853" calcext:value-type="float">
            <text:p>853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/>
          <table:table-cell table:formula="of:=SUM([.C22:.D22])" office:value-type="float" office:value="75" calcext:value-type="float">
            <text:p>75</text:p>
          </table:table-cell>
          <table:table-cell table:formula="of:=SUM([.E22:.G22])" office:value-type="float" office:value="0" calcext:value-type="float">
            <text:p>0</text:p>
          </table:table-cell>
          <table:table-cell table:formula="of:=SUM([.H22:.I22])" office:value-type="float" office:value="0" calcext:value-type="float">
            <text:p>0</text:p>
          </table:table-cell>
          <table:table-cell table:formula="of:=[.I22]" office:value-type="float" office:value="0" calcext:value-type="float">
            <text:p>0</text:p>
          </table:table-cell>
          <table:table-cell table:formula="of:=IF([.$J22]&gt;0;[.L22]/[.$J22];0)" office:value-type="percentage" office:value="0.0808189655172414" calcext:value-type="percentage">
            <text:p>8.08%</text:p>
          </table:table-cell>
          <table:table-cell table:formula="of:=IF([.$J22]&gt;0;[.M22]/[.$J22];0)" office:value-type="percentage" office:value="0" calcext:value-type="percentage">
            <text:p>0.00%</text:p>
          </table:table-cell>
          <table:table-cell table:formula="of:=IF([.$J22]&gt;0;[.N22]/[.$J22];0)" office:value-type="percentage" office:value="0" calcext:value-type="percentage">
            <text:p>0.00%</text:p>
          </table:table-cell>
          <table:table-cell table:formula="of:=IF([.$J22]&gt;0;[.O22]/[.$J2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854" calcext:value-type="float">
            <text:p>854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  <table:table-cell/>
          <table:table-cell table:formula="of:=SUM([.C23:.D23])" office:value-type="float" office:value="100" calcext:value-type="float">
            <text:p>100</text:p>
          </table:table-cell>
          <table:table-cell table:formula="of:=SUM([.E23:.G23])" office:value-type="float" office:value="1" calcext:value-type="float">
            <text:p>1</text:p>
          </table:table-cell>
          <table:table-cell table:formula="of:=SUM([.H23:.I23])" office:value-type="float" office:value="0" calcext:value-type="float">
            <text:p>0</text:p>
          </table:table-cell>
          <table:table-cell table:formula="of:=[.I23]" office:value-type="float" office:value="0" calcext:value-type="float">
            <text:p>0</text:p>
          </table:table-cell>
          <table:table-cell table:formula="of:=IF([.$J23]&gt;0;[.L23]/[.$J23];0)" office:value-type="percentage" office:value="0.104712041884817" calcext:value-type="percentage">
            <text:p>10.47%</text:p>
          </table:table-cell>
          <table:table-cell table:formula="of:=IF([.$J23]&gt;0;[.M23]/[.$J23];0)" office:value-type="percentage" office:value="0.00104712041884817" calcext:value-type="percentage">
            <text:p>0.10%</text:p>
          </table:table-cell>
          <table:table-cell table:formula="of:=IF([.$J23]&gt;0;[.N23]/[.$J23];0)" office:value-type="percentage" office:value="0" calcext:value-type="percentage">
            <text:p>0.00%</text:p>
          </table:table-cell>
          <table:table-cell table:formula="of:=IF([.$J23]&gt;0;[.O23]/[.$J2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38" calcext:value-type="float">
            <text:p>638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SUM([.C24:.D24])" office:value-type="float" office:value="88" calcext:value-type="float">
            <text:p>88</text:p>
          </table:table-cell>
          <table:table-cell table:formula="of:=SUM([.E24:.G24])" office:value-type="float" office:value="0" calcext:value-type="float">
            <text:p>0</text:p>
          </table:table-cell>
          <table:table-cell table:formula="of:=SUM([.H24:.I24])" office:value-type="float" office:value="0" calcext:value-type="float">
            <text:p>0</text:p>
          </table:table-cell>
          <table:table-cell table:formula="of:=[.I24]" office:value-type="float" office:value="0" calcext:value-type="float">
            <text:p>0</text:p>
          </table:table-cell>
          <table:table-cell table:formula="of:=IF([.$J24]&gt;0;[.L24]/[.$J24];0)" office:value-type="percentage" office:value="0.121212121212121" calcext:value-type="percentage">
            <text:p>12.12%</text:p>
          </table:table-cell>
          <table:table-cell table:formula="of:=IF([.$J24]&gt;0;[.M24]/[.$J24];0)" office:value-type="percentage" office:value="0" calcext:value-type="percentage">
            <text:p>0.00%</text:p>
          </table:table-cell>
          <table:table-cell table:formula="of:=IF([.$J24]&gt;0;[.N24]/[.$J24];0)" office:value-type="percentage" office:value="0" calcext:value-type="percentage">
            <text:p>0.00%</text:p>
          </table:table-cell>
          <table:table-cell table:formula="of:=IF([.$J24]&gt;0;[.O24]/[.$J2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872" calcext:value-type="float">
            <text:p>872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  <table:table-cell/>
          <table:table-cell table:formula="of:=SUM([.C25:.D25])" office:value-type="float" office:value="152" calcext:value-type="float">
            <text:p>152</text:p>
          </table:table-cell>
          <table:table-cell table:formula="of:=SUM([.E25:.G25])" office:value-type="float" office:value="1" calcext:value-type="float">
            <text:p>1</text:p>
          </table:table-cell>
          <table:table-cell table:formula="of:=SUM([.H25:.I25])" office:value-type="float" office:value="0" calcext:value-type="float">
            <text:p>0</text:p>
          </table:table-cell>
          <table:table-cell table:formula="of:=[.I25]" office:value-type="float" office:value="0" calcext:value-type="float">
            <text:p>0</text:p>
          </table:table-cell>
          <table:table-cell table:formula="of:=IF([.$J25]&gt;0;[.L25]/[.$J25];0)" office:value-type="percentage" office:value="0.148292682926829" calcext:value-type="percentage">
            <text:p>14.83%</text:p>
          </table:table-cell>
          <table:table-cell table:formula="of:=IF([.$J25]&gt;0;[.M25]/[.$J25];0)" office:value-type="percentage" office:value="0.000975609756097561" calcext:value-type="percentage">
            <text:p>0.10%</text:p>
          </table:table-cell>
          <table:table-cell table:formula="of:=IF([.$J25]&gt;0;[.N25]/[.$J25];0)" office:value-type="percentage" office:value="0" calcext:value-type="percentage">
            <text:p>0.00%</text:p>
          </table:table-cell>
          <table:table-cell table:formula="of:=IF([.$J25]&gt;0;[.O25]/[.$J2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722" calcext:value-type="float">
            <text:p>722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/>
          <table:table-cell table:formula="of:=SUM([.C26:.D26])" office:value-type="float" office:value="186" calcext:value-type="float">
            <text:p>186</text:p>
          </table:table-cell>
          <table:table-cell table:formula="of:=SUM([.E26:.G26])" office:value-type="float" office:value="4" calcext:value-type="float">
            <text:p>4</text:p>
          </table:table-cell>
          <table:table-cell table:formula="of:=SUM([.H26:.I26])" office:value-type="float" office:value="0" calcext:value-type="float">
            <text:p>0</text:p>
          </table:table-cell>
          <table:table-cell table:formula="of:=[.I26]" office:value-type="float" office:value="0" calcext:value-type="float">
            <text:p>0</text:p>
          </table:table-cell>
          <table:table-cell table:formula="of:=IF([.$J26]&gt;0;[.L26]/[.$J26];0)" office:value-type="percentage" office:value="0.203947368421053" calcext:value-type="percentage">
            <text:p>20.39%</text:p>
          </table:table-cell>
          <table:table-cell table:formula="of:=IF([.$J26]&gt;0;[.M26]/[.$J26];0)" office:value-type="percentage" office:value="0.0043859649122807" calcext:value-type="percentage">
            <text:p>0.44%</text:p>
          </table:table-cell>
          <table:table-cell table:formula="of:=IF([.$J26]&gt;0;[.N26]/[.$J26];0)" office:value-type="percentage" office:value="0" calcext:value-type="percentage">
            <text:p>0.00%</text:p>
          </table:table-cell>
          <table:table-cell table:formula="of:=IF([.$J26]&gt;0;[.O26]/[.$J2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533" calcext:value-type="float">
            <text:p>533</text:p>
          </table:table-cell>
          <table:table-cell office:value-type="float" office:value="139" calcext:value-type="float">
            <text:p>139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SUM([.C27:.D27])" office:value-type="float" office:value="174" calcext:value-type="float">
            <text:p>174</text:p>
          </table:table-cell>
          <table:table-cell table:formula="of:=SUM([.E27:.G27])" office:value-type="float" office:value="5" calcext:value-type="float">
            <text:p>5</text:p>
          </table:table-cell>
          <table:table-cell table:formula="of:=SUM([.H27:.I27])" office:value-type="float" office:value="0" calcext:value-type="float">
            <text:p>0</text:p>
          </table:table-cell>
          <table:table-cell table:formula="of:=[.I27]" office:value-type="float" office:value="0" calcext:value-type="float">
            <text:p>0</text:p>
          </table:table-cell>
          <table:table-cell table:formula="of:=IF([.$J27]&gt;0;[.L27]/[.$J27];0)" office:value-type="percentage" office:value="0.24438202247191" calcext:value-type="percentage">
            <text:p>24.44%</text:p>
          </table:table-cell>
          <table:table-cell table:formula="of:=IF([.$J27]&gt;0;[.M27]/[.$J27];0)" office:value-type="percentage" office:value="0.00702247191011236" calcext:value-type="percentage">
            <text:p>0.70%</text:p>
          </table:table-cell>
          <table:table-cell table:formula="of:=IF([.$J27]&gt;0;[.N27]/[.$J27];0)" office:value-type="percentage" office:value="0" calcext:value-type="percentage">
            <text:p>0.00%</text:p>
          </table:table-cell>
          <table:table-cell table:formula="of:=IF([.$J27]&gt;0;[.O27]/[.$J2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94" calcext:value-type="float">
            <text:p>694</text:p>
          </table:table-cell>
          <table:table-cell office:value-type="float" office:value="199" calcext:value-type="float">
            <text:p>199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/>
          <table:table-cell table:formula="of:=SUM([.C28:.D28])" office:value-type="float" office:value="244" calcext:value-type="float">
            <text:p>244</text:p>
          </table:table-cell>
          <table:table-cell table:formula="of:=SUM([.E28:.G28])" office:value-type="float" office:value="7" calcext:value-type="float">
            <text:p>7</text:p>
          </table:table-cell>
          <table:table-cell table:formula="of:=SUM([.H28:.I28])" office:value-type="float" office:value="0" calcext:value-type="float">
            <text:p>0</text:p>
          </table:table-cell>
          <table:table-cell table:formula="of:=[.I28]" office:value-type="float" office:value="0" calcext:value-type="float">
            <text:p>0</text:p>
          </table:table-cell>
          <table:table-cell table:formula="of:=IF([.$J28]&gt;0;[.L28]/[.$J28];0)" office:value-type="percentage" office:value="0.258201058201058" calcext:value-type="percentage">
            <text:p>25.82%</text:p>
          </table:table-cell>
          <table:table-cell table:formula="of:=IF([.$J28]&gt;0;[.M28]/[.$J28];0)" office:value-type="percentage" office:value="0.00740740740740741" calcext:value-type="percentage">
            <text:p>0.74%</text:p>
          </table:table-cell>
          <table:table-cell table:formula="of:=IF([.$J28]&gt;0;[.N28]/[.$J28];0)" office:value-type="percentage" office:value="0" calcext:value-type="percentage">
            <text:p>0.00%</text:p>
          </table:table-cell>
          <table:table-cell table:formula="of:=IF([.$J28]&gt;0;[.O28]/[.$J2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858" calcext:value-type="float">
            <text:p>858</text:p>
          </table:table-cell>
          <table:table-cell office:value-type="float" office:value="268" calcext:value-type="float">
            <text:p>268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8" calcext:value-type="float">
            <text:p>1218</text:p>
          </table:table-cell>
          <table:table-cell/>
          <table:table-cell table:formula="of:=SUM([.C29:.D29])" office:value-type="float" office:value="346" calcext:value-type="float">
            <text:p>346</text:p>
          </table:table-cell>
          <table:table-cell table:formula="of:=SUM([.E29:.G29])" office:value-type="float" office:value="14" calcext:value-type="float">
            <text:p>14</text:p>
          </table:table-cell>
          <table:table-cell table:formula="of:=SUM([.H29:.I29])" office:value-type="float" office:value="0" calcext:value-type="float">
            <text:p>0</text:p>
          </table:table-cell>
          <table:table-cell table:formula="of:=[.I29]" office:value-type="float" office:value="0" calcext:value-type="float">
            <text:p>0</text:p>
          </table:table-cell>
          <table:table-cell table:formula="of:=IF([.$J29]&gt;0;[.L29]/[.$J29];0)" office:value-type="percentage" office:value="0.284072249589491" calcext:value-type="percentage">
            <text:p>28.41%</text:p>
          </table:table-cell>
          <table:table-cell table:formula="of:=IF([.$J29]&gt;0;[.M29]/[.$J29];0)" office:value-type="percentage" office:value="0.0114942528735632" calcext:value-type="percentage">
            <text:p>1.15%</text:p>
          </table:table-cell>
          <table:table-cell table:formula="of:=IF([.$J29]&gt;0;[.N29]/[.$J29];0)" office:value-type="percentage" office:value="0" calcext:value-type="percentage">
            <text:p>0.00%</text:p>
          </table:table-cell>
          <table:table-cell table:formula="of:=IF([.$J29]&gt;0;[.O29]/[.$J2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449" calcext:value-type="float">
            <text:p>449</text:p>
          </table:table-cell>
          <table:table-cell office:value-type="float" office:value="179" calcext:value-type="float">
            <text:p>179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/>
          <table:table-cell table:formula="of:=SUM([.C30:.D30])" office:value-type="float" office:value="245" calcext:value-type="float">
            <text:p>245</text:p>
          </table:table-cell>
          <table:table-cell table:formula="of:=SUM([.E30:.G30])" office:value-type="float" office:value="9" calcext:value-type="float">
            <text:p>9</text:p>
          </table:table-cell>
          <table:table-cell table:formula="of:=SUM([.H30:.I30])" office:value-type="float" office:value="0" calcext:value-type="float">
            <text:p>0</text:p>
          </table:table-cell>
          <table:table-cell table:formula="of:=[.I30]" office:value-type="float" office:value="0" calcext:value-type="float">
            <text:p>0</text:p>
          </table:table-cell>
          <table:table-cell table:formula="of:=IF([.$J30]&gt;0;[.L30]/[.$J30];0)" office:value-type="percentage" office:value="0.34850640113798" calcext:value-type="percentage">
            <text:p>34.85%</text:p>
          </table:table-cell>
          <table:table-cell table:formula="of:=IF([.$J30]&gt;0;[.M30]/[.$J30];0)" office:value-type="percentage" office:value="0.0128022759601707" calcext:value-type="percentage">
            <text:p>1.28%</text:p>
          </table:table-cell>
          <table:table-cell table:formula="of:=IF([.$J30]&gt;0;[.N30]/[.$J30];0)" office:value-type="percentage" office:value="0" calcext:value-type="percentage">
            <text:p>0.00%</text:p>
          </table:table-cell>
          <table:table-cell table:formula="of:=IF([.$J30]&gt;0;[.O30]/[.$J3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476" calcext:value-type="float">
            <text:p>476</text:p>
          </table:table-cell>
          <table:table-cell office:value-type="float" office:value="267" calcext:value-type="float">
            <text:p>267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SUM([.C31:.D31])" office:value-type="float" office:value="347" calcext:value-type="float">
            <text:p>347</text:p>
          </table:table-cell>
          <table:table-cell table:formula="of:=SUM([.E31:.G31])" office:value-type="float" office:value="9" calcext:value-type="float">
            <text:p>9</text:p>
          </table:table-cell>
          <table:table-cell table:formula="of:=SUM([.H31:.I31])" office:value-type="float" office:value="0" calcext:value-type="float">
            <text:p>0</text:p>
          </table:table-cell>
          <table:table-cell table:formula="of:=[.I31]" office:value-type="float" office:value="0" calcext:value-type="float">
            <text:p>0</text:p>
          </table:table-cell>
          <table:table-cell table:formula="of:=IF([.$J31]&gt;0;[.L31]/[.$J31];0)" office:value-type="percentage" office:value="0.417067307692308" calcext:value-type="percentage">
            <text:p>41.71%</text:p>
          </table:table-cell>
          <table:table-cell table:formula="of:=IF([.$J31]&gt;0;[.M31]/[.$J31];0)" office:value-type="percentage" office:value="0.0108173076923077" calcext:value-type="percentage">
            <text:p>1.08%</text:p>
          </table:table-cell>
          <table:table-cell table:formula="of:=IF([.$J31]&gt;0;[.N31]/[.$J31];0)" office:value-type="percentage" office:value="0" calcext:value-type="percentage">
            <text:p>0.00%</text:p>
          </table:table-cell>
          <table:table-cell table:formula="of:=IF([.$J31]&gt;0;[.O31]/[.$J3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28" calcext:value-type="float">
            <text:p>728</text:p>
          </table:table-cell>
          <table:table-cell office:value-type="float" office:value="323" calcext:value-type="float">
            <text:p>323</text:p>
          </table:table-cell>
          <table:table-cell office:value-type="float" office:value="125" calcext:value-type="float">
            <text:p>12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/>
          <table:table-cell table:formula="of:=SUM([.C32:.D32])" office:value-type="float" office:value="448" calcext:value-type="float">
            <text:p>448</text:p>
          </table:table-cell>
          <table:table-cell table:formula="of:=SUM([.E32:.G32])" office:value-type="float" office:value="26" calcext:value-type="float">
            <text:p>26</text:p>
          </table:table-cell>
          <table:table-cell table:formula="of:=SUM([.H32:.I32])" office:value-type="float" office:value="0" calcext:value-type="float">
            <text:p>0</text:p>
          </table:table-cell>
          <table:table-cell table:formula="of:=[.I32]" office:value-type="float" office:value="0" calcext:value-type="float">
            <text:p>0</text:p>
          </table:table-cell>
          <table:table-cell table:formula="of:=IF([.$J32]&gt;0;[.L32]/[.$J32];0)" office:value-type="percentage" office:value="0.372712146422629" calcext:value-type="percentage">
            <text:p>37.27%</text:p>
          </table:table-cell>
          <table:table-cell table:formula="of:=IF([.$J32]&gt;0;[.M32]/[.$J32];0)" office:value-type="percentage" office:value="0.021630615640599" calcext:value-type="percentage">
            <text:p>2.16%</text:p>
          </table:table-cell>
          <table:table-cell table:formula="of:=IF([.$J32]&gt;0;[.N32]/[.$J32];0)" office:value-type="percentage" office:value="0" calcext:value-type="percentage">
            <text:p>0.00%</text:p>
          </table:table-cell>
          <table:table-cell table:formula="of:=IF([.$J32]&gt;0;[.O32]/[.$J3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65" calcext:value-type="float">
            <text:p>365</text:p>
          </table:table-cell>
          <table:table-cell office:value-type="float" office:value="246" calcext:value-type="float">
            <text:p>246</text:p>
          </table:table-cell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SUM([.C33:.D33])" office:value-type="float" office:value="360" calcext:value-type="float">
            <text:p>360</text:p>
          </table:table-cell>
          <table:table-cell table:formula="of:=SUM([.E33:.G33])" office:value-type="float" office:value="25" calcext:value-type="float">
            <text:p>25</text:p>
          </table:table-cell>
          <table:table-cell table:formula="of:=SUM([.H33:.I33])" office:value-type="float" office:value="0" calcext:value-type="float">
            <text:p>0</text:p>
          </table:table-cell>
          <table:table-cell table:formula="of:=[.I33]" office:value-type="float" office:value="0" calcext:value-type="float">
            <text:p>0</text:p>
          </table:table-cell>
          <table:table-cell table:formula="of:=IF([.$J33]&gt;0;[.L33]/[.$J33];0)" office:value-type="percentage" office:value="0.48" calcext:value-type="percentage">
            <text:p>48.00%</text:p>
          </table:table-cell>
          <table:table-cell table:formula="of:=IF([.$J33]&gt;0;[.M33]/[.$J33];0)" office:value-type="percentage" office:value="0.0333333333333333" calcext:value-type="percentage">
            <text:p>3.33%</text:p>
          </table:table-cell>
          <table:table-cell table:formula="of:=IF([.$J33]&gt;0;[.N33]/[.$J33];0)" office:value-type="percentage" office:value="0" calcext:value-type="percentage">
            <text:p>0.00%</text:p>
          </table:table-cell>
          <table:table-cell table:formula="of:=IF([.$J33]&gt;0;[.O33]/[.$J3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383" calcext:value-type="float">
            <text:p>383</text:p>
          </table:table-cell>
          <table:table-cell office:value-type="float" office:value="272" calcext:value-type="float">
            <text:p>272</text:p>
          </table:table-cell>
          <table:table-cell office:value-type="float" office:value="132" calcext:value-type="float">
            <text:p>13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/>
          <table:table-cell table:formula="of:=SUM([.C34:.D34])" office:value-type="float" office:value="404" calcext:value-type="float">
            <text:p>404</text:p>
          </table:table-cell>
          <table:table-cell table:formula="of:=SUM([.E34:.G34])" office:value-type="float" office:value="28" calcext:value-type="float">
            <text:p>28</text:p>
          </table:table-cell>
          <table:table-cell table:formula="of:=SUM([.H34:.I34])" office:value-type="float" office:value="0" calcext:value-type="float">
            <text:p>0</text:p>
          </table:table-cell>
          <table:table-cell table:formula="of:=[.I34]" office:value-type="float" office:value="0" calcext:value-type="float">
            <text:p>0</text:p>
          </table:table-cell>
          <table:table-cell table:formula="of:=IF([.$J34]&gt;0;[.L34]/[.$J34];0)" office:value-type="percentage" office:value="0.495705521472393" calcext:value-type="percentage">
            <text:p>49.57%</text:p>
          </table:table-cell>
          <table:table-cell table:formula="of:=IF([.$J34]&gt;0;[.M34]/[.$J34];0)" office:value-type="percentage" office:value="0.0343558282208589" calcext:value-type="percentage">
            <text:p>3.44%</text:p>
          </table:table-cell>
          <table:table-cell table:formula="of:=IF([.$J34]&gt;0;[.N34]/[.$J34];0)" office:value-type="percentage" office:value="0" calcext:value-type="percentage">
            <text:p>0.00%</text:p>
          </table:table-cell>
          <table:table-cell table:formula="of:=IF([.$J34]&gt;0;[.O34]/[.$J3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497" calcext:value-type="float">
            <text:p>497</text:p>
          </table:table-cell>
          <table:table-cell office:value-type="float" office:value="381" calcext:value-type="float">
            <text:p>381</text:p>
          </table:table-cell>
          <table:table-cell office:value-type="float" office:value="215" calcext:value-type="float">
            <text:p>215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/>
          <table:table-cell table:formula="of:=SUM([.C35:.D35])" office:value-type="float" office:value="596" calcext:value-type="float">
            <text:p>596</text:p>
          </table:table-cell>
          <table:table-cell table:formula="of:=SUM([.E35:.G35])" office:value-type="float" office:value="51" calcext:value-type="float">
            <text:p>51</text:p>
          </table:table-cell>
          <table:table-cell table:formula="of:=SUM([.H35:.I35])" office:value-type="float" office:value="0" calcext:value-type="float">
            <text:p>0</text:p>
          </table:table-cell>
          <table:table-cell table:formula="of:=[.I35]" office:value-type="float" office:value="0" calcext:value-type="float">
            <text:p>0</text:p>
          </table:table-cell>
          <table:table-cell table:formula="of:=IF([.$J35]&gt;0;[.L35]/[.$J35];0)" office:value-type="percentage" office:value="0.520979020979021" calcext:value-type="percentage">
            <text:p>52.10%</text:p>
          </table:table-cell>
          <table:table-cell table:formula="of:=IF([.$J35]&gt;0;[.M35]/[.$J35];0)" office:value-type="percentage" office:value="0.0445804195804196" calcext:value-type="percentage">
            <text:p>4.46%</text:p>
          </table:table-cell>
          <table:table-cell table:formula="of:=IF([.$J35]&gt;0;[.N35]/[.$J35];0)" office:value-type="percentage" office:value="0" calcext:value-type="percentage">
            <text:p>0.00%</text:p>
          </table:table-cell>
          <table:table-cell table:formula="of:=IF([.$J35]&gt;0;[.O35]/[.$J3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27" calcext:value-type="float">
            <text:p>327</text:p>
          </table:table-cell>
          <table:table-cell office:value-type="float" office:value="277" calcext:value-type="float">
            <text:p>277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/>
          <table:table-cell table:formula="of:=SUM([.C36:.D36])" office:value-type="float" office:value="452" calcext:value-type="float">
            <text:p>452</text:p>
          </table:table-cell>
          <table:table-cell table:formula="of:=SUM([.E36:.G36])" office:value-type="float" office:value="36" calcext:value-type="float">
            <text:p>36</text:p>
          </table:table-cell>
          <table:table-cell table:formula="of:=SUM([.H36:.I36])" office:value-type="float" office:value="0" calcext:value-type="float">
            <text:p>0</text:p>
          </table:table-cell>
          <table:table-cell table:formula="of:=[.I36]" office:value-type="float" office:value="0" calcext:value-type="float">
            <text:p>0</text:p>
          </table:table-cell>
          <table:table-cell table:formula="of:=IF([.$J36]&gt;0;[.L36]/[.$J36];0)" office:value-type="percentage" office:value="0.554601226993865" calcext:value-type="percentage">
            <text:p>55.46%</text:p>
          </table:table-cell>
          <table:table-cell table:formula="of:=IF([.$J36]&gt;0;[.M36]/[.$J36];0)" office:value-type="percentage" office:value="0.0441717791411043" calcext:value-type="percentage">
            <text:p>4.42%</text:p>
          </table:table-cell>
          <table:table-cell table:formula="of:=IF([.$J36]&gt;0;[.N36]/[.$J36];0)" office:value-type="percentage" office:value="0" calcext:value-type="percentage">
            <text:p>0.00%</text:p>
          </table:table-cell>
          <table:table-cell table:formula="of:=IF([.$J36]&gt;0;[.O36]/[.$J3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253" calcext:value-type="float">
            <text:p>253</text:p>
          </table:table-cell>
          <table:table-cell office:value-type="float" office:value="326" calcext:value-type="float">
            <text:p>326</text:p>
          </table:table-cell>
          <table:table-cell office:value-type="float" office:value="229" calcext:value-type="float">
            <text:p>22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  <table:table-cell/>
          <table:table-cell table:formula="of:=SUM([.C37:.D37])" office:value-type="float" office:value="555" calcext:value-type="float">
            <text:p>555</text:p>
          </table:table-cell>
          <table:table-cell table:formula="of:=SUM([.E37:.G37])" office:value-type="float" office:value="59" calcext:value-type="float">
            <text:p>59</text:p>
          </table:table-cell>
          <table:table-cell table:formula="of:=SUM([.H37:.I37])" office:value-type="float" office:value="0" calcext:value-type="float">
            <text:p>0</text:p>
          </table:table-cell>
          <table:table-cell table:formula="of:=[.I37]" office:value-type="float" office:value="0" calcext:value-type="float">
            <text:p>0</text:p>
          </table:table-cell>
          <table:table-cell table:formula="of:=IF([.$J37]&gt;0;[.L37]/[.$J37];0)" office:value-type="percentage" office:value="0.640138408304498" calcext:value-type="percentage">
            <text:p>64.01%</text:p>
          </table:table-cell>
          <table:table-cell table:formula="of:=IF([.$J37]&gt;0;[.M37]/[.$J37];0)" office:value-type="percentage" office:value="0.0680507497116494" calcext:value-type="percentage">
            <text:p>6.81%</text:p>
          </table:table-cell>
          <table:table-cell table:formula="of:=IF([.$J37]&gt;0;[.N37]/[.$J37];0)" office:value-type="percentage" office:value="0" calcext:value-type="percentage">
            <text:p>0.00%</text:p>
          </table:table-cell>
          <table:table-cell table:formula="of:=IF([.$J37]&gt;0;[.O37]/[.$J3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88" calcext:value-type="float">
            <text:p>288</text:p>
          </table:table-cell>
          <table:table-cell office:value-type="float" office:value="339" calcext:value-type="float">
            <text:p>339</text:p>
          </table:table-cell>
          <table:table-cell office:value-type="float" office:value="240" calcext:value-type="float">
            <text:p>24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/>
          <table:table-cell table:formula="of:=SUM([.C38:.D38])" office:value-type="float" office:value="579" calcext:value-type="float">
            <text:p>579</text:p>
          </table:table-cell>
          <table:table-cell table:formula="of:=SUM([.E38:.G38])" office:value-type="float" office:value="80" calcext:value-type="float">
            <text:p>80</text:p>
          </table:table-cell>
          <table:table-cell table:formula="of:=SUM([.H38:.I38])" office:value-type="float" office:value="0" calcext:value-type="float">
            <text:p>0</text:p>
          </table:table-cell>
          <table:table-cell table:formula="of:=[.I38]" office:value-type="float" office:value="0" calcext:value-type="float">
            <text:p>0</text:p>
          </table:table-cell>
          <table:table-cell table:formula="of:=IF([.$J38]&gt;0;[.L38]/[.$J38];0)" office:value-type="percentage" office:value="0.611404435058078" calcext:value-type="percentage">
            <text:p>61.14%</text:p>
          </table:table-cell>
          <table:table-cell table:formula="of:=IF([.$J38]&gt;0;[.M38]/[.$J38];0)" office:value-type="percentage" office:value="0.0844772967265048" calcext:value-type="percentage">
            <text:p>8.45%</text:p>
          </table:table-cell>
          <table:table-cell table:formula="of:=IF([.$J38]&gt;0;[.N38]/[.$J38];0)" office:value-type="percentage" office:value="0" calcext:value-type="percentage">
            <text:p>0.00%</text:p>
          </table:table-cell>
          <table:table-cell table:formula="of:=IF([.$J38]&gt;0;[.O38]/[.$J3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217" calcext:value-type="float">
            <text:p>217</text:p>
          </table:table-cell>
          <table:table-cell office:value-type="float" office:value="264" calcext:value-type="float">
            <text:p>264</text:p>
          </table:table-cell>
          <table:table-cell office:value-type="float" office:value="249" calcext:value-type="float">
            <text:p>249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/>
          <table:table-cell table:formula="of:=SUM([.C39:.D39])" office:value-type="float" office:value="513" calcext:value-type="float">
            <text:p>513</text:p>
          </table:table-cell>
          <table:table-cell table:formula="of:=SUM([.E39:.G39])" office:value-type="float" office:value="95" calcext:value-type="float">
            <text:p>95</text:p>
          </table:table-cell>
          <table:table-cell table:formula="of:=SUM([.H39:.I39])" office:value-type="float" office:value="0" calcext:value-type="float">
            <text:p>0</text:p>
          </table:table-cell>
          <table:table-cell table:formula="of:=[.I39]" office:value-type="float" office:value="0" calcext:value-type="float">
            <text:p>0</text:p>
          </table:table-cell>
          <table:table-cell table:formula="of:=IF([.$J39]&gt;0;[.L39]/[.$J39];0)" office:value-type="percentage" office:value="0.621818181818182" calcext:value-type="percentage">
            <text:p>62.18%</text:p>
          </table:table-cell>
          <table:table-cell table:formula="of:=IF([.$J39]&gt;0;[.M39]/[.$J39];0)" office:value-type="percentage" office:value="0.115151515151515" calcext:value-type="percentage">
            <text:p>11.52%</text:p>
          </table:table-cell>
          <table:table-cell table:formula="of:=IF([.$J39]&gt;0;[.N39]/[.$J39];0)" office:value-type="percentage" office:value="0" calcext:value-type="percentage">
            <text:p>0.00%</text:p>
          </table:table-cell>
          <table:table-cell table:formula="of:=IF([.$J39]&gt;0;[.O39]/[.$J3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74" calcext:value-type="float">
            <text:p>174</text:p>
          </table:table-cell>
          <table:table-cell office:value-type="float" office:value="339" calcext:value-type="float">
            <text:p>339</text:p>
          </table:table-cell>
          <table:table-cell office:value-type="float" office:value="282" calcext:value-type="float">
            <text:p>282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/>
          <table:table-cell table:formula="of:=SUM([.C40:.D40])" office:value-type="float" office:value="621" calcext:value-type="float">
            <text:p>621</text:p>
          </table:table-cell>
          <table:table-cell table:formula="of:=SUM([.E40:.G40])" office:value-type="float" office:value="98" calcext:value-type="float">
            <text:p>98</text:p>
          </table:table-cell>
          <table:table-cell table:formula="of:=SUM([.H40:.I40])" office:value-type="float" office:value="0" calcext:value-type="float">
            <text:p>0</text:p>
          </table:table-cell>
          <table:table-cell table:formula="of:=[.I40]" office:value-type="float" office:value="0" calcext:value-type="float">
            <text:p>0</text:p>
          </table:table-cell>
          <table:table-cell table:formula="of:=IF([.$J40]&gt;0;[.L40]/[.$J40];0)" office:value-type="percentage" office:value="0.695408734602464" calcext:value-type="percentage">
            <text:p>69.54%</text:p>
          </table:table-cell>
          <table:table-cell table:formula="of:=IF([.$J40]&gt;0;[.M40]/[.$J40];0)" office:value-type="percentage" office:value="0.109742441209406" calcext:value-type="percentage">
            <text:p>10.97%</text:p>
          </table:table-cell>
          <table:table-cell table:formula="of:=IF([.$J40]&gt;0;[.N40]/[.$J40];0)" office:value-type="percentage" office:value="0" calcext:value-type="percentage">
            <text:p>0.00%</text:p>
          </table:table-cell>
          <table:table-cell table:formula="of:=IF([.$J40]&gt;0;[.O40]/[.$J4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/>
          <table:table-cell table:formula="of:=SUM([.C41:.D41])" office:value-type="float" office:value="640" calcext:value-type="float">
            <text:p>640</text:p>
          </table:table-cell>
          <table:table-cell table:formula="of:=SUM([.E41:.G41])" office:value-type="float" office:value="135" calcext:value-type="float">
            <text:p>135</text:p>
          </table:table-cell>
          <table:table-cell table:formula="of:=SUM([.H41:.I41])" office:value-type="float" office:value="0" calcext:value-type="float">
            <text:p>0</text:p>
          </table:table-cell>
          <table:table-cell table:formula="of:=[.I41]" office:value-type="float" office:value="0" calcext:value-type="float">
            <text:p>0</text:p>
          </table:table-cell>
          <table:table-cell table:formula="of:=IF([.$J41]&gt;0;[.L41]/[.$J41];0)" office:value-type="percentage" office:value="0.679405520169851" calcext:value-type="percentage">
            <text:p>67.94%</text:p>
          </table:table-cell>
          <table:table-cell table:formula="of:=IF([.$J41]&gt;0;[.M41]/[.$J41];0)" office:value-type="percentage" office:value="0.143312101910828" calcext:value-type="percentage">
            <text:p>14.33%</text:p>
          </table:table-cell>
          <table:table-cell table:formula="of:=IF([.$J41]&gt;0;[.N41]/[.$J41];0)" office:value-type="percentage" office:value="0" calcext:value-type="percentage">
            <text:p>0.00%</text:p>
          </table:table-cell>
          <table:table-cell table:formula="of:=IF([.$J41]&gt;0;[.O41]/[.$J4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11" calcext:value-type="float">
            <text:p>111</text:p>
          </table:table-cell>
          <table:table-cell office:value-type="float" office:value="202" calcext:value-type="float">
            <text:p>202</text:p>
          </table:table-cell>
          <table:table-cell office:value-type="float" office:value="228" calcext:value-type="float">
            <text:p>228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/>
          <table:table-cell table:formula="of:=SUM([.C42:.D42])" office:value-type="float" office:value="430" calcext:value-type="float">
            <text:p>430</text:p>
          </table:table-cell>
          <table:table-cell table:formula="of:=SUM([.E42:.G42])" office:value-type="float" office:value="124" calcext:value-type="float">
            <text:p>124</text:p>
          </table:table-cell>
          <table:table-cell table:formula="of:=SUM([.H42:.I42])" office:value-type="float" office:value="0" calcext:value-type="float">
            <text:p>0</text:p>
          </table:table-cell>
          <table:table-cell table:formula="of:=[.I42]" office:value-type="float" office:value="0" calcext:value-type="float">
            <text:p>0</text:p>
          </table:table-cell>
          <table:table-cell table:formula="of:=IF([.$J42]&gt;0;[.L42]/[.$J42];0)" office:value-type="percentage" office:value="0.646616541353383" calcext:value-type="percentage">
            <text:p>64.66%</text:p>
          </table:table-cell>
          <table:table-cell table:formula="of:=IF([.$J42]&gt;0;[.M42]/[.$J42];0)" office:value-type="percentage" office:value="0.186466165413534" calcext:value-type="percentage">
            <text:p>18.65%</text:p>
          </table:table-cell>
          <table:table-cell table:formula="of:=IF([.$J42]&gt;0;[.N42]/[.$J42];0)" office:value-type="percentage" office:value="0" calcext:value-type="percentage">
            <text:p>0.00%</text:p>
          </table:table-cell>
          <table:table-cell table:formula="of:=IF([.$J42]&gt;0;[.O42]/[.$J4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312" calcext:value-type="float">
            <text:p>312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/>
          <table:table-cell table:formula="of:=SUM([.C43:.D43])" office:value-type="float" office:value="562" calcext:value-type="float">
            <text:p>562</text:p>
          </table:table-cell>
          <table:table-cell table:formula="of:=SUM([.E43:.G43])" office:value-type="float" office:value="152" calcext:value-type="float">
            <text:p>152</text:p>
          </table:table-cell>
          <table:table-cell table:formula="of:=SUM([.H43:.I43])" office:value-type="float" office:value="0" calcext:value-type="float">
            <text:p>0</text:p>
          </table:table-cell>
          <table:table-cell table:formula="of:=[.I43]" office:value-type="float" office:value="0" calcext:value-type="float">
            <text:p>0</text:p>
          </table:table-cell>
          <table:table-cell table:formula="of:=IF([.$J43]&gt;0;[.L43]/[.$J43];0)" office:value-type="percentage" office:value="0.699004975124378" calcext:value-type="percentage">
            <text:p>69.90%</text:p>
          </table:table-cell>
          <table:table-cell table:formula="of:=IF([.$J43]&gt;0;[.M43]/[.$J43];0)" office:value-type="percentage" office:value="0.189054726368159" calcext:value-type="percentage">
            <text:p>18.91%</text:p>
          </table:table-cell>
          <table:table-cell table:formula="of:=IF([.$J43]&gt;0;[.N43]/[.$J43];0)" office:value-type="percentage" office:value="0" calcext:value-type="percentage">
            <text:p>0.00%</text:p>
          </table:table-cell>
          <table:table-cell table:formula="of:=IF([.$J43]&gt;0;[.O43]/[.$J4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253" calcext:value-type="float">
            <text:p>253</text:p>
          </table:table-cell>
          <table:table-cell office:value-type="float" office:value="378" calcext:value-type="float">
            <text:p>378</text:p>
          </table:table-cell>
          <table:table-cell office:value-type="float" office:value="172" calcext:value-type="float">
            <text:p>17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/>
          <table:table-cell table:formula="of:=SUM([.C44:.D44])" office:value-type="float" office:value="631" calcext:value-type="float">
            <text:p>631</text:p>
          </table:table-cell>
          <table:table-cell table:formula="of:=SUM([.E44:.G44])" office:value-type="float" office:value="212" calcext:value-type="float">
            <text:p>212</text:p>
          </table:table-cell>
          <table:table-cell table:formula="of:=SUM([.H44:.I44])" office:value-type="float" office:value="0" calcext:value-type="float">
            <text:p>0</text:p>
          </table:table-cell>
          <table:table-cell table:formula="of:=[.I44]" office:value-type="float" office:value="0" calcext:value-type="float">
            <text:p>0</text:p>
          </table:table-cell>
          <table:table-cell table:formula="of:=IF([.$J44]&gt;0;[.L44]/[.$J44];0)" office:value-type="percentage" office:value="0.669141039236479" calcext:value-type="percentage">
            <text:p>66.91%</text:p>
          </table:table-cell>
          <table:table-cell table:formula="of:=IF([.$J44]&gt;0;[.M44]/[.$J44];0)" office:value-type="percentage" office:value="0.224814422057264" calcext:value-type="percentage">
            <text:p>22.48%</text:p>
          </table:table-cell>
          <table:table-cell table:formula="of:=IF([.$J44]&gt;0;[.N44]/[.$J44];0)" office:value-type="percentage" office:value="0" calcext:value-type="percentage">
            <text:p>0.00%</text:p>
          </table:table-cell>
          <table:table-cell table:formula="of:=IF([.$J44]&gt;0;[.O44]/[.$J4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56" calcext:value-type="float">
            <text:p>56</text:p>
          </table:table-cell>
          <table:table-cell office:value-type="float" office:value="158" calcext:value-type="float">
            <text:p>158</text:p>
          </table:table-cell>
          <table:table-cell office:value-type="float" office:value="219" calcext:value-type="float">
            <text:p>219</text:p>
          </table:table-cell>
          <table:table-cell office:value-type="float" office:value="124" calcext:value-type="float">
            <text:p>12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/>
          <table:table-cell table:formula="of:=SUM([.C45:.D45])" office:value-type="float" office:value="377" calcext:value-type="float">
            <text:p>377</text:p>
          </table:table-cell>
          <table:table-cell table:formula="of:=SUM([.E45:.G45])" office:value-type="float" office:value="155" calcext:value-type="float">
            <text:p>155</text:p>
          </table:table-cell>
          <table:table-cell table:formula="of:=SUM([.H45:.I45])" office:value-type="float" office:value="0" calcext:value-type="float">
            <text:p>0</text:p>
          </table:table-cell>
          <table:table-cell table:formula="of:=[.I45]" office:value-type="float" office:value="0" calcext:value-type="float">
            <text:p>0</text:p>
          </table:table-cell>
          <table:table-cell table:formula="of:=IF([.$J45]&gt;0;[.L45]/[.$J45];0)" office:value-type="percentage" office:value="0.641156462585034" calcext:value-type="percentage">
            <text:p>64.12%</text:p>
          </table:table-cell>
          <table:table-cell table:formula="of:=IF([.$J45]&gt;0;[.M45]/[.$J45];0)" office:value-type="percentage" office:value="0.263605442176871" calcext:value-type="percentage">
            <text:p>26.36%</text:p>
          </table:table-cell>
          <table:table-cell table:formula="of:=IF([.$J45]&gt;0;[.N45]/[.$J45];0)" office:value-type="percentage" office:value="0" calcext:value-type="percentage">
            <text:p>0.00%</text:p>
          </table:table-cell>
          <table:table-cell table:formula="of:=IF([.$J45]&gt;0;[.O45]/[.$J4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38" calcext:value-type="float">
            <text:p>38</text:p>
          </table:table-cell>
          <table:table-cell office:value-type="float" office:value="158" calcext:value-type="float">
            <text:p>158</text:p>
          </table:table-cell>
          <table:table-cell office:value-type="float" office:value="252" calcext:value-type="float">
            <text:p>252</text:p>
          </table:table-cell>
          <table:table-cell office:value-type="float" office:value="168" calcext:value-type="float">
            <text:p>168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/>
          <table:table-cell table:formula="of:=SUM([.C46:.D46])" office:value-type="float" office:value="410" calcext:value-type="float">
            <text:p>410</text:p>
          </table:table-cell>
          <table:table-cell table:formula="of:=SUM([.E46:.G46])" office:value-type="float" office:value="207" calcext:value-type="float">
            <text:p>207</text:p>
          </table:table-cell>
          <table:table-cell table:formula="of:=SUM([.H46:.I46])" office:value-type="float" office:value="0" calcext:value-type="float">
            <text:p>0</text:p>
          </table:table-cell>
          <table:table-cell table:formula="of:=[.I46]" office:value-type="float" office:value="0" calcext:value-type="float">
            <text:p>0</text:p>
          </table:table-cell>
          <table:table-cell table:formula="of:=IF([.$J46]&gt;0;[.L46]/[.$J46];0)" office:value-type="percentage" office:value="0.625954198473282" calcext:value-type="percentage">
            <text:p>62.60%</text:p>
          </table:table-cell>
          <table:table-cell table:formula="of:=IF([.$J46]&gt;0;[.M46]/[.$J46];0)" office:value-type="percentage" office:value="0.316030534351145" calcext:value-type="percentage">
            <text:p>31.60%</text:p>
          </table:table-cell>
          <table:table-cell table:formula="of:=IF([.$J46]&gt;0;[.N46]/[.$J46];0)" office:value-type="percentage" office:value="0" calcext:value-type="percentage">
            <text:p>0.00%</text:p>
          </table:table-cell>
          <table:table-cell table:formula="of:=IF([.$J46]&gt;0;[.O46]/[.$J4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379" calcext:value-type="float">
            <text:p>379</text:p>
          </table:table-cell>
          <table:table-cell office:value-type="float" office:value="225" calcext:value-type="float">
            <text:p>225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/>
          <table:table-cell table:formula="of:=SUM([.C47:.D47])" office:value-type="float" office:value="579" calcext:value-type="float">
            <text:p>579</text:p>
          </table:table-cell>
          <table:table-cell table:formula="of:=SUM([.E47:.G47])" office:value-type="float" office:value="289" calcext:value-type="float">
            <text:p>289</text:p>
          </table:table-cell>
          <table:table-cell table:formula="of:=SUM([.H47:.I47])" office:value-type="float" office:value="0" calcext:value-type="float">
            <text:p>0</text:p>
          </table:table-cell>
          <table:table-cell table:formula="of:=[.I47]" office:value-type="float" office:value="0" calcext:value-type="float">
            <text:p>0</text:p>
          </table:table-cell>
          <table:table-cell table:formula="of:=IF([.$J47]&gt;0;[.L47]/[.$J47];0)" office:value-type="percentage" office:value="0.637665198237885" calcext:value-type="percentage">
            <text:p>63.77%</text:p>
          </table:table-cell>
          <table:table-cell table:formula="of:=IF([.$J47]&gt;0;[.M47]/[.$J47];0)" office:value-type="percentage" office:value="0.318281938325991" calcext:value-type="percentage">
            <text:p>31.83%</text:p>
          </table:table-cell>
          <table:table-cell table:formula="of:=IF([.$J47]&gt;0;[.N47]/[.$J47];0)" office:value-type="percentage" office:value="0" calcext:value-type="percentage">
            <text:p>0.00%</text:p>
          </table:table-cell>
          <table:table-cell table:formula="of:=IF([.$J47]&gt;0;[.O47]/[.$J4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office:value-type="float" office:value="226" calcext:value-type="float">
            <text:p>226</text:p>
          </table:table-cell>
          <table:table-cell office:value-type="float" office:value="183" calcext:value-type="float">
            <text:p>183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/>
          <table:table-cell table:formula="of:=SUM([.C48:.D48])" office:value-type="float" office:value="325" calcext:value-type="float">
            <text:p>325</text:p>
          </table:table-cell>
          <table:table-cell table:formula="of:=SUM([.E48:.G48])" office:value-type="float" office:value="245" calcext:value-type="float">
            <text:p>245</text:p>
          </table:table-cell>
          <table:table-cell table:formula="of:=SUM([.H48:.I48])" office:value-type="float" office:value="0" calcext:value-type="float">
            <text:p>0</text:p>
          </table:table-cell>
          <table:table-cell table:formula="of:=[.I48]" office:value-type="float" office:value="0" calcext:value-type="float">
            <text:p>0</text:p>
          </table:table-cell>
          <table:table-cell table:formula="of:=IF([.$J48]&gt;0;[.L48]/[.$J48];0)" office:value-type="percentage" office:value="0.544388609715243" calcext:value-type="percentage">
            <text:p>54.44%</text:p>
          </table:table-cell>
          <table:table-cell table:formula="of:=IF([.$J48]&gt;0;[.M48]/[.$J48];0)" office:value-type="percentage" office:value="0.410385259631491" calcext:value-type="percentage">
            <text:p>41.04%</text:p>
          </table:table-cell>
          <table:table-cell table:formula="of:=IF([.$J48]&gt;0;[.N48]/[.$J48];0)" office:value-type="percentage" office:value="0" calcext:value-type="percentage">
            <text:p>0.00%</text:p>
          </table:table-cell>
          <table:table-cell table:formula="of:=IF([.$J48]&gt;0;[.O48]/[.$J4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table:formula="of:=SUM([.C49:.D49])" office:value-type="float" office:value="257" calcext:value-type="float">
            <text:p>257</text:p>
          </table:table-cell>
          <table:table-cell table:formula="of:=SUM([.E49:.G49])" office:value-type="float" office:value="226" calcext:value-type="float">
            <text:p>226</text:p>
          </table:table-cell>
          <table:table-cell table:formula="of:=SUM([.H49:.I49])" office:value-type="float" office:value="0" calcext:value-type="float">
            <text:p>0</text:p>
          </table:table-cell>
          <table:table-cell table:formula="of:=[.I49]" office:value-type="float" office:value="0" calcext:value-type="float">
            <text:p>0</text:p>
          </table:table-cell>
          <table:table-cell table:formula="of:=IF([.$J49]&gt;0;[.L49]/[.$J49];0)" office:value-type="percentage" office:value="0.520242914979757" calcext:value-type="percentage">
            <text:p>52.02%</text:p>
          </table:table-cell>
          <table:table-cell table:formula="of:=IF([.$J49]&gt;0;[.M49]/[.$J49];0)" office:value-type="percentage" office:value="0.45748987854251" calcext:value-type="percentage">
            <text:p>45.75%</text:p>
          </table:table-cell>
          <table:table-cell table:formula="of:=IF([.$J49]&gt;0;[.N49]/[.$J49];0)" office:value-type="percentage" office:value="0" calcext:value-type="percentage">
            <text:p>0.00%</text:p>
          </table:table-cell>
          <table:table-cell table:formula="of:=IF([.$J49]&gt;0;[.O49]/[.$J4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office:value-type="float" office:value="298" calcext:value-type="float">
            <text:p>298</text:p>
          </table:table-cell>
          <table:table-cell office:value-type="float" office:value="278" calcext:value-type="float">
            <text:p>27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/>
          <table:table-cell table:formula="of:=SUM([.C50:.D50])" office:value-type="float" office:value="402" calcext:value-type="float">
            <text:p>402</text:p>
          </table:table-cell>
          <table:table-cell table:formula="of:=SUM([.E50:.G50])" office:value-type="float" office:value="388" calcext:value-type="float">
            <text:p>388</text:p>
          </table:table-cell>
          <table:table-cell table:formula="of:=SUM([.H50:.I50])" office:value-type="float" office:value="0" calcext:value-type="float">
            <text:p>0</text:p>
          </table:table-cell>
          <table:table-cell table:formula="of:=[.I50]" office:value-type="float" office:value="0" calcext:value-type="float">
            <text:p>0</text:p>
          </table:table-cell>
          <table:table-cell table:formula="of:=IF([.$J50]&gt;0;[.L50]/[.$J50];0)" office:value-type="percentage" office:value="0.498759305210918" calcext:value-type="percentage">
            <text:p>49.88%</text:p>
          </table:table-cell>
          <table:table-cell table:formula="of:=IF([.$J50]&gt;0;[.M50]/[.$J50];0)" office:value-type="percentage" office:value="0.481389578163772" calcext:value-type="percentage">
            <text:p>48.14%</text:p>
          </table:table-cell>
          <table:table-cell table:formula="of:=IF([.$J50]&gt;0;[.N50]/[.$J50];0)" office:value-type="percentage" office:value="0" calcext:value-type="percentage">
            <text:p>0.00%</text:p>
          </table:table-cell>
          <table:table-cell table:formula="of:=IF([.$J50]&gt;0;[.O50]/[.$J5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168" calcext:value-type="float">
            <text:p>168</text:p>
          </table:table-cell>
          <table:table-cell office:value-type="float" office:value="212" calcext:value-type="float">
            <text:p>212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/>
          <table:table-cell table:formula="of:=SUM([.C51:.D51])" office:value-type="float" office:value="241" calcext:value-type="float">
            <text:p>241</text:p>
          </table:table-cell>
          <table:table-cell table:formula="of:=SUM([.E51:.G51])" office:value-type="float" office:value="313" calcext:value-type="float">
            <text:p>313</text:p>
          </table:table-cell>
          <table:table-cell table:formula="of:=SUM([.H51:.I51])" office:value-type="float" office:value="1" calcext:value-type="float">
            <text:p>1</text:p>
          </table:table-cell>
          <table:table-cell table:formula="of:=[.I51]" office:value-type="float" office:value="0" calcext:value-type="float">
            <text:p>0</text:p>
          </table:table-cell>
          <table:table-cell table:formula="of:=IF([.$J51]&gt;0;[.L51]/[.$J51];0)" office:value-type="percentage" office:value="0.421328671328671" calcext:value-type="percentage">
            <text:p>42.13%</text:p>
          </table:table-cell>
          <table:table-cell table:formula="of:=IF([.$J51]&gt;0;[.M51]/[.$J51];0)" office:value-type="percentage" office:value="0.547202797202797" calcext:value-type="percentage">
            <text:p>54.72%</text:p>
          </table:table-cell>
          <table:table-cell table:formula="of:=IF([.$J51]&gt;0;[.N51]/[.$J51];0)" office:value-type="percentage" office:value="0.00174825174825175" calcext:value-type="percentage">
            <text:p>0.17%</text:p>
          </table:table-cell>
          <table:table-cell table:formula="of:=IF([.$J51]&gt;0;[.O51]/[.$J5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185" calcext:value-type="float">
            <text:p>185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SUM([.C52:.D52])" office:value-type="float" office:value="205" calcext:value-type="float">
            <text:p>205</text:p>
          </table:table-cell>
          <table:table-cell table:formula="of:=SUM([.E52:.G52])" office:value-type="float" office:value="292" calcext:value-type="float">
            <text:p>292</text:p>
          </table:table-cell>
          <table:table-cell table:formula="of:=SUM([.H52:.I52])" office:value-type="float" office:value="1" calcext:value-type="float">
            <text:p>1</text:p>
          </table:table-cell>
          <table:table-cell table:formula="of:=[.I52]" office:value-type="float" office:value="0" calcext:value-type="float">
            <text:p>0</text:p>
          </table:table-cell>
          <table:table-cell table:formula="of:=IF([.$J52]&gt;0;[.L52]/[.$J52];0)" office:value-type="percentage" office:value="0.406746031746032" calcext:value-type="percentage">
            <text:p>40.67%</text:p>
          </table:table-cell>
          <table:table-cell table:formula="of:=IF([.$J52]&gt;0;[.M52]/[.$J52];0)" office:value-type="percentage" office:value="0.579365079365079" calcext:value-type="percentage">
            <text:p>57.94%</text:p>
          </table:table-cell>
          <table:table-cell table:formula="of:=IF([.$J52]&gt;0;[.N52]/[.$J52];0)" office:value-type="percentage" office:value="0.00198412698412698" calcext:value-type="percentage">
            <text:p>0.20%</text:p>
          </table:table-cell>
          <table:table-cell table:formula="of:=IF([.$J52]&gt;0;[.O52]/[.$J5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float" office:value="232" calcext:value-type="float">
            <text:p>232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/>
          <table:table-cell table:formula="of:=SUM([.C53:.D53])" office:value-type="float" office:value="226" calcext:value-type="float">
            <text:p>226</text:p>
          </table:table-cell>
          <table:table-cell table:formula="of:=SUM([.E53:.G53])" office:value-type="float" office:value="361" calcext:value-type="float">
            <text:p>361</text:p>
          </table:table-cell>
          <table:table-cell table:formula="of:=SUM([.H53:.I53])" office:value-type="float" office:value="1" calcext:value-type="float">
            <text:p>1</text:p>
          </table:table-cell>
          <table:table-cell table:formula="of:=[.I53]" office:value-type="float" office:value="0" calcext:value-type="float">
            <text:p>0</text:p>
          </table:table-cell>
          <table:table-cell table:formula="of:=IF([.$J53]&gt;0;[.L53]/[.$J53];0)" office:value-type="percentage" office:value="0.38047138047138" calcext:value-type="percentage">
            <text:p>38.05%</text:p>
          </table:table-cell>
          <table:table-cell table:formula="of:=IF([.$J53]&gt;0;[.M53]/[.$J53];0)" office:value-type="percentage" office:value="0.607744107744108" calcext:value-type="percentage">
            <text:p>60.77%</text:p>
          </table:table-cell>
          <table:table-cell table:formula="of:=IF([.$J53]&gt;0;[.N53]/[.$J53];0)" office:value-type="percentage" office:value="0.00168350168350168" calcext:value-type="percentage">
            <text:p>0.17%</text:p>
          </table:table-cell>
          <table:table-cell table:formula="of:=IF([.$J53]&gt;0;[.O53]/[.$J5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office:value-type="float" office:value="191" calcext:value-type="float">
            <text:p>191</text:p>
          </table:table-cell>
          <table:table-cell office:value-type="float" office:value="117" calcext:value-type="float">
            <text:p>1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/>
          <table:table-cell table:formula="of:=SUM([.C54:.D54])" office:value-type="float" office:value="163" calcext:value-type="float">
            <text:p>163</text:p>
          </table:table-cell>
          <table:table-cell table:formula="of:=SUM([.E54:.G54])" office:value-type="float" office:value="333" calcext:value-type="float">
            <text:p>333</text:p>
          </table:table-cell>
          <table:table-cell table:formula="of:=SUM([.H54:.I54])" office:value-type="float" office:value="2" calcext:value-type="float">
            <text:p>2</text:p>
          </table:table-cell>
          <table:table-cell table:formula="of:=[.I54]" office:value-type="float" office:value="0" calcext:value-type="float">
            <text:p>0</text:p>
          </table:table-cell>
          <table:table-cell table:formula="of:=IF([.$J54]&gt;0;[.L54]/[.$J54];0)" office:value-type="percentage" office:value="0.321499013806706" calcext:value-type="percentage">
            <text:p>32.15%</text:p>
          </table:table-cell>
          <table:table-cell table:formula="of:=IF([.$J54]&gt;0;[.M54]/[.$J54];0)" office:value-type="percentage" office:value="0.656804733727811" calcext:value-type="percentage">
            <text:p>65.68%</text:p>
          </table:table-cell>
          <table:table-cell table:formula="of:=IF([.$J54]&gt;0;[.N54]/[.$J54];0)" office:value-type="percentage" office:value="0.00394477317554241" calcext:value-type="percentage">
            <text:p>0.39%</text:p>
          </table:table-cell>
          <table:table-cell table:formula="of:=IF([.$J54]&gt;0;[.O54]/[.$J5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25" calcext:value-type="float">
            <text:p>125</text:p>
          </table:table-cell>
          <table:table-cell office:value-type="float" office:value="211" calcext:value-type="float">
            <text:p>211</text:p>
          </table:table-cell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SUM([.C55:.D55])" office:value-type="float" office:value="155" calcext:value-type="float">
            <text:p>155</text:p>
          </table:table-cell>
          <table:table-cell table:formula="of:=SUM([.E55:.G55])" office:value-type="float" office:value="347" calcext:value-type="float">
            <text:p>347</text:p>
          </table:table-cell>
          <table:table-cell table:formula="of:=SUM([.H55:.I55])" office:value-type="float" office:value="7" calcext:value-type="float">
            <text:p>7</text:p>
          </table:table-cell>
          <table:table-cell table:formula="of:=[.I55]" office:value-type="float" office:value="1" calcext:value-type="float">
            <text:p>1</text:p>
          </table:table-cell>
          <table:table-cell table:formula="of:=IF([.$J55]&gt;0;[.L55]/[.$J55];0)" office:value-type="percentage" office:value="0.303326810176125" calcext:value-type="percentage">
            <text:p>30.33%</text:p>
          </table:table-cell>
          <table:table-cell table:formula="of:=IF([.$J55]&gt;0;[.M55]/[.$J55];0)" office:value-type="percentage" office:value="0.679060665362035" calcext:value-type="percentage">
            <text:p>67.91%</text:p>
          </table:table-cell>
          <table:table-cell table:formula="of:=IF([.$J55]&gt;0;[.N55]/[.$J55];0)" office:value-type="percentage" office:value="0.0136986301369863" calcext:value-type="percentage">
            <text:p>1.37%</text:p>
          </table:table-cell>
          <table:table-cell table:formula="of:=IF([.$J55]&gt;0;[.O55]/[.$J55];0)" office:value-type="percentage" office:value="0.00195694716242661" calcext:value-type="percentage">
            <text:p>0.20%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157" calcext:value-type="float">
            <text:p>157</text:p>
          </table:table-cell>
          <table:table-cell office:value-type="float" office:value="138" calcext:value-type="float">
            <text:p>13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SUM([.C56:.D56])" office:value-type="float" office:value="106" calcext:value-type="float">
            <text:p>106</text:p>
          </table:table-cell>
          <table:table-cell table:formula="of:=SUM([.E56:.G56])" office:value-type="float" office:value="331" calcext:value-type="float">
            <text:p>331</text:p>
          </table:table-cell>
          <table:table-cell table:formula="of:=SUM([.H56:.I56])" office:value-type="float" office:value="3" calcext:value-type="float">
            <text:p>3</text:p>
          </table:table-cell>
          <table:table-cell table:formula="of:=[.I56]" office:value-type="float" office:value="0" calcext:value-type="float">
            <text:p>0</text:p>
          </table:table-cell>
          <table:table-cell table:formula="of:=IF([.$J56]&gt;0;[.L56]/[.$J56];0)" office:value-type="percentage" office:value="0.239819004524887" calcext:value-type="percentage">
            <text:p>23.98%</text:p>
          </table:table-cell>
          <table:table-cell table:formula="of:=IF([.$J56]&gt;0;[.M56]/[.$J56];0)" office:value-type="percentage" office:value="0.748868778280543" calcext:value-type="percentage">
            <text:p>74.89%</text:p>
          </table:table-cell>
          <table:table-cell table:formula="of:=IF([.$J56]&gt;0;[.N56]/[.$J56];0)" office:value-type="percentage" office:value="0.00678733031674208" calcext:value-type="percentage">
            <text:p>0.68%</text:p>
          </table:table-cell>
          <table:table-cell table:formula="of:=IF([.$J56]&gt;0;[.O56]/[.$J5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  <table:table-cell office:value-type="float" office:value="132" calcext:value-type="float">
            <text:p>132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/>
          <table:table-cell table:formula="of:=SUM([.C57:.D57])" office:value-type="float" office:value="83" calcext:value-type="float">
            <text:p>83</text:p>
          </table:table-cell>
          <table:table-cell table:formula="of:=SUM([.E57:.G57])" office:value-type="float" office:value="329" calcext:value-type="float">
            <text:p>329</text:p>
          </table:table-cell>
          <table:table-cell table:formula="of:=SUM([.H57:.I57])" office:value-type="float" office:value="5" calcext:value-type="float">
            <text:p>5</text:p>
          </table:table-cell>
          <table:table-cell table:formula="of:=[.I57]" office:value-type="float" office:value="0" calcext:value-type="float">
            <text:p>0</text:p>
          </table:table-cell>
          <table:table-cell table:formula="of:=IF([.$J57]&gt;0;[.L57]/[.$J57];0)" office:value-type="percentage" office:value="0.196682464454976" calcext:value-type="percentage">
            <text:p>19.67%</text:p>
          </table:table-cell>
          <table:table-cell table:formula="of:=IF([.$J57]&gt;0;[.M57]/[.$J57];0)" office:value-type="percentage" office:value="0.779620853080569" calcext:value-type="percentage">
            <text:p>77.96%</text:p>
          </table:table-cell>
          <table:table-cell table:formula="of:=IF([.$J57]&gt;0;[.N57]/[.$J57];0)" office:value-type="percentage" office:value="0.0118483412322275" calcext:value-type="percentage">
            <text:p>1.18%</text:p>
          </table:table-cell>
          <table:table-cell table:formula="of:=IF([.$J57]&gt;0;[.O57]/[.$J5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SUM([.C58:.D58])" office:value-type="float" office:value="72" calcext:value-type="float">
            <text:p>72</text:p>
          </table:table-cell>
          <table:table-cell table:formula="of:=SUM([.E58:.G58])" office:value-type="float" office:value="273" calcext:value-type="float">
            <text:p>273</text:p>
          </table:table-cell>
          <table:table-cell table:formula="of:=SUM([.H58:.I58])" office:value-type="float" office:value="6" calcext:value-type="float">
            <text:p>6</text:p>
          </table:table-cell>
          <table:table-cell table:formula="of:=[.I58]" office:value-type="float" office:value="0" calcext:value-type="float">
            <text:p>0</text:p>
          </table:table-cell>
          <table:table-cell table:formula="of:=IF([.$J58]&gt;0;[.L58]/[.$J58];0)" office:value-type="percentage" office:value="0.204545454545455" calcext:value-type="percentage">
            <text:p>20.45%</text:p>
          </table:table-cell>
          <table:table-cell table:formula="of:=IF([.$J58]&gt;0;[.M58]/[.$J58];0)" office:value-type="percentage" office:value="0.775568181818182" calcext:value-type="percentage">
            <text:p>77.56%</text:p>
          </table:table-cell>
          <table:table-cell table:formula="of:=IF([.$J58]&gt;0;[.N58]/[.$J58];0)" office:value-type="percentage" office:value="0.0170454545454545" calcext:value-type="percentage">
            <text:p>1.70%</text:p>
          </table:table-cell>
          <table:table-cell table:formula="of:=IF([.$J58]&gt;0;[.O58]/[.$J5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93" calcext:value-type="float">
            <text:p>193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/>
          <table:table-cell table:formula="of:=SUM([.C59:.D59])" office:value-type="float" office:value="79" calcext:value-type="float">
            <text:p>79</text:p>
          </table:table-cell>
          <table:table-cell table:formula="of:=SUM([.E59:.G59])" office:value-type="float" office:value="406" calcext:value-type="float">
            <text:p>406</text:p>
          </table:table-cell>
          <table:table-cell table:formula="of:=SUM([.H59:.I59])" office:value-type="float" office:value="8" calcext:value-type="float">
            <text:p>8</text:p>
          </table:table-cell>
          <table:table-cell table:formula="of:=[.I59]" office:value-type="float" office:value="0" calcext:value-type="float">
            <text:p>0</text:p>
          </table:table-cell>
          <table:table-cell table:formula="of:=IF([.$J59]&gt;0;[.L59]/[.$J59];0)" office:value-type="percentage" office:value="0.15959595959596" calcext:value-type="percentage">
            <text:p>15.96%</text:p>
          </table:table-cell>
          <table:table-cell table:formula="of:=IF([.$J59]&gt;0;[.M59]/[.$J59];0)" office:value-type="percentage" office:value="0.82020202020202" calcext:value-type="percentage">
            <text:p>82.02%</text:p>
          </table:table-cell>
          <table:table-cell table:formula="of:=IF([.$J59]&gt;0;[.N59]/[.$J59];0)" office:value-type="percentage" office:value="0.0161616161616162" calcext:value-type="percentage">
            <text:p>1.62%</text:p>
          </table:table-cell>
          <table:table-cell table:formula="of:=IF([.$J59]&gt;0;[.O59]/[.$J5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SUM([.C60:.D60])" office:value-type="float" office:value="35" calcext:value-type="float">
            <text:p>35</text:p>
          </table:table-cell>
          <table:table-cell table:formula="of:=SUM([.E60:.G60])" office:value-type="float" office:value="251" calcext:value-type="float">
            <text:p>251</text:p>
          </table:table-cell>
          <table:table-cell table:formula="of:=SUM([.H60:.I60])" office:value-type="float" office:value="11" calcext:value-type="float">
            <text:p>11</text:p>
          </table:table-cell>
          <table:table-cell table:formula="of:=[.I60]" office:value-type="float" office:value="0" calcext:value-type="float">
            <text:p>0</text:p>
          </table:table-cell>
          <table:table-cell table:formula="of:=IF([.$J60]&gt;0;[.L60]/[.$J60];0)" office:value-type="percentage" office:value="0.11744966442953" calcext:value-type="percentage">
            <text:p>11.74%</text:p>
          </table:table-cell>
          <table:table-cell table:formula="of:=IF([.$J60]&gt;0;[.M60]/[.$J60];0)" office:value-type="percentage" office:value="0.842281879194631" calcext:value-type="percentage">
            <text:p>84.23%</text:p>
          </table:table-cell>
          <table:table-cell table:formula="of:=IF([.$J60]&gt;0;[.N60]/[.$J60];0)" office:value-type="percentage" office:value="0.0369127516778524" calcext:value-type="percentage">
            <text:p>3.69%</text:p>
          </table:table-cell>
          <table:table-cell table:formula="of:=IF([.$J60]&gt;0;[.O60]/[.$J6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SUM([.C61:.D61])" office:value-type="float" office:value="24" calcext:value-type="float">
            <text:p>24</text:p>
          </table:table-cell>
          <table:table-cell table:formula="of:=SUM([.E61:.G61])" office:value-type="float" office:value="230" calcext:value-type="float">
            <text:p>230</text:p>
          </table:table-cell>
          <table:table-cell table:formula="of:=SUM([.H61:.I61])" office:value-type="float" office:value="9" calcext:value-type="float">
            <text:p>9</text:p>
          </table:table-cell>
          <table:table-cell table:formula="of:=[.I61]" office:value-type="float" office:value="0" calcext:value-type="float">
            <text:p>0</text:p>
          </table:table-cell>
          <table:table-cell table:formula="of:=IF([.$J61]&gt;0;[.L61]/[.$J61];0)" office:value-type="percentage" office:value="0.0909090909090909" calcext:value-type="percentage">
            <text:p>9.09%</text:p>
          </table:table-cell>
          <table:table-cell table:formula="of:=IF([.$J61]&gt;0;[.M61]/[.$J61];0)" office:value-type="percentage" office:value="0.871212121212121" calcext:value-type="percentage">
            <text:p>87.12%</text:p>
          </table:table-cell>
          <table:table-cell table:formula="of:=IF([.$J61]&gt;0;[.N61]/[.$J61];0)" office:value-type="percentage" office:value="0.0340909090909091" calcext:value-type="percentage">
            <text:p>3.41%</text:p>
          </table:table-cell>
          <table:table-cell table:formula="of:=IF([.$J61]&gt;0;[.O61]/[.$J6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136" calcext:value-type="float">
            <text:p>136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SUM([.C62:.D62])" office:value-type="float" office:value="36" calcext:value-type="float">
            <text:p>36</text:p>
          </table:table-cell>
          <table:table-cell table:formula="of:=SUM([.E62:.G62])" office:value-type="float" office:value="336" calcext:value-type="float">
            <text:p>336</text:p>
          </table:table-cell>
          <table:table-cell table:formula="of:=SUM([.H62:.I62])" office:value-type="float" office:value="14" calcext:value-type="float">
            <text:p>14</text:p>
          </table:table-cell>
          <table:table-cell table:formula="of:=[.I62]" office:value-type="float" office:value="0" calcext:value-type="float">
            <text:p>0</text:p>
          </table:table-cell>
          <table:table-cell table:formula="of:=IF([.$J62]&gt;0;[.L62]/[.$J62];0)" office:value-type="percentage" office:value="0.0932642487046632" calcext:value-type="percentage">
            <text:p>9.33%</text:p>
          </table:table-cell>
          <table:table-cell table:formula="of:=IF([.$J62]&gt;0;[.M62]/[.$J62];0)" office:value-type="percentage" office:value="0.870466321243523" calcext:value-type="percentage">
            <text:p>87.05%</text:p>
          </table:table-cell>
          <table:table-cell table:formula="of:=IF([.$J62]&gt;0;[.N62]/[.$J62];0)" office:value-type="percentage" office:value="0.0362694300518135" calcext:value-type="percentage">
            <text:p>3.63%</text:p>
          </table:table-cell>
          <table:table-cell table:formula="of:=IF([.$J62]&gt;0;[.O62]/[.$J6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/>
          <table:table-cell table:formula="of:=SUM([.C63:.D63])" office:value-type="float" office:value="19" calcext:value-type="float">
            <text:p>19</text:p>
          </table:table-cell>
          <table:table-cell table:formula="of:=SUM([.E63:.G63])" office:value-type="float" office:value="205" calcext:value-type="float">
            <text:p>205</text:p>
          </table:table-cell>
          <table:table-cell table:formula="of:=SUM([.H63:.I63])" office:value-type="float" office:value="15" calcext:value-type="float">
            <text:p>15</text:p>
          </table:table-cell>
          <table:table-cell table:formula="of:=[.I63]" office:value-type="float" office:value="0" calcext:value-type="float">
            <text:p>0</text:p>
          </table:table-cell>
          <table:table-cell table:formula="of:=IF([.$J63]&gt;0;[.L63]/[.$J63];0)" office:value-type="percentage" office:value="0.0794979079497908" calcext:value-type="percentage">
            <text:p>7.95%</text:p>
          </table:table-cell>
          <table:table-cell table:formula="of:=IF([.$J63]&gt;0;[.M63]/[.$J63];0)" office:value-type="percentage" office:value="0.857740585774059" calcext:value-type="percentage">
            <text:p>85.77%</text:p>
          </table:table-cell>
          <table:table-cell table:formula="of:=IF([.$J63]&gt;0;[.N63]/[.$J63];0)" office:value-type="percentage" office:value="0.0627615062761506" calcext:value-type="percentage">
            <text:p>6.28%</text:p>
          </table:table-cell>
          <table:table-cell table:formula="of:=IF([.$J63]&gt;0;[.O63]/[.$J6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SUM([.C64:.D64])" office:value-type="float" office:value="6" calcext:value-type="float">
            <text:p>6</text:p>
          </table:table-cell>
          <table:table-cell table:formula="of:=SUM([.E64:.G64])" office:value-type="float" office:value="169" calcext:value-type="float">
            <text:p>169</text:p>
          </table:table-cell>
          <table:table-cell table:formula="of:=SUM([.H64:.I64])" office:value-type="float" office:value="11" calcext:value-type="float">
            <text:p>11</text:p>
          </table:table-cell>
          <table:table-cell table:formula="of:=[.I64]" office:value-type="float" office:value="1" calcext:value-type="float">
            <text:p>1</text:p>
          </table:table-cell>
          <table:table-cell table:formula="of:=IF([.$J64]&gt;0;[.L64]/[.$J64];0)" office:value-type="percentage" office:value="0.032258064516129" calcext:value-type="percentage">
            <text:p>3.23%</text:p>
          </table:table-cell>
          <table:table-cell table:formula="of:=IF([.$J64]&gt;0;[.M64]/[.$J64];0)" office:value-type="percentage" office:value="0.908602150537634" calcext:value-type="percentage">
            <text:p>90.86%</text:p>
          </table:table-cell>
          <table:table-cell table:formula="of:=IF([.$J64]&gt;0;[.N64]/[.$J64];0)" office:value-type="percentage" office:value="0.0591397849462366" calcext:value-type="percentage">
            <text:p>5.91%</text:p>
          </table:table-cell>
          <table:table-cell table:formula="of:=IF([.$J64]&gt;0;[.O64]/[.$J64];0)" office:value-type="percentage" office:value="0.00537634408602151" calcext:value-type="percentage">
            <text:p>0.54%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129" calcext:value-type="float">
            <text:p>129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/>
          <table:table-cell table:formula="of:=SUM([.C65:.D65])" office:value-type="float" office:value="24" calcext:value-type="float">
            <text:p>24</text:p>
          </table:table-cell>
          <table:table-cell table:formula="of:=SUM([.E65:.G65])" office:value-type="float" office:value="302" calcext:value-type="float">
            <text:p>302</text:p>
          </table:table-cell>
          <table:table-cell table:formula="of:=SUM([.H65:.I65])" office:value-type="float" office:value="21" calcext:value-type="float">
            <text:p>21</text:p>
          </table:table-cell>
          <table:table-cell table:formula="of:=[.I65]" office:value-type="float" office:value="0" calcext:value-type="float">
            <text:p>0</text:p>
          </table:table-cell>
          <table:table-cell table:formula="of:=IF([.$J65]&gt;0;[.L65]/[.$J65];0)" office:value-type="percentage" office:value="0.0689655172413793" calcext:value-type="percentage">
            <text:p>6.90%</text:p>
          </table:table-cell>
          <table:table-cell table:formula="of:=IF([.$J65]&gt;0;[.M65]/[.$J65];0)" office:value-type="percentage" office:value="0.867816091954023" calcext:value-type="percentage">
            <text:p>86.78%</text:p>
          </table:table-cell>
          <table:table-cell table:formula="of:=IF([.$J65]&gt;0;[.N65]/[.$J65];0)" office:value-type="percentage" office:value="0.0603448275862069" calcext:value-type="percentage">
            <text:p>6.03%</text:p>
          </table:table-cell>
          <table:table-cell table:formula="of:=IF([.$J65]&gt;0;[.O65]/[.$J6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SUM([.C66:.D66])" office:value-type="float" office:value="9" calcext:value-type="float">
            <text:p>9</text:p>
          </table:table-cell>
          <table:table-cell table:formula="of:=SUM([.E66:.G66])" office:value-type="float" office:value="221" calcext:value-type="float">
            <text:p>221</text:p>
          </table:table-cell>
          <table:table-cell table:formula="of:=SUM([.H66:.I66])" office:value-type="float" office:value="28" calcext:value-type="float">
            <text:p>28</text:p>
          </table:table-cell>
          <table:table-cell table:formula="of:=[.I66]" office:value-type="float" office:value="2" calcext:value-type="float">
            <text:p>2</text:p>
          </table:table-cell>
          <table:table-cell table:formula="of:=IF([.$J66]&gt;0;[.L66]/[.$J66];0)" office:value-type="percentage" office:value="0.0348837209302326" calcext:value-type="percentage">
            <text:p>3.49%</text:p>
          </table:table-cell>
          <table:table-cell table:formula="of:=IF([.$J66]&gt;0;[.M66]/[.$J66];0)" office:value-type="percentage" office:value="0.856589147286822" calcext:value-type="percentage">
            <text:p>85.66%</text:p>
          </table:table-cell>
          <table:table-cell table:formula="of:=IF([.$J66]&gt;0;[.N66]/[.$J66];0)" office:value-type="percentage" office:value="0.108527131782946" calcext:value-type="percentage">
            <text:p>10.85%</text:p>
          </table:table-cell>
          <table:table-cell table:formula="of:=IF([.$J66]&gt;0;[.O66]/[.$J66];0)" office:value-type="percentage" office:value="0.00775193798449612" calcext:value-type="percentage">
            <text:p>0.78%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SUM([.C67:.D67])" office:value-type="float" office:value="1" calcext:value-type="float">
            <text:p>1</text:p>
          </table:table-cell>
          <table:table-cell table:formula="of:=SUM([.E67:.G67])" office:value-type="float" office:value="141" calcext:value-type="float">
            <text:p>141</text:p>
          </table:table-cell>
          <table:table-cell table:formula="of:=SUM([.H67:.I67])" office:value-type="float" office:value="23" calcext:value-type="float">
            <text:p>23</text:p>
          </table:table-cell>
          <table:table-cell table:formula="of:=[.I67]" office:value-type="float" office:value="1" calcext:value-type="float">
            <text:p>1</text:p>
          </table:table-cell>
          <table:table-cell table:formula="of:=IF([.$J67]&gt;0;[.L67]/[.$J67];0)" office:value-type="percentage" office:value="0.00606060606060606" calcext:value-type="percentage">
            <text:p>0.61%</text:p>
          </table:table-cell>
          <table:table-cell table:formula="of:=IF([.$J67]&gt;0;[.M67]/[.$J67];0)" office:value-type="percentage" office:value="0.854545454545455" calcext:value-type="percentage">
            <text:p>85.45%</text:p>
          </table:table-cell>
          <table:table-cell table:formula="of:=IF([.$J67]&gt;0;[.N67]/[.$J67];0)" office:value-type="percentage" office:value="0.139393939393939" calcext:value-type="percentage">
            <text:p>13.94%</text:p>
          </table:table-cell>
          <table:table-cell table:formula="of:=IF([.$J67]&gt;0;[.O67]/[.$J67];0)" office:value-type="percentage" office:value="0.00606060606060606" calcext:value-type="percentage">
            <text:p>0.61%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/>
          <table:table-cell table:formula="of:=SUM([.C68:.D68])" office:value-type="float" office:value="1" calcext:value-type="float">
            <text:p>1</text:p>
          </table:table-cell>
          <table:table-cell table:formula="of:=SUM([.E68:.G68])" office:value-type="float" office:value="185" calcext:value-type="float">
            <text:p>185</text:p>
          </table:table-cell>
          <table:table-cell table:formula="of:=SUM([.H68:.I68])" office:value-type="float" office:value="33" calcext:value-type="float">
            <text:p>33</text:p>
          </table:table-cell>
          <table:table-cell table:formula="of:=[.I68]" office:value-type="float" office:value="2" calcext:value-type="float">
            <text:p>2</text:p>
          </table:table-cell>
          <table:table-cell table:formula="of:=IF([.$J68]&gt;0;[.L68]/[.$J68];0)" office:value-type="percentage" office:value="0.0045662100456621" calcext:value-type="percentage">
            <text:p>0.46%</text:p>
          </table:table-cell>
          <table:table-cell table:formula="of:=IF([.$J68]&gt;0;[.M68]/[.$J68];0)" office:value-type="percentage" office:value="0.844748858447489" calcext:value-type="percentage">
            <text:p>84.47%</text:p>
          </table:table-cell>
          <table:table-cell table:formula="of:=IF([.$J68]&gt;0;[.N68]/[.$J68];0)" office:value-type="percentage" office:value="0.150684931506849" calcext:value-type="percentage">
            <text:p>15.07%</text:p>
          </table:table-cell>
          <table:table-cell table:formula="of:=IF([.$J68]&gt;0;[.O68]/[.$J68];0)" office:value-type="percentage" office:value="0.0091324200913242" calcext:value-type="percentage">
            <text:p>0.91%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/>
          <table:table-cell table:formula="of:=SUM([.C69:.D69])" office:value-type="float" office:value="3" calcext:value-type="float">
            <text:p>3</text:p>
          </table:table-cell>
          <table:table-cell table:formula="of:=SUM([.E69:.G69])" office:value-type="float" office:value="188" calcext:value-type="float">
            <text:p>188</text:p>
          </table:table-cell>
          <table:table-cell table:formula="of:=SUM([.H69:.I69])" office:value-type="float" office:value="36" calcext:value-type="float">
            <text:p>36</text:p>
          </table:table-cell>
          <table:table-cell table:formula="of:=[.I69]" office:value-type="float" office:value="2" calcext:value-type="float">
            <text:p>2</text:p>
          </table:table-cell>
          <table:table-cell table:formula="of:=IF([.$J69]&gt;0;[.L69]/[.$J69];0)" office:value-type="percentage" office:value="0.013215859030837" calcext:value-type="percentage">
            <text:p>1.32%</text:p>
          </table:table-cell>
          <table:table-cell table:formula="of:=IF([.$J69]&gt;0;[.M69]/[.$J69];0)" office:value-type="percentage" office:value="0.828193832599119" calcext:value-type="percentage">
            <text:p>82.82%</text:p>
          </table:table-cell>
          <table:table-cell table:formula="of:=IF([.$J69]&gt;0;[.N69]/[.$J69];0)" office:value-type="percentage" office:value="0.158590308370044" calcext:value-type="percentage">
            <text:p>15.86%</text:p>
          </table:table-cell>
          <table:table-cell table:formula="of:=IF([.$J69]&gt;0;[.O69]/[.$J69];0)" office:value-type="percentage" office:value="0.00881057268722467" calcext:value-type="percentage">
            <text:p>0.88%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SUM([.C70:.D70])" office:value-type="float" office:value="0" calcext:value-type="float">
            <text:p>0</text:p>
          </table:table-cell>
          <table:table-cell table:formula="of:=SUM([.E70:.G70])" office:value-type="float" office:value="114" calcext:value-type="float">
            <text:p>114</text:p>
          </table:table-cell>
          <table:table-cell table:formula="of:=SUM([.H70:.I70])" office:value-type="float" office:value="19" calcext:value-type="float">
            <text:p>19</text:p>
          </table:table-cell>
          <table:table-cell table:formula="of:=[.I70]" office:value-type="float" office:value="1" calcext:value-type="float">
            <text:p>1</text:p>
          </table:table-cell>
          <table:table-cell table:formula="of:=IF([.$J70]&gt;0;[.L70]/[.$J70];0)" office:value-type="percentage" office:value="0" calcext:value-type="percentage">
            <text:p>0.00%</text:p>
          </table:table-cell>
          <table:table-cell table:formula="of:=IF([.$J70]&gt;0;[.M70]/[.$J70];0)" office:value-type="percentage" office:value="0.857142857142857" calcext:value-type="percentage">
            <text:p>85.71%</text:p>
          </table:table-cell>
          <table:table-cell table:formula="of:=IF([.$J70]&gt;0;[.N70]/[.$J70];0)" office:value-type="percentage" office:value="0.142857142857143" calcext:value-type="percentage">
            <text:p>14.29%</text:p>
          </table:table-cell>
          <table:table-cell table:formula="of:=IF([.$J70]&gt;0;[.O70]/[.$J70];0)" office:value-type="percentage" office:value="0.0075187969924812" calcext:value-type="percentage">
            <text:p>0.75%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SUM([.C71:.D71])" office:value-type="float" office:value="3" calcext:value-type="float">
            <text:p>3</text:p>
          </table:table-cell>
          <table:table-cell table:formula="of:=SUM([.E71:.G71])" office:value-type="float" office:value="123" calcext:value-type="float">
            <text:p>123</text:p>
          </table:table-cell>
          <table:table-cell table:formula="of:=SUM([.H71:.I71])" office:value-type="float" office:value="41" calcext:value-type="float">
            <text:p>41</text:p>
          </table:table-cell>
          <table:table-cell table:formula="of:=[.I71]" office:value-type="float" office:value="4" calcext:value-type="float">
            <text:p>4</text:p>
          </table:table-cell>
          <table:table-cell table:formula="of:=IF([.$J71]&gt;0;[.L71]/[.$J71];0)" office:value-type="percentage" office:value="0.0179640718562874" calcext:value-type="percentage">
            <text:p>1.80%</text:p>
          </table:table-cell>
          <table:table-cell table:formula="of:=IF([.$J71]&gt;0;[.M71]/[.$J71];0)" office:value-type="percentage" office:value="0.736526946107784" calcext:value-type="percentage">
            <text:p>73.65%</text:p>
          </table:table-cell>
          <table:table-cell table:formula="of:=IF([.$J71]&gt;0;[.N71]/[.$J71];0)" office:value-type="percentage" office:value="0.245508982035928" calcext:value-type="percentage">
            <text:p>24.55%</text:p>
          </table:table-cell>
          <table:table-cell table:formula="of:=IF([.$J71]&gt;0;[.O71]/[.$J71];0)" office:value-type="percentage" office:value="0.0239520958083832" calcext:value-type="percentage">
            <text:p>2.40%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SUM([.C72:.D72])" office:value-type="float" office:value="1" calcext:value-type="float">
            <text:p>1</text:p>
          </table:table-cell>
          <table:table-cell table:formula="of:=SUM([.E72:.G72])" office:value-type="float" office:value="114" calcext:value-type="float">
            <text:p>114</text:p>
          </table:table-cell>
          <table:table-cell table:formula="of:=SUM([.H72:.I72])" office:value-type="float" office:value="38" calcext:value-type="float">
            <text:p>38</text:p>
          </table:table-cell>
          <table:table-cell table:formula="of:=[.I72]" office:value-type="float" office:value="3" calcext:value-type="float">
            <text:p>3</text:p>
          </table:table-cell>
          <table:table-cell table:formula="of:=IF([.$J72]&gt;0;[.L72]/[.$J72];0)" office:value-type="percentage" office:value="0.0065359477124183" calcext:value-type="percentage">
            <text:p>0.65%</text:p>
          </table:table-cell>
          <table:table-cell table:formula="of:=IF([.$J72]&gt;0;[.M72]/[.$J72];0)" office:value-type="percentage" office:value="0.745098039215686" calcext:value-type="percentage">
            <text:p>74.51%</text:p>
          </table:table-cell>
          <table:table-cell table:formula="of:=IF([.$J72]&gt;0;[.N72]/[.$J72];0)" office:value-type="percentage" office:value="0.248366013071895" calcext:value-type="percentage">
            <text:p>24.84%</text:p>
          </table:table-cell>
          <table:table-cell table:formula="of:=IF([.$J72]&gt;0;[.O72]/[.$J72];0)" office:value-type="percentage" office:value="0.0196078431372549" calcext:value-type="percentage">
            <text:p>1.96%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SUM([.C73:.D73])" office:value-type="float" office:value="0" calcext:value-type="float">
            <text:p>0</text:p>
          </table:table-cell>
          <table:table-cell table:formula="of:=SUM([.E73:.G73])" office:value-type="float" office:value="77" calcext:value-type="float">
            <text:p>77</text:p>
          </table:table-cell>
          <table:table-cell table:formula="of:=SUM([.H73:.I73])" office:value-type="float" office:value="39" calcext:value-type="float">
            <text:p>39</text:p>
          </table:table-cell>
          <table:table-cell table:formula="of:=[.I73]" office:value-type="float" office:value="4" calcext:value-type="float">
            <text:p>4</text:p>
          </table:table-cell>
          <table:table-cell table:formula="of:=IF([.$J73]&gt;0;[.L73]/[.$J73];0)" office:value-type="percentage" office:value="0" calcext:value-type="percentage">
            <text:p>0.00%</text:p>
          </table:table-cell>
          <table:table-cell table:formula="of:=IF([.$J73]&gt;0;[.M73]/[.$J73];0)" office:value-type="percentage" office:value="0.663793103448276" calcext:value-type="percentage">
            <text:p>66.38%</text:p>
          </table:table-cell>
          <table:table-cell table:formula="of:=IF([.$J73]&gt;0;[.N73]/[.$J73];0)" office:value-type="percentage" office:value="0.336206896551724" calcext:value-type="percentage">
            <text:p>33.62%</text:p>
          </table:table-cell>
          <table:table-cell table:formula="of:=IF([.$J73]&gt;0;[.O73]/[.$J73];0)" office:value-type="percentage" office:value="0.0344827586206897" calcext:value-type="percentage">
            <text:p>3.45%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SUM([.C74:.D74])" office:value-type="float" office:value="0" calcext:value-type="float">
            <text:p>0</text:p>
          </table:table-cell>
          <table:table-cell table:formula="of:=SUM([.E74:.G74])" office:value-type="float" office:value="80" calcext:value-type="float">
            <text:p>80</text:p>
          </table:table-cell>
          <table:table-cell table:formula="of:=SUM([.H74:.I74])" office:value-type="float" office:value="51" calcext:value-type="float">
            <text:p>51</text:p>
          </table:table-cell>
          <table:table-cell table:formula="of:=[.I74]" office:value-type="float" office:value="4" calcext:value-type="float">
            <text:p>4</text:p>
          </table:table-cell>
          <table:table-cell table:formula="of:=IF([.$J74]&gt;0;[.L74]/[.$J74];0)" office:value-type="percentage" office:value="0" calcext:value-type="percentage">
            <text:p>0.00%</text:p>
          </table:table-cell>
          <table:table-cell table:formula="of:=IF([.$J74]&gt;0;[.M74]/[.$J74];0)" office:value-type="percentage" office:value="0.610687022900763" calcext:value-type="percentage">
            <text:p>61.07%</text:p>
          </table:table-cell>
          <table:table-cell table:formula="of:=IF([.$J74]&gt;0;[.N74]/[.$J74];0)" office:value-type="percentage" office:value="0.389312977099237" calcext:value-type="percentage">
            <text:p>38.93%</text:p>
          </table:table-cell>
          <table:table-cell table:formula="of:=IF([.$J74]&gt;0;[.O74]/[.$J74];0)" office:value-type="percentage" office:value="0.0305343511450382" calcext:value-type="percentage">
            <text:p>3.05%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/>
          <table:table-cell table:formula="of:=SUM([.C75:.D75])" office:value-type="float" office:value="2" calcext:value-type="float">
            <text:p>2</text:p>
          </table:table-cell>
          <table:table-cell table:formula="of:=SUM([.E75:.G75])" office:value-type="float" office:value="61" calcext:value-type="float">
            <text:p>61</text:p>
          </table:table-cell>
          <table:table-cell table:formula="of:=SUM([.H75:.I75])" office:value-type="float" office:value="34" calcext:value-type="float">
            <text:p>34</text:p>
          </table:table-cell>
          <table:table-cell table:formula="of:=[.I75]" office:value-type="float" office:value="1" calcext:value-type="float">
            <text:p>1</text:p>
          </table:table-cell>
          <table:table-cell table:formula="of:=IF([.$J75]&gt;0;[.L75]/[.$J75];0)" office:value-type="percentage" office:value="0.0206185567010309" calcext:value-type="percentage">
            <text:p>2.06%</text:p>
          </table:table-cell>
          <table:table-cell table:formula="of:=IF([.$J75]&gt;0;[.M75]/[.$J75];0)" office:value-type="percentage" office:value="0.628865979381443" calcext:value-type="percentage">
            <text:p>62.89%</text:p>
          </table:table-cell>
          <table:table-cell table:formula="of:=IF([.$J75]&gt;0;[.N75]/[.$J75];0)" office:value-type="percentage" office:value="0.350515463917526" calcext:value-type="percentage">
            <text:p>35.05%</text:p>
          </table:table-cell>
          <table:table-cell table:formula="of:=IF([.$J75]&gt;0;[.O75]/[.$J75];0)" office:value-type="percentage" office:value="0.0103092783505155" calcext:value-type="percentage">
            <text:p>1.03%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/>
          <table:table-cell table:formula="of:=SUM([.C76:.D76])" office:value-type="float" office:value="0" calcext:value-type="float">
            <text:p>0</text:p>
          </table:table-cell>
          <table:table-cell table:formula="of:=SUM([.E76:.G76])" office:value-type="float" office:value="33" calcext:value-type="float">
            <text:p>33</text:p>
          </table:table-cell>
          <table:table-cell table:formula="of:=SUM([.H76:.I76])" office:value-type="float" office:value="28" calcext:value-type="float">
            <text:p>28</text:p>
          </table:table-cell>
          <table:table-cell table:formula="of:=[.I76]" office:value-type="float" office:value="5" calcext:value-type="float">
            <text:p>5</text:p>
          </table:table-cell>
          <table:table-cell table:formula="of:=IF([.$J76]&gt;0;[.L76]/[.$J76];0)" office:value-type="percentage" office:value="0" calcext:value-type="percentage">
            <text:p>0.00%</text:p>
          </table:table-cell>
          <table:table-cell table:formula="of:=IF([.$J76]&gt;0;[.M76]/[.$J76];0)" office:value-type="percentage" office:value="0.540983606557377" calcext:value-type="percentage">
            <text:p>54.10%</text:p>
          </table:table-cell>
          <table:table-cell table:formula="of:=IF([.$J76]&gt;0;[.N76]/[.$J76];0)" office:value-type="percentage" office:value="0.459016393442623" calcext:value-type="percentage">
            <text:p>45.90%</text:p>
          </table:table-cell>
          <table:table-cell table:formula="of:=IF([.$J76]&gt;0;[.O76]/[.$J76];0)" office:value-type="percentage" office:value="0.0819672131147541" calcext:value-type="percentage">
            <text:p>8.20%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SUM([.C77:.D77])" office:value-type="float" office:value="0" calcext:value-type="float">
            <text:p>0</text:p>
          </table:table-cell>
          <table:table-cell table:formula="of:=SUM([.E77:.G77])" office:value-type="float" office:value="77" calcext:value-type="float">
            <text:p>77</text:p>
          </table:table-cell>
          <table:table-cell table:formula="of:=SUM([.H77:.I77])" office:value-type="float" office:value="36" calcext:value-type="float">
            <text:p>36</text:p>
          </table:table-cell>
          <table:table-cell table:formula="of:=[.I77]" office:value-type="float" office:value="1" calcext:value-type="float">
            <text:p>1</text:p>
          </table:table-cell>
          <table:table-cell table:formula="of:=IF([.$J77]&gt;0;[.L77]/[.$J77];0)" office:value-type="percentage" office:value="0" calcext:value-type="percentage">
            <text:p>0.00%</text:p>
          </table:table-cell>
          <table:table-cell table:formula="of:=IF([.$J77]&gt;0;[.M77]/[.$J77];0)" office:value-type="percentage" office:value="0.68141592920354" calcext:value-type="percentage">
            <text:p>68.14%</text:p>
          </table:table-cell>
          <table:table-cell table:formula="of:=IF([.$J77]&gt;0;[.N77]/[.$J77];0)" office:value-type="percentage" office:value="0.31858407079646" calcext:value-type="percentage">
            <text:p>31.86%</text:p>
          </table:table-cell>
          <table:table-cell table:formula="of:=IF([.$J77]&gt;0;[.O77]/[.$J77];0)" office:value-type="percentage" office:value="0.00884955752212389" calcext:value-type="percentage">
            <text:p>0.88%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/>
          <table:table-cell table:formula="of:=SUM([.C78:.D78])" office:value-type="float" office:value="0" calcext:value-type="float">
            <text:p>0</text:p>
          </table:table-cell>
          <table:table-cell table:formula="of:=SUM([.E78:.G78])" office:value-type="float" office:value="25" calcext:value-type="float">
            <text:p>25</text:p>
          </table:table-cell>
          <table:table-cell table:formula="of:=SUM([.H78:.I78])" office:value-type="float" office:value="36" calcext:value-type="float">
            <text:p>36</text:p>
          </table:table-cell>
          <table:table-cell table:formula="of:=[.I78]" office:value-type="float" office:value="4" calcext:value-type="float">
            <text:p>4</text:p>
          </table:table-cell>
          <table:table-cell table:formula="of:=IF([.$J78]&gt;0;[.L78]/[.$J78];0)" office:value-type="percentage" office:value="0" calcext:value-type="percentage">
            <text:p>0.00%</text:p>
          </table:table-cell>
          <table:table-cell table:formula="of:=IF([.$J78]&gt;0;[.M78]/[.$J78];0)" office:value-type="percentage" office:value="0.40983606557377" calcext:value-type="percentage">
            <text:p>40.98%</text:p>
          </table:table-cell>
          <table:table-cell table:formula="of:=IF([.$J78]&gt;0;[.N78]/[.$J78];0)" office:value-type="percentage" office:value="0.590163934426229" calcext:value-type="percentage">
            <text:p>59.02%</text:p>
          </table:table-cell>
          <table:table-cell table:formula="of:=IF([.$J78]&gt;0;[.O78]/[.$J78];0)" office:value-type="percentage" office:value="0.0655737704918033" calcext:value-type="percentage">
            <text:p>6.56%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/>
          <table:table-cell table:formula="of:=SUM([.C79:.D79])" office:value-type="float" office:value="0" calcext:value-type="float">
            <text:p>0</text:p>
          </table:table-cell>
          <table:table-cell table:formula="of:=SUM([.E79:.G79])" office:value-type="float" office:value="10" calcext:value-type="float">
            <text:p>10</text:p>
          </table:table-cell>
          <table:table-cell table:formula="of:=SUM([.H79:.I79])" office:value-type="float" office:value="24" calcext:value-type="float">
            <text:p>24</text:p>
          </table:table-cell>
          <table:table-cell table:formula="of:=[.I79]" office:value-type="float" office:value="3" calcext:value-type="float">
            <text:p>3</text:p>
          </table:table-cell>
          <table:table-cell table:formula="of:=IF([.$J79]&gt;0;[.L79]/[.$J79];0)" office:value-type="percentage" office:value="0" calcext:value-type="percentage">
            <text:p>0.00%</text:p>
          </table:table-cell>
          <table:table-cell table:formula="of:=IF([.$J79]&gt;0;[.M79]/[.$J79];0)" office:value-type="percentage" office:value="0.294117647058823" calcext:value-type="percentage">
            <text:p>29.41%</text:p>
          </table:table-cell>
          <table:table-cell table:formula="of:=IF([.$J79]&gt;0;[.N79]/[.$J79];0)" office:value-type="percentage" office:value="0.705882352941176" calcext:value-type="percentage">
            <text:p>70.59%</text:p>
          </table:table-cell>
          <table:table-cell table:formula="of:=IF([.$J79]&gt;0;[.O79]/[.$J79];0)" office:value-type="percentage" office:value="0.0882352941176471" calcext:value-type="percentage">
            <text:p>8.82%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/>
          <table:table-cell table:formula="of:=SUM([.C80:.D80])" office:value-type="float" office:value="0" calcext:value-type="float">
            <text:p>0</text:p>
          </table:table-cell>
          <table:table-cell table:formula="of:=SUM([.E80:.G80])" office:value-type="float" office:value="31" calcext:value-type="float">
            <text:p>31</text:p>
          </table:table-cell>
          <table:table-cell table:formula="of:=SUM([.H80:.I80])" office:value-type="float" office:value="56" calcext:value-type="float">
            <text:p>56</text:p>
          </table:table-cell>
          <table:table-cell table:formula="of:=[.I80]" office:value-type="float" office:value="14" calcext:value-type="float">
            <text:p>14</text:p>
          </table:table-cell>
          <table:table-cell table:formula="of:=IF([.$J80]&gt;0;[.L80]/[.$J80];0)" office:value-type="percentage" office:value="0" calcext:value-type="percentage">
            <text:p>0.00%</text:p>
          </table:table-cell>
          <table:table-cell table:formula="of:=IF([.$J80]&gt;0;[.M80]/[.$J80];0)" office:value-type="percentage" office:value="0.35632183908046" calcext:value-type="percentage">
            <text:p>35.63%</text:p>
          </table:table-cell>
          <table:table-cell table:formula="of:=IF([.$J80]&gt;0;[.N80]/[.$J80];0)" office:value-type="percentage" office:value="0.64367816091954" calcext:value-type="percentage">
            <text:p>64.37%</text:p>
          </table:table-cell>
          <table:table-cell table:formula="of:=IF([.$J80]&gt;0;[.O80]/[.$J80];0)" office:value-type="percentage" office:value="0.160919540229885" calcext:value-type="percentage">
            <text:p>16.09%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/>
          <table:table-cell table:formula="of:=SUM([.C81:.D81])" office:value-type="float" office:value="0" calcext:value-type="float">
            <text:p>0</text:p>
          </table:table-cell>
          <table:table-cell table:formula="of:=SUM([.E81:.G81])" office:value-type="float" office:value="11" calcext:value-type="float">
            <text:p>11</text:p>
          </table:table-cell>
          <table:table-cell table:formula="of:=SUM([.H81:.I81])" office:value-type="float" office:value="32" calcext:value-type="float">
            <text:p>32</text:p>
          </table:table-cell>
          <table:table-cell table:formula="of:=[.I81]" office:value-type="float" office:value="3" calcext:value-type="float">
            <text:p>3</text:p>
          </table:table-cell>
          <table:table-cell table:formula="of:=IF([.$J81]&gt;0;[.L81]/[.$J81];0)" office:value-type="percentage" office:value="0" calcext:value-type="percentage">
            <text:p>0.00%</text:p>
          </table:table-cell>
          <table:table-cell table:formula="of:=IF([.$J81]&gt;0;[.M81]/[.$J81];0)" office:value-type="percentage" office:value="0.255813953488372" calcext:value-type="percentage">
            <text:p>25.58%</text:p>
          </table:table-cell>
          <table:table-cell table:formula="of:=IF([.$J81]&gt;0;[.N81]/[.$J81];0)" office:value-type="percentage" office:value="0.744186046511628" calcext:value-type="percentage">
            <text:p>74.42%</text:p>
          </table:table-cell>
          <table:table-cell table:formula="of:=IF([.$J81]&gt;0;[.O81]/[.$J81];0)" office:value-type="percentage" office:value="0.0697674418604651" calcext:value-type="percentage">
            <text:p>6.98%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table:formula="of:=SUM([.C82:.D82])" office:value-type="float" office:value="0" calcext:value-type="float">
            <text:p>0</text:p>
          </table:table-cell>
          <table:table-cell table:formula="of:=SUM([.E82:.G82])" office:value-type="float" office:value="14" calcext:value-type="float">
            <text:p>14</text:p>
          </table:table-cell>
          <table:table-cell table:formula="of:=SUM([.H82:.I82])" office:value-type="float" office:value="15" calcext:value-type="float">
            <text:p>15</text:p>
          </table:table-cell>
          <table:table-cell table:formula="of:=[.I82]" office:value-type="float" office:value="7" calcext:value-type="float">
            <text:p>7</text:p>
          </table:table-cell>
          <table:table-cell table:formula="of:=IF([.$J82]&gt;0;[.L82]/[.$J82];0)" office:value-type="percentage" office:value="0" calcext:value-type="percentage">
            <text:p>0.00%</text:p>
          </table:table-cell>
          <table:table-cell table:formula="of:=IF([.$J82]&gt;0;[.M82]/[.$J82];0)" office:value-type="percentage" office:value="0.482758620689655" calcext:value-type="percentage">
            <text:p>48.28%</text:p>
          </table:table-cell>
          <table:table-cell table:formula="of:=IF([.$J82]&gt;0;[.N82]/[.$J82];0)" office:value-type="percentage" office:value="0.517241379310345" calcext:value-type="percentage">
            <text:p>51.72%</text:p>
          </table:table-cell>
          <table:table-cell table:formula="of:=IF([.$J82]&gt;0;[.O82]/[.$J82];0)" office:value-type="percentage" office:value="0.241379310344828" calcext:value-type="percentage">
            <text:p>24.14%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/>
          <table:table-cell table:formula="of:=SUM([.C83:.D83])" office:value-type="float" office:value="0" calcext:value-type="float">
            <text:p>0</text:p>
          </table:table-cell>
          <table:table-cell table:formula="of:=SUM([.E83:.G83])" office:value-type="float" office:value="4" calcext:value-type="float">
            <text:p>4</text:p>
          </table:table-cell>
          <table:table-cell table:formula="of:=SUM([.H83:.I83])" office:value-type="float" office:value="37" calcext:value-type="float">
            <text:p>37</text:p>
          </table:table-cell>
          <table:table-cell table:formula="of:=[.I83]" office:value-type="float" office:value="12" calcext:value-type="float">
            <text:p>12</text:p>
          </table:table-cell>
          <table:table-cell table:formula="of:=IF([.$J83]&gt;0;[.L83]/[.$J83];0)" office:value-type="percentage" office:value="0" calcext:value-type="percentage">
            <text:p>0.00%</text:p>
          </table:table-cell>
          <table:table-cell table:formula="of:=IF([.$J83]&gt;0;[.M83]/[.$J83];0)" office:value-type="percentage" office:value="0.0975609756097561" calcext:value-type="percentage">
            <text:p>9.76%</text:p>
          </table:table-cell>
          <table:table-cell table:formula="of:=IF([.$J83]&gt;0;[.N83]/[.$J83];0)" office:value-type="percentage" office:value="0.902439024390244" calcext:value-type="percentage">
            <text:p>90.24%</text:p>
          </table:table-cell>
          <table:table-cell table:formula="of:=IF([.$J83]&gt;0;[.O83]/[.$J83];0)" office:value-type="percentage" office:value="0.292682926829268" calcext:value-type="percentage">
            <text:p>29.27%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/>
          <table:table-cell table:formula="of:=SUM([.C84:.D84])" office:value-type="float" office:value="0" calcext:value-type="float">
            <text:p>0</text:p>
          </table:table-cell>
          <table:table-cell table:formula="of:=SUM([.E84:.G84])" office:value-type="float" office:value="6" calcext:value-type="float">
            <text:p>6</text:p>
          </table:table-cell>
          <table:table-cell table:formula="of:=SUM([.H84:.I84])" office:value-type="float" office:value="33" calcext:value-type="float">
            <text:p>33</text:p>
          </table:table-cell>
          <table:table-cell table:formula="of:=[.I84]" office:value-type="float" office:value="5" calcext:value-type="float">
            <text:p>5</text:p>
          </table:table-cell>
          <table:table-cell table:formula="of:=IF([.$J84]&gt;0;[.L84]/[.$J84];0)" office:value-type="percentage" office:value="0" calcext:value-type="percentage">
            <text:p>0.00%</text:p>
          </table:table-cell>
          <table:table-cell table:formula="of:=IF([.$J84]&gt;0;[.M84]/[.$J84];0)" office:value-type="percentage" office:value="0.153846153846154" calcext:value-type="percentage">
            <text:p>15.38%</text:p>
          </table:table-cell>
          <table:table-cell table:formula="of:=IF([.$J84]&gt;0;[.N84]/[.$J84];0)" office:value-type="percentage" office:value="0.846153846153846" calcext:value-type="percentage">
            <text:p>84.62%</text:p>
          </table:table-cell>
          <table:table-cell table:formula="of:=IF([.$J84]&gt;0;[.O84]/[.$J84];0)" office:value-type="percentage" office:value="0.128205128205128" calcext:value-type="percentage">
            <text:p>12.82%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C85:.D85])" office:value-type="float" office:value="0" calcext:value-type="float">
            <text:p>0</text:p>
          </table:table-cell>
          <table:table-cell table:formula="of:=SUM([.E85:.G85])" office:value-type="float" office:value="1" calcext:value-type="float">
            <text:p>1</text:p>
          </table:table-cell>
          <table:table-cell table:formula="of:=SUM([.H85:.I85])" office:value-type="float" office:value="19" calcext:value-type="float">
            <text:p>19</text:p>
          </table:table-cell>
          <table:table-cell table:formula="of:=[.I85]" office:value-type="float" office:value="5" calcext:value-type="float">
            <text:p>5</text:p>
          </table:table-cell>
          <table:table-cell table:formula="of:=IF([.$J85]&gt;0;[.L85]/[.$J85];0)" office:value-type="percentage" office:value="0" calcext:value-type="percentage">
            <text:p>0.00%</text:p>
          </table:table-cell>
          <table:table-cell table:formula="of:=IF([.$J85]&gt;0;[.M85]/[.$J85];0)" office:value-type="percentage" office:value="0.05" calcext:value-type="percentage">
            <text:p>5.00%</text:p>
          </table:table-cell>
          <table:table-cell table:formula="of:=IF([.$J85]&gt;0;[.N85]/[.$J85];0)" office:value-type="percentage" office:value="0.95" calcext:value-type="percentage">
            <text:p>95.00%</text:p>
          </table:table-cell>
          <table:table-cell table:formula="of:=IF([.$J85]&gt;0;[.O85]/[.$J85];0)"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C86:.D86])" office:value-type="float" office:value="0" calcext:value-type="float">
            <text:p>0</text:p>
          </table:table-cell>
          <table:table-cell table:formula="of:=SUM([.E86:.G86])" office:value-type="float" office:value="0" calcext:value-type="float">
            <text:p>0</text:p>
          </table:table-cell>
          <table:table-cell table:formula="of:=SUM([.H86:.I86])" office:value-type="float" office:value="6" calcext:value-type="float">
            <text:p>6</text:p>
          </table:table-cell>
          <table:table-cell table:formula="of:=[.I86]" office:value-type="float" office:value="2" calcext:value-type="float">
            <text:p>2</text:p>
          </table:table-cell>
          <table:table-cell table:formula="of:=IF([.$J86]&gt;0;[.L86]/[.$J86];0)" office:value-type="percentage" office:value="0" calcext:value-type="percentage">
            <text:p>0.00%</text:p>
          </table:table-cell>
          <table:table-cell table:formula="of:=IF([.$J86]&gt;0;[.M86]/[.$J86];0)" office:value-type="percentage" office:value="0" calcext:value-type="percentage">
            <text:p>0.00%</text:p>
          </table:table-cell>
          <table:table-cell table:formula="of:=IF([.$J86]&gt;0;[.N86]/[.$J86];0)" office:value-type="percentage" office:value="1" calcext:value-type="percentage">
            <text:p>100.00%</text:p>
          </table:table-cell>
          <table:table-cell table:formula="of:=IF([.$J86]&gt;0;[.O86]/[.$J86];0)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/>
          <table:table-cell table:formula="of:=SUM([.C87:.D87])" office:value-type="float" office:value="0" calcext:value-type="float">
            <text:p>0</text:p>
          </table:table-cell>
          <table:table-cell table:formula="of:=SUM([.E87:.G87])" office:value-type="float" office:value="3" calcext:value-type="float">
            <text:p>3</text:p>
          </table:table-cell>
          <table:table-cell table:formula="of:=SUM([.H87:.I87])" office:value-type="float" office:value="25" calcext:value-type="float">
            <text:p>25</text:p>
          </table:table-cell>
          <table:table-cell table:formula="of:=[.I87]" office:value-type="float" office:value="7" calcext:value-type="float">
            <text:p>7</text:p>
          </table:table-cell>
          <table:table-cell table:formula="of:=IF([.$J87]&gt;0;[.L87]/[.$J87];0)" office:value-type="percentage" office:value="0" calcext:value-type="percentage">
            <text:p>0.00%</text:p>
          </table:table-cell>
          <table:table-cell table:formula="of:=IF([.$J87]&gt;0;[.M87]/[.$J87];0)" office:value-type="percentage" office:value="0.107142857142857" calcext:value-type="percentage">
            <text:p>10.71%</text:p>
          </table:table-cell>
          <table:table-cell table:formula="of:=IF([.$J87]&gt;0;[.N87]/[.$J87];0)" office:value-type="percentage" office:value="0.892857142857143" calcext:value-type="percentage">
            <text:p>89.29%</text:p>
          </table:table-cell>
          <table:table-cell table:formula="of:=IF([.$J87]&gt;0;[.O87]/[.$J87];0)"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table:formula="of:=SUM([.C88:.D88])" office:value-type="float" office:value="0" calcext:value-type="float">
            <text:p>0</text:p>
          </table:table-cell>
          <table:table-cell table:formula="of:=SUM([.E88:.G88])" office:value-type="float" office:value="1" calcext:value-type="float">
            <text:p>1</text:p>
          </table:table-cell>
          <table:table-cell table:formula="of:=SUM([.H88:.I88])" office:value-type="float" office:value="18" calcext:value-type="float">
            <text:p>18</text:p>
          </table:table-cell>
          <table:table-cell table:formula="of:=[.I88]" office:value-type="float" office:value="8" calcext:value-type="float">
            <text:p>8</text:p>
          </table:table-cell>
          <table:table-cell table:formula="of:=IF([.$J88]&gt;0;[.L88]/[.$J88];0)" office:value-type="percentage" office:value="0" calcext:value-type="percentage">
            <text:p>0.00%</text:p>
          </table:table-cell>
          <table:table-cell table:formula="of:=IF([.$J88]&gt;0;[.M88]/[.$J88];0)" office:value-type="percentage" office:value="0.0526315789473684" calcext:value-type="percentage">
            <text:p>5.26%</text:p>
          </table:table-cell>
          <table:table-cell table:formula="of:=IF([.$J88]&gt;0;[.N88]/[.$J88];0)" office:value-type="percentage" office:value="0.947368421052632" calcext:value-type="percentage">
            <text:p>94.74%</text:p>
          </table:table-cell>
          <table:table-cell table:formula="of:=IF([.$J88]&gt;0;[.O88]/[.$J88];0)" office:value-type="percentage" office:value="0.421052631578947" calcext:value-type="percentage">
            <text:p>42.11%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C89:.D89])" office:value-type="float" office:value="0" calcext:value-type="float">
            <text:p>0</text:p>
          </table:table-cell>
          <table:table-cell table:formula="of:=SUM([.E89:.G89])" office:value-type="float" office:value="3" calcext:value-type="float">
            <text:p>3</text:p>
          </table:table-cell>
          <table:table-cell table:formula="of:=SUM([.H89:.I89])" office:value-type="float" office:value="7" calcext:value-type="float">
            <text:p>7</text:p>
          </table:table-cell>
          <table:table-cell table:formula="of:=[.I89]" office:value-type="float" office:value="4" calcext:value-type="float">
            <text:p>4</text:p>
          </table:table-cell>
          <table:table-cell table:formula="of:=IF([.$J89]&gt;0;[.L89]/[.$J89];0)" office:value-type="percentage" office:value="0" calcext:value-type="percentage">
            <text:p>0.00%</text:p>
          </table:table-cell>
          <table:table-cell table:formula="of:=IF([.$J89]&gt;0;[.M89]/[.$J89];0)" office:value-type="percentage" office:value="0.3" calcext:value-type="percentage">
            <text:p>30.00%</text:p>
          </table:table-cell>
          <table:table-cell table:formula="of:=IF([.$J89]&gt;0;[.N89]/[.$J89];0)" office:value-type="percentage" office:value="0.7" calcext:value-type="percentage">
            <text:p>70.00%</text:p>
          </table:table-cell>
          <table:table-cell table:formula="of:=IF([.$J89]&gt;0;[.O89]/[.$J89];0)"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SUM([.C90:.D90])" office:value-type="float" office:value="0" calcext:value-type="float">
            <text:p>0</text:p>
          </table:table-cell>
          <table:table-cell table:formula="of:=SUM([.E90:.G90])" office:value-type="float" office:value="0" calcext:value-type="float">
            <text:p>0</text:p>
          </table:table-cell>
          <table:table-cell table:formula="of:=SUM([.H90:.I90])" office:value-type="float" office:value="13" calcext:value-type="float">
            <text:p>13</text:p>
          </table:table-cell>
          <table:table-cell table:formula="of:=[.I90]" office:value-type="float" office:value="6" calcext:value-type="float">
            <text:p>6</text:p>
          </table:table-cell>
          <table:table-cell table:formula="of:=IF([.$J90]&gt;0;[.L90]/[.$J90];0)" office:value-type="percentage" office:value="0" calcext:value-type="percentage">
            <text:p>0.00%</text:p>
          </table:table-cell>
          <table:table-cell table:formula="of:=IF([.$J90]&gt;0;[.M90]/[.$J90];0)" office:value-type="percentage" office:value="0" calcext:value-type="percentage">
            <text:p>0.00%</text:p>
          </table:table-cell>
          <table:table-cell table:formula="of:=IF([.$J90]&gt;0;[.N90]/[.$J90];0)" office:value-type="percentage" office:value="1" calcext:value-type="percentage">
            <text:p>100.00%</text:p>
          </table:table-cell>
          <table:table-cell table:formula="of:=IF([.$J90]&gt;0;[.O90]/[.$J90];0)" office:value-type="percentage" office:value="0.461538461538462" calcext:value-type="percentage">
            <text:p>46.15%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C91:.D91])" office:value-type="float" office:value="0" calcext:value-type="float">
            <text:p>0</text:p>
          </table:table-cell>
          <table:table-cell table:formula="of:=SUM([.E91:.G91])" office:value-type="float" office:value="0" calcext:value-type="float">
            <text:p>0</text:p>
          </table:table-cell>
          <table:table-cell table:formula="of:=SUM([.H91:.I91])" office:value-type="float" office:value="7" calcext:value-type="float">
            <text:p>7</text:p>
          </table:table-cell>
          <table:table-cell table:formula="of:=[.I91]" office:value-type="float" office:value="1" calcext:value-type="float">
            <text:p>1</text:p>
          </table:table-cell>
          <table:table-cell table:formula="of:=IF([.$J91]&gt;0;[.L91]/[.$J91];0)" office:value-type="percentage" office:value="0" calcext:value-type="percentage">
            <text:p>0.00%</text:p>
          </table:table-cell>
          <table:table-cell table:formula="of:=IF([.$J91]&gt;0;[.M91]/[.$J91];0)" office:value-type="percentage" office:value="0" calcext:value-type="percentage">
            <text:p>0.00%</text:p>
          </table:table-cell>
          <table:table-cell table:formula="of:=IF([.$J91]&gt;0;[.N91]/[.$J91];0)" office:value-type="percentage" office:value="1" calcext:value-type="percentage">
            <text:p>100.00%</text:p>
          </table:table-cell>
          <table:table-cell table:formula="of:=IF([.$J91]&gt;0;[.O91]/[.$J91];0)" office:value-type="percentage" office:value="0.142857142857143" calcext:value-type="percentage">
            <text:p>14.29%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.C92:.D92])" office:value-type="float" office:value="0" calcext:value-type="float">
            <text:p>0</text:p>
          </table:table-cell>
          <table:table-cell table:formula="of:=SUM([.E92:.G92])" office:value-type="float" office:value="0" calcext:value-type="float">
            <text:p>0</text:p>
          </table:table-cell>
          <table:table-cell table:formula="of:=SUM([.H92:.I92])" office:value-type="float" office:value="15" calcext:value-type="float">
            <text:p>15</text:p>
          </table:table-cell>
          <table:table-cell table:formula="of:=[.I92]" office:value-type="float" office:value="8" calcext:value-type="float">
            <text:p>8</text:p>
          </table:table-cell>
          <table:table-cell table:formula="of:=IF([.$J92]&gt;0;[.L92]/[.$J92];0)" office:value-type="percentage" office:value="0" calcext:value-type="percentage">
            <text:p>0.00%</text:p>
          </table:table-cell>
          <table:table-cell table:formula="of:=IF([.$J92]&gt;0;[.M92]/[.$J92];0)" office:value-type="percentage" office:value="0" calcext:value-type="percentage">
            <text:p>0.00%</text:p>
          </table:table-cell>
          <table:table-cell table:formula="of:=IF([.$J92]&gt;0;[.N92]/[.$J92];0)" office:value-type="percentage" office:value="1" calcext:value-type="percentage">
            <text:p>100.00%</text:p>
          </table:table-cell>
          <table:table-cell table:formula="of:=IF([.$J92]&gt;0;[.O92]/[.$J92];0)" office:value-type="percentage" office:value="0.533333333333333" calcext:value-type="percentage">
            <text:p>53.33%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C93:.D93])" office:value-type="float" office:value="0" calcext:value-type="float">
            <text:p>0</text:p>
          </table:table-cell>
          <table:table-cell table:formula="of:=SUM([.E93:.G93])" office:value-type="float" office:value="0" calcext:value-type="float">
            <text:p>0</text:p>
          </table:table-cell>
          <table:table-cell table:formula="of:=SUM([.H93:.I93])" office:value-type="float" office:value="5" calcext:value-type="float">
            <text:p>5</text:p>
          </table:table-cell>
          <table:table-cell table:formula="of:=[.I93]" office:value-type="float" office:value="3" calcext:value-type="float">
            <text:p>3</text:p>
          </table:table-cell>
          <table:table-cell table:formula="of:=IF([.$J93]&gt;0;[.L93]/[.$J93];0)" office:value-type="percentage" office:value="0" calcext:value-type="percentage">
            <text:p>0.00%</text:p>
          </table:table-cell>
          <table:table-cell table:formula="of:=IF([.$J93]&gt;0;[.M93]/[.$J93];0)" office:value-type="percentage" office:value="0" calcext:value-type="percentage">
            <text:p>0.00%</text:p>
          </table:table-cell>
          <table:table-cell table:formula="of:=IF([.$J93]&gt;0;[.N93]/[.$J93];0)" office:value-type="percentage" office:value="1" calcext:value-type="percentage">
            <text:p>100.00%</text:p>
          </table:table-cell>
          <table:table-cell table:formula="of:=IF([.$J93]&gt;0;[.O93]/[.$J93];0)"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C94:.D94])" office:value-type="float" office:value="0" calcext:value-type="float">
            <text:p>0</text:p>
          </table:table-cell>
          <table:table-cell table:formula="of:=SUM([.E94:.G94])" office:value-type="float" office:value="0" calcext:value-type="float">
            <text:p>0</text:p>
          </table:table-cell>
          <table:table-cell table:formula="of:=SUM([.H94:.I94])" office:value-type="float" office:value="8" calcext:value-type="float">
            <text:p>8</text:p>
          </table:table-cell>
          <table:table-cell table:formula="of:=[.I94]" office:value-type="float" office:value="7" calcext:value-type="float">
            <text:p>7</text:p>
          </table:table-cell>
          <table:table-cell table:formula="of:=IF([.$J94]&gt;0;[.L94]/[.$J94];0)" office:value-type="percentage" office:value="0" calcext:value-type="percentage">
            <text:p>0.00%</text:p>
          </table:table-cell>
          <table:table-cell table:formula="of:=IF([.$J94]&gt;0;[.M94]/[.$J94];0)" office:value-type="percentage" office:value="0" calcext:value-type="percentage">
            <text:p>0.00%</text:p>
          </table:table-cell>
          <table:table-cell table:formula="of:=IF([.$J94]&gt;0;[.N94]/[.$J94];0)" office:value-type="percentage" office:value="1" calcext:value-type="percentage">
            <text:p>100.00%</text:p>
          </table:table-cell>
          <table:table-cell table:formula="of:=IF([.$J94]&gt;0;[.O94]/[.$J94];0)" office:value-type="percentage" office:value="0.875" calcext:value-type="percentage">
            <text:p>87.50%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95:.D95])" office:value-type="float" office:value="0" calcext:value-type="float">
            <text:p>0</text:p>
          </table:table-cell>
          <table:table-cell table:formula="of:=SUM([.E95:.G95])" office:value-type="float" office:value="0" calcext:value-type="float">
            <text:p>0</text:p>
          </table:table-cell>
          <table:table-cell table:formula="of:=SUM([.H95:.I95])" office:value-type="float" office:value="4" calcext:value-type="float">
            <text:p>4</text:p>
          </table:table-cell>
          <table:table-cell table:formula="of:=[.I95]" office:value-type="float" office:value="3" calcext:value-type="float">
            <text:p>3</text:p>
          </table:table-cell>
          <table:table-cell table:formula="of:=IF([.$J95]&gt;0;[.L95]/[.$J95];0)" office:value-type="percentage" office:value="0" calcext:value-type="percentage">
            <text:p>0.00%</text:p>
          </table:table-cell>
          <table:table-cell table:formula="of:=IF([.$J95]&gt;0;[.M95]/[.$J95];0)" office:value-type="percentage" office:value="0" calcext:value-type="percentage">
            <text:p>0.00%</text:p>
          </table:table-cell>
          <table:table-cell table:formula="of:=IF([.$J95]&gt;0;[.N95]/[.$J95];0)" office:value-type="percentage" office:value="1" calcext:value-type="percentage">
            <text:p>100.00%</text:p>
          </table:table-cell>
          <table:table-cell table:formula="of:=IF([.$J95]&gt;0;[.O95]/[.$J95];0)" office:value-type="percentage" office:value="0.75" calcext:value-type="percentage">
            <text:p>75.00%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.C96:.D96])" office:value-type="float" office:value="0" calcext:value-type="float">
            <text:p>0</text:p>
          </table:table-cell>
          <table:table-cell table:formula="of:=SUM([.E96:.G96])" office:value-type="float" office:value="0" calcext:value-type="float">
            <text:p>0</text:p>
          </table:table-cell>
          <table:table-cell table:formula="of:=SUM([.H96:.I96])" office:value-type="float" office:value="9" calcext:value-type="float">
            <text:p>9</text:p>
          </table:table-cell>
          <table:table-cell table:formula="of:=[.I96]" office:value-type="float" office:value="7" calcext:value-type="float">
            <text:p>7</text:p>
          </table:table-cell>
          <table:table-cell table:formula="of:=IF([.$J96]&gt;0;[.L96]/[.$J96];0)" office:value-type="percentage" office:value="0" calcext:value-type="percentage">
            <text:p>0.00%</text:p>
          </table:table-cell>
          <table:table-cell table:formula="of:=IF([.$J96]&gt;0;[.M96]/[.$J96];0)" office:value-type="percentage" office:value="0" calcext:value-type="percentage">
            <text:p>0.00%</text:p>
          </table:table-cell>
          <table:table-cell table:formula="of:=IF([.$J96]&gt;0;[.N96]/[.$J96];0)" office:value-type="percentage" office:value="1" calcext:value-type="percentage">
            <text:p>100.00%</text:p>
          </table:table-cell>
          <table:table-cell table:formula="of:=IF([.$J96]&gt;0;[.O96]/[.$J96];0)" office:value-type="percentage" office:value="0.777777777777778" calcext:value-type="percentage">
            <text:p>77.78%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C97:.D97])" office:value-type="float" office:value="0" calcext:value-type="float">
            <text:p>0</text:p>
          </table:table-cell>
          <table:table-cell table:formula="of:=SUM([.E97:.G97])" office:value-type="float" office:value="0" calcext:value-type="float">
            <text:p>0</text:p>
          </table:table-cell>
          <table:table-cell table:formula="of:=SUM([.H97:.I97])" office:value-type="float" office:value="3" calcext:value-type="float">
            <text:p>3</text:p>
          </table:table-cell>
          <table:table-cell table:formula="of:=[.I97]" office:value-type="float" office:value="2" calcext:value-type="float">
            <text:p>2</text:p>
          </table:table-cell>
          <table:table-cell table:formula="of:=IF([.$J97]&gt;0;[.L97]/[.$J97];0)" office:value-type="percentage" office:value="0" calcext:value-type="percentage">
            <text:p>0.00%</text:p>
          </table:table-cell>
          <table:table-cell table:formula="of:=IF([.$J97]&gt;0;[.M97]/[.$J97];0)" office:value-type="percentage" office:value="0" calcext:value-type="percentage">
            <text:p>0.00%</text:p>
          </table:table-cell>
          <table:table-cell table:formula="of:=IF([.$J97]&gt;0;[.N97]/[.$J97];0)" office:value-type="percentage" office:value="1" calcext:value-type="percentage">
            <text:p>100.00%</text:p>
          </table:table-cell>
          <table:table-cell table:formula="of:=IF([.$J97]&gt;0;[.O97]/[.$J97];0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98:.D98])" office:value-type="float" office:value="0" calcext:value-type="float">
            <text:p>0</text:p>
          </table:table-cell>
          <table:table-cell table:formula="of:=SUM([.E98:.G98])" office:value-type="float" office:value="0" calcext:value-type="float">
            <text:p>0</text:p>
          </table:table-cell>
          <table:table-cell table:formula="of:=SUM([.H98:.I98])" office:value-type="float" office:value="0" calcext:value-type="float">
            <text:p>0</text:p>
          </table:table-cell>
          <table:table-cell table:formula="of:=[.I98]" office:value-type="float" office:value="0" calcext:value-type="float">
            <text:p>0</text:p>
          </table:table-cell>
          <table:table-cell table:formula="of:=IF([.$J98]&gt;0;[.L98]/[.$J98];0)" office:value-type="percentage" office:value="0" calcext:value-type="percentage">
            <text:p>0.00%</text:p>
          </table:table-cell>
          <table:table-cell table:formula="of:=IF([.$J98]&gt;0;[.M98]/[.$J98];0)" office:value-type="percentage" office:value="0" calcext:value-type="percentage">
            <text:p>0.00%</text:p>
          </table:table-cell>
          <table:table-cell table:formula="of:=IF([.$J98]&gt;0;[.N98]/[.$J98];0)" office:value-type="percentage" office:value="0" calcext:value-type="percentage">
            <text:p>0.00%</text:p>
          </table:table-cell>
          <table:table-cell table:formula="of:=IF([.$J98]&gt;0;[.O98]/[.$J9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SUM([.C99:.D99])" office:value-type="float" office:value="0" calcext:value-type="float">
            <text:p>0</text:p>
          </table:table-cell>
          <table:table-cell table:formula="of:=SUM([.E99:.G99])" office:value-type="float" office:value="0" calcext:value-type="float">
            <text:p>0</text:p>
          </table:table-cell>
          <table:table-cell table:formula="of:=SUM([.H99:.I99])" office:value-type="float" office:value="4" calcext:value-type="float">
            <text:p>4</text:p>
          </table:table-cell>
          <table:table-cell table:formula="of:=[.I99]" office:value-type="float" office:value="4" calcext:value-type="float">
            <text:p>4</text:p>
          </table:table-cell>
          <table:table-cell table:formula="of:=IF([.$J99]&gt;0;[.L99]/[.$J99];0)" office:value-type="percentage" office:value="0" calcext:value-type="percentage">
            <text:p>0.00%</text:p>
          </table:table-cell>
          <table:table-cell table:formula="of:=IF([.$J99]&gt;0;[.M99]/[.$J99];0)" office:value-type="percentage" office:value="0" calcext:value-type="percentage">
            <text:p>0.00%</text:p>
          </table:table-cell>
          <table:table-cell table:formula="of:=IF([.$J99]&gt;0;[.N99]/[.$J99];0)" office:value-type="percentage" office:value="1" calcext:value-type="percentage">
            <text:p>100.00%</text:p>
          </table:table-cell>
          <table:table-cell table:formula="of:=IF([.$J99]&gt;0;[.O99]/[.$J99];0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0:.D100])" office:value-type="float" office:value="0" calcext:value-type="float">
            <text:p>0</text:p>
          </table:table-cell>
          <table:table-cell table:formula="of:=SUM([.E100:.G100])" office:value-type="float" office:value="0" calcext:value-type="float">
            <text:p>0</text:p>
          </table:table-cell>
          <table:table-cell table:formula="of:=SUM([.H100:.I100])" office:value-type="float" office:value="0" calcext:value-type="float">
            <text:p>0</text:p>
          </table:table-cell>
          <table:table-cell table:formula="of:=[.I100]" office:value-type="float" office:value="0" calcext:value-type="float">
            <text:p>0</text:p>
          </table:table-cell>
          <table:table-cell table:formula="of:=IF([.$J100]&gt;0;[.L100]/[.$J100];0)" office:value-type="percentage" office:value="0" calcext:value-type="percentage">
            <text:p>0.00%</text:p>
          </table:table-cell>
          <table:table-cell table:formula="of:=IF([.$J100]&gt;0;[.M100]/[.$J100];0)" office:value-type="percentage" office:value="0" calcext:value-type="percentage">
            <text:p>0.00%</text:p>
          </table:table-cell>
          <table:table-cell table:formula="of:=IF([.$J100]&gt;0;[.N100]/[.$J100];0)" office:value-type="percentage" office:value="0" calcext:value-type="percentage">
            <text:p>0.00%</text:p>
          </table:table-cell>
          <table:table-cell table:formula="of:=IF([.$J100]&gt;0;[.O100]/[.$J10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1:.D101])" office:value-type="float" office:value="0" calcext:value-type="float">
            <text:p>0</text:p>
          </table:table-cell>
          <table:table-cell table:formula="of:=SUM([.E101:.G101])" office:value-type="float" office:value="0" calcext:value-type="float">
            <text:p>0</text:p>
          </table:table-cell>
          <table:table-cell table:formula="of:=SUM([.H101:.I101])" office:value-type="float" office:value="0" calcext:value-type="float">
            <text:p>0</text:p>
          </table:table-cell>
          <table:table-cell table:formula="of:=[.I101]" office:value-type="float" office:value="0" calcext:value-type="float">
            <text:p>0</text:p>
          </table:table-cell>
          <table:table-cell table:formula="of:=IF([.$J101]&gt;0;[.L101]/[.$J101];0)" office:value-type="percentage" office:value="0" calcext:value-type="percentage">
            <text:p>0.00%</text:p>
          </table:table-cell>
          <table:table-cell table:formula="of:=IF([.$J101]&gt;0;[.M101]/[.$J101];0)" office:value-type="percentage" office:value="0" calcext:value-type="percentage">
            <text:p>0.00%</text:p>
          </table:table-cell>
          <table:table-cell table:formula="of:=IF([.$J101]&gt;0;[.N101]/[.$J101];0)" office:value-type="percentage" office:value="0" calcext:value-type="percentage">
            <text:p>0.00%</text:p>
          </table:table-cell>
          <table:table-cell table:formula="of:=IF([.$J101]&gt;0;[.O101]/[.$J10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SUM([.C102:.D102])" office:value-type="float" office:value="0" calcext:value-type="float">
            <text:p>0</text:p>
          </table:table-cell>
          <table:table-cell table:formula="of:=SUM([.E102:.G102])" office:value-type="float" office:value="0" calcext:value-type="float">
            <text:p>0</text:p>
          </table:table-cell>
          <table:table-cell table:formula="of:=SUM([.H102:.I102])" office:value-type="float" office:value="3" calcext:value-type="float">
            <text:p>3</text:p>
          </table:table-cell>
          <table:table-cell table:formula="of:=[.I102]" office:value-type="float" office:value="3" calcext:value-type="float">
            <text:p>3</text:p>
          </table:table-cell>
          <table:table-cell table:formula="of:=IF([.$J102]&gt;0;[.L102]/[.$J102];0)" office:value-type="percentage" office:value="0" calcext:value-type="percentage">
            <text:p>0.00%</text:p>
          </table:table-cell>
          <table:table-cell table:formula="of:=IF([.$J102]&gt;0;[.M102]/[.$J102];0)" office:value-type="percentage" office:value="0" calcext:value-type="percentage">
            <text:p>0.00%</text:p>
          </table:table-cell>
          <table:table-cell table:formula="of:=IF([.$J102]&gt;0;[.N102]/[.$J102];0)" office:value-type="percentage" office:value="1" calcext:value-type="percentage">
            <text:p>100.00%</text:p>
          </table:table-cell>
          <table:table-cell table:formula="of:=IF([.$J102]&gt;0;[.O102]/[.$J102];0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SUM([.C103:.D103])" office:value-type="float" office:value="0" calcext:value-type="float">
            <text:p>0</text:p>
          </table:table-cell>
          <table:table-cell table:formula="of:=SUM([.E103:.G103])" office:value-type="float" office:value="0" calcext:value-type="float">
            <text:p>0</text:p>
          </table:table-cell>
          <table:table-cell table:formula="of:=SUM([.H103:.I103])" office:value-type="float" office:value="3" calcext:value-type="float">
            <text:p>3</text:p>
          </table:table-cell>
          <table:table-cell table:formula="of:=[.I103]" office:value-type="float" office:value="3" calcext:value-type="float">
            <text:p>3</text:p>
          </table:table-cell>
          <table:table-cell table:formula="of:=IF([.$J103]&gt;0;[.L103]/[.$J103];0)" office:value-type="percentage" office:value="0" calcext:value-type="percentage">
            <text:p>0.00%</text:p>
          </table:table-cell>
          <table:table-cell table:formula="of:=IF([.$J103]&gt;0;[.M103]/[.$J103];0)" office:value-type="percentage" office:value="0" calcext:value-type="percentage">
            <text:p>0.00%</text:p>
          </table:table-cell>
          <table:table-cell table:formula="of:=IF([.$J103]&gt;0;[.N103]/[.$J103];0)" office:value-type="percentage" office:value="1" calcext:value-type="percentage">
            <text:p>100.00%</text:p>
          </table:table-cell>
          <table:table-cell table:formula="of:=IF([.$J103]&gt;0;[.O103]/[.$J103];0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4:.D104])" office:value-type="float" office:value="0" calcext:value-type="float">
            <text:p>0</text:p>
          </table:table-cell>
          <table:table-cell table:formula="of:=SUM([.E104:.G104])" office:value-type="float" office:value="0" calcext:value-type="float">
            <text:p>0</text:p>
          </table:table-cell>
          <table:table-cell table:formula="of:=SUM([.H104:.I104])" office:value-type="float" office:value="0" calcext:value-type="float">
            <text:p>0</text:p>
          </table:table-cell>
          <table:table-cell table:formula="of:=[.I104]" office:value-type="float" office:value="0" calcext:value-type="float">
            <text:p>0</text:p>
          </table:table-cell>
          <table:table-cell table:formula="of:=IF([.$J104]&gt;0;[.L104]/[.$J104];0)" office:value-type="percentage" office:value="0" calcext:value-type="percentage">
            <text:p>0.00%</text:p>
          </table:table-cell>
          <table:table-cell table:formula="of:=IF([.$J104]&gt;0;[.M104]/[.$J104];0)" office:value-type="percentage" office:value="0" calcext:value-type="percentage">
            <text:p>0.00%</text:p>
          </table:table-cell>
          <table:table-cell table:formula="of:=IF([.$J104]&gt;0;[.N104]/[.$J104];0)" office:value-type="percentage" office:value="0" calcext:value-type="percentage">
            <text:p>0.00%</text:p>
          </table:table-cell>
          <table:table-cell table:formula="of:=IF([.$J104]&gt;0;[.O104]/[.$J10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5:.D105])" office:value-type="float" office:value="0" calcext:value-type="float">
            <text:p>0</text:p>
          </table:table-cell>
          <table:table-cell table:formula="of:=SUM([.E105:.G105])" office:value-type="float" office:value="0" calcext:value-type="float">
            <text:p>0</text:p>
          </table:table-cell>
          <table:table-cell table:formula="of:=SUM([.H105:.I105])" office:value-type="float" office:value="0" calcext:value-type="float">
            <text:p>0</text:p>
          </table:table-cell>
          <table:table-cell table:formula="of:=[.I105]" office:value-type="float" office:value="0" calcext:value-type="float">
            <text:p>0</text:p>
          </table:table-cell>
          <table:table-cell table:formula="of:=IF([.$J105]&gt;0;[.L105]/[.$J105];0)" office:value-type="percentage" office:value="0" calcext:value-type="percentage">
            <text:p>0.00%</text:p>
          </table:table-cell>
          <table:table-cell table:formula="of:=IF([.$J105]&gt;0;[.M105]/[.$J105];0)" office:value-type="percentage" office:value="0" calcext:value-type="percentage">
            <text:p>0.00%</text:p>
          </table:table-cell>
          <table:table-cell table:formula="of:=IF([.$J105]&gt;0;[.N105]/[.$J105];0)" office:value-type="percentage" office:value="0" calcext:value-type="percentage">
            <text:p>0.00%</text:p>
          </table:table-cell>
          <table:table-cell table:formula="of:=IF([.$J105]&gt;0;[.O105]/[.$J10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6:.D106])" office:value-type="float" office:value="0" calcext:value-type="float">
            <text:p>0</text:p>
          </table:table-cell>
          <table:table-cell table:formula="of:=SUM([.E106:.G106])" office:value-type="float" office:value="0" calcext:value-type="float">
            <text:p>0</text:p>
          </table:table-cell>
          <table:table-cell table:formula="of:=SUM([.H106:.I106])" office:value-type="float" office:value="0" calcext:value-type="float">
            <text:p>0</text:p>
          </table:table-cell>
          <table:table-cell table:formula="of:=[.I106]" office:value-type="float" office:value="0" calcext:value-type="float">
            <text:p>0</text:p>
          </table:table-cell>
          <table:table-cell table:formula="of:=IF([.$J106]&gt;0;[.L106]/[.$J106];0)" office:value-type="percentage" office:value="0" calcext:value-type="percentage">
            <text:p>0.00%</text:p>
          </table:table-cell>
          <table:table-cell table:formula="of:=IF([.$J106]&gt;0;[.M106]/[.$J106];0)" office:value-type="percentage" office:value="0" calcext:value-type="percentage">
            <text:p>0.00%</text:p>
          </table:table-cell>
          <table:table-cell table:formula="of:=IF([.$J106]&gt;0;[.N106]/[.$J106];0)" office:value-type="percentage" office:value="0" calcext:value-type="percentage">
            <text:p>0.00%</text:p>
          </table:table-cell>
          <table:table-cell table:formula="of:=IF([.$J106]&gt;0;[.O106]/[.$J10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7:.D107])" office:value-type="float" office:value="0" calcext:value-type="float">
            <text:p>0</text:p>
          </table:table-cell>
          <table:table-cell table:formula="of:=SUM([.E107:.G107])" office:value-type="float" office:value="0" calcext:value-type="float">
            <text:p>0</text:p>
          </table:table-cell>
          <table:table-cell table:formula="of:=SUM([.H107:.I107])" office:value-type="float" office:value="0" calcext:value-type="float">
            <text:p>0</text:p>
          </table:table-cell>
          <table:table-cell table:formula="of:=[.I107]" office:value-type="float" office:value="0" calcext:value-type="float">
            <text:p>0</text:p>
          </table:table-cell>
          <table:table-cell table:formula="of:=IF([.$J107]&gt;0;[.L107]/[.$J107];0)" office:value-type="percentage" office:value="0" calcext:value-type="percentage">
            <text:p>0.00%</text:p>
          </table:table-cell>
          <table:table-cell table:formula="of:=IF([.$J107]&gt;0;[.M107]/[.$J107];0)" office:value-type="percentage" office:value="0" calcext:value-type="percentage">
            <text:p>0.00%</text:p>
          </table:table-cell>
          <table:table-cell table:formula="of:=IF([.$J107]&gt;0;[.N107]/[.$J107];0)" office:value-type="percentage" office:value="0" calcext:value-type="percentage">
            <text:p>0.00%</text:p>
          </table:table-cell>
          <table:table-cell table:formula="of:=IF([.$J107]&gt;0;[.O107]/[.$J10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8:.D108])" office:value-type="float" office:value="0" calcext:value-type="float">
            <text:p>0</text:p>
          </table:table-cell>
          <table:table-cell table:formula="of:=SUM([.E108:.G108])" office:value-type="float" office:value="0" calcext:value-type="float">
            <text:p>0</text:p>
          </table:table-cell>
          <table:table-cell table:formula="of:=SUM([.H108:.I108])" office:value-type="float" office:value="0" calcext:value-type="float">
            <text:p>0</text:p>
          </table:table-cell>
          <table:table-cell table:formula="of:=[.I108]" office:value-type="float" office:value="0" calcext:value-type="float">
            <text:p>0</text:p>
          </table:table-cell>
          <table:table-cell table:formula="of:=IF([.$J108]&gt;0;[.L108]/[.$J108];0)" office:value-type="percentage" office:value="0" calcext:value-type="percentage">
            <text:p>0.00%</text:p>
          </table:table-cell>
          <table:table-cell table:formula="of:=IF([.$J108]&gt;0;[.M108]/[.$J108];0)" office:value-type="percentage" office:value="0" calcext:value-type="percentage">
            <text:p>0.00%</text:p>
          </table:table-cell>
          <table:table-cell table:formula="of:=IF([.$J108]&gt;0;[.N108]/[.$J108];0)" office:value-type="percentage" office:value="0" calcext:value-type="percentage">
            <text:p>0.00%</text:p>
          </table:table-cell>
          <table:table-cell table:formula="of:=IF([.$J108]&gt;0;[.O108]/[.$J10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9:.D109])" office:value-type="float" office:value="0" calcext:value-type="float">
            <text:p>0</text:p>
          </table:table-cell>
          <table:table-cell table:formula="of:=SUM([.E109:.G109])" office:value-type="float" office:value="0" calcext:value-type="float">
            <text:p>0</text:p>
          </table:table-cell>
          <table:table-cell table:formula="of:=SUM([.H109:.I109])" office:value-type="float" office:value="0" calcext:value-type="float">
            <text:p>0</text:p>
          </table:table-cell>
          <table:table-cell table:formula="of:=[.I109]" office:value-type="float" office:value="0" calcext:value-type="float">
            <text:p>0</text:p>
          </table:table-cell>
          <table:table-cell table:formula="of:=IF([.$J109]&gt;0;[.L109]/[.$J109];0)" office:value-type="percentage" office:value="0" calcext:value-type="percentage">
            <text:p>0.00%</text:p>
          </table:table-cell>
          <table:table-cell table:formula="of:=IF([.$J109]&gt;0;[.M109]/[.$J109];0)" office:value-type="percentage" office:value="0" calcext:value-type="percentage">
            <text:p>0.00%</text:p>
          </table:table-cell>
          <table:table-cell table:formula="of:=IF([.$J109]&gt;0;[.N109]/[.$J109];0)" office:value-type="percentage" office:value="0" calcext:value-type="percentage">
            <text:p>0.00%</text:p>
          </table:table-cell>
          <table:table-cell table:formula="of:=IF([.$J109]&gt;0;[.O109]/[.$J10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0:.D110])" office:value-type="float" office:value="0" calcext:value-type="float">
            <text:p>0</text:p>
          </table:table-cell>
          <table:table-cell table:formula="of:=SUM([.E110:.G110])" office:value-type="float" office:value="0" calcext:value-type="float">
            <text:p>0</text:p>
          </table:table-cell>
          <table:table-cell table:formula="of:=SUM([.H110:.I110])" office:value-type="float" office:value="0" calcext:value-type="float">
            <text:p>0</text:p>
          </table:table-cell>
          <table:table-cell table:formula="of:=[.I110]" office:value-type="float" office:value="0" calcext:value-type="float">
            <text:p>0</text:p>
          </table:table-cell>
          <table:table-cell table:formula="of:=IF([.$J110]&gt;0;[.L110]/[.$J110];0)" office:value-type="percentage" office:value="0" calcext:value-type="percentage">
            <text:p>0.00%</text:p>
          </table:table-cell>
          <table:table-cell table:formula="of:=IF([.$J110]&gt;0;[.M110]/[.$J110];0)" office:value-type="percentage" office:value="0" calcext:value-type="percentage">
            <text:p>0.00%</text:p>
          </table:table-cell>
          <table:table-cell table:formula="of:=IF([.$J110]&gt;0;[.N110]/[.$J110];0)" office:value-type="percentage" office:value="0" calcext:value-type="percentage">
            <text:p>0.00%</text:p>
          </table:table-cell>
          <table:table-cell table:formula="of:=IF([.$J110]&gt;0;[.O110]/[.$J11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1:.D111])" office:value-type="float" office:value="0" calcext:value-type="float">
            <text:p>0</text:p>
          </table:table-cell>
          <table:table-cell table:formula="of:=SUM([.E111:.G111])" office:value-type="float" office:value="0" calcext:value-type="float">
            <text:p>0</text:p>
          </table:table-cell>
          <table:table-cell table:formula="of:=SUM([.H111:.I111])" office:value-type="float" office:value="0" calcext:value-type="float">
            <text:p>0</text:p>
          </table:table-cell>
          <table:table-cell table:formula="of:=[.I111]" office:value-type="float" office:value="0" calcext:value-type="float">
            <text:p>0</text:p>
          </table:table-cell>
          <table:table-cell table:formula="of:=IF([.$J111]&gt;0;[.L111]/[.$J111];0)" office:value-type="percentage" office:value="0" calcext:value-type="percentage">
            <text:p>0.00%</text:p>
          </table:table-cell>
          <table:table-cell table:formula="of:=IF([.$J111]&gt;0;[.M111]/[.$J111];0)" office:value-type="percentage" office:value="0" calcext:value-type="percentage">
            <text:p>0.00%</text:p>
          </table:table-cell>
          <table:table-cell table:formula="of:=IF([.$J111]&gt;0;[.N111]/[.$J111];0)" office:value-type="percentage" office:value="0" calcext:value-type="percentage">
            <text:p>0.00%</text:p>
          </table:table-cell>
          <table:table-cell table:formula="of:=IF([.$J111]&gt;0;[.O111]/[.$J11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2:.D112])" office:value-type="float" office:value="0" calcext:value-type="float">
            <text:p>0</text:p>
          </table:table-cell>
          <table:table-cell table:formula="of:=SUM([.E112:.G112])" office:value-type="float" office:value="0" calcext:value-type="float">
            <text:p>0</text:p>
          </table:table-cell>
          <table:table-cell table:formula="of:=SUM([.H112:.I112])" office:value-type="float" office:value="0" calcext:value-type="float">
            <text:p>0</text:p>
          </table:table-cell>
          <table:table-cell table:formula="of:=[.I112]" office:value-type="float" office:value="0" calcext:value-type="float">
            <text:p>0</text:p>
          </table:table-cell>
          <table:table-cell table:formula="of:=IF([.$J112]&gt;0;[.L112]/[.$J112];0)" office:value-type="percentage" office:value="0" calcext:value-type="percentage">
            <text:p>0.00%</text:p>
          </table:table-cell>
          <table:table-cell table:formula="of:=IF([.$J112]&gt;0;[.M112]/[.$J112];0)" office:value-type="percentage" office:value="0" calcext:value-type="percentage">
            <text:p>0.00%</text:p>
          </table:table-cell>
          <table:table-cell table:formula="of:=IF([.$J112]&gt;0;[.N112]/[.$J112];0)" office:value-type="percentage" office:value="0" calcext:value-type="percentage">
            <text:p>0.00%</text:p>
          </table:table-cell>
          <table:table-cell table:formula="of:=IF([.$J112]&gt;0;[.O112]/[.$J11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3:.D113])" office:value-type="float" office:value="0" calcext:value-type="float">
            <text:p>0</text:p>
          </table:table-cell>
          <table:table-cell table:formula="of:=SUM([.E113:.G113])" office:value-type="float" office:value="0" calcext:value-type="float">
            <text:p>0</text:p>
          </table:table-cell>
          <table:table-cell table:formula="of:=SUM([.H113:.I113])" office:value-type="float" office:value="0" calcext:value-type="float">
            <text:p>0</text:p>
          </table:table-cell>
          <table:table-cell table:formula="of:=[.I113]" office:value-type="float" office:value="0" calcext:value-type="float">
            <text:p>0</text:p>
          </table:table-cell>
          <table:table-cell table:formula="of:=IF([.$J113]&gt;0;[.L113]/[.$J113];0)" office:value-type="percentage" office:value="0" calcext:value-type="percentage">
            <text:p>0.00%</text:p>
          </table:table-cell>
          <table:table-cell table:formula="of:=IF([.$J113]&gt;0;[.M113]/[.$J113];0)" office:value-type="percentage" office:value="0" calcext:value-type="percentage">
            <text:p>0.00%</text:p>
          </table:table-cell>
          <table:table-cell table:formula="of:=IF([.$J113]&gt;0;[.N113]/[.$J113];0)" office:value-type="percentage" office:value="0" calcext:value-type="percentage">
            <text:p>0.00%</text:p>
          </table:table-cell>
          <table:table-cell table:formula="of:=IF([.$J113]&gt;0;[.O113]/[.$J11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4:.D114])" office:value-type="float" office:value="0" calcext:value-type="float">
            <text:p>0</text:p>
          </table:table-cell>
          <table:table-cell table:formula="of:=SUM([.E114:.G114])" office:value-type="float" office:value="0" calcext:value-type="float">
            <text:p>0</text:p>
          </table:table-cell>
          <table:table-cell table:formula="of:=SUM([.H114:.I114])" office:value-type="float" office:value="0" calcext:value-type="float">
            <text:p>0</text:p>
          </table:table-cell>
          <table:table-cell table:formula="of:=[.I114]" office:value-type="float" office:value="0" calcext:value-type="float">
            <text:p>0</text:p>
          </table:table-cell>
          <table:table-cell table:formula="of:=IF([.$J114]&gt;0;[.L114]/[.$J114];0)" office:value-type="percentage" office:value="0" calcext:value-type="percentage">
            <text:p>0.00%</text:p>
          </table:table-cell>
          <table:table-cell table:formula="of:=IF([.$J114]&gt;0;[.M114]/[.$J114];0)" office:value-type="percentage" office:value="0" calcext:value-type="percentage">
            <text:p>0.00%</text:p>
          </table:table-cell>
          <table:table-cell table:formula="of:=IF([.$J114]&gt;0;[.N114]/[.$J114];0)" office:value-type="percentage" office:value="0" calcext:value-type="percentage">
            <text:p>0.00%</text:p>
          </table:table-cell>
          <table:table-cell table:formula="of:=IF([.$J114]&gt;0;[.O114]/[.$J11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5:.D115])" office:value-type="float" office:value="0" calcext:value-type="float">
            <text:p>0</text:p>
          </table:table-cell>
          <table:table-cell table:formula="of:=SUM([.E115:.G115])" office:value-type="float" office:value="0" calcext:value-type="float">
            <text:p>0</text:p>
          </table:table-cell>
          <table:table-cell table:formula="of:=SUM([.H115:.I115])" office:value-type="float" office:value="0" calcext:value-type="float">
            <text:p>0</text:p>
          </table:table-cell>
          <table:table-cell table:formula="of:=[.I115]" office:value-type="float" office:value="0" calcext:value-type="float">
            <text:p>0</text:p>
          </table:table-cell>
          <table:table-cell table:formula="of:=IF([.$J115]&gt;0;[.L115]/[.$J115];0)" office:value-type="percentage" office:value="0" calcext:value-type="percentage">
            <text:p>0.00%</text:p>
          </table:table-cell>
          <table:table-cell table:formula="of:=IF([.$J115]&gt;0;[.M115]/[.$J115];0)" office:value-type="percentage" office:value="0" calcext:value-type="percentage">
            <text:p>0.00%</text:p>
          </table:table-cell>
          <table:table-cell table:formula="of:=IF([.$J115]&gt;0;[.N115]/[.$J115];0)" office:value-type="percentage" office:value="0" calcext:value-type="percentage">
            <text:p>0.00%</text:p>
          </table:table-cell>
          <table:table-cell table:formula="of:=IF([.$J115]&gt;0;[.O115]/[.$J11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6:.D116])" office:value-type="float" office:value="0" calcext:value-type="float">
            <text:p>0</text:p>
          </table:table-cell>
          <table:table-cell table:formula="of:=SUM([.E116:.G116])" office:value-type="float" office:value="0" calcext:value-type="float">
            <text:p>0</text:p>
          </table:table-cell>
          <table:table-cell table:formula="of:=SUM([.H116:.I116])" office:value-type="float" office:value="0" calcext:value-type="float">
            <text:p>0</text:p>
          </table:table-cell>
          <table:table-cell table:formula="of:=[.I116]" office:value-type="float" office:value="0" calcext:value-type="float">
            <text:p>0</text:p>
          </table:table-cell>
          <table:table-cell table:formula="of:=IF([.$J116]&gt;0;[.L116]/[.$J116];0)" office:value-type="percentage" office:value="0" calcext:value-type="percentage">
            <text:p>0.00%</text:p>
          </table:table-cell>
          <table:table-cell table:formula="of:=IF([.$J116]&gt;0;[.M116]/[.$J116];0)" office:value-type="percentage" office:value="0" calcext:value-type="percentage">
            <text:p>0.00%</text:p>
          </table:table-cell>
          <table:table-cell table:formula="of:=IF([.$J116]&gt;0;[.N116]/[.$J116];0)" office:value-type="percentage" office:value="0" calcext:value-type="percentage">
            <text:p>0.00%</text:p>
          </table:table-cell>
          <table:table-cell table:formula="of:=IF([.$J116]&gt;0;[.O116]/[.$J11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7:.D117])" office:value-type="float" office:value="0" calcext:value-type="float">
            <text:p>0</text:p>
          </table:table-cell>
          <table:table-cell table:formula="of:=SUM([.E117:.G117])" office:value-type="float" office:value="0" calcext:value-type="float">
            <text:p>0</text:p>
          </table:table-cell>
          <table:table-cell table:formula="of:=SUM([.H117:.I117])" office:value-type="float" office:value="0" calcext:value-type="float">
            <text:p>0</text:p>
          </table:table-cell>
          <table:table-cell table:formula="of:=[.I117]" office:value-type="float" office:value="0" calcext:value-type="float">
            <text:p>0</text:p>
          </table:table-cell>
          <table:table-cell table:formula="of:=IF([.$J117]&gt;0;[.L117]/[.$J117];0)" office:value-type="percentage" office:value="0" calcext:value-type="percentage">
            <text:p>0.00%</text:p>
          </table:table-cell>
          <table:table-cell table:formula="of:=IF([.$J117]&gt;0;[.M117]/[.$J117];0)" office:value-type="percentage" office:value="0" calcext:value-type="percentage">
            <text:p>0.00%</text:p>
          </table:table-cell>
          <table:table-cell table:formula="of:=IF([.$J117]&gt;0;[.N117]/[.$J117];0)" office:value-type="percentage" office:value="0" calcext:value-type="percentage">
            <text:p>0.00%</text:p>
          </table:table-cell>
          <table:table-cell table:formula="of:=IF([.$J117]&gt;0;[.O117]/[.$J11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8:.D118])" office:value-type="float" office:value="0" calcext:value-type="float">
            <text:p>0</text:p>
          </table:table-cell>
          <table:table-cell table:formula="of:=SUM([.E118:.G118])" office:value-type="float" office:value="0" calcext:value-type="float">
            <text:p>0</text:p>
          </table:table-cell>
          <table:table-cell table:formula="of:=SUM([.H118:.I118])" office:value-type="float" office:value="0" calcext:value-type="float">
            <text:p>0</text:p>
          </table:table-cell>
          <table:table-cell table:formula="of:=[.I118]" office:value-type="float" office:value="0" calcext:value-type="float">
            <text:p>0</text:p>
          </table:table-cell>
          <table:table-cell table:formula="of:=IF([.$J118]&gt;0;[.L118]/[.$J118];0)" office:value-type="percentage" office:value="0" calcext:value-type="percentage">
            <text:p>0.00%</text:p>
          </table:table-cell>
          <table:table-cell table:formula="of:=IF([.$J118]&gt;0;[.M118]/[.$J118];0)" office:value-type="percentage" office:value="0" calcext:value-type="percentage">
            <text:p>0.00%</text:p>
          </table:table-cell>
          <table:table-cell table:formula="of:=IF([.$J118]&gt;0;[.N118]/[.$J118];0)" office:value-type="percentage" office:value="0" calcext:value-type="percentage">
            <text:p>0.00%</text:p>
          </table:table-cell>
          <table:table-cell table:formula="of:=IF([.$J118]&gt;0;[.O118]/[.$J11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9:.D119])" office:value-type="float" office:value="0" calcext:value-type="float">
            <text:p>0</text:p>
          </table:table-cell>
          <table:table-cell table:formula="of:=SUM([.E119:.G119])" office:value-type="float" office:value="0" calcext:value-type="float">
            <text:p>0</text:p>
          </table:table-cell>
          <table:table-cell table:formula="of:=SUM([.H119:.I119])" office:value-type="float" office:value="0" calcext:value-type="float">
            <text:p>0</text:p>
          </table:table-cell>
          <table:table-cell table:formula="of:=[.I119]" office:value-type="float" office:value="0" calcext:value-type="float">
            <text:p>0</text:p>
          </table:table-cell>
          <table:table-cell table:formula="of:=IF([.$J119]&gt;0;[.L119]/[.$J119];0)" office:value-type="percentage" office:value="0" calcext:value-type="percentage">
            <text:p>0.00%</text:p>
          </table:table-cell>
          <table:table-cell table:formula="of:=IF([.$J119]&gt;0;[.M119]/[.$J119];0)" office:value-type="percentage" office:value="0" calcext:value-type="percentage">
            <text:p>0.00%</text:p>
          </table:table-cell>
          <table:table-cell table:formula="of:=IF([.$J119]&gt;0;[.N119]/[.$J119];0)" office:value-type="percentage" office:value="0" calcext:value-type="percentage">
            <text:p>0.00%</text:p>
          </table:table-cell>
          <table:table-cell table:formula="of:=IF([.$J119]&gt;0;[.O119]/[.$J11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0:.D120])" office:value-type="float" office:value="0" calcext:value-type="float">
            <text:p>0</text:p>
          </table:table-cell>
          <table:table-cell table:formula="of:=SUM([.E120:.G120])" office:value-type="float" office:value="0" calcext:value-type="float">
            <text:p>0</text:p>
          </table:table-cell>
          <table:table-cell table:formula="of:=SUM([.H120:.I120])" office:value-type="float" office:value="0" calcext:value-type="float">
            <text:p>0</text:p>
          </table:table-cell>
          <table:table-cell table:formula="of:=[.I120]" office:value-type="float" office:value="0" calcext:value-type="float">
            <text:p>0</text:p>
          </table:table-cell>
          <table:table-cell table:formula="of:=IF([.$J120]&gt;0;[.L120]/[.$J120];0)" office:value-type="percentage" office:value="0" calcext:value-type="percentage">
            <text:p>0.00%</text:p>
          </table:table-cell>
          <table:table-cell table:formula="of:=IF([.$J120]&gt;0;[.M120]/[.$J120];0)" office:value-type="percentage" office:value="0" calcext:value-type="percentage">
            <text:p>0.00%</text:p>
          </table:table-cell>
          <table:table-cell table:formula="of:=IF([.$J120]&gt;0;[.N120]/[.$J120];0)" office:value-type="percentage" office:value="0" calcext:value-type="percentage">
            <text:p>0.00%</text:p>
          </table:table-cell>
          <table:table-cell table:formula="of:=IF([.$J120]&gt;0;[.O120]/[.$J12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1:.D121])" office:value-type="float" office:value="0" calcext:value-type="float">
            <text:p>0</text:p>
          </table:table-cell>
          <table:table-cell table:formula="of:=SUM([.E121:.G121])" office:value-type="float" office:value="0" calcext:value-type="float">
            <text:p>0</text:p>
          </table:table-cell>
          <table:table-cell table:formula="of:=SUM([.H121:.I121])" office:value-type="float" office:value="0" calcext:value-type="float">
            <text:p>0</text:p>
          </table:table-cell>
          <table:table-cell table:formula="of:=[.I121]" office:value-type="float" office:value="0" calcext:value-type="float">
            <text:p>0</text:p>
          </table:table-cell>
          <table:table-cell table:formula="of:=IF([.$J121]&gt;0;[.L121]/[.$J121];0)" office:value-type="percentage" office:value="0" calcext:value-type="percentage">
            <text:p>0.00%</text:p>
          </table:table-cell>
          <table:table-cell table:formula="of:=IF([.$J121]&gt;0;[.M121]/[.$J121];0)" office:value-type="percentage" office:value="0" calcext:value-type="percentage">
            <text:p>0.00%</text:p>
          </table:table-cell>
          <table:table-cell table:formula="of:=IF([.$J121]&gt;0;[.N121]/[.$J121];0)" office:value-type="percentage" office:value="0" calcext:value-type="percentage">
            <text:p>0.00%</text:p>
          </table:table-cell>
          <table:table-cell table:formula="of:=IF([.$J121]&gt;0;[.O121]/[.$J12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2:.D122])" office:value-type="float" office:value="0" calcext:value-type="float">
            <text:p>0</text:p>
          </table:table-cell>
          <table:table-cell table:formula="of:=SUM([.E122:.G122])" office:value-type="float" office:value="0" calcext:value-type="float">
            <text:p>0</text:p>
          </table:table-cell>
          <table:table-cell table:formula="of:=SUM([.H122:.I122])" office:value-type="float" office:value="0" calcext:value-type="float">
            <text:p>0</text:p>
          </table:table-cell>
          <table:table-cell table:formula="of:=[.I122]" office:value-type="float" office:value="0" calcext:value-type="float">
            <text:p>0</text:p>
          </table:table-cell>
          <table:table-cell table:formula="of:=IF([.$J122]&gt;0;[.L122]/[.$J122];0)" office:value-type="percentage" office:value="0" calcext:value-type="percentage">
            <text:p>0.00%</text:p>
          </table:table-cell>
          <table:table-cell table:formula="of:=IF([.$J122]&gt;0;[.M122]/[.$J122];0)" office:value-type="percentage" office:value="0" calcext:value-type="percentage">
            <text:p>0.00%</text:p>
          </table:table-cell>
          <table:table-cell table:formula="of:=IF([.$J122]&gt;0;[.N122]/[.$J122];0)" office:value-type="percentage" office:value="0" calcext:value-type="percentage">
            <text:p>0.00%</text:p>
          </table:table-cell>
          <table:table-cell table:formula="of:=IF([.$J122]&gt;0;[.O122]/[.$J12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3:.D123])" office:value-type="float" office:value="0" calcext:value-type="float">
            <text:p>0</text:p>
          </table:table-cell>
          <table:table-cell table:formula="of:=SUM([.E123:.G123])" office:value-type="float" office:value="0" calcext:value-type="float">
            <text:p>0</text:p>
          </table:table-cell>
          <table:table-cell table:formula="of:=SUM([.H123:.I123])" office:value-type="float" office:value="0" calcext:value-type="float">
            <text:p>0</text:p>
          </table:table-cell>
          <table:table-cell table:formula="of:=[.I123]" office:value-type="float" office:value="0" calcext:value-type="float">
            <text:p>0</text:p>
          </table:table-cell>
          <table:table-cell table:formula="of:=IF([.$J123]&gt;0;[.L123]/[.$J123];0)" office:value-type="percentage" office:value="0" calcext:value-type="percentage">
            <text:p>0.00%</text:p>
          </table:table-cell>
          <table:table-cell table:formula="of:=IF([.$J123]&gt;0;[.M123]/[.$J123];0)" office:value-type="percentage" office:value="0" calcext:value-type="percentage">
            <text:p>0.00%</text:p>
          </table:table-cell>
          <table:table-cell table:formula="of:=IF([.$J123]&gt;0;[.N123]/[.$J123];0)" office:value-type="percentage" office:value="0" calcext:value-type="percentage">
            <text:p>0.00%</text:p>
          </table:table-cell>
          <table:table-cell table:formula="of:=IF([.$J123]&gt;0;[.O123]/[.$J12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4:.D124])" office:value-type="float" office:value="0" calcext:value-type="float">
            <text:p>0</text:p>
          </table:table-cell>
          <table:table-cell table:formula="of:=SUM([.E124:.G124])" office:value-type="float" office:value="0" calcext:value-type="float">
            <text:p>0</text:p>
          </table:table-cell>
          <table:table-cell table:formula="of:=SUM([.H124:.I124])" office:value-type="float" office:value="0" calcext:value-type="float">
            <text:p>0</text:p>
          </table:table-cell>
          <table:table-cell table:formula="of:=[.I124]" office:value-type="float" office:value="0" calcext:value-type="float">
            <text:p>0</text:p>
          </table:table-cell>
          <table:table-cell table:formula="of:=IF([.$J124]&gt;0;[.L124]/[.$J124];0)" office:value-type="percentage" office:value="0" calcext:value-type="percentage">
            <text:p>0.00%</text:p>
          </table:table-cell>
          <table:table-cell table:formula="of:=IF([.$J124]&gt;0;[.M124]/[.$J124];0)" office:value-type="percentage" office:value="0" calcext:value-type="percentage">
            <text:p>0.00%</text:p>
          </table:table-cell>
          <table:table-cell table:formula="of:=IF([.$J124]&gt;0;[.N124]/[.$J124];0)" office:value-type="percentage" office:value="0" calcext:value-type="percentage">
            <text:p>0.00%</text:p>
          </table:table-cell>
          <table:table-cell table:formula="of:=IF([.$J124]&gt;0;[.O124]/[.$J12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5:.D125])" office:value-type="float" office:value="0" calcext:value-type="float">
            <text:p>0</text:p>
          </table:table-cell>
          <table:table-cell table:formula="of:=SUM([.E125:.G125])" office:value-type="float" office:value="0" calcext:value-type="float">
            <text:p>0</text:p>
          </table:table-cell>
          <table:table-cell table:formula="of:=SUM([.H125:.I125])" office:value-type="float" office:value="0" calcext:value-type="float">
            <text:p>0</text:p>
          </table:table-cell>
          <table:table-cell table:formula="of:=[.I125]" office:value-type="float" office:value="0" calcext:value-type="float">
            <text:p>0</text:p>
          </table:table-cell>
          <table:table-cell table:formula="of:=IF([.$J125]&gt;0;[.L125]/[.$J125];0)" office:value-type="percentage" office:value="0" calcext:value-type="percentage">
            <text:p>0.00%</text:p>
          </table:table-cell>
          <table:table-cell table:formula="of:=IF([.$J125]&gt;0;[.M125]/[.$J125];0)" office:value-type="percentage" office:value="0" calcext:value-type="percentage">
            <text:p>0.00%</text:p>
          </table:table-cell>
          <table:table-cell table:formula="of:=IF([.$J125]&gt;0;[.N125]/[.$J125];0)" office:value-type="percentage" office:value="0" calcext:value-type="percentage">
            <text:p>0.00%</text:p>
          </table:table-cell>
          <table:table-cell table:formula="of:=IF([.$J125]&gt;0;[.O125]/[.$J12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6:.D126])" office:value-type="float" office:value="0" calcext:value-type="float">
            <text:p>0</text:p>
          </table:table-cell>
          <table:table-cell table:formula="of:=SUM([.E126:.G126])" office:value-type="float" office:value="0" calcext:value-type="float">
            <text:p>0</text:p>
          </table:table-cell>
          <table:table-cell table:formula="of:=SUM([.H126:.I126])" office:value-type="float" office:value="0" calcext:value-type="float">
            <text:p>0</text:p>
          </table:table-cell>
          <table:table-cell table:formula="of:=[.I126]" office:value-type="float" office:value="0" calcext:value-type="float">
            <text:p>0</text:p>
          </table:table-cell>
          <table:table-cell table:formula="of:=IF([.$J126]&gt;0;[.L126]/[.$J126];0)" office:value-type="percentage" office:value="0" calcext:value-type="percentage">
            <text:p>0.00%</text:p>
          </table:table-cell>
          <table:table-cell table:formula="of:=IF([.$J126]&gt;0;[.M126]/[.$J126];0)" office:value-type="percentage" office:value="0" calcext:value-type="percentage">
            <text:p>0.00%</text:p>
          </table:table-cell>
          <table:table-cell table:formula="of:=IF([.$J126]&gt;0;[.N126]/[.$J126];0)" office:value-type="percentage" office:value="0" calcext:value-type="percentage">
            <text:p>0.00%</text:p>
          </table:table-cell>
          <table:table-cell table:formula="of:=IF([.$J126]&gt;0;[.O126]/[.$J12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7:.D127])" office:value-type="float" office:value="0" calcext:value-type="float">
            <text:p>0</text:p>
          </table:table-cell>
          <table:table-cell table:formula="of:=SUM([.E127:.G127])" office:value-type="float" office:value="0" calcext:value-type="float">
            <text:p>0</text:p>
          </table:table-cell>
          <table:table-cell table:formula="of:=SUM([.H127:.I127])" office:value-type="float" office:value="0" calcext:value-type="float">
            <text:p>0</text:p>
          </table:table-cell>
          <table:table-cell table:formula="of:=[.I127]" office:value-type="float" office:value="0" calcext:value-type="float">
            <text:p>0</text:p>
          </table:table-cell>
          <table:table-cell table:formula="of:=IF([.$J127]&gt;0;[.L127]/[.$J127];0)" office:value-type="percentage" office:value="0" calcext:value-type="percentage">
            <text:p>0.00%</text:p>
          </table:table-cell>
          <table:table-cell table:formula="of:=IF([.$J127]&gt;0;[.M127]/[.$J127];0)" office:value-type="percentage" office:value="0" calcext:value-type="percentage">
            <text:p>0.00%</text:p>
          </table:table-cell>
          <table:table-cell table:formula="of:=IF([.$J127]&gt;0;[.N127]/[.$J127];0)" office:value-type="percentage" office:value="0" calcext:value-type="percentage">
            <text:p>0.00%</text:p>
          </table:table-cell>
          <table:table-cell table:formula="of:=IF([.$J127]&gt;0;[.O127]/[.$J12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8:.D128])" office:value-type="float" office:value="0" calcext:value-type="float">
            <text:p>0</text:p>
          </table:table-cell>
          <table:table-cell table:formula="of:=SUM([.E128:.G128])" office:value-type="float" office:value="0" calcext:value-type="float">
            <text:p>0</text:p>
          </table:table-cell>
          <table:table-cell table:formula="of:=SUM([.H128:.I128])" office:value-type="float" office:value="0" calcext:value-type="float">
            <text:p>0</text:p>
          </table:table-cell>
          <table:table-cell table:formula="of:=[.I128]" office:value-type="float" office:value="0" calcext:value-type="float">
            <text:p>0</text:p>
          </table:table-cell>
          <table:table-cell table:formula="of:=IF([.$J128]&gt;0;[.L128]/[.$J128];0)" office:value-type="percentage" office:value="0" calcext:value-type="percentage">
            <text:p>0.00%</text:p>
          </table:table-cell>
          <table:table-cell table:formula="of:=IF([.$J128]&gt;0;[.M128]/[.$J128];0)" office:value-type="percentage" office:value="0" calcext:value-type="percentage">
            <text:p>0.00%</text:p>
          </table:table-cell>
          <table:table-cell table:formula="of:=IF([.$J128]&gt;0;[.N128]/[.$J128];0)" office:value-type="percentage" office:value="0" calcext:value-type="percentage">
            <text:p>0.00%</text:p>
          </table:table-cell>
          <table:table-cell table:formula="of:=IF([.$J128]&gt;0;[.O128]/[.$J12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9:.D129])" office:value-type="float" office:value="0" calcext:value-type="float">
            <text:p>0</text:p>
          </table:table-cell>
          <table:table-cell table:formula="of:=SUM([.E129:.G129])" office:value-type="float" office:value="0" calcext:value-type="float">
            <text:p>0</text:p>
          </table:table-cell>
          <table:table-cell table:formula="of:=SUM([.H129:.I129])" office:value-type="float" office:value="0" calcext:value-type="float">
            <text:p>0</text:p>
          </table:table-cell>
          <table:table-cell table:formula="of:=[.I129]" office:value-type="float" office:value="0" calcext:value-type="float">
            <text:p>0</text:p>
          </table:table-cell>
          <table:table-cell table:formula="of:=IF([.$J129]&gt;0;[.L129]/[.$J129];0)" office:value-type="percentage" office:value="0" calcext:value-type="percentage">
            <text:p>0.00%</text:p>
          </table:table-cell>
          <table:table-cell table:formula="of:=IF([.$J129]&gt;0;[.M129]/[.$J129];0)" office:value-type="percentage" office:value="0" calcext:value-type="percentage">
            <text:p>0.00%</text:p>
          </table:table-cell>
          <table:table-cell table:formula="of:=IF([.$J129]&gt;0;[.N129]/[.$J129];0)" office:value-type="percentage" office:value="0" calcext:value-type="percentage">
            <text:p>0.00%</text:p>
          </table:table-cell>
          <table:table-cell table:formula="of:=IF([.$J129]&gt;0;[.O129]/[.$J12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30:.D130])" office:value-type="float" office:value="0" calcext:value-type="float">
            <text:p>0</text:p>
          </table:table-cell>
          <table:table-cell table:formula="of:=SUM([.E130:.G130])" office:value-type="float" office:value="0" calcext:value-type="float">
            <text:p>0</text:p>
          </table:table-cell>
          <table:table-cell table:formula="of:=SUM([.H130:.I130])" office:value-type="float" office:value="0" calcext:value-type="float">
            <text:p>0</text:p>
          </table:table-cell>
          <table:table-cell table:formula="of:=[.I130]" office:value-type="float" office:value="0" calcext:value-type="float">
            <text:p>0</text:p>
          </table:table-cell>
          <table:table-cell table:formula="of:=IF([.$J130]&gt;0;[.L130]/[.$J130];0)" office:value-type="percentage" office:value="0" calcext:value-type="percentage">
            <text:p>0.00%</text:p>
          </table:table-cell>
          <table:table-cell table:formula="of:=IF([.$J130]&gt;0;[.M130]/[.$J130];0)" office:value-type="percentage" office:value="0" calcext:value-type="percentage">
            <text:p>0.00%</text:p>
          </table:table-cell>
          <table:table-cell table:formula="of:=IF([.$J130]&gt;0;[.N130]/[.$J130];0)" office:value-type="percentage" office:value="0" calcext:value-type="percentage">
            <text:p>0.00%</text:p>
          </table:table-cell>
          <table:table-cell table:formula="of:=IF([.$J130]&gt;0;[.O130]/[.$J13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31:.D131])" office:value-type="float" office:value="0" calcext:value-type="float">
            <text:p>0</text:p>
          </table:table-cell>
          <table:table-cell table:formula="of:=SUM([.E131:.G131])" office:value-type="float" office:value="0" calcext:value-type="float">
            <text:p>0</text:p>
          </table:table-cell>
          <table:table-cell table:formula="of:=SUM([.H131:.I131])" office:value-type="float" office:value="0" calcext:value-type="float">
            <text:p>0</text:p>
          </table:table-cell>
          <table:table-cell table:formula="of:=[.I131]" office:value-type="float" office:value="0" calcext:value-type="float">
            <text:p>0</text:p>
          </table:table-cell>
          <table:table-cell table:formula="of:=IF([.$J131]&gt;0;[.L131]/[.$J131];0)" office:value-type="percentage" office:value="0" calcext:value-type="percentage">
            <text:p>0.00%</text:p>
          </table:table-cell>
          <table:table-cell table:formula="of:=IF([.$J131]&gt;0;[.M131]/[.$J131];0)" office:value-type="percentage" office:value="0" calcext:value-type="percentage">
            <text:p>0.00%</text:p>
          </table:table-cell>
          <table:table-cell table:formula="of:=IF([.$J131]&gt;0;[.N131]/[.$J131];0)" office:value-type="percentage" office:value="0" calcext:value-type="percentage">
            <text:p>0.00%</text:p>
          </table:table-cell>
          <table:table-cell table:formula="of:=IF([.$J131]&gt;0;[.O131]/[.$J13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32:.D132])" office:value-type="float" office:value="0" calcext:value-type="float">
            <text:p>0</text:p>
          </table:table-cell>
          <table:table-cell table:formula="of:=SUM([.E132:.G132])" office:value-type="float" office:value="0" calcext:value-type="float">
            <text:p>0</text:p>
          </table:table-cell>
          <table:table-cell table:formula="of:=SUM([.H132:.I132])" office:value-type="float" office:value="0" calcext:value-type="float">
            <text:p>0</text:p>
          </table:table-cell>
          <table:table-cell table:formula="of:=[.I132]" office:value-type="float" office:value="0" calcext:value-type="float">
            <text:p>0</text:p>
          </table:table-cell>
          <table:table-cell table:formula="of:=IF([.$J132]&gt;0;[.L132]/[.$J132];0)" office:value-type="percentage" office:value="0" calcext:value-type="percentage">
            <text:p>0.00%</text:p>
          </table:table-cell>
          <table:table-cell table:formula="of:=IF([.$J132]&gt;0;[.M132]/[.$J132];0)" office:value-type="percentage" office:value="0" calcext:value-type="percentage">
            <text:p>0.00%</text:p>
          </table:table-cell>
          <table:table-cell table:formula="of:=IF([.$J132]&gt;0;[.N132]/[.$J132];0)" office:value-type="percentage" office:value="0" calcext:value-type="percentage">
            <text:p>0.00%</text:p>
          </table:table-cell>
          <table:table-cell table:formula="of:=IF([.$J132]&gt;0;[.O132]/[.$J132];0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27585" calcext:value-type="float">
            <text:p>27585</text:p>
          </table:table-cell>
          <table:table-cell office:value-type="float" office:value="6648" calcext:value-type="float">
            <text:p>6648</text:p>
          </table:table-cell>
          <table:table-cell office:value-type="float" office:value="6178" calcext:value-type="float">
            <text:p>6178</text:p>
          </table:table-cell>
          <table:table-cell office:value-type="float" office:value="4451" calcext:value-type="float">
            <text:p>4451</text:p>
          </table:table-cell>
          <table:table-cell office:value-type="float" office:value="2638" calcext:value-type="float">
            <text:p>2638</text:p>
          </table:table-cell>
          <table:table-cell office:value-type="float" office:value="1597" calcext:value-type="float">
            <text:p>1597</text:p>
          </table:table-cell>
          <table:table-cell office:value-type="float" office:value="750" calcext:value-type="float">
            <text:p>750</text:p>
          </table:table-cell>
          <table:table-cell office:value-type="float" office:value="153" calcext:value-type="float">
            <text:p>153</text:p>
          </table:table-cell>
          <table:table-cell office:value-type="float" office:value="50000" calcext:value-type="float">
            <text:p>50000</text:p>
          </table:table-cell>
          <table:table-cell table:number-columns-repeated="9"/>
        </table:table-row>
        <table:table-row table:style-name="ro1" table:number-rows-repeated="104844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4T16:09:37.544941009</dc:date>
    <meta:editing-duration>PT14M40S</meta:editing-duration>
    <meta:editing-cycles>2</meta:editing-cycles>
    <meta:generator>LibreOffice/7.3.7.2$Linux_X86_64 LibreOffice_project/30$Build-2</meta:generator>
    <meta:document-statistic meta:table-count="2" meta:cell-count="4780" meta:object-count="0"/>
  </office:meta>
</office:document-meta>
</file>